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9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0535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0.7425in"/>
    </style:style>
    <style:style style:name="co6" style:family="table-column">
      <style:table-column-properties fo:break-before="auto" style:column-width="2.0335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0.8409in"/>
    </style:style>
    <style:style style:name="ro1" style:family="table-row">
      <style:table-row-properties style:row-height="0.2764in" fo:break-before="auto" style:use-optimal-row-height="false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1654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626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9pt" style:font-size-asian="9pt" style:font-size-complex="9pt"/>
    </style:style>
    <style:style style:name="ce4" style:family="table-cell" style:parent-style-name="Default">
      <style:text-properties style:font-name="Liberation Sans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none" fo:border-left="0.0008in solid #000000" fo:border-right="0.0008in solid #000000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-bottom="none" fo:border-left="0.0008in solid #000000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0.0008in solid #000000" fo:border-left="0.0008in solid #000000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4" style:family="table-cell" style:parent-style-name="Default">
      <style:table-cell-properties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ext-properties fo:font-size="9pt" style:font-size-asian="9pt" style:font-size-complex="9pt"/>
    </style:style>
    <style:style style:name="ce16" style:family="table-cell" style:parent-style-name="Default">
      <style:table-cell-properties fo:border-bottom="0.0008in solid #000000" fo:background-color="#99ccff" style:text-align-source="fix" style:repeat-content="false" fo:border-left="none" fo:border-right="none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1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131">
      <style:table-cell-properties fo:border-bottom="0.0008in solid #000000" fo:background-color="#99ccff" fo:border-left="none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135">
      <style:table-cell-properties fo:border-bottom="none" fo:background-color="#ffff66" fo:border-left="none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135">
      <style:text-properties style:font-name="Liberation Sans" fo:font-size="9pt" style:font-size-asian="9pt" style:font-size-complex="9pt"/>
    </style:style>
    <style:style style:name="ce22" style:family="table-cell" style:parent-style-name="Default" style:data-style-name="N135">
      <style:table-cell-properties fo:border-bottom="0.0008in solid #000000" fo:border-left="none" fo:border-right="none" fo:border-top="none"/>
      <style:text-properties style:font-name="Liberation Sans" fo:font-size="9pt" style:font-size-asian="9pt" style:font-size-complex="9pt"/>
    </style:style>
    <style:style style:name="ce23" style:family="table-cell" style:parent-style-name="Default" style:data-style-name="N135">
      <style:table-cell-properties fo:border-bottom="none" fo:background-color="#ffff66" fo:border-left="0.0008in solid #000000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135">
      <style:text-properties fo:font-size="9pt" style:font-size-asian="9pt" style:font-size-complex="9pt"/>
    </style:style>
    <style:style style:name="ce25" style:family="table-cell" style:parent-style-name="Default" style:data-style-name="N135">
      <style:table-cell-properties fo:border-bottom="none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26" style:family="table-cell" style:parent-style-name="Default" style:data-style-name="N135">
      <style:table-cell-properties fo:border-bottom="0.0008in solid #000000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27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order-bottom="none" fo:border-left="0.0008in solid #000000" fo:border-right="none" fo:border-top="none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ackground-color="#e6e6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ackground-color="#ccccff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ackground-color="transparent"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font-relief="none"/>
    </style:style>
    <style:style style:name="ce33" style:family="table-cell" style:parent-style-name="Default" style:data-style-name="N131">
      <style:table-cell-properties fo:background-color="transparent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34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3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/>
      <style:text-properties style:font-name="Liberation Sans" fo:font-size="9pt" style:font-name-asian="DejaVu Sans" style:font-size-asian="9pt" style:font-name-complex="Tahoma" style:font-size-complex="9pt"/>
    </style:style>
    <style:style style:name="ce36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37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/>
      <style:text-properties style:font-name="Liberation Sans" fo:font-size="9pt" style:font-name-asian="DejaVu Sans" style:font-size-asian="9pt" style:font-name-complex="DejaVu Sans" style:font-size-complex="9pt"/>
    </style:style>
    <style:style style:name="ce38" style:family="table-cell" style:parent-style-name="Default">
      <style:table-cell-properties fo:border-bottom="0.0008in solid #000000" fo:background-color="#ffff66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39" style:family="table-cell" style:parent-style-name="Default">
      <style:table-cell-properties fo:border="0.0008in solid #000000"/>
      <style:text-properties style:font-name="Liberation Sans" fo:font-size="9pt" style:font-size-asian="9pt" style:font-size-complex="9pt"/>
    </style:style>
    <style:style style:name="ce40" style:family="table-cell" style:parent-style-name="Default" style:data-style-name="N135">
      <style:table-cell-properties fo:background-color="#ffff66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131">
      <style:table-cell-properties fo:border-bottom="none" fo:background-color="#99cc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43" style:family="table-cell" style:parent-style-name="Default" style:data-style-name="N131">
      <style:table-cell-properties fo:border-bottom="none" fo:background-color="#99ccff" fo:border-left="0.0008in solid #000000" fo:border-right="none" fo:border-top="none"/>
      <style:text-properties style:font-name="Liberation Sans" fo:font-size="9pt" style:font-name-asian="DejaVu Sans" style:font-size-asian="9pt" style:font-name-complex="Tahoma" style:font-size-complex="9pt"/>
    </style:style>
    <style:style style:name="ce44" style:family="table-cell" style:parent-style-name="Default" style:data-style-name="N131">
      <style:table-cell-properties fo:border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46" style:family="table-cell" style:parent-style-name="Default" style:data-style-name="N138">
      <style:table-cell-properties fo:border-bottom="none" fo:background-color="#ffff99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name-asian="Lucida Sans Unicode" style:font-size-asian="9pt" style:font-name-complex="Tahoma" style:font-size-complex="9pt"/>
    </style:style>
    <style:style style:name="ce47" style:family="table-cell" style:parent-style-name="Default" style:data-style-name="N138">
      <style:table-cell-properties fo:border-bottom="none" fo:background-color="#ffffcc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name-asian="Lucida Sans Unicode" style:font-size-asian="9pt" style:font-name-complex="Tahoma" style:font-size-complex="9pt"/>
    </style:style>
    <style:style style:name="ce48" style:family="table-cell" style:parent-style-name="Default" style:data-style-name="N138">
      <style:table-cell-properties fo:border-bottom="none" fo:background-color="#ffff99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49" style:family="table-cell" style:parent-style-name="Default" style:data-style-name="N138">
      <style:table-cell-properties fo:border-bottom="none" fo:background-color="#ffffcc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50" style:family="table-cell" style:parent-style-name="Default" style:data-style-name="N138">
      <style:table-cell-properties fo:border-bottom="none" fo:background-color="#ffff99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fo:language="en" fo:country="US" style:font-name-asian="DejaVu Sans" style:font-size-asian="9pt" style:font-name-complex="DejaVu Sans" style:font-size-complex="9pt"/>
    </style:style>
    <style:style style:name="ce51" style:family="table-cell" style:parent-style-name="Default" style:data-style-name="N138">
      <style:table-cell-properties fo:background-color="#ffff99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52" style:family="table-cell" style:parent-style-name="Default" style:data-style-name="N138">
      <style:table-cell-properties fo:background-color="#ffffcc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53" style:family="table-cell" style:parent-style-name="Default" style:data-style-name="N138">
      <style:table-cell-properties fo:border-bottom="0.0008in solid #000000" fo:background-color="#ffffcc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5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55" style:family="table-cell" style:parent-style-name="Default" style:data-style-name="N138">
      <style:table-cell-properties fo:background-color="#ffff99" fo:border="none" fo:padding-bottom="0.0193in" fo:padding-left="0.0138in" fo:padding-right="0.0138in" fo:padding-top="0.0193in"/>
      <style:text-properties style:font-name="Liberation Sans" fo:font-size="9pt" style:font-name-asian="DejaVu Sans" style:font-size-asian="9pt" style:font-name-complex="DejaVu Sans" style:font-size-complex="9pt"/>
    </style:style>
    <style:style style:name="ce56" style:family="table-cell" style:parent-style-name="Default" style:data-style-name="N138">
      <style:table-cell-properties fo:border-bottom="0.0008in solid #000000" fo:background-color="#ffffcc" fo:border-left="none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57" style:family="table-cell" style:parent-style-name="Default" style:data-style-name="N131">
      <style:table-cell-properties fo:border-bottom="none" fo:background-color="#ffff66" fo:border-left="0.0008in solid #000000" fo:border-right="0.0008in solid #000000" fo:border-top="none"/>
      <style:text-properties style:font-name="Liberation Sans" fo:font-size="9pt" style:font-size-asian="9pt" style:font-size-complex="9pt"/>
    </style:style>
    <style:style style:name="ce58" style:family="table-cell" style:parent-style-name="Default">
      <style:table-cell-properties fo:background-color="#ccccff"/>
      <style:text-properties style:font-name="Liberation Sans" fo:font-size="9pt" style:font-size-asian="9pt" style:font-size-complex="9pt"/>
    </style:style>
    <style:style style:name="ce59" style:family="table-cell" style:parent-style-name="Default" style:data-style-name="N138">
      <style:table-cell-properties fo:background-color="#ffff99" fo:border="none" fo:padding-bottom="0.0193in" fo:padding-left="0.0138in" fo:padding-right="0.0138in" fo:padding-top="0.0193in"/>
      <style:text-properties style:font-name="Liberation Sans" fo:font-size="9pt" style:font-name-asian="Lucida Sans Unicode" style:font-size-asian="9pt" style:font-name-complex="Tahoma" style:font-size-complex="9pt"/>
    </style:style>
    <style:style style:name="ce60" style:family="table-cell" style:parent-style-name="Default" style:data-style-name="N138">
      <style:table-cell-properties fo:background-color="#ffffcc" fo:border="none" fo:padding-bottom="0.0193in" fo:padding-left="0.0138in" fo:padding-right="0.0138in" fo:padding-top="0.0193in"/>
      <style:text-properties style:font-name="Liberation Sans" fo:font-size="9pt" style:font-name-asian="Lucida Sans Unicode" style:font-size-asian="9pt" style:font-name-complex="Tahoma" style:font-size-complex="9pt"/>
    </style:style>
    <style:style style:name="ce61" style:family="table-cell" style:parent-style-name="Default" style:data-style-name="N138">
      <style:table-cell-properties fo:background-color="#ffff99" fo:border="none" fo:padding-bottom="0.0193in" fo:padding-left="0.0138in" fo:padding-right="0.0138in" fo:padding-top="0.0193in"/>
      <style:text-properties style:font-name="Liberation Sans" fo:font-size="9pt" fo:language="en" fo:country="US" style:font-name-asian="DejaVu Sans" style:font-size-asian="9pt" style:font-name-complex="DejaVu Sans" style:font-size-complex="9pt"/>
    </style:style>
    <style:style style:name="ce62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3" style:family="table-cell" style:parent-style-name="Default" style:data-style-name="N131">
      <style:table-cell-properties fo:border-bottom="none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64" style:family="table-cell" style:parent-style-name="Default">
      <style:table-cell-properties fo:border-bottom="0.0008in solid #000000" fo:border-left="0.0008in solid #000000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5" style:family="table-cell" style:parent-style-name="Default">
      <style:table-cell-properties fo:border-bottom="none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66" style:family="table-cell" style:parent-style-name="Default">
      <style:table-cell-properties fo:border-bottom="none" fo:border-left="0.0008in solid #000000" fo:border-right="none" fo:border-top="none"/>
      <style:text-properties style:font-name="Liberation Sans" fo:font-size="9pt" style:font-name-asian="DejaVu Sans" style:font-size-asian="9pt" style:font-name-complex="DejaVu Sans" style:font-size-complex="9pt"/>
    </style:style>
    <style:style style:name="ce67" style:family="table-cell" style:parent-style-name="Default" style:data-style-name="N131">
      <style:table-cell-properties fo:border-bottom="0.0008in solid #000000" fo:background-color="#ffff66" fo:border-left="0.0008in solid #000000" fo:border-right="0.0008in solid #000000" fo:border-top="none"/>
      <style:text-properties style:font-name="Liberation Sans" fo:font-size="9pt" style:font-size-asian="9pt" style:font-size-complex="9pt"/>
    </style:style>
    <style:style style:name="ce68" style:family="table-cell" style:parent-style-name="Default" style:data-style-name="N131">
      <style:table-cell-properties fo:border-bottom="0.0008in solid #000000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69" style:family="table-cell" style:parent-style-name="Default" style:data-style-name="N135">
      <style:table-cell-properties fo:border-bottom="0.0008in solid #000000" fo:border-left="none" fo:border-right="none" fo:border-top="none"/>
      <style:text-properties fo:font-size="9pt" style:font-size-asian="9pt" style:font-size-complex="9pt"/>
    </style:style>
    <style:style style:name="ce70" style:family="table-cell" style:parent-style-name="Default" style:data-style-name="N135">
      <style:table-cell-properties fo:border-bottom="0.0008in solid #000000" fo:background-color="#ffff66" fo:border-left="none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1" style:family="table-cell" style:parent-style-name="Default" style:data-style-name="N131">
      <style:text-properties style:font-name="Liberation Sans" fo:font-size="9pt" style:font-size-asian="9pt" style:font-size-complex="9pt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fo:font-size="9pt" style:font-size-asian="9pt" style:font-size-complex="9pt"/>
    </style:style>
    <style:style style:name="ce73" style:family="table-cell" style:parent-style-name="Default">
      <style:table-cell-properties fo:border-bottom="0.0008in solid #000000" fo:background-color="#99ccff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" style:family="table-cell" style:parent-style-name="Default" style:data-style-name="N131">
      <style:table-cell-properties fo:background-color="#99ccff" fo:border="0.0008in solid #000000"/>
      <style:text-properties style:font-name="Liberation Sans" fo:font-size="9pt" style:font-size-asian="9pt" style:font-size-complex="9pt"/>
    </style:style>
    <style:style style:name="ce75" style:family="table-cell" style:parent-style-name="Default" style:data-style-name="N131">
      <style:table-cell-properties fo:border-bottom="0.0008in solid #000000" fo:background-color="#99cc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76" style:family="table-cell" style:parent-style-name="Default">
      <style:table-cell-properties fo:background-color="#ffff66" style:text-align-source="fix" style:repeat-content="false" fo:border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7" style:family="table-cell" style:parent-style-name="Default" style:data-style-name="N131">
      <style:table-cell-properties fo:border-bottom="none" fo:background-color="#ffff66" fo:border-left="0.0008in solid #000000" fo:border-right="0.0008in solid #000000" fo:border-top="0.0008in solid #000000"/>
      <style:text-properties style:font-name="Liberation Sans" fo:font-size="9pt" style:font-size-asian="9pt" style:font-size-complex="9pt"/>
    </style:style>
    <style:style style:name="ce78" style:family="table-cell" style:parent-style-name="Default" style:data-style-name="N131">
      <style:table-cell-properties fo:border-bottom="none" fo:background-color="#ffff99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79" style:family="table-cell" style:parent-style-name="Default" style:data-style-name="N131">
      <style:table-cell-properties fo:border-bottom="none" fo:background-color="#ffffcc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name-asian="Lucida Sans Unicode" style:font-size-asian="9pt" style:font-name-complex="Tahoma" style:font-size-complex="9pt"/>
    </style:style>
    <style:style style:name="ce80" style:family="table-cell" style:parent-style-name="Default" style:data-style-name="N131">
      <style:table-cell-properties fo:border-bottom="none" fo:background-color="#ffffcc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81" style:family="table-cell" style:parent-style-name="Default" style:data-style-name="N131">
      <style:table-cell-properties fo:border-bottom="0.0008in solid #000000" fo:background-color="#ffffcc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82" style:family="table-cell" style:parent-style-name="DataPilot_20_Corner">
      <style:table-cell-properties fo:border-bottom="none" style:text-align-source="fix" style:repeat-content="false" fo:border-left="0.028in solid #000000" fo:border-right="none" fo:border-top="0.028in solid #000000" style:vertical-align="middle"/>
      <style:paragraph-properties fo:text-align="center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83" style:family="table-cell" style:parent-style-name="DataPilot_20_Corner">
      <style:table-cell-properties fo:border-bottom="none" fo:border-left="0.028in solid #000000" fo:border-right="none" fo:border-top="none"/>
      <style:text-properties style:font-name="Liberation Sans" fo:font-size="9pt" style:font-size-asian="9pt" style:font-size-complex="9pt"/>
    </style:style>
    <style:style style:name="ce84" style:family="table-cell" style:parent-style-name="DataPilot_20_Field">
      <style:table-cell-properties fo:border-bottom="0.0138in solid #000000" fo:background-color="#e6e6e6" fo:border-left="0.028in solid #000000" fo:border-right="0.0138in solid #000000" fo:border-top="0.0138in solid #000000"/>
      <style:text-properties style:font-name="Liberation Sans" fo:font-size="9pt" style:font-size-asian="9pt" style:font-size-complex="9pt"/>
    </style:style>
    <style:style style:name="ce85" style:family="table-cell" style:parent-style-name="DataPilot_20_Category">
      <style:table-cell-properties fo:border-bottom="none" fo:background-color="#e6e6ff" fo:border-left="0.028in solid #000000" fo:border-right="0.0138in solid #000000" fo:border-top="0.0138in solid #000000"/>
      <style:text-properties style:font-name="Liberation Sans" fo:font-size="9pt" style:font-size-asian="9pt" style:font-size-complex="9pt"/>
    </style:style>
    <style:style style:name="ce86" style:family="table-cell" style:parent-style-name="DataPilot_20_Category">
      <style:table-cell-properties fo:border-bottom="none" style:text-align-source="fix" style:repeat-content="false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size-asian="9pt" style:font-size-complex="9pt"/>
    </style:style>
    <style:style style:name="ce87" style:family="table-cell" style:parent-style-name="DataPilot_20_Category">
      <style:table-cell-properties fo:border-bottom="none" fo:background-color="#e6e6ff" fo:border-left="0.028in solid #000000" fo:border-right="0.0138in solid #000000" fo:border-top="none"/>
      <style:text-properties style:font-name="Liberation Sans" fo:font-size="9pt" style:font-size-asian="9pt" style:font-size-complex="9pt"/>
    </style:style>
    <style:style style:name="ce88" style:family="table-cell" style:parent-style-name="DataPilot_20_Category">
      <style:table-cell-properties fo:border-bottom="none" style:text-align-source="fix" style:repeat-content="false" fo:border-left="0.028in solid #000000" fo:border-right="0.0138in solid #000000" fo:border-top="none"/>
      <style:paragraph-properties fo:text-align="start" fo:margin-left="0.278in"/>
      <style:text-properties style:font-name="Liberation Sans" fo:font-size="9pt" style:font-size-asian="9pt" style:font-size-complex="9pt"/>
    </style:style>
    <style:style style:name="ce89" style:family="table-cell" style:parent-style-name="DataPilot_20_Category">
      <style:table-cell-properties fo:border-bottom="none" style:text-align-source="fix" style:repeat-content="false" fo:border-left="0.028in solid #000000" fo:border-right="0.0138in solid #000000" fo:border-top="none"/>
      <style:paragraph-properties fo:text-align="start" fo:margin-left="0.278in"/>
      <style:text-properties style:font-name="Liberation Sans" fo:font-size="9pt" style:font-name-asian="DejaVu Sans" style:font-size-asian="9pt" style:font-name-complex="Tahoma" style:font-size-complex="9pt"/>
    </style:style>
    <style:style style:name="ce90" style:family="table-cell" style:parent-style-name="DataPilot_20_Category">
      <style:table-cell-properties fo:border-bottom="none" style:text-align-source="fix" style:repeat-content="false" fo:border-left="0.028in solid #000000" fo:border-right="0.0138in solid #000000" fo:border-top="none"/>
      <style:paragraph-properties fo:text-align="start" fo:margin-left="0.139in"/>
      <style:text-properties style:font-name="Arial" fo:font-size="10pt" style:font-name-asian="DejaVu Sans" style:font-size-asian="10pt" style:font-name-complex="Tahoma" style:font-size-complex="10pt"/>
    </style:style>
    <style:style style:name="ce91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name-asian="DejaVu Sans" style:font-size-asian="9pt" style:font-name-complex="Tahoma" style:font-size-complex="9pt"/>
    </style:style>
    <style:style style:name="ce92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size-asian="9pt" style:font-size-complex="9pt"/>
    </style:style>
    <style:style style:name="ce93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278in"/>
      <style:text-properties style:font-name="Liberation Sans" fo:font-size="9pt" style:font-size-asian="9pt" style:font-size-complex="9pt"/>
    </style:style>
    <style:style style:name="ce94" style:family="table-cell" style:parent-style-name="DataPilot_20_Category">
      <style:table-cell-properties fo:border-bottom="none" fo:background-color="#e6e6ff" style:text-align-source="fix" style:repeat-content="false" fo:border-left="0.028in solid #000000" fo:border-right="0.0138in solid #000000" fo:border-top="none"/>
      <style:paragraph-properties fo:text-align="start" fo:margin-left="0in"/>
      <style:text-properties style:font-name="Liberation Sans" fo:font-size="9pt" style:font-size-asian="9pt" style:font-size-complex="9pt"/>
    </style:style>
    <style:style style:name="ce95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use-window-font-color="true" style:font-name="Liberation Sans" fo:font-size="9pt" style:font-size-asian="9pt" style:font-size-complex="9pt"/>
    </style:style>
    <style:style style:name="ce96" style:family="table-cell" style:parent-style-name="DataPilot_20_Title">
      <style:table-cell-properties fo:border-bottom="0.028in solid #000000" fo:border-left="0.028in solid #000000" fo:border-right="0.0138in solid #000000" fo:border-top="0.0138in solid #000000"/>
      <style:text-properties style:font-name="Liberation Sans" fo:font-size="9pt" style:font-size-asian="9pt" style:font-size-complex="9pt"/>
    </style:style>
    <style:style style:name="ce97" style:family="table-cell" style:parent-style-name="Default">
      <style:text-properties style:font-name="Liberation Sans"/>
    </style:style>
    <style:style style:name="ce98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use-window-font-color="true" style:font-name="Liberation Sans" fo:font-size="9pt" style:font-name-asian="DejaVu Sans" style:font-size-asian="9pt" style:font-name-complex="Tahoma" style:font-size-complex="9pt"/>
    </style:style>
    <style:style style:name="ce99" style:family="table-cell" style:parent-style-name="Default">
      <style:table-cell-properties fo:border-bottom="0.0346in solid #000000" fo:border-left="0.0346in solid #000000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01" style:family="table-cell" style:parent-style-name="DataPilot_20_Field">
      <style:table-cell-properties fo:border-bottom="0.0138in solid #000000" fo:background-color="#cccccc" fo:border-left="0.0138in solid #000000" fo:border-right="0.0138in solid #000000" fo:border-top="0.028in solid #000000"/>
      <style:text-properties style:font-name="Liberation Sans" fo:font-size="9pt" style:font-size-asian="9pt" style:font-size-complex="9pt"/>
    </style:style>
    <style:style style:name="ce102" style:family="table-cell" style:parent-style-name="DataPilot_20_Category">
      <style:table-cell-properties fo:border-bottom="0.0138in solid #000000" fo:background-color="#cccccc" fo:border-left="0.0138in solid #000000" fo:border-right="none" fo:border-top="0.0138in solid #000000"/>
      <style:text-properties style:font-name="Liberation Sans" fo:font-size="9pt" style:font-size-asian="9pt" style:font-size-complex="9pt"/>
    </style:style>
    <style:style style:name="ce103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104" style:family="table-cell" style:parent-style-name="DataPilot_20_Value" style:data-style-name="N135">
      <style:table-cell-properties fo:border-bottom="none" fo:background-color="#e6e6ff" fo:border-left="none" fo:border-right="none" fo:border-top="0.0008in solid #000000"/>
      <style:text-properties style:font-name="Liberation Sans" fo:font-size="9pt" style:font-size-asian="9pt" style:font-size-complex="9pt"/>
    </style:style>
    <style:style style:name="ce105" style:family="table-cell" style:parent-style-name="DataPilot_20_Value" style:data-style-name="N135">
      <style:table-cell-properties fo:border="none"/>
      <style:text-properties style:font-name="Liberation Sans" fo:font-size="9pt" style:font-size-asian="9pt" style:font-size-complex="9pt"/>
    </style:style>
    <style:style style:name="ce106" style:family="table-cell" style:parent-style-name="DataPilot_20_Value" style:data-style-name="N135">
      <style:table-cell-properties fo:border-bottom="none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107" style:family="table-cell" style:parent-style-name="DataPilot_20_Value" style:data-style-name="N135">
      <style:table-cell-properties fo:border-bottom="none" fo:background-color="#e6e6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108" style:family="table-cell" style:parent-style-name="DataPilot_20_Value" style:data-style-name="N135">
      <style:table-cell-properties fo:border-bottom="none" fo:border-left="0.0138in solid #000000" fo:border-right="none" fo:border-top="none"/>
      <style:text-properties style:font-name="Liberation Sans" fo:font-size="9pt" style:font-size-asian="9pt" style:font-size-complex="9pt"/>
    </style:style>
    <style:style style:name="ce109" style:family="table-cell" style:parent-style-name="DataPilot_20_Value" style:data-style-name="N135">
      <style:table-cell-properties fo:border-bottom="none" fo:background-color="#e6e6ff" fo:border-left="0.0138in solid #000000" fo:border-right="none" fo:border-top="none"/>
      <style:text-properties style:font-name="Liberation Sans" fo:font-size="9pt" style:font-size-asian="9pt" style:font-size-complex="9pt"/>
    </style:style>
    <style:style style:name="ce110" style:family="table-cell" style:parent-style-name="DataPilot_20_Value" style:data-style-name="N135">
      <style:table-cell-properties fo:border-bottom="none" fo:background-color="transparent" fo:border-left="0.0138in solid #000000" fo:border-right="none" fo:border-top="none"/>
      <style:text-properties style:font-name="Liberation Sans" fo:font-size="9pt" style:font-size-asian="9pt" style:font-size-complex="9pt"/>
    </style:style>
    <style:style style:name="ce111" style:family="table-cell" style:parent-style-name="DataPilot_20_Value" style:data-style-name="N135">
      <style:table-cell-properties fo:border-bottom="none" fo:background-color="transparent" fo:border-left="0.0138in solid #000000" fo:border-right="none" fo:border-top="none"/>
      <style:text-properties style:use-window-font-color="true" style:font-name="Liberation Sans" fo:font-size="9pt" style:font-size-asian="9pt" style:font-size-complex="9pt"/>
    </style:style>
    <style:style style:name="ce112" style:family="table-cell" style:parent-style-name="Default" style:data-style-name="N103">
      <style:table-cell-properties fo:border-bottom="0.028in solid #000000" fo:border-left="none" fo:border-right="none" fo:border-top="0.013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13" style:family="table-cell" style:parent-style-name="DataPilot_20_Category" style:data-style-name="N0">
      <style:table-cell-properties fo:border-bottom="0.0138in solid #000000" fo:background-color="#e6e6e6" fo:border-left="0.0138in solid #000000" fo:border-right="none" fo:border-top="none"/>
      <style:text-properties style:font-name="Liberation Sans" fo:font-size="9pt" style:font-size-asian="9pt" style:font-size-complex="9pt"/>
    </style:style>
    <style:style style:name="ce114" style:family="table-cell" style:parent-style-name="DataPilot_20_Value" style:data-style-name="N135">
      <style:table-cell-properties fo:border-bottom="none" fo:background-color="#e6e6ff" fo:border-left="0.0008in solid #000000" fo:border-right="none" fo:border-top="0.0008in solid #000000"/>
      <style:text-properties style:font-name="Liberation Sans" fo:font-size="9pt" style:font-size-asian="9pt" style:font-size-complex="9pt"/>
    </style:style>
    <style:style style:name="ce115" style:family="table-cell" style:parent-style-name="DataPilot_20_Value" style:data-style-name="N135">
      <style:table-cell-properties fo:border-bottom="none" fo:background-color="transparent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116" style:family="table-cell" style:parent-style-name="DataPilot_20_Value" style:data-style-name="N135">
      <style:table-cell-properties fo:border-bottom="none" fo:background-color="transparent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117" style:family="table-cell" style:parent-style-name="DataPilot_20_Value" style:data-style-name="N135">
      <style:table-cell-properties fo:border-bottom="none" fo:background-color="transparent" fo:border-left="0.0008in solid #000000" fo:border-right="none" fo:border-top="none"/>
      <style:text-properties style:use-window-font-color="true" style:font-name="Liberation Sans" fo:font-size="9pt" style:font-size-asian="9pt" style:font-size-complex="9pt"/>
    </style:style>
    <style:style style:name="ce118" style:family="table-cell" style:parent-style-name="DataPilot_20_Value" style:data-style-name="N135">
      <style:table-cell-properties fo:border-bottom="0.0008in solid #000000" fo:background-color="#e6e6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119" style:family="table-cell" style:parent-style-name="DataPilot_20_Result" style:data-style-name="N103">
      <style:table-cell-properties fo:border-bottom="0.028in solid #000000" fo:border-left="0.0138in solid #000000" fo:border-right="none" fo:border-top="0.0138in solid #000000"/>
      <style:text-properties style:font-name="Liberation Sans" fo:font-size="9pt" style:font-size-asian="9pt" style:font-size-complex="9pt"/>
    </style:style>
    <style:style style:name="ce120" style:family="table-cell" style:parent-style-name="Default">
      <style:table-cell-properties fo:border-bottom="0.0346in solid #000000" fo:border-left="0.0008in solid #000000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21" style:family="table-cell" style:parent-style-name="DataPilot_20_Field">
      <style:table-cell-properties fo:border-bottom="0.0138in solid #000000" fo:background-color="#e6e6e6" fo:border-left="0.0138in solid #000000" fo:border-right="0.0138in solid #000000" fo:border-top="0.028in solid #000000"/>
      <style:text-properties style:font-name="Liberation Sans" fo:font-size="9pt" style:font-size-asian="9pt" style:font-size-complex="9pt"/>
    </style:style>
    <style:style style:name="ce122" style:family="table-cell" style:parent-style-name="DataPilot_20_Category">
      <style:table-cell-properties fo:border-bottom="0.0138in solid #000000" fo:background-color="#cccccc" fo:border-left="none" fo:border-right="none" fo:border-top="0.0138in solid #000000"/>
      <style:text-properties style:font-name="Liberation Sans" fo:font-size="9pt" style:font-size-asian="9pt" style:font-size-complex="9pt"/>
    </style:style>
    <style:style style:name="ce123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124" style:family="table-cell" style:parent-style-name="DataPilot_20_Value" style:data-style-name="N135">
      <style:table-cell-properties fo:background-color="#e6e6ff" fo:border="none"/>
      <style:text-properties style:font-name="Liberation Sans" fo:font-size="9pt" style:font-size-asian="9pt" style:font-size-complex="9pt"/>
    </style:style>
    <style:style style:name="ce125" style:family="table-cell" style:parent-style-name="DataPilot_20_Value" style:data-style-name="N135">
      <style:text-properties style:font-name="Liberation Sans" fo:font-size="9pt" style:font-size-asian="9pt" style:font-size-complex="9pt"/>
    </style:style>
    <style:style style:name="ce126" style:family="table-cell" style:parent-style-name="DataPilot_20_Value" style:data-style-name="N135">
      <style:table-cell-properties fo:background-color="#e6e6ff"/>
      <style:text-properties style:font-name="Liberation Sans" fo:font-size="9pt" style:font-size-asian="9pt" style:font-size-complex="9pt"/>
    </style:style>
    <style:style style:name="ce127" style:family="table-cell" style:parent-style-name="DataPilot_20_Value" style:data-style-name="N135">
      <style:table-cell-properties fo:background-color="transparent"/>
      <style:text-properties style:font-name="Liberation Sans" fo:font-size="9pt" style:font-size-asian="9pt" style:font-size-complex="9pt"/>
    </style:style>
    <style:style style:name="ce128" style:family="table-cell" style:parent-style-name="DataPilot_20_Value" style:data-style-name="N135">
      <style:table-cell-properties fo:background-color="transparent"/>
      <style:text-properties style:use-window-font-color="true" style:font-name="Liberation Sans" fo:font-size="9pt" style:font-size-asian="9pt" style:font-size-complex="9pt"/>
    </style:style>
    <style:style style:name="ce129" style:family="table-cell" style:parent-style-name="DataPilot_20_Category" style:data-style-name="N0">
      <style:table-cell-properties fo:border-bottom="0.0138in solid #000000" fo:background-color="#e6e6e6" fo:border-left="none" fo:border-right="none" fo:border-top="none"/>
      <style:text-properties style:font-name="Liberation Sans" fo:font-size="9pt" style:font-size-asian="9pt" style:font-size-complex="9pt"/>
    </style:style>
    <style:style style:name="ce130" style:family="table-cell" style:parent-style-name="DataPilot_20_Value" style:data-style-name="N135">
      <style:table-cell-properties fo:background-color="transparent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31" style:family="table-cell" style:parent-style-name="DataPilot_20_Value" style:data-style-name="N135">
      <style:table-cell-properties fo:background-color="transparent" fo:border="none"/>
      <style:text-properties style:font-name="Liberation Sans" fo:font-size="9pt" style:font-size-asian="9pt" style:font-size-complex="9pt"/>
    </style:style>
    <style:style style:name="ce132" style:family="table-cell" style:parent-style-name="DataPilot_20_Value" style:data-style-name="N135">
      <style:table-cell-properties fo:border-bottom="0.0008in solid #000000" fo:background-color="#e6e6ff" fo:border-left="none" fo:border-right="none" fo:border-top="none"/>
      <style:text-properties style:font-name="Liberation Sans" fo:font-size="9pt" style:font-size-asian="9pt" style:font-size-complex="9pt"/>
    </style:style>
    <style:style style:name="ce133" style:family="table-cell" style:parent-style-name="DataPilot_20_Result" style:data-style-name="N103">
      <style:table-cell-properties fo:border-bottom="0.028in solid #000000" fo:border-left="none" fo:border-right="none" fo:border-top="0.0138in solid #000000"/>
      <style:text-properties style:font-name="Liberation Sans" fo:font-size="9pt" style:font-size-asian="9pt" style:font-size-complex="9pt"/>
    </style:style>
    <style:style style:name="ce134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35" style:family="table-cell" style:parent-style-name="DataPilot_20_Corner">
      <style:table-cell-properties fo:border-bottom="none" fo:border-left="none" fo:border-right="none" fo:border-top="0.028in solid #000000"/>
      <style:text-properties style:font-name="Liberation Sans" fo:font-size="9pt" style:font-size-asian="9pt" style:font-size-complex="9pt"/>
    </style:style>
    <style:style style:name="ce136" style:family="table-cell" style:parent-style-name="DataPilot_20_Category">
      <style:table-cell-properties fo:border-bottom="0.0138in solid #000000" fo:background-color="#cccccc" fo:border-left="none" fo:border-right="0.0138in solid #000000" fo:border-top="0.0138in solid #000000"/>
      <style:text-properties style:font-name="Liberation Sans" fo:font-size="9pt" style:font-size-asian="9pt" style:font-size-complex="9pt"/>
    </style:style>
    <style:style style:name="ce137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138" style:family="table-cell" style:parent-style-name="DataPilot_20_Value" style:data-style-name="N135">
      <style:table-cell-properties fo:border-bottom="none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39" style:family="table-cell" style:parent-style-name="DataPilot_20_Value" style:data-style-name="N135">
      <style:table-cell-properties fo:border-bottom="none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40" style:family="table-cell" style:parent-style-name="DataPilot_20_Value" style:data-style-name="N135">
      <style:table-cell-properties fo:border-bottom="none" fo:border-left="none" fo:border-right="0.0138in solid #000000" fo:border-top="none"/>
      <style:text-properties style:font-name="Liberation Sans" fo:font-size="9pt" style:font-size-asian="9pt" style:font-size-complex="9pt"/>
    </style:style>
    <style:style style:name="ce141" style:family="table-cell" style:parent-style-name="DataPilot_20_Value" style:data-style-name="N135">
      <style:table-cell-properties fo:border-bottom="none" fo:background-color="#e6e6ff" fo:border-left="none" fo:border-right="0.0138in solid #000000" fo:border-top="none"/>
      <style:text-properties style:font-name="Liberation Sans" fo:font-size="9pt" style:font-size-asian="9pt" style:font-size-complex="9pt"/>
    </style:style>
    <style:style style:name="ce142" style:family="table-cell" style:parent-style-name="DataPilot_20_Value" style:data-style-name="N135">
      <style:table-cell-properties fo:border-bottom="none" fo:background-color="transparent" fo:border-left="none" fo:border-right="0.0138in solid #000000" fo:border-top="none"/>
      <style:text-properties style:font-name="Liberation Sans" fo:font-size="9pt" style:font-size-asian="9pt" style:font-size-complex="9pt"/>
    </style:style>
    <style:style style:name="ce143" style:family="table-cell" style:parent-style-name="DataPilot_20_Value" style:data-style-name="N135">
      <style:table-cell-properties fo:border-bottom="none" fo:background-color="transparent" fo:border-left="none" fo:border-right="0.0138in solid #000000" fo:border-top="none"/>
      <style:text-properties style:use-window-font-color="true" style:font-name="Liberation Sans" fo:font-size="9pt" style:font-size-asian="9pt" style:font-size-complex="9pt"/>
    </style:style>
    <style:style style:name="ce144" style:family="table-cell" style:parent-style-name="DataPilot_20_Category" style:data-style-name="N0">
      <style:table-cell-properties fo:border-bottom="0.0138in solid #000000" fo:background-color="#e6e6e6" fo:border-left="none" fo:border-right="0.0138in solid #000000" fo:border-top="none"/>
      <style:text-properties style:font-name="Liberation Sans" fo:font-size="9pt" style:font-size-asian="9pt" style:font-size-complex="9pt"/>
    </style:style>
    <style:style style:name="ce145" style:family="table-cell" style:parent-style-name="DataPilot_20_Value" style:data-style-name="N135">
      <style:table-cell-properties fo:border-bottom="none" fo:background-color="#e6e6ff" fo:border-left="none" fo:border-right="0.0008in solid #000000" fo:border-top="0.0008in solid #000000"/>
      <style:text-properties style:font-name="Liberation Sans" fo:font-size="9pt" style:font-size-asian="9pt" style:font-size-complex="9pt"/>
    </style:style>
    <style:style style:name="ce146" style:family="table-cell" style:parent-style-name="DataPilot_20_Value" style:data-style-name="N135">
      <style:table-cell-properties fo:border-bottom="none" fo:background-color="transparent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47" style:family="table-cell" style:parent-style-name="DataPilot_20_Value" style:data-style-name="N135">
      <style:table-cell-properties fo:border-bottom="none" fo:background-color="transparent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48" style:family="table-cell" style:parent-style-name="DataPilot_20_Value" style:data-style-name="N135">
      <style:table-cell-properties fo:border-bottom="none" fo:background-color="transparent" fo:border-left="none" fo:border-right="0.0008in solid #000000" fo:border-top="none"/>
      <style:text-properties style:use-window-font-color="true" style:font-name="Liberation Sans" fo:font-size="9pt" style:font-size-asian="9pt" style:font-size-complex="9pt"/>
    </style:style>
    <style:style style:name="ce149" style:family="table-cell" style:parent-style-name="DataPilot_20_Value" style:data-style-name="N135">
      <style:table-cell-properties fo:border-bottom="0.0008in solid #000000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50" style:family="table-cell" style:parent-style-name="DataPilot_20_Result" style:data-style-name="N103">
      <style:table-cell-properties fo:border-bottom="0.028in solid #000000" fo:border-left="none" fo:border-right="0.0138in solid #000000" fo:border-top="0.0138in solid #000000"/>
      <style:text-properties style:font-name="Liberation Sans" fo:font-size="9pt" style:font-size-asian="9pt" style:font-size-complex="9pt"/>
    </style:style>
    <style:style style:name="ce151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008in solid #000000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2" style:family="table-cell" style:parent-style-name="DataPilot_20_Category">
      <style:table-cell-properties fo:border-bottom="0.0008in solid #000000" fo:background-color="#cccccc" fo:border-left="0.0008in solid #000000" fo:border-right="none" fo:border-top="0.0008in solid #000000"/>
      <style:text-properties style:font-name="Liberation Sans" fo:font-size="9pt" style:font-size-asian="9pt" style:font-size-complex="9pt"/>
    </style:style>
    <style:style style:name="ce153" style:family="table-cell" style:parent-style-name="DataPilot_20_Value" style:data-style-name="N135">
      <style:table-cell-properties fo:border-bottom="none" fo:background-color="#e6e6ff" fo:border-left="0.0008in solid #000000" fo:padding-bottom="0.0193in" fo:padding-left="0.0138in" fo:padding-right="0.0138in" fo:padding-top="0.0193in" fo:border-right="none" fo:border-top="0.0008in solid #000000"/>
      <style:text-properties style:font-name="Liberation Sans" fo:font-size="9pt" style:font-size-asian="9pt" style:font-size-complex="9pt"/>
    </style:style>
    <style:style style:name="ce154" style:family="table-cell" style:parent-style-name="DataPilot_20_Value" style:data-style-name="N135">
      <style:table-cell-properties fo:border-bottom="none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155" style:family="table-cell" style:parent-style-name="DataPilot_20_Value" style:data-style-name="N135">
      <style:table-cell-properties fo:border-bottom="none" fo:background-color="transparent" fo:border-left="0.0008in solid #000000" fo:padding-bottom="0.0193in" fo:padding-left="0.0138in" fo:padding-right="0.0138in" fo:padding-top="0.0193in" fo:border-right="none" fo:border-top="none"/>
      <style:text-properties style:use-window-font-color="true" style:font-name="Liberation Sans" fo:font-size="9pt" style:font-size-asian="9pt" style:font-size-complex="9pt"/>
    </style:style>
    <style:style style:name="ce156" style:family="table-cell" style:parent-style-name="DataPilot_20_Value" style:data-style-name="N135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157" style:family="table-cell" style:parent-style-name="DataPilot_20_Value" style:data-style-name="N135">
      <style:table-cell-properties fo:border-bottom="0.0008in solid #000000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158" style:family="table-cell" style:parent-style-name="DataPilot_20_Category">
      <style:table-cell-properties fo:border-bottom="0.0008in solid #000000" fo:background-color="#cccccc" fo:border-left="none" fo:border-right="none" fo:border-top="0.0008in solid #000000"/>
      <style:text-properties style:font-name="Liberation Sans" fo:font-size="9pt" style:font-size-asian="9pt" style:font-size-complex="9pt"/>
    </style:style>
    <style:style style:name="ce159" style:family="table-cell" style:parent-style-name="DataPilot_20_Value" style:data-style-name="N135">
      <style:table-cell-properties fo:border-bottom="none" fo:background-color="#e6e6ff" fo:border-left="none" fo:padding-bottom="0.0193in" fo:padding-left="0.0138in" fo:padding-right="0.0138in" fo:padding-top="0.0193in" fo:border-right="none" fo:border-top="0.0008in solid #000000"/>
      <style:text-properties style:font-name="Liberation Sans" fo:font-size="9pt" style:font-size-asian="9pt" style:font-size-complex="9pt"/>
    </style:style>
    <style:style style:name="ce160" style:family="table-cell" style:parent-style-name="DataPilot_20_Value" style:data-style-name="N135">
      <style:table-cell-properties fo:background-color="#e6e6ff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61" style:family="table-cell" style:parent-style-name="DataPilot_20_Value" style:data-style-name="N135">
      <style:table-cell-properties fo:background-color="#e6e6ff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62" style:family="table-cell" style:parent-style-name="DataPilot_20_Value" style:data-style-name="N135">
      <style:table-cell-properties fo:background-color="transparent" fo:padding-bottom="0.0193in" fo:padding-left="0.0138in" fo:padding-right="0.0138in" fo:padding-top="0.0193in"/>
      <style:text-properties style:use-window-font-color="true" style:font-name="Liberation Sans" fo:font-size="9pt" style:font-size-asian="9pt" style:font-size-complex="9pt"/>
    </style:style>
    <style:style style:name="ce163" style:family="table-cell" style:parent-style-name="DataPilot_20_Value" style:data-style-name="N135">
      <style:table-cell-properties fo:background-color="transparent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64" style:family="table-cell" style:parent-style-name="DataPilot_20_Value" style:data-style-name="N135">
      <style:table-cell-properties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65" style:family="table-cell" style:parent-style-name="DataPilot_20_Value" style:data-style-name="N135">
      <style:table-cell-properties fo:border-bottom="0.0008in solid #000000" fo:background-color="#e6e6ff" fo:border-left="none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166" style:family="table-cell" style:parent-style-name="Default" style:data-style-name="N135">
      <style:table-cell-properties fo:background-color="#e6e6ff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67" style:family="table-cell" style:parent-style-name="Default" style:data-style-name="N135">
      <style:table-cell-properties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68" style:family="table-cell" style:parent-style-name="DataPilot_20_Value" style:data-style-name="N135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0.0008in solid #000000"/>
      <style:text-properties style:font-name="Liberation Sans" fo:font-size="9pt" style:font-size-asian="9pt" style:font-size-complex="9pt"/>
    </style:style>
    <style:style style:name="ce169" style:family="table-cell" style:parent-style-name="DataPilot_20_Value" style:data-style-name="N135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70" style:family="table-cell" style:parent-style-name="DataPilot_20_Value" style:data-style-name="N135">
      <style:table-cell-properties fo:border-bottom="none" fo:background-color="transparent" fo:border-left="none" fo:padding-bottom="0.0193in" fo:padding-left="0.0138in" fo:padding-right="0.0138in" fo:padding-top="0.0193in" fo:border-right="0.0008in solid #000000" fo:border-top="none"/>
      <style:text-properties style:use-window-font-color="true" style:font-name="Liberation Sans" fo:font-size="9pt" style:font-size-asian="9pt" style:font-size-complex="9pt"/>
    </style:style>
    <style:style style:name="ce171" style:family="table-cell" style:parent-style-name="DataPilot_20_Value" style:data-style-name="N135">
      <style:table-cell-properties fo:border-bottom="none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72" style:family="table-cell" style:parent-style-name="DataPilot_20_Value" style:data-style-name="N135">
      <style:table-cell-properties fo:border-bottom="0.0008in solid #000000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73" style:family="table-cell" style:parent-style-name="DataPilot_20_Corner">
      <style:table-cell-properties fo:border-bottom="none" fo:border-left="none" fo:border-right="0.028in solid #000000" fo:border-top="0.028in solid #000000"/>
      <style:text-properties style:font-name="Liberation Sans" fo:font-size="9pt" style:font-size-asian="9pt" style:font-size-complex="9pt"/>
    </style:style>
    <style:style style:name="ce174" style:family="table-cell" style:parent-style-name="DataPilot_20_Title">
      <style:table-cell-properties fo:border-bottom="none" style:text-align-source="fix" style:repeat-content="false" fo:border-left="0.0138in solid #000000" fo:border-right="0.028in solid #000000" fo:border-top="0.0138in solid #000000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175" style:family="table-cell" style:parent-style-name="DataPilot_20_Title">
      <style:table-cell-properties fo:border-bottom="0.0138in solid #000000" style:text-align-source="fix" style:repeat-content="false" fo:border-left="0.0138in solid #000000" fo:border-right="0.028in solid #000000" fo:border-top="none"/>
      <style:paragraph-properties fo:text-align="center" fo:margin-left="0in"/>
      <style:text-properties style:font-name="Liberation Sans" fo:font-size="9pt" style:font-size-asian="9pt" style:font-size-complex="9pt"/>
    </style:style>
    <style:style style:name="ce176" style:family="table-cell" style:parent-style-name="DataPilot_20_Result" style:data-style-name="N103">
      <style:table-cell-properties fo:border-bottom="none" fo:background-color="#e6e6ff" fo:border-left="0.0138in solid #000000" fo:border-right="0.028in solid #000000" fo:border-top="0.0138in solid #000000"/>
      <style:text-properties style:font-name="Liberation Sans" fo:font-size="9pt" style:font-size-asian="9pt" style:font-size-complex="9pt"/>
    </style:style>
    <style:style style:name="ce177" style:family="table-cell" style:parent-style-name="DataPilot_20_Result" style:data-style-name="N103">
      <style:table-cell-properties fo:border-bottom="none" fo:border-left="0.0138in solid #000000" fo:border-right="0.028in solid #000000" fo:border-top="none"/>
      <style:text-properties style:font-name="Liberation Sans" fo:font-size="9pt" style:font-size-asian="9pt" style:font-size-complex="9pt"/>
    </style:style>
    <style:style style:name="ce178" style:family="table-cell" style:parent-style-name="DataPilot_20_Result" style:data-style-name="N103">
      <style:table-cell-properties fo:border-bottom="none" fo:background-color="#e6e6ff" fo:border-left="0.0138in solid #000000" fo:border-right="0.028in solid #000000" fo:border-top="none"/>
      <style:text-properties style:font-name="Liberation Sans" fo:font-size="9pt" style:font-size-asian="9pt" style:font-size-complex="9pt"/>
    </style:style>
    <style:style style:name="ce179" style:family="table-cell" style:parent-style-name="DataPilot_20_Result" style:data-style-name="N103">
      <style:table-cell-properties fo:border-bottom="none" fo:background-color="transparent" fo:border-left="0.0138in solid #000000" fo:border-right="0.028in solid #000000" fo:border-top="none"/>
      <style:text-properties style:font-name="Liberation Sans" fo:font-size="9pt" style:font-size-asian="9pt" style:font-size-complex="9pt"/>
    </style:style>
    <style:style style:name="ce180" style:family="table-cell" style:parent-style-name="DataPilot_20_Result" style:data-style-name="N103">
      <style:table-cell-properties fo:border-bottom="none" fo:background-color="transparent" fo:border-left="0.0138in solid #000000" fo:border-right="0.028in solid #000000" fo:border-top="none"/>
      <style:text-properties style:use-window-font-color="true" style:font-name="Liberation Sans" fo:font-size="9pt" style:font-size-asian="9pt" style:font-size-complex="9pt"/>
    </style:style>
    <style:style style:name="ce181" style:family="table-cell" style:parent-style-name="DataPilot_20_Result" style:data-style-name="N103">
      <style:table-cell-properties fo:border-bottom="0.028in solid #000000" fo:border-left="0.0138in solid #000000" fo:border-right="0.028in solid #000000" fo:border-top="0.0138in solid #000000"/>
      <style:text-properties style:font-name="Liberation Sans" fo:font-size="9pt" style:font-size-asian="9pt" style:font-size-complex="9pt"/>
    </style:style>
    <style:style style:name="ce182" style:family="table-cell" style:parent-style-name="Default">
      <style:table-cell-properties fo:border-bottom="0.0346in solid #000000" fo:border-left="0.0008in solid #000000" fo:padding-bottom="0.0193in" fo:padding-left="0.0138in" fo:padding-right="0.0138in" fo:padding-top="0.0193in" fo:border-right="0.0346in solid #000000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83" style:family="table-cell" style:parent-style-name="DataPilot_20_Corner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84" style:family="table-cell" style:parent-style-name="Default">
      <style:table-cell-properties fo:border-bottom="none" fo:border-left="0.0008in solid #000000" fo:border-right="none" fo:border-top="none"/>
      <style:text-properties fo:font-size="9pt" style:font-size-asian="9pt" style:font-size-complex="9pt"/>
    </style:style>
    <style:style style:name="ce185" style:family="table-cell" style:parent-style-name="DataPilot_20_Field">
      <style:table-cell-properties fo:border-bottom="0.0008in solid #000000" fo:background-color="#e6e6e6" fo:border-left="0.0008in solid #000000" fo:border-right="0.0138in solid #000000" fo:border-top="0.0138in solid #000000"/>
      <style:text-properties style:font-name="Liberation Sans" fo:font-size="9pt" style:font-size-asian="9pt" style:font-size-complex="9pt"/>
    </style:style>
    <style:style style:name="ce186" style:family="table-cell" style:parent-style-name="DataPilot_20_Category">
      <style:table-cell-properties fo:border-bottom="none" fo:background-color="#e6e6ff" fo:border-left="0.0008in solid #000000" fo:border-right="0.0008in solid #000000" fo:border-top="0.0008in solid #000000"/>
      <style:text-properties style:font-name="Liberation Sans" fo:font-size="9pt" style:font-size-asian="9pt" style:font-size-complex="9pt"/>
    </style:style>
    <style:style style:name="ce187" style:family="table-cell" style:parent-style-name="DataPilot_20_Category">
      <style:table-cell-properties fo:border-bottom="none" style:text-align-source="fix" style:repeat-content="false" fo:border-left="0.0008in solid #000000" fo:border-right="0.0008in solid #000000" fo:border-top="none"/>
      <style:paragraph-properties fo:text-align="start" fo:margin-left="0.139in"/>
      <style:text-properties style:font-name="Liberation Sans" fo:font-size="9pt" style:font-size-asian="9pt" style:font-size-complex="9pt"/>
    </style:style>
    <style:style style:name="ce188" style:family="table-cell" style:parent-style-name="DataPilot_20_Category">
      <style:table-cell-properties fo:border-bottom="none" fo:background-color="#e6e6ff" fo:border-left="0.0008in solid #000000" fo:border-right="0.0008in solid #000000" fo:border-top="none"/>
      <style:text-properties style:font-name="Liberation Sans" fo:font-size="9pt" style:font-size-asian="9pt" style:font-size-complex="9pt"/>
    </style:style>
    <style:style style:name="ce189" style:family="table-cell" style:parent-style-name="DataPilot_20_Category">
      <style:table-cell-properties fo:border-bottom="none" style:text-align-source="fix" style:repeat-content="false" fo:border-left="0.0008in solid #000000" fo:border-right="0.0008in solid #000000" fo:border-top="none"/>
      <style:paragraph-properties fo:text-align="start" fo:margin-left="0.278in"/>
      <style:text-properties style:font-name="Liberation Sans" fo:font-size="9pt" style:font-size-asian="9pt" style:font-size-complex="9pt"/>
    </style:style>
    <style:style style:name="ce190" style:family="table-cell" style:parent-style-name="DataPilot_20_Category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start" fo:margin-left="0.139in"/>
      <style:text-properties style:font-name="Liberation Sans" fo:font-size="9pt" style:font-size-asian="9pt" style:font-size-complex="9pt"/>
    </style:style>
    <style:style style:name="ce191" style:family="table-cell" style:parent-style-name="DataPilot_20_Category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start" fo:margin-left="0.278in"/>
      <style:text-properties style:font-name="Liberation Sans" fo:font-size="9pt" style:font-size-asian="9pt" style:font-size-complex="9pt"/>
    </style:style>
    <style:style style:name="ce192" style:family="table-cell" style:parent-style-name="DataPilot_20_Category">
      <style:table-cell-properties fo:border-bottom="none" fo:background-color="#e6e6ff" style:text-align-source="fix" style:repeat-content="false" fo:border-left="0.0008in solid #000000" fo:border-right="0.0008in solid #000000" fo:border-top="none"/>
      <style:paragraph-properties fo:text-align="start" fo:margin-left="0in"/>
      <style:text-properties style:font-name="Liberation Sans" fo:font-size="9pt" style:font-size-asian="9pt" style:font-size-complex="9pt"/>
    </style:style>
    <style:style style:name="ce193" style:family="table-cell" style:parent-style-name="DataPilot_20_Category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start" fo:margin-left="0.139in"/>
      <style:text-properties style:use-window-font-color="true" style:font-name="Liberation Sans" fo:font-size="9pt" style:font-size-asian="9pt" style:font-size-complex="9pt"/>
    </style:style>
    <style:style style:name="ce194" style:family="table-cell" style:parent-style-name="DataPilot_20_Category">
      <style:table-cell-properties fo:border-bottom="0.0008in solid #000000" fo:background-color="#e6e6ff" fo:border-left="0.0008in solid #000000" fo:border-right="0.0008in solid #000000" fo:border-top="none"/>
      <style:text-properties style:font-name="Liberation Sans" fo:font-size="9pt" style:font-size-asian="9pt" style:font-size-complex="9pt"/>
    </style:style>
    <style:style style:name="ce195" style:family="table-cell" style:parent-style-name="DataPilot_20_Title">
      <style:table-cell-properties fo:border-bottom="0.0008in solid #000000" fo:border-left="0.0008in solid #000000" fo:border-right="0.0138in solid #000000" fo:border-top="0.0008in solid #000000"/>
      <style:text-properties style:font-name="Liberation Sans" fo:font-size="9pt" style:font-size-asian="9pt" style:font-size-complex="9pt"/>
    </style:style>
    <style:style style:name="ce196" style:family="table-cell" style:parent-style-name="DataPilot_20_Corner">
      <style:table-cell-properties fo:border-bottom="none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197" style:family="table-cell" style:parent-style-name="DataPilot_20_Field">
      <style:table-cell-properties fo:border-bottom="0.0138in solid #000000" fo:background-color="#e6e6e6" fo:border-left="0.0008in solid #000000" fo:border-right="0.0138in solid #000000" fo:border-top="0.0138in solid #000000"/>
      <style:text-properties style:font-name="Liberation Sans" fo:font-size="9pt" style:font-size-asian="9pt" style:font-size-complex="9pt"/>
    </style:style>
    <style:style style:name="ce198" style:family="table-cell" style:parent-style-name="DataPilot_20_Category">
      <style:table-cell-properties fo:border-bottom="none" fo:background-color="#e6e6ff" fo:border-left="0.0008in solid #000000" fo:border-right="0.0138in solid #000000" fo:border-top="none"/>
      <style:text-properties style:font-name="Liberation Sans" fo:font-size="9pt" style:font-size-asian="9pt" style:font-size-complex="9pt"/>
    </style:style>
    <style:style style:name="ce199" style:family="table-cell" style:parent-style-name="DataPilot_20_Category">
      <style:table-cell-properties fo:border-bottom="none" style:text-align-source="fix" style:repeat-content="false" fo:background-color="transparent" fo:border-left="0.0008in solid #000000" fo:border-right="0.0138in solid #000000" fo:border-top="none"/>
      <style:paragraph-properties fo:text-align="start" fo:margin-left="0.139in"/>
      <style:text-properties style:font-name="Liberation Sans" fo:font-size="9pt" style:font-size-asian="9pt" style:font-size-complex="9pt"/>
    </style:style>
    <style:style style:name="ce200" style:family="table-cell" style:parent-style-name="DataPilot_20_Category">
      <style:table-cell-properties fo:border-bottom="none" style:text-align-source="fix" style:repeat-content="false" fo:background-color="transparent" fo:border-left="0.0008in solid #000000" fo:border-right="0.0138in solid #000000" fo:border-top="none"/>
      <style:paragraph-properties fo:text-align="start" fo:margin-left="0.139in"/>
      <style:text-properties style:use-window-font-color="true" style:font-name="Liberation Sans" fo:font-size="9pt" style:font-name-asian="DejaVu Sans" style:font-size-asian="9pt" style:font-name-complex="Tahoma" style:font-size-complex="9pt"/>
    </style:style>
    <style:style style:name="ce201" style:family="table-cell" style:parent-style-name="DataPilot_20_Category">
      <style:table-cell-properties fo:border-bottom="none" style:text-align-source="fix" style:repeat-content="false" fo:border-left="0.0008in solid #000000" fo:border-right="0.0138in solid #000000" fo:border-top="none"/>
      <style:paragraph-properties fo:text-align="start" fo:margin-left="0.139in"/>
      <style:text-properties style:font-name="Liberation Sans" fo:font-size="9pt" style:font-size-asian="9pt" style:font-size-complex="9pt"/>
    </style:style>
    <style:style style:name="ce202" style:family="table-cell" style:parent-style-name="DataPilot_20_Category">
      <style:table-cell-properties fo:border-bottom="none" fo:background-color="#e6e6ff" style:text-align-source="fix" style:repeat-content="false" fo:border-left="0.0008in solid #000000" fo:border-right="0.0138in solid #000000" fo:border-top="none"/>
      <style:paragraph-properties fo:text-align="start" fo:margin-left="0in"/>
      <style:text-properties style:font-name="Liberation Sans" fo:font-size="9pt" style:font-size-asian="9pt" style:font-size-complex="9pt"/>
    </style:style>
    <style:style style:name="ce203" style:family="table-cell" style:parent-style-name="DataPilot_20_Title">
      <style:table-cell-properties fo:border-bottom="0.0008in solid #000000" fo:border-left="0.0008in solid #000000" fo:border-right="0.0138in solid #000000" fo:border-top="0.0138in solid #000000"/>
      <style:text-properties style:font-name="Liberation Sans" fo:font-size="9pt" style:font-size-asian="9pt" style:font-size-complex="9pt"/>
    </style:style>
    <style:style style:name="ce204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9pt" style:font-size-asian="9pt" style:font-size-complex="9pt"/>
    </style:style>
    <style:style style:name="ce206" style:family="table-cell" style:parent-style-name="DataPilot_20_Field">
      <style:table-cell-properties fo:border-bottom="0.0138in solid #000000" fo:background-color="#cccccc" fo:border-left="0.0138in solid #000000" fo:border-right="0.0138in solid #000000" fo:border-top="0.0008in solid #000000"/>
      <style:text-properties style:font-name="Liberation Sans" fo:font-size="9pt" style:font-size-asian="9pt" style:font-size-complex="9pt"/>
    </style:style>
    <style:style style:name="ce207" style:family="table-cell" style:parent-style-name="Default" style:data-style-name="N135">
      <style:table-cell-properties fo:border-bottom="none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208" style:family="table-cell" style:parent-style-name="Default" style:data-style-name="N135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209" style:family="table-cell" style:parent-style-name="Default" style:data-style-name="N135">
      <style:table-cell-properties fo:border-bottom="0.0008in solid #000000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210" style:family="table-cell" style:parent-style-name="Default" style:data-style-name="N103">
      <style:table-cell-properties fo:border-bottom="0.0008in solid #000000" fo:border-left="none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11" style:family="table-cell" style:parent-style-name="DataPilot_20_Result" style:data-style-name="N103">
      <style:table-cell-properties fo:border-bottom="0.0008in solid #000000" fo:border-left="0.0138in solid #000000" fo:border-right="none" fo:border-top="0.0138in solid #000000"/>
      <style:text-properties style:font-name="Liberation Sans" fo:font-size="9pt" style:font-size-asian="9pt" style:font-size-complex="9pt"/>
    </style:style>
    <style:style style:name="ce212" style:family="table-cell" style:parent-style-name="DataPilot_20_Field">
      <style:table-cell-properties fo:border-bottom="0.0138in solid #000000" fo:background-color="#e6e6e6" fo:border-left="0.0138in solid #000000" fo:border-right="0.0138in solid #000000" fo:border-top="0.0008in solid #000000"/>
      <style:text-properties style:font-name="Liberation Sans" fo:font-size="9pt" style:font-size-asian="9pt" style:font-size-complex="9pt"/>
    </style:style>
    <style:style style:name="ce213" style:family="table-cell" style:parent-style-name="Default" style:data-style-name="N135">
      <style:table-cell-properties fo:border-bottom="0.0008in solid #000000" fo:background-color="#e6e6ff" fo:border-left="none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214" style:family="table-cell" style:parent-style-name="DataPilot_20_Result" style:data-style-name="N103">
      <style:table-cell-properties fo:border-bottom="0.0008in solid #000000" fo:border-left="none" fo:border-right="none" fo:border-top="0.0138in solid #000000"/>
      <style:text-properties style:font-name="Liberation Sans" fo:font-size="9pt" style:font-size-asian="9pt" style:font-size-complex="9pt"/>
    </style:style>
    <style:style style:name="ce215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16" style:family="table-cell" style:parent-style-name="DataPilot_20_Corner">
      <style:table-cell-properties fo:border-bottom="none" fo:border-left="none" fo:border-right="none" fo:border-top="0.0008in solid #000000"/>
      <style:text-properties style:font-name="Liberation Sans" fo:font-size="9pt" style:font-size-asian="9pt" style:font-size-complex="9pt"/>
    </style:style>
    <style:style style:name="ce217" style:family="table-cell" style:parent-style-name="Default" style:data-style-name="N135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218" style:family="table-cell" style:parent-style-name="Default" style:data-style-name="N135">
      <style:table-cell-properties fo:border-bottom="none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219" style:family="table-cell" style:parent-style-name="Default" style:data-style-name="N135">
      <style:table-cell-properties fo:border-bottom="0.0008in solid #000000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220" style:family="table-cell" style:parent-style-name="DataPilot_20_Result" style:data-style-name="N103">
      <style:table-cell-properties fo:border-bottom="0.0008in solid #000000" fo:border-left="none" fo:border-right="0.0138in solid #000000" fo:border-top="0.0138in solid #000000"/>
      <style:text-properties style:font-name="Liberation Sans" fo:font-size="9pt" style:font-size-asian="9pt" style:font-size-complex="9pt"/>
    </style:style>
    <style:style style:name="ce221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0.0008in solid #000000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22" style:family="table-cell" style:parent-style-name="DataPilot_20_Result" style:data-style-name="N103">
      <style:table-cell-properties fo:border-bottom="0.0008in solid #000000" fo:border-left="0.0138in solid #000000" fo:border-right="none" fo:border-top="0.0008in solid #000000"/>
      <style:text-properties style:font-name="Liberation Sans" fo:font-size="9pt" style:font-size-asian="9pt" style:font-size-complex="9pt"/>
    </style:style>
    <style:style style:name="ce223" style:family="table-cell" style:parent-style-name="DataPilot_20_Result" style:data-style-name="N103">
      <style:table-cell-properties fo:border-bottom="0.0008in solid #000000" fo:border-left="none" fo:border-right="none" fo:border-top="0.0008in solid #000000"/>
      <style:text-properties style:font-name="Liberation Sans" fo:font-size="9pt" style:font-size-asian="9pt" style:font-size-complex="9pt"/>
    </style:style>
    <style:style style:name="ce224" style:family="table-cell" style:parent-style-name="Default" style:data-style-name="N135">
      <style:table-cell-properties fo:background-color="#e6e6ff"/>
      <style:text-properties style:font-name="Liberation Sans" fo:font-size="9pt" style:font-size-asian="9pt" style:font-size-complex="9pt"/>
    </style:style>
    <style:style style:name="ce225" style:family="table-cell" style:parent-style-name="Default" style:data-style-name="N135">
      <style:table-cell-properties fo:border-bottom="0.0008in solid #000000" fo:background-color="#e6e6ff" fo:border-left="none" fo:border-right="none" fo:border-top="none"/>
      <style:text-properties style:font-name="Liberation Sans" fo:font-size="9pt" style:font-size-asian="9pt" style:font-size-complex="9pt"/>
    </style:style>
    <style:style style:name="ce226" style:family="table-cell" style:parent-style-name="Default" style:data-style-name="N135">
      <style:table-cell-properties fo:background-color="transparent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227" style:family="table-cell" style:parent-style-name="Default" style:data-style-name="N135">
      <style:table-cell-properties fo:background-color="transparent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228" style:family="table-cell" style:parent-style-name="Default" style:data-style-name="N103">
      <style:table-cell-properties fo:border-bottom="0.0008in solid #000000" fo:border-left="none" fo:border-right="none" fo:border-top="0.013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35">
      <style:table-cell-properties fo:border-bottom="none" fo:background-color="#e6e6ff" fo:border-left="none" fo:padding-bottom="0.0193in" fo:padding-left="0.0138in" fo:padding-right="0.0138in" fo:padding-top="0.0193in" fo:border-right="none" fo:border-top="0.0008in solid #000000"/>
      <style:text-properties style:font-name="Liberation Sans" fo:font-size="9pt" style:font-size-asian="9pt" style:font-size-complex="9pt"/>
    </style:style>
    <style:style style:name="ce230" style:family="table-cell" style:parent-style-name="Default" style:data-style-name="N135">
      <style:table-cell-properties fo:background-color="#e6e6ff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231" style:family="table-cell" style:parent-style-name="Default" style:data-style-name="N135">
      <style:table-cell-properties fo:border-bottom="none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232" style:family="table-cell" style:parent-style-name="Default" style:data-style-name="N135">
      <style:table-cell-properties fo:border-bottom="none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233" style:family="table-cell" style:parent-style-name="Default" style:data-style-name="N135">
      <style:table-cell-properties fo:border-bottom="0.0008in solid #000000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234" style:family="table-cell" style:parent-style-name="DataPilot_20_Corner">
      <style:table-cell-properties fo:border-bottom="none" fo:border-left="none" fo:border-right="0.0008in solid #000000" fo:border-top="0.0008in solid #000000"/>
      <style:text-properties style:font-name="Liberation Sans" fo:font-size="9pt" style:font-size-asian="9pt" style:font-size-complex="9pt"/>
    </style:style>
    <style:style style:name="ce235" style:family="table-cell" style:parent-style-name="DataPilot_20_Title">
      <style:table-cell-properties fo:border-bottom="none" style:text-align-source="fix" style:repeat-content="false" fo:border-left="0.0138in solid #000000" fo:border-right="0.0008in solid #000000" fo:border-top="0.0138in solid #000000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236" style:family="table-cell" style:parent-style-name="DataPilot_20_Title">
      <style:table-cell-properties fo:border-bottom="0.0008in solid #000000" style:text-align-source="fix" style:repeat-content="false" fo:border-left="0.0138in solid #000000" fo:border-right="0.0008in solid #000000" fo:border-top="none"/>
      <style:paragraph-properties fo:text-align="center" fo:margin-left="0in"/>
      <style:text-properties style:font-name="Liberation Sans" fo:font-size="9pt" style:font-size-asian="9pt" style:font-size-complex="9pt"/>
    </style:style>
    <style:style style:name="ce237" style:family="table-cell" style:parent-style-name="Default" style:data-style-name="N135">
      <style:table-cell-properties fo:border-bottom="none" fo:background-color="#e6e6ff" fo:border-left="0.0008in solid #000000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38" style:family="table-cell" style:parent-style-name="Default" style:data-style-name="N135">
      <style:table-cell-properties fo:border-bottom="none" fo:border-left="0.0008in solid #000000" fo:border-right="0.0008in solid #000000" fo:border-top="none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239" style:family="table-cell" style:parent-style-name="Default" style:data-style-name="N135">
      <style:table-cell-properties fo:border-bottom="0.0008in solid #000000" fo:background-color="#e6e6ff" fo:border-left="0.0008in solid #000000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40" style:family="table-cell" style:parent-style-name="DataPilot_20_Result" style:data-style-name="N103">
      <style:table-cell-properties fo:border-bottom="0.0008in solid #000000" fo:border-left="0.0138in solid #000000" fo:border-right="0.0008in solid #000000" fo:border-top="0.0008in solid #000000"/>
      <style:text-properties style:font-name="Liberation Sans" fo:font-size="9pt" style:font-name-asian="DejaVu Sans" style:font-size-asian="9pt" style:language-asian="zh" style:country-asian="CN" style:font-name-complex="Lohit Hindi" style:font-size-complex="9pt" style:language-complex="hi" style:country-complex="IN"/>
    </style:style>
    <style:style style:name="ce241" style:family="table-cell" style:parent-style-name="DataPilot_20_Title">
      <style:table-cell-properties fo:border-bottom="0.0138in solid #000000" style:text-align-source="fix" style:repeat-content="false" fo:border-left="0.0138in solid #000000" fo:border-right="0.0008in solid #000000" fo:border-top="none"/>
      <style:paragraph-properties fo:text-align="center" fo:margin-left="0in"/>
      <style:text-properties style:font-name="Liberation Sans" fo:font-size="9pt" style:font-size-asian="9pt" style:font-size-complex="9pt"/>
    </style:style>
    <style:style style:name="ce242" style:family="table-cell" style:parent-style-name="DataPilot_20_Result" style:data-style-name="N103">
      <style:table-cell-properties fo:border-bottom="none" fo:background-color="#e6e6ff" fo:border-left="0.0138in solid #000000" fo:border-right="0.0008in solid #000000" fo:border-top="none"/>
      <style:text-properties style:font-name="Liberation Sans" fo:font-size="9pt" style:font-size-asian="9pt" style:font-size-complex="9pt"/>
    </style:style>
    <style:style style:name="ce243" style:family="table-cell" style:parent-style-name="DataPilot_20_Result" style:data-style-name="N103">
      <style:table-cell-properties fo:border-bottom="0.0008in solid #000000" fo:border-left="0.0138in solid #000000" fo:border-right="0.0008in solid #000000" fo:border-top="0.0138in solid #000000"/>
      <style:text-properties style:font-name="Liberation Sans" fo:font-size="9pt" style:font-name-asian="DejaVu Sans" style:font-size-asian="9pt" style:language-asian="zh" style:country-asian="CN" style:font-name-complex="Lohit Hindi" style:font-size-complex="9pt" style:language-complex="hi" style:country-complex="IN"/>
    </style:style>
    <style:style style:name="ce244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45" style:family="table-cell" style:parent-style-name="DataPilot_20_Title">
      <style:table-cell-properties fo:border="none"/>
      <style:text-properties style:font-name="Liberation Sans" fo:font-size="9pt" style:font-size-asian="9pt" style:font-size-complex="9pt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247" style:family="table-cell" style:parent-style-name="DataPilot_20_Field">
      <style:table-cell-properties fo:border-bottom="0.0138in solid #000000" fo:background-color="#e6e6e6" style:text-align-source="fix" style:repeat-content="false" fo:border-left="0.0138in solid #000000" fo:padding-bottom="0.0193in" fo:padding-left="0.0138in" fo:padding-right="0.0138in" fo:padding-top="0.0193in" fo:border-right="none" fo:border-top="0.028in solid #000000"/>
      <style:paragraph-properties fo:text-align="center" fo:margin-left="0in"/>
      <style:text-properties style:use-window-font-color="true" style:font-name="Liberation Sans" fo:font-size="9pt" style:font-size-asian="9pt" style:font-size-complex="9pt"/>
    </style:style>
    <style:style style:name="ce248" style:family="table-cell" style:parent-style-name="Default">
      <style:table-cell-properties fo:border-bottom="0.0008in solid #000000" fo:background-color="#e6e6e6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  <style:text-properties style:font-name="Liberation Sans"/>
    </style:style>
    <style:style style:name="ce249" style:family="table-cell" style:parent-style-name="Default" style:data-style-name="N135">
      <style:table-cell-properties fo:border-bottom="none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/>
    </style:style>
    <style:style style:name="ce250" style:family="table-cell" style:parent-style-name="Default" style:data-style-name="N135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style:font-name="Liberation Sans"/>
    </style:style>
    <style:style style:name="ce251" style:family="table-cell" style:parent-style-name="Default" style:data-style-name="N135">
      <style:table-cell-properties fo:border-bottom="0.0008in solid #000000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/>
    </style:style>
    <style:style style:name="ce252" style:family="table-cell" style:parent-style-name="Default" style:data-style-name="N103">
      <style:table-cell-properties fo:border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53" style:family="table-cell" style:parent-style-name="DataPilot_20_Field">
      <style:table-cell-properties fo:border-bottom="0.0138in solid #000000" fo:background-color="#e6e6e6" style:text-align-source="fix" style:repeat-content="false" fo:border-left="none" fo:padding-bottom="0.0193in" fo:padding-left="0.0138in" fo:padding-right="0.0138in" fo:padding-top="0.0193in" fo:border-right="none" fo:border-top="0.028in solid #000000"/>
      <style:paragraph-properties fo:text-align="center" fo:margin-left="0in"/>
      <style:text-properties style:use-window-font-color="true" style:font-name="Liberation Sans" fo:font-size="9pt" style:font-size-asian="9pt" style:font-size-complex="9pt"/>
    </style:style>
    <style:style style:name="ce254" style:family="table-cell" style:parent-style-name="Default" style:data-style-name="N135">
      <style:table-cell-properties fo:background-color="#e6e6ff" fo:padding-bottom="0.0193in" fo:padding-left="0.0138in" fo:padding-right="0.0138in" fo:padding-top="0.0193in"/>
      <style:text-properties style:font-name="Liberation Sans"/>
    </style:style>
    <style:style style:name="ce255" style:family="table-cell" style:parent-style-name="Default" style:data-style-name="N135">
      <style:table-cell-properties fo:padding-bottom="0.0193in" fo:padding-left="0.0138in" fo:padding-right="0.0138in" fo:padding-top="0.0193in"/>
      <style:text-properties style:font-name="Liberation Sans"/>
    </style:style>
    <style:style style:name="ce256" style:family="table-cell" style:parent-style-name="Default" style:data-style-name="N135">
      <style:table-cell-properties fo:border-bottom="0.0008in solid #000000" fo:background-color="#e6e6ff" fo:border-left="none" fo:padding-bottom="0.0193in" fo:padding-left="0.0138in" fo:padding-right="0.0138in" fo:padding-top="0.0193in" fo:border-right="none" fo:border-top="none"/>
      <style:text-properties style:font-name="Liberation Sans"/>
    </style:style>
    <style:style style:name="ce257" style:family="table-cell" style:parent-style-name="DataPilot_20_Corner">
      <style:table-cell-properties fo:border-bottom="none" fo:background-color="#e6e6e6" style:text-align-source="fix" style:repeat-content="false" fo:border-left="none" fo:border-right="none" fo:border-top="0.028in solid #000000"/>
      <style:paragraph-properties fo:text-align="center" fo:margin-left="0in"/>
      <style:text-properties style:use-window-font-color="true" style:font-name="Liberation Sans" fo:font-size="9pt" style:font-size-asian="9pt" style:font-size-complex="9pt"/>
    </style:style>
    <style:style style:name="ce258" style:family="table-cell" style:parent-style-name="Default" style:data-style-name="N135">
      <style:table-cell-properties fo:background-color="#e6e6ff" fo:border="none" fo:padding-bottom="0.0193in" fo:padding-left="0.0138in" fo:padding-right="0.0138in" fo:padding-top="0.0193in"/>
      <style:text-properties style:font-name="Liberation Sans"/>
    </style:style>
    <style:style style:name="ce259" style:family="table-cell" style:parent-style-name="Default" style:data-style-name="N135">
      <style:table-cell-properties fo:border="none" fo:padding-bottom="0.0193in" fo:padding-left="0.0138in" fo:padding-right="0.0138in" fo:padding-top="0.0193in"/>
      <style:text-properties style:font-name="Liberation Sans"/>
    </style:style>
    <style:style style:name="ce260" style:family="table-cell" style:parent-style-name="DataPilot_20_Value" style:data-style-name="N135">
      <style:table-cell-properties fo:background-color="transparent" fo:border="none"/>
      <style:text-properties style:use-window-font-color="true" style:font-name="Liberation Sans" fo:font-size="9pt" style:font-size-asian="9pt" style:font-size-complex="9pt"/>
    </style:style>
    <style:style style:name="ce261" style:family="table-cell" style:parent-style-name="DataPilot_20_Corner">
      <style:table-cell-properties fo:border-bottom="none" fo:background-color="#e6e6e6" style:text-align-source="fix" style:repeat-content="false" fo:border-left="none" fo:border-right="0.0008in solid #000000" fo:border-top="0.028in solid #000000"/>
      <style:paragraph-properties fo:text-align="center" fo:margin-left="0in"/>
      <style:text-properties style:use-window-font-color="true" style:font-name="Liberation Sans" fo:font-size="9pt" style:font-size-asian="9pt" style:font-size-complex="9pt"/>
    </style:style>
    <style:style style:name="ce262" style:family="table-cell" style:parent-style-name="DataPilot_20_Value" style:data-style-name="N135">
      <style:table-cell-properties fo:background-color="transparent" fo:border="none" fo:padding-bottom="0.0193in" fo:padding-left="0.0138in" fo:padding-right="0.0138in" fo:padding-top="0.0193in"/>
      <style:text-properties style:use-window-font-color="true" style:font-name="Liberation Sans" fo:font-size="9pt" style:font-size-asian="9pt" style:font-size-complex="9pt"/>
    </style:style>
    <style:style style:name="ce263" style:family="table-cell" style:parent-style-name="DataPilot_20_Value" style:data-style-name="N135">
      <style:table-cell-properties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264" style:family="table-cell" style:parent-style-name="DataPilot_20_Corner">
      <style:table-cell-properties fo:border-bottom="none" style:text-align-source="fix" style:repeat-content="false" fo:border-left="none" fo:border-right="0.028in solid #000000" fo:border-top="0.02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65" style:family="table-cell" style:parent-style-name="Default" style:data-style-name="N135">
      <style:table-cell-properties fo:border-bottom="none" fo:background-color="#e6e6ff" fo:border-left="0.0008in solid #000000" fo:border-right="0.0008in solid #000000" fo:border-top="none"/>
      <style:text-properties style:font-name="Liberation Sans" fo:font-weight="bold" style:font-weight-asian="bold" style:font-weight-complex="bold"/>
    </style:style>
    <style:style style:name="ce266" style:family="table-cell" style:parent-style-name="Default" style:data-style-name="N135">
      <style:table-cell-properties fo:border-bottom="none" fo:border-left="0.0008in solid #000000" fo:border-right="0.0008in solid #000000" fo:border-top="none"/>
      <style:text-properties style:font-name="Liberation Sans" fo:font-weight="bold" style:font-weight-asian="bold" style:font-weight-complex="bold"/>
    </style:style>
    <style:style style:name="ce267" style:family="table-cell" style:parent-style-name="Default" style:data-style-name="N135">
      <style:table-cell-properties fo:border-bottom="0.0008in solid #000000" fo:background-color="#e6e6ff" fo:border-left="0.0008in solid #000000" fo:border-right="0.0008in solid #000000" fo:border-top="none"/>
      <style:text-properties style:font-name="Liberation Sans"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1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4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aterfall" table:style-name="ta1" table:print="false">
        <table:table-column table:style-name="co1" table:default-cell-style-name="ce4"/>
        <table:table-column table:style-name="co2" table:number-columns-repeated="1023" table:default-cell-style-name="ce4"/>
        <table:table-row table:style-name="ro1">
          <table:table-cell table:style-name="ce2" office:value-type="string" table:number-columns-spanned="13" table:number-rows-spanned="1">
            <text:p>GNOME Foundation Waterfall Summary – 2010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style-name="ce3" office:value-type="string">
            <text:p>Colors:</text:p>
          </table:table-cell>
          <table:table-cell table:style-name="ce16" office:value-type="string">
            <text:p>Plan</text:p>
          </table:table-cell>
          <table:table-cell table:style-name="ce38" office:value-type="string">
            <text:p>Actual</text:p>
          </table:table-cell>
          <table:table-cell office:value-type="string">
            <text:p>Source: GNUCash file Sep 16th, 2010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2">
          <table:table-cell table:number-columns-repeated="13"/>
          <table:table-cell table:style-name="ce15" table:number-columns-repeated="2"/>
          <table:table-cell table:number-columns-repeated="1009"/>
        </table:table-row>
        <table:table-row table:style-name="ro2">
          <table:table-cell table:style-name="ce5" office:value-type="string" table:number-columns-spanned="1" table:number-rows-spanned="2">
            <text:p>Expenses</text:p>
          </table:table-cell>
          <table:table-cell table:style-name="ce17" office:value-type="string" table:number-columns-spanned="12" table:number-rows-spanned="1">
            <text:p>Fiscal Year 2010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number-columns-repeated="1011"/>
        </table:table-row>
        <table:table-row table:style-name="ro2">
          <table:covered-table-cell table:style-name="ce6"/>
          <table:table-cell table:style-name="ce18" office:value-type="string">
            <text:p>October</text:p>
          </table:table-cell>
          <table:table-cell table:style-name="ce18" office:value-type="string">
            <text:p>November</text:p>
          </table:table-cell>
          <table:table-cell table:style-name="ce18" office:value-type="string">
            <text:p>December</text:p>
          </table:table-cell>
          <table:table-cell table:style-name="ce18" office:value-type="string">
            <text:p>January</text:p>
          </table:table-cell>
          <table:table-cell table:style-name="ce18" office:value-type="string">
            <text:p>February</text:p>
          </table:table-cell>
          <table:table-cell table:style-name="ce18" office:value-type="string">
            <text:p>March</text:p>
          </table:table-cell>
          <table:table-cell table:style-name="ce18" office:value-type="string">
            <text:p>April</text:p>
          </table:table-cell>
          <table:table-cell table:style-name="ce18" office:value-type="string">
            <text:p>May</text:p>
          </table:table-cell>
          <table:table-cell table:style-name="ce18" office:value-type="string">
            <text:p>June</text:p>
          </table:table-cell>
          <table:table-cell table:style-name="ce18" office:value-type="string">
            <text:p>July</text:p>
          </table:table-cell>
          <table:table-cell table:style-name="ce18" office:value-type="string">
            <text:p>August</text:p>
          </table:table-cell>
          <table:table-cell table:style-name="ce18" office:value-type="string">
            <text:p>September</text:p>
          </table:table-cell>
          <table:table-cell table:style-name="ce73" office:value-type="string">
            <text:p>Current plan</text:p>
          </table:table-cell>
          <table:table-cell table:style-name="ce76" office:value-type="string">
            <text:p>Actual</text:p>
          </table:table-cell>
          <table:table-cell table:number-columns-repeated="1009"/>
        </table:table-row>
        <table:table-row table:style-name="ro2">
          <table:table-cell table:style-name="ce7" office:value-type="string">
            <text:p>Plan</text:p>
          </table:table-cell>
          <table:table-cell table:style-name="ce19" table:formula="of:=[Budget.B51]" office:value-type="float" office:value="37956.6666666667">
            <text:p>$37,957</text:p>
          </table:table-cell>
          <table:table-cell table:style-name="ce19" table:formula="of:=[Budget.C51]" office:value-type="float" office:value="45056.6666666667">
            <text:p>$45,057</text:p>
          </table:table-cell>
          <table:table-cell table:style-name="ce19" table:formula="of:=[Budget.D51]" office:value-type="float" office:value="18156.6666666667">
            <text:p>$18,157</text:p>
          </table:table-cell>
          <table:table-cell table:style-name="ce19" table:formula="of:=[Budget.E51]" office:value-type="float" office:value="19256.6666666667">
            <text:p>$19,257</text:p>
          </table:table-cell>
          <table:table-cell table:style-name="ce19" table:formula="of:=[Budget.F51]" office:value-type="float" office:value="20756.6666666667">
            <text:p>$20,757</text:p>
          </table:table-cell>
          <table:table-cell table:style-name="ce19" table:formula="of:=[Budget.G51]" office:value-type="float" office:value="42098.6666666667">
            <text:p>$42,099</text:p>
          </table:table-cell>
          <table:table-cell table:style-name="ce19" table:formula="of:=[Budget.H51]" office:value-type="float" office:value="24356.6666666667">
            <text:p>$24,357</text:p>
          </table:table-cell>
          <table:table-cell table:style-name="ce19" table:formula="of:=[Budget.I51]" office:value-type="float" office:value="24406.6666666667">
            <text:p>$24,407</text:p>
          </table:table-cell>
          <table:table-cell table:style-name="ce19" table:formula="of:=[Budget.J51]" office:value-type="float" office:value="109756.666666667">
            <text:p>$109,757</text:p>
          </table:table-cell>
          <table:table-cell table:style-name="ce19" table:formula="of:=[Budget.K51]" office:value-type="float" office:value="27856.6666666667">
            <text:p>$27,857</text:p>
          </table:table-cell>
          <table:table-cell table:style-name="ce19" table:formula="of:=[Budget.L51]" office:value-type="float" office:value="43756.6666666667">
            <text:p>$43,757</text:p>
          </table:table-cell>
          <table:table-cell table:style-name="ce19" table:formula="of:=[Budget.M51]" office:value-type="float" office:value="49256.6666666667">
            <text:p>$49,257</text:p>
          </table:table-cell>
          <table:table-cell table:style-name="ce74" table:formula="of:=SUM([.B6:.M6])" office:value-type="float" office:value="462672">
            <text:p>$462,672</text:p>
          </table:table-cell>
          <table:table-cell table:style-name="ce77"/>
          <table:table-cell table:number-columns-repeated="1009"/>
        </table:table-row>
        <table:table-row table:style-name="ro2">
          <table:table-cell table:style-name="ce8" office:value-type="string">
            <text:p>October</text:p>
          </table:table-cell>
          <table:table-cell table:style-name="ce20" table:formula="of:=[Real.B$51]" office:value-type="float" office:value="22132.13">
            <text:p>$22,132</text:p>
          </table:table-cell>
          <table:table-cell table:style-name="ce24" office:value-type="float" office:value="45056.6666666667">
            <text:p>$45,057</text:p>
          </table:table-cell>
          <table:table-cell table:style-name="ce24" office:value-type="float" office:value="18156.6666666667">
            <text:p>$18,157</text:p>
          </table:table-cell>
          <table:table-cell table:style-name="ce24" office:value-type="float" office:value="19256.6666666667">
            <text:p>$19,257</text:p>
          </table:table-cell>
          <table:table-cell table:style-name="ce24" office:value-type="float" office:value="20756.6666666667">
            <text:p>$20,757</text:p>
          </table:table-cell>
          <table:table-cell table:style-name="ce24" office:value-type="float" office:value="42098.6666666667">
            <text:p>$42,099</text:p>
          </table:table-cell>
          <table:table-cell table:style-name="ce24" office:value-type="float" office:value="24356.6666666667">
            <text:p>$24,357</text:p>
          </table:table-cell>
          <table:table-cell table:style-name="ce24" office:value-type="float" office:value="24406.6666666667">
            <text:p>$24,407</text:p>
          </table:table-cell>
          <table:table-cell table:style-name="ce24" office:value-type="float" office:value="109756.666666667">
            <text:p>$109,757</text:p>
          </table:table-cell>
          <table:table-cell table:style-name="ce24" office:value-type="float" office:value="27856.6666666667">
            <text:p>$27,857</text:p>
          </table:table-cell>
          <table:table-cell table:style-name="ce24" office:value-type="float" office:value="43756.6666666667">
            <text:p>$43,757</text:p>
          </table:table-cell>
          <table:table-cell table:style-name="ce24" office:value-type="float" office:value="49256.6666666667">
            <text:p>$49,257</text:p>
          </table:table-cell>
          <table:table-cell table:style-name="ce42" table:formula="of:=SUM([.B7:.M7])" office:value-type="float" office:value="446847.463333334">
            <text:p>$446,847</text:p>
          </table:table-cell>
          <table:table-cell table:style-name="ce57" table:formula="of:=[.B7]" office:value-type="float" office:value="22132.13">
            <text:p>$22,132</text:p>
          </table:table-cell>
          <table:table-cell table:number-columns-repeated="1009"/>
        </table:table-row>
        <table:table-row table:style-name="ro2">
          <table:table-cell table:style-name="ce9" office:value-type="string">
            <text:p>November</text:p>
          </table:table-cell>
          <table:table-cell table:style-name="ce21"/>
          <table:table-cell table:style-name="ce40" table:formula="of:=[Real.C$51]" office:value-type="float" office:value="22578.01">
            <text:p>$22,578</text:p>
          </table:table-cell>
          <table:table-cell table:style-name="ce24" office:value-type="float" office:value="18156.6666666667">
            <text:p>$18,157</text:p>
          </table:table-cell>
          <table:table-cell table:style-name="ce24" office:value-type="float" office:value="19256.6666666667">
            <text:p>$19,257</text:p>
          </table:table-cell>
          <table:table-cell table:style-name="ce24" office:value-type="float" office:value="20756.6666666667">
            <text:p>$20,757</text:p>
          </table:table-cell>
          <table:table-cell table:style-name="ce24" office:value-type="float" office:value="42098.6666666667">
            <text:p>$42,099</text:p>
          </table:table-cell>
          <table:table-cell table:style-name="ce24" office:value-type="float" office:value="24356.6666666667">
            <text:p>$24,357</text:p>
          </table:table-cell>
          <table:table-cell table:style-name="ce24" office:value-type="float" office:value="24406.6666666667">
            <text:p>$24,407</text:p>
          </table:table-cell>
          <table:table-cell table:style-name="ce24" office:value-type="float" office:value="109756.666666667">
            <text:p>$109,757</text:p>
          </table:table-cell>
          <table:table-cell table:style-name="ce24" office:value-type="float" office:value="27856.6666666667">
            <text:p>$27,857</text:p>
          </table:table-cell>
          <table:table-cell table:style-name="ce24" office:value-type="float" office:value="43756.6666666667">
            <text:p>$43,757</text:p>
          </table:table-cell>
          <table:table-cell table:style-name="ce24" office:value-type="float" office:value="49256.6666666667">
            <text:p>$49,257</text:p>
          </table:table-cell>
          <table:table-cell table:style-name="ce42" office:value-type="float" office:value="446093.113333333">
            <text:p>$446,093</text:p>
          </table:table-cell>
          <table:table-cell table:style-name="ce57" table:formula="of:=[.O7]+[.C8]" office:value-type="float" office:value="44710.14">
            <text:p>$44,710</text:p>
          </table:table-cell>
          <table:table-cell table:number-columns-repeated="1009"/>
        </table:table-row>
        <table:table-row table:style-name="ro2">
          <table:table-cell table:style-name="ce9" office:value-type="string">
            <text:p>December</text:p>
          </table:table-cell>
          <table:table-cell table:style-name="ce21" table:number-columns-repeated="2"/>
          <table:table-cell table:style-name="ce40" table:formula="of:=[Real.D$51]" office:value-type="float" office:value="15379.19">
            <text:p>$15,379</text:p>
          </table:table-cell>
          <table:table-cell table:style-name="ce24" office:value-type="float" office:value="19256.6666666667">
            <text:p>$19,257</text:p>
          </table:table-cell>
          <table:table-cell table:style-name="ce24" office:value-type="float" office:value="20756.6666666667">
            <text:p>$20,757</text:p>
          </table:table-cell>
          <table:table-cell table:style-name="ce24" office:value-type="float" office:value="42098.6666666667">
            <text:p>$42,099</text:p>
          </table:table-cell>
          <table:table-cell table:style-name="ce24" office:value-type="float" office:value="24356.6666666667">
            <text:p>$24,357</text:p>
          </table:table-cell>
          <table:table-cell table:style-name="ce24" office:value-type="float" office:value="24406.6666666667">
            <text:p>$24,407</text:p>
          </table:table-cell>
          <table:table-cell table:style-name="ce24" office:value-type="float" office:value="109756.666666667">
            <text:p>$109,757</text:p>
          </table:table-cell>
          <table:table-cell table:style-name="ce24" office:value-type="float" office:value="27856.6666666667">
            <text:p>$27,857</text:p>
          </table:table-cell>
          <table:table-cell table:style-name="ce24" office:value-type="float" office:value="43756.6666666667">
            <text:p>$43,757</text:p>
          </table:table-cell>
          <table:table-cell table:style-name="ce24" office:value-type="float" office:value="49256.6666666667">
            <text:p>$49,257</text:p>
          </table:table-cell>
          <table:table-cell table:style-name="ce42" table:formula="of:=[.O8]+SUM([.C9:.M9])" office:value-type="float" office:value="421591.330000001">
            <text:p>$421,591</text:p>
          </table:table-cell>
          <table:table-cell table:style-name="ce57" table:formula="of:=[.O8]+[.D9]" office:value-type="float" office:value="60089.33">
            <text:p>$60,089</text:p>
          </table:table-cell>
          <table:table-cell table:number-columns-repeated="1009"/>
        </table:table-row>
        <table:table-row table:style-name="ro3">
          <table:table-cell table:style-name="ce9" office:value-type="string">
            <text:p>January</text:p>
          </table:table-cell>
          <table:table-cell table:style-name="ce21" table:number-columns-repeated="2"/>
          <table:table-cell table:style-name="ce24"/>
          <table:table-cell table:style-name="ce40" table:formula="of:=[Real.E$51]" office:value-type="float" office:value="28214.14">
            <text:p>$28,214</text:p>
          </table:table-cell>
          <table:table-cell table:style-name="ce24" office:value-type="float" office:value="20756.6666666667">
            <text:p>$20,757</text:p>
          </table:table-cell>
          <table:table-cell table:style-name="ce24" office:value-type="float" office:value="42098.6666666667">
            <text:p>$42,099</text:p>
          </table:table-cell>
          <table:table-cell table:style-name="ce24" office:value-type="float" office:value="24356.6666666667">
            <text:p>$24,357</text:p>
          </table:table-cell>
          <table:table-cell table:style-name="ce24" office:value-type="float" office:value="24406.6666666667">
            <text:p>$24,407</text:p>
          </table:table-cell>
          <table:table-cell table:style-name="ce24" office:value-type="float" office:value="109756.666666667">
            <text:p>$109,757</text:p>
          </table:table-cell>
          <table:table-cell table:style-name="ce24" office:value-type="float" office:value="27856.6666666667">
            <text:p>$27,857</text:p>
          </table:table-cell>
          <table:table-cell table:style-name="ce24" office:value-type="float" office:value="43756.6666666667">
            <text:p>$43,757</text:p>
          </table:table-cell>
          <table:table-cell table:style-name="ce24" office:value-type="float" office:value="49256.6666666667">
            <text:p>$49,257</text:p>
          </table:table-cell>
          <table:table-cell table:style-name="ce42" table:formula="of:=[.O9]+SUM([.C10:.M10])" office:value-type="float" office:value="430548.803333334">
            <text:p>$430,549</text:p>
          </table:table-cell>
          <table:table-cell table:style-name="ce57" table:formula="of:=[.E10]+[.O9]" office:value-type="float" office:value="88303.47">
            <text:p>$88,303</text:p>
          </table:table-cell>
          <table:table-cell table:number-columns-repeated="1009"/>
        </table:table-row>
        <table:table-row table:style-name="ro3">
          <table:table-cell table:style-name="ce9" office:value-type="string">
            <text:p>February</text:p>
          </table:table-cell>
          <table:table-cell table:style-name="ce21" table:number-columns-repeated="4"/>
          <table:table-cell table:style-name="ce40" table:formula="of:=[Real.F$51]" office:value-type="float" office:value="21791.83">
            <text:p>$21,792</text:p>
          </table:table-cell>
          <table:table-cell table:style-name="ce24" office:value-type="float" office:value="42098.6666666667">
            <text:p>$42,099</text:p>
          </table:table-cell>
          <table:table-cell table:style-name="ce24" office:value-type="float" office:value="24356.6666666667">
            <text:p>$24,357</text:p>
          </table:table-cell>
          <table:table-cell table:style-name="ce24" office:value-type="float" office:value="24407.6666666667">
            <text:p>$24,408</text:p>
          </table:table-cell>
          <table:table-cell table:style-name="ce24" office:value-type="float" office:value="109756.666666667">
            <text:p>$109,757</text:p>
          </table:table-cell>
          <table:table-cell table:style-name="ce24" office:value-type="float" office:value="27856.6666666667">
            <text:p>$27,857</text:p>
          </table:table-cell>
          <table:table-cell table:style-name="ce24" office:value-type="float" office:value="43756.6666666667">
            <text:p>$43,757</text:p>
          </table:table-cell>
          <table:table-cell table:style-name="ce24" office:value-type="float" office:value="49256.6666666667">
            <text:p>$49,257</text:p>
          </table:table-cell>
          <table:table-cell table:style-name="ce42" table:formula="of:=[.O10]+SUM([.C11:.M11])" office:value-type="float" office:value="431584.966666667">
            <text:p>$431,585</text:p>
          </table:table-cell>
          <table:table-cell table:style-name="ce57" table:formula="of:=[.F11]+[.O10]" office:value-type="float" office:value="110095.3">
            <text:p>$110,095</text:p>
          </table:table-cell>
          <table:table-cell table:number-columns-repeated="1009"/>
        </table:table-row>
        <table:table-row table:style-name="ro3">
          <table:table-cell table:style-name="ce9" office:value-type="string">
            <text:p>March</text:p>
          </table:table-cell>
          <table:table-cell table:style-name="ce21" table:number-columns-repeated="5"/>
          <table:table-cell table:style-name="ce40" table:formula="of:=[Real.G$51]" office:value-type="float" office:value="25104.51">
            <text:p>$25,105</text:p>
          </table:table-cell>
          <table:table-cell table:style-name="ce24" office:value-type="float" office:value="24356.6666666667">
            <text:p>$24,357</text:p>
          </table:table-cell>
          <table:table-cell table:style-name="ce24" office:value-type="float" office:value="24408.6666666667">
            <text:p>$24,409</text:p>
          </table:table-cell>
          <table:table-cell table:style-name="ce24" office:value-type="float" office:value="109756.666666667">
            <text:p>$109,757</text:p>
          </table:table-cell>
          <table:table-cell table:style-name="ce24" office:value-type="float" office:value="27856.6666666667">
            <text:p>$27,857</text:p>
          </table:table-cell>
          <table:table-cell table:style-name="ce24" office:value-type="float" office:value="43756.6666666667">
            <text:p>$43,757</text:p>
          </table:table-cell>
          <table:table-cell table:style-name="ce24" office:value-type="float" office:value="49256.6666666667">
            <text:p>$49,257</text:p>
          </table:table-cell>
          <table:table-cell table:style-name="ce42" table:formula="of:=[.O11]+SUM([.C12:.M12])" office:value-type="float" office:value="414591.810000001">
            <text:p>$414,592</text:p>
          </table:table-cell>
          <table:table-cell table:style-name="ce57" table:formula="of:=[.G12]+[.O11]" office:value-type="float" office:value="135199.81">
            <text:p>$135,200</text:p>
          </table:table-cell>
          <table:table-cell table:number-columns-repeated="1009"/>
        </table:table-row>
        <table:table-row table:style-name="ro3">
          <table:table-cell table:style-name="ce9" office:value-type="string">
            <text:p>April</text:p>
          </table:table-cell>
          <table:table-cell table:style-name="ce21" table:number-columns-repeated="6"/>
          <table:table-cell table:style-name="ce40" table:formula="of:=[Real.H$51]" office:value-type="float" office:value="26108.5">
            <text:p>$26,109</text:p>
          </table:table-cell>
          <table:table-cell table:style-name="ce24" office:value-type="float" office:value="24409.6666666667">
            <text:p>$24,410</text:p>
          </table:table-cell>
          <table:table-cell table:style-name="ce24" office:value-type="float" office:value="109757.666666667">
            <text:p>$109,758</text:p>
          </table:table-cell>
          <table:table-cell table:style-name="ce24" office:value-type="float" office:value="27857.6666666667">
            <text:p>$27,858</text:p>
          </table:table-cell>
          <table:table-cell table:style-name="ce24" office:value-type="float" office:value="43757.6666666667">
            <text:p>$43,758</text:p>
          </table:table-cell>
          <table:table-cell table:style-name="ce24" office:value-type="float" office:value="49257.6666666667">
            <text:p>$49,258</text:p>
          </table:table-cell>
          <table:table-cell table:style-name="ce42" table:formula="of:=[.O12]+SUM([.C13:.M13])" office:value-type="float" office:value="416348.643333334">
            <text:p>$416,349</text:p>
          </table:table-cell>
          <table:table-cell table:style-name="ce57" table:formula="of:=[.H13]+[.O12]" office:value-type="float" office:value="161308.31">
            <text:p>$161,308</text:p>
          </table:table-cell>
          <table:table-cell table:number-columns-repeated="1009"/>
        </table:table-row>
        <table:table-row table:style-name="ro3">
          <table:table-cell table:style-name="ce9" office:value-type="string">
            <text:p>May</text:p>
          </table:table-cell>
          <table:table-cell table:style-name="ce21" table:number-columns-repeated="7"/>
          <table:table-cell table:style-name="ce40" table:formula="of:=[Real.I$51]" office:value-type="float" office:value="17626.98">
            <text:p>$17,627</text:p>
          </table:table-cell>
          <table:table-cell table:style-name="ce24" office:value-type="float" office:value="109758.666666667">
            <text:p>$109,759</text:p>
          </table:table-cell>
          <table:table-cell table:style-name="ce24" office:value-type="float" office:value="27858.6666666667">
            <text:p>$27,859</text:p>
          </table:table-cell>
          <table:table-cell table:style-name="ce24" office:value-type="float" office:value="43758.6666666667">
            <text:p>$43,759</text:p>
          </table:table-cell>
          <table:table-cell table:style-name="ce24" office:value-type="float" office:value="49258.6666666667">
            <text:p>$49,259</text:p>
          </table:table-cell>
          <table:table-cell table:style-name="ce42" table:formula="of:=[.O13]+SUM([.C14:.M14])" office:value-type="float" office:value="409569.956666667">
            <text:p>$409,570</text:p>
          </table:table-cell>
          <table:table-cell table:style-name="ce57" table:formula="of:=[.I14]+[.O13]" office:value-type="float" office:value="178935.29">
            <text:p>$178,935</text:p>
          </table:table-cell>
          <table:table-cell table:number-columns-repeated="1009"/>
        </table:table-row>
        <table:table-row table:style-name="ro3">
          <table:table-cell table:style-name="ce9" office:value-type="string">
            <text:p>June</text:p>
          </table:table-cell>
          <table:table-cell table:style-name="ce21" table:number-columns-repeated="8"/>
          <table:table-cell table:style-name="ce40" table:formula="of:=[Real.J$51]" office:value-type="float" office:value="58290.23">
            <text:p>$58,290</text:p>
          </table:table-cell>
          <table:table-cell table:style-name="ce24" office:value-type="float" office:value="27859.6666666667">
            <text:p>$27,860</text:p>
          </table:table-cell>
          <table:table-cell table:style-name="ce24" office:value-type="float" office:value="43759.6666666667">
            <text:p>$43,760</text:p>
          </table:table-cell>
          <table:table-cell table:style-name="ce24" office:value-type="float" office:value="49259.6666666667">
            <text:p>$49,260</text:p>
          </table:table-cell>
          <table:table-cell table:style-name="ce42" table:formula="of:=[.O14]+SUM([.C15:.M15])" office:value-type="float" office:value="358104.52">
            <text:p>$358,105</text:p>
          </table:table-cell>
          <table:table-cell table:style-name="ce57" table:formula="of:=[.J15]+[.O14]" office:value-type="float" office:value="237225.52">
            <text:p>$237,226</text:p>
          </table:table-cell>
          <table:table-cell table:number-columns-repeated="1009"/>
        </table:table-row>
        <table:table-row table:style-name="ro3">
          <table:table-cell table:style-name="ce9" office:value-type="string">
            <text:p>July</text:p>
          </table:table-cell>
          <table:table-cell table:style-name="ce21" table:number-columns-repeated="9"/>
          <table:table-cell table:style-name="ce40" table:formula="of:=[Real.K$51]" office:value-type="float" office:value="18427.44">
            <text:p>$18,427</text:p>
          </table:table-cell>
          <table:table-cell table:style-name="ce24" office:value-type="float" office:value="43760.6666666667">
            <text:p>$43,761</text:p>
          </table:table-cell>
          <table:table-cell table:style-name="ce24" office:value-type="float" office:value="49260.6666666667">
            <text:p>$49,261</text:p>
          </table:table-cell>
          <table:table-cell table:style-name="ce42" table:formula="of:=[.O15]+SUM([.C16:.M16])" office:value-type="float" office:value="348674.293333333">
            <text:p>$348,674</text:p>
          </table:table-cell>
          <table:table-cell table:style-name="ce57" table:formula="of:=[.K16]+[.O15]" office:value-type="float" office:value="255652.96">
            <text:p>$255,653</text:p>
          </table:table-cell>
          <table:table-cell table:number-columns-repeated="1009"/>
        </table:table-row>
        <table:table-row table:style-name="ro3">
          <table:table-cell table:style-name="ce9" office:value-type="string">
            <text:p>August</text:p>
          </table:table-cell>
          <table:table-cell table:style-name="ce21" table:number-columns-repeated="10"/>
          <table:table-cell table:style-name="ce40" table:formula="of:=[Real.L$51]" office:value-type="float" office:value="63526.53">
            <text:p>$63,527</text:p>
          </table:table-cell>
          <table:table-cell table:style-name="ce24" office:value-type="float" office:value="49261.6666666667">
            <text:p>$49,262</text:p>
          </table:table-cell>
          <table:table-cell table:style-name="ce42" table:formula="of:=[.O16]+SUM([.C17:.M17])" office:value-type="float" office:value="368441.156666667">
            <text:p>$368,441</text:p>
          </table:table-cell>
          <table:table-cell table:style-name="ce57" table:formula="of:=[.L17]+[.O16]" office:value-type="float" office:value="319179.49">
            <text:p>$319,179</text:p>
          </table:table-cell>
          <table:table-cell table:number-columns-repeated="1009"/>
        </table:table-row>
        <table:table-row table:style-name="ro2">
          <table:table-cell table:style-name="ce10" office:value-type="string">
            <text:p>September</text:p>
          </table:table-cell>
          <table:table-cell table:style-name="ce22" table:number-columns-repeated="11"/>
          <table:table-cell table:style-name="ce70" table:formula="of:=[Real.M$51]" office:value-type="float" office:value="30059.23">
            <text:p>$30,059</text:p>
          </table:table-cell>
          <table:table-cell table:style-name="ce75" table:formula="of:=[.O17]+SUM([.C18:.M18])" office:value-type="float" office:value="349238.72">
            <text:p>$349,239</text:p>
          </table:table-cell>
          <table:table-cell table:style-name="ce67" table:formula="of:=[.M18]+[.O17]" office:value-type="float" office:value="349238.72">
            <text:p>$349,239</text:p>
          </table:table-cell>
          <table:table-cell table:number-columns-repeated="1009"/>
        </table:table-row>
        <table:table-row table:style-name="ro2" table:number-rows-repeated="2">
          <table:table-cell table:number-columns-repeated="13"/>
          <table:table-cell table:style-name="ce71" table:number-columns-repeated="2"/>
          <table:table-cell table:number-columns-repeated="1009"/>
        </table:table-row>
        <table:table-row table:style-name="ro2">
          <table:table-cell table:style-name="ce5" office:value-type="string" table:number-columns-spanned="1" table:number-rows-spanned="2">
            <text:p>Income</text:p>
          </table:table-cell>
          <table:table-cell table:style-name="ce17" office:value-type="string" table:number-columns-spanned="12" table:number-rows-spanned="1">
            <text:p>Fiscal Year 2010</text:p>
          </table:table-cell>
          <table:covered-table-cell table:number-columns-repeated="11"/>
          <table:table-cell table:style-name="ce71" table:number-columns-repeated="2"/>
          <table:table-cell table:number-columns-repeated="1009"/>
        </table:table-row>
        <table:table-row table:style-name="ro2">
          <table:covered-table-cell table:style-name="ce11" office:value-type="string">
            <text:p>Plan</text:p>
          </table:covered-table-cell>
          <table:table-cell table:style-name="ce18" office:value-type="string">
            <text:p>October</text:p>
          </table:table-cell>
          <table:table-cell table:style-name="ce18" office:value-type="string">
            <text:p>November</text:p>
          </table:table-cell>
          <table:table-cell table:style-name="ce18" office:value-type="string">
            <text:p>December</text:p>
          </table:table-cell>
          <table:table-cell table:style-name="ce18" office:value-type="string">
            <text:p>January</text:p>
          </table:table-cell>
          <table:table-cell table:style-name="ce18" office:value-type="string">
            <text:p>February</text:p>
          </table:table-cell>
          <table:table-cell table:style-name="ce18" office:value-type="string">
            <text:p>March</text:p>
          </table:table-cell>
          <table:table-cell table:style-name="ce18" office:value-type="string">
            <text:p>April</text:p>
          </table:table-cell>
          <table:table-cell table:style-name="ce18" office:value-type="string">
            <text:p>May</text:p>
          </table:table-cell>
          <table:table-cell table:style-name="ce18" office:value-type="string">
            <text:p>June</text:p>
          </table:table-cell>
          <table:table-cell table:style-name="ce18" office:value-type="string">
            <text:p>July</text:p>
          </table:table-cell>
          <table:table-cell table:style-name="ce18" office:value-type="string">
            <text:p>August</text:p>
          </table:table-cell>
          <table:table-cell table:style-name="ce18" office:value-type="string">
            <text:p>September</text:p>
          </table:table-cell>
          <table:table-cell table:style-name="ce73" office:value-type="string">
            <text:p>Current plan</text:p>
          </table:table-cell>
          <table:table-cell table:style-name="ce76" office:value-type="string">
            <text:p>Actual</text:p>
          </table:table-cell>
          <table:table-cell table:number-columns-repeated="1009"/>
        </table:table-row>
        <table:table-row table:style-name="ro2">
          <table:table-cell table:style-name="ce5" office:value-type="string">
            <text:p>Plan</text:p>
          </table:table-cell>
          <table:table-cell table:style-name="ce19" table:formula="of:=[Budget.B86]" office:value-type="float" office:value="32165">
            <text:p>$32,165</text:p>
          </table:table-cell>
          <table:table-cell table:style-name="ce19" table:formula="of:=[Budget.C86]" office:value-type="float" office:value="47500">
            <text:p>$47,500</text:p>
          </table:table-cell>
          <table:table-cell table:style-name="ce19" table:formula="of:=[Budget.D86]" office:value-type="float" office:value="21670">
            <text:p>$21,670</text:p>
          </table:table-cell>
          <table:table-cell table:style-name="ce19" table:formula="of:=[Budget.E86]" office:value-type="float" office:value="65020">
            <text:p>$65,020</text:p>
          </table:table-cell>
          <table:table-cell table:style-name="ce19" table:formula="of:=[Budget.F86]" office:value-type="float" office:value="13070">
            <text:p>$13,070</text:p>
          </table:table-cell>
          <table:table-cell table:style-name="ce19" table:formula="of:=[Budget.G86]" office:value-type="float" office:value="50210">
            <text:p>$50,210</text:p>
          </table:table-cell>
          <table:table-cell table:style-name="ce19" table:formula="of:=[Budget.H86]" office:value-type="float" office:value="24930">
            <text:p>$24,930</text:p>
          </table:table-cell>
          <table:table-cell table:style-name="ce19" table:formula="of:=[Budget.I86]" office:value-type="float" office:value="30500">
            <text:p>$30,500</text:p>
          </table:table-cell>
          <table:table-cell table:style-name="ce19" table:formula="of:=[Budget.J86]" office:value-type="float" office:value="119580">
            <text:p>$119,580</text:p>
          </table:table-cell>
          <table:table-cell table:style-name="ce19" table:formula="of:=[Budget.K86]" office:value-type="float" office:value="7660">
            <text:p>$7,660</text:p>
          </table:table-cell>
          <table:table-cell table:style-name="ce19" table:formula="of:=[Budget.L86]" office:value-type="float" office:value="22350">
            <text:p>$22,350</text:p>
          </table:table-cell>
          <table:table-cell table:style-name="ce19" table:formula="of:=[Budget.M86]" office:value-type="float" office:value="29350">
            <text:p>$29,350</text:p>
          </table:table-cell>
          <table:table-cell table:style-name="ce74" table:formula="of:=SUM([.B23:.M23])" office:value-type="float" office:value="464005">
            <text:p>$464,005</text:p>
          </table:table-cell>
          <table:table-cell table:style-name="ce77"/>
          <table:table-cell table:number-columns-repeated="1009"/>
        </table:table-row>
        <table:table-row table:style-name="ro2">
          <table:table-cell table:style-name="ce9" office:value-type="string">
            <text:p>October</text:p>
          </table:table-cell>
          <table:table-cell table:style-name="ce23" table:formula="of:=[Real.B$85]" office:value-type="float" office:value="42043.8">
            <text:p>$42,044</text:p>
          </table:table-cell>
          <table:table-cell table:style-name="ce24" office:value-type="float" office:value="47500">
            <text:p>$47,500</text:p>
          </table:table-cell>
          <table:table-cell table:style-name="ce24" office:value-type="float" office:value="21670">
            <text:p>$21,670</text:p>
          </table:table-cell>
          <table:table-cell table:style-name="ce24" office:value-type="float" office:value="65020">
            <text:p>$65,020</text:p>
          </table:table-cell>
          <table:table-cell table:style-name="ce24" office:value-type="float" office:value="13070">
            <text:p>$13,070</text:p>
          </table:table-cell>
          <table:table-cell table:style-name="ce24" office:value-type="float" office:value="50210">
            <text:p>$50,210</text:p>
          </table:table-cell>
          <table:table-cell table:style-name="ce24" office:value-type="float" office:value="24930">
            <text:p>$24,930</text:p>
          </table:table-cell>
          <table:table-cell table:style-name="ce24" office:value-type="float" office:value="30500">
            <text:p>$30,500</text:p>
          </table:table-cell>
          <table:table-cell table:style-name="ce24" office:value-type="float" office:value="119580">
            <text:p>$119,580</text:p>
          </table:table-cell>
          <table:table-cell table:style-name="ce24" office:value-type="float" office:value="7660">
            <text:p>$7,660</text:p>
          </table:table-cell>
          <table:table-cell table:style-name="ce24" office:value-type="float" office:value="22350">
            <text:p>$22,350</text:p>
          </table:table-cell>
          <table:table-cell table:style-name="ce24" office:value-type="float" office:value="29350">
            <text:p>$29,350</text:p>
          </table:table-cell>
          <table:table-cell table:style-name="ce42" table:formula="of:=SUM([.B24:.M24])" office:value-type="float" office:value="473883.8">
            <text:p>$473,884</text:p>
          </table:table-cell>
          <table:table-cell table:style-name="ce57" table:formula="of:=[.B24]" office:value-type="float" office:value="42043.8">
            <text:p>$42,044</text:p>
          </table:table-cell>
          <table:table-cell table:number-columns-repeated="1009"/>
        </table:table-row>
        <table:table-row table:style-name="ro2">
          <table:table-cell table:style-name="ce9" office:value-type="string">
            <text:p>November</text:p>
          </table:table-cell>
          <table:table-cell table:style-name="ce24"/>
          <table:table-cell table:style-name="ce40" table:formula="of:=[Real.C$85]" office:value-type="float" office:value="26759.73">
            <text:p>$26,760</text:p>
          </table:table-cell>
          <table:table-cell table:style-name="ce24" office:value-type="float" office:value="21670">
            <text:p>$21,670</text:p>
          </table:table-cell>
          <table:table-cell table:style-name="ce24" office:value-type="float" office:value="65020">
            <text:p>$65,020</text:p>
          </table:table-cell>
          <table:table-cell table:style-name="ce24" office:value-type="float" office:value="13070">
            <text:p>$13,070</text:p>
          </table:table-cell>
          <table:table-cell table:style-name="ce24" office:value-type="float" office:value="50210">
            <text:p>$50,210</text:p>
          </table:table-cell>
          <table:table-cell table:style-name="ce24" office:value-type="float" office:value="24930">
            <text:p>$24,930</text:p>
          </table:table-cell>
          <table:table-cell table:style-name="ce24" office:value-type="float" office:value="30500">
            <text:p>$30,500</text:p>
          </table:table-cell>
          <table:table-cell table:style-name="ce24" office:value-type="float" office:value="119580">
            <text:p>$119,580</text:p>
          </table:table-cell>
          <table:table-cell table:style-name="ce24" office:value-type="float" office:value="7660">
            <text:p>$7,660</text:p>
          </table:table-cell>
          <table:table-cell table:style-name="ce24" office:value-type="float" office:value="22350">
            <text:p>$22,350</text:p>
          </table:table-cell>
          <table:table-cell table:style-name="ce24" office:value-type="float" office:value="29350">
            <text:p>$29,350</text:p>
          </table:table-cell>
          <table:table-cell table:style-name="ce42" table:formula="of:=[.O24]+SUM([.C25:.M25])" office:value-type="float" office:value="453143.53">
            <text:p>$453,144</text:p>
          </table:table-cell>
          <table:table-cell table:style-name="ce57" table:formula="of:=[.O24]+[.C25]" office:value-type="float" office:value="68803.53">
            <text:p>$68,804</text:p>
          </table:table-cell>
          <table:table-cell table:number-columns-repeated="1009"/>
        </table:table-row>
        <table:table-row table:style-name="ro2">
          <table:table-cell table:style-name="ce9" office:value-type="string">
            <text:p>December</text:p>
          </table:table-cell>
          <table:table-cell table:style-name="ce25"/>
          <table:table-cell table:style-name="ce24"/>
          <table:table-cell table:style-name="ce40" table:formula="of:=[Real.D$85]" office:value-type="float" office:value="38479.46">
            <text:p>$38,479</text:p>
          </table:table-cell>
          <table:table-cell table:style-name="ce24" office:value-type="float" office:value="65020">
            <text:p>$65,020</text:p>
          </table:table-cell>
          <table:table-cell table:style-name="ce24" office:value-type="float" office:value="13070">
            <text:p>$13,070</text:p>
          </table:table-cell>
          <table:table-cell table:style-name="ce24" office:value-type="float" office:value="50210">
            <text:p>$50,210</text:p>
          </table:table-cell>
          <table:table-cell table:style-name="ce24" office:value-type="float" office:value="24930">
            <text:p>$24,930</text:p>
          </table:table-cell>
          <table:table-cell table:style-name="ce24" office:value-type="float" office:value="30500">
            <text:p>$30,500</text:p>
          </table:table-cell>
          <table:table-cell table:style-name="ce24" office:value-type="float" office:value="119580">
            <text:p>$119,580</text:p>
          </table:table-cell>
          <table:table-cell table:style-name="ce24" office:value-type="float" office:value="7660">
            <text:p>$7,660</text:p>
          </table:table-cell>
          <table:table-cell table:style-name="ce24" office:value-type="float" office:value="22350">
            <text:p>$22,350</text:p>
          </table:table-cell>
          <table:table-cell table:style-name="ce24" office:value-type="float" office:value="29350">
            <text:p>$29,350</text:p>
          </table:table-cell>
          <table:table-cell table:style-name="ce42" table:formula="of:=[.O25]+SUM([.C26:.M26])" office:value-type="float" office:value="469952.99">
            <text:p>$469,953</text:p>
          </table:table-cell>
          <table:table-cell table:style-name="ce57" table:formula="of:=[.O25]+[.D26]" office:value-type="float" office:value="107282.99">
            <text:p>$107,283</text:p>
          </table:table-cell>
          <table:table-cell table:number-columns-repeated="1009"/>
        </table:table-row>
        <table:table-row table:style-name="ro2">
          <table:table-cell table:style-name="ce9" office:value-type="string">
            <text:p>January</text:p>
          </table:table-cell>
          <table:table-cell table:style-name="ce25"/>
          <table:table-cell table:style-name="ce21"/>
          <table:table-cell table:style-name="ce24"/>
          <table:table-cell table:style-name="ce40" table:formula="of:=[Real.E$85]" office:value-type="float" office:value="22809.11">
            <text:p>$22,809</text:p>
          </table:table-cell>
          <table:table-cell table:style-name="ce24" office:value-type="float" office:value="13070">
            <text:p>$13,070</text:p>
          </table:table-cell>
          <table:table-cell table:style-name="ce24" office:value-type="float" office:value="50210">
            <text:p>$50,210</text:p>
          </table:table-cell>
          <table:table-cell table:style-name="ce24" office:value-type="float" office:value="24930">
            <text:p>$24,930</text:p>
          </table:table-cell>
          <table:table-cell table:style-name="ce24" office:value-type="float" office:value="30500">
            <text:p>$30,500</text:p>
          </table:table-cell>
          <table:table-cell table:style-name="ce24" office:value-type="float" office:value="119580">
            <text:p>$119,580</text:p>
          </table:table-cell>
          <table:table-cell table:style-name="ce24" office:value-type="float" office:value="7660">
            <text:p>$7,660</text:p>
          </table:table-cell>
          <table:table-cell table:style-name="ce24" office:value-type="float" office:value="22350">
            <text:p>$22,350</text:p>
          </table:table-cell>
          <table:table-cell table:style-name="ce24" office:value-type="float" office:value="29350">
            <text:p>$29,350</text:p>
          </table:table-cell>
          <table:table-cell table:style-name="ce42" table:formula="of:=[.O26]+SUM([.C27:.M27])" office:value-type="float" office:value="427742.1">
            <text:p>$427,742</text:p>
          </table:table-cell>
          <table:table-cell table:style-name="ce57" table:formula="of:=[.E27]+[.O26]" office:value-type="float" office:value="130092.1">
            <text:p>$130,092</text:p>
          </table:table-cell>
          <table:table-cell table:number-columns-repeated="1009"/>
        </table:table-row>
        <table:table-row table:style-name="ro2">
          <table:table-cell table:style-name="ce9" office:value-type="string">
            <text:p>February</text:p>
          </table:table-cell>
          <table:table-cell table:style-name="ce25"/>
          <table:table-cell table:style-name="ce21" table:number-columns-repeated="2"/>
          <table:table-cell table:style-name="ce24"/>
          <table:table-cell table:style-name="ce40" table:formula="of:=[Real.F$85]" office:value-type="float" office:value="65866.66">
            <text:p>$65,867</text:p>
          </table:table-cell>
          <table:table-cell table:style-name="ce24" office:value-type="float" office:value="50210">
            <text:p>$50,210</text:p>
          </table:table-cell>
          <table:table-cell table:style-name="ce24" office:value-type="float" office:value="24930">
            <text:p>$24,930</text:p>
          </table:table-cell>
          <table:table-cell table:style-name="ce24" office:value-type="float" office:value="30500">
            <text:p>$30,500</text:p>
          </table:table-cell>
          <table:table-cell table:style-name="ce24" office:value-type="float" office:value="119580">
            <text:p>$119,580</text:p>
          </table:table-cell>
          <table:table-cell table:style-name="ce24" office:value-type="float" office:value="7660">
            <text:p>$7,660</text:p>
          </table:table-cell>
          <table:table-cell table:style-name="ce24" office:value-type="float" office:value="22350">
            <text:p>$22,350</text:p>
          </table:table-cell>
          <table:table-cell table:style-name="ce24" office:value-type="float" office:value="29350">
            <text:p>$29,350</text:p>
          </table:table-cell>
          <table:table-cell table:style-name="ce42" table:formula="of:=[.O27]+SUM([.C28:.M28])" office:value-type="float" office:value="480538.76">
            <text:p>$480,539</text:p>
          </table:table-cell>
          <table:table-cell table:style-name="ce57" table:formula="of:=[.F28]+[.O27]" office:value-type="float" office:value="195958.76">
            <text:p>$195,959</text:p>
          </table:table-cell>
          <table:table-cell table:number-columns-repeated="1009"/>
        </table:table-row>
        <table:table-row table:style-name="ro2">
          <table:table-cell table:style-name="ce9" office:value-type="string">
            <text:p>March</text:p>
          </table:table-cell>
          <table:table-cell table:style-name="ce25"/>
          <table:table-cell table:style-name="ce21" table:number-columns-repeated="3"/>
          <table:table-cell table:style-name="ce24"/>
          <table:table-cell table:style-name="ce40" table:formula="of:=[Real.G$85]" office:value-type="float" office:value="107258.28">
            <text:p>$107,258</text:p>
          </table:table-cell>
          <table:table-cell table:style-name="ce24" office:value-type="float" office:value="24930">
            <text:p>$24,930</text:p>
          </table:table-cell>
          <table:table-cell table:style-name="ce24" office:value-type="float" office:value="30500">
            <text:p>$30,500</text:p>
          </table:table-cell>
          <table:table-cell table:style-name="ce24" office:value-type="float" office:value="119580">
            <text:p>$119,580</text:p>
          </table:table-cell>
          <table:table-cell table:style-name="ce24" office:value-type="float" office:value="7660">
            <text:p>$7,660</text:p>
          </table:table-cell>
          <table:table-cell table:style-name="ce24" office:value-type="float" office:value="22350">
            <text:p>$22,350</text:p>
          </table:table-cell>
          <table:table-cell table:style-name="ce24" office:value-type="float" office:value="29350">
            <text:p>$29,350</text:p>
          </table:table-cell>
          <table:table-cell table:style-name="ce42" table:formula="of:=[.O28]+SUM([.C29:.M29])" office:value-type="float" office:value="537587.04">
            <text:p>$537,587</text:p>
          </table:table-cell>
          <table:table-cell table:style-name="ce57" table:formula="of:=[.G29]+[.O28]" office:value-type="float" office:value="303217.04">
            <text:p>$303,217</text:p>
          </table:table-cell>
          <table:table-cell table:number-columns-repeated="1009"/>
        </table:table-row>
        <table:table-row table:style-name="ro2">
          <table:table-cell table:style-name="ce9" office:value-type="string">
            <text:p>April</text:p>
          </table:table-cell>
          <table:table-cell table:style-name="ce25"/>
          <table:table-cell table:style-name="ce21" table:number-columns-repeated="4"/>
          <table:table-cell table:style-name="ce24"/>
          <table:table-cell table:style-name="ce40" table:formula="of:=[Real.H$85]" office:value-type="float" office:value="83186.87">
            <text:p>$83,187</text:p>
          </table:table-cell>
          <table:table-cell table:style-name="ce24" table:formula="of:=[Real.H$85]" office:value-type="float" office:value="83186.87">
            <text:p>$83,187</text:p>
          </table:table-cell>
          <table:table-cell table:style-name="ce24" office:value-type="float" office:value="119581">
            <text:p>$119,581</text:p>
          </table:table-cell>
          <table:table-cell table:style-name="ce24" office:value-type="float" office:value="7661">
            <text:p>$7,661</text:p>
          </table:table-cell>
          <table:table-cell table:style-name="ce24" office:value-type="float" office:value="22351">
            <text:p>$22,351</text:p>
          </table:table-cell>
          <table:table-cell table:style-name="ce24" office:value-type="float" office:value="29351">
            <text:p>$29,351</text:p>
          </table:table-cell>
          <table:table-cell table:style-name="ce42" table:formula="of:=[.O29]+SUM([.C30:.M30])" office:value-type="float" office:value="648534.78">
            <text:p>$648,535</text:p>
          </table:table-cell>
          <table:table-cell table:style-name="ce57" table:formula="of:=[.H30]+[.O29]" office:value-type="float" office:value="386403.91">
            <text:p>$386,404</text:p>
          </table:table-cell>
          <table:table-cell table:number-columns-repeated="1009"/>
        </table:table-row>
        <table:table-row table:style-name="ro2">
          <table:table-cell table:style-name="ce9" office:value-type="string">
            <text:p>May</text:p>
          </table:table-cell>
          <table:table-cell table:style-name="ce25"/>
          <table:table-cell table:style-name="ce21" table:number-columns-repeated="6"/>
          <table:table-cell table:style-name="ce40" table:formula="of:=[Real.I$85]" office:value-type="float" office:value="54823.42">
            <text:p>$54,823</text:p>
          </table:table-cell>
          <table:table-cell table:style-name="ce24" table:formula="of:=[Real.I$85]" office:value-type="float" office:value="54823.42">
            <text:p>$54,823</text:p>
          </table:table-cell>
          <table:table-cell table:style-name="ce24" office:value-type="float" office:value="7662">
            <text:p>$7,662</text:p>
          </table:table-cell>
          <table:table-cell table:style-name="ce24" office:value-type="float" office:value="22352">
            <text:p>$22,352</text:p>
          </table:table-cell>
          <table:table-cell table:style-name="ce24" office:value-type="float" office:value="29352">
            <text:p>$29,352</text:p>
          </table:table-cell>
          <table:table-cell table:style-name="ce42" table:formula="of:=[.O30]+SUM([.C31:.M31])" office:value-type="float" office:value="555416.75">
            <text:p>$555,417</text:p>
          </table:table-cell>
          <table:table-cell table:style-name="ce57" table:formula="of:=[.I31]+[.O30]" office:value-type="float" office:value="441227.33">
            <text:p>$441,227</text:p>
          </table:table-cell>
          <table:table-cell table:number-columns-repeated="1009"/>
        </table:table-row>
        <table:table-row table:style-name="ro2">
          <table:table-cell table:style-name="ce9" office:value-type="string">
            <text:p>June</text:p>
          </table:table-cell>
          <table:table-cell table:style-name="ce25"/>
          <table:table-cell table:style-name="ce21" table:number-columns-repeated="6"/>
          <table:table-cell table:style-name="ce24"/>
          <table:table-cell table:style-name="ce40" table:formula="of:=[Real.J$85]" office:value-type="float" office:value="26642.8">
            <text:p>$26,643</text:p>
          </table:table-cell>
          <table:table-cell table:style-name="ce24" table:formula="of:=[Real.J$85]" office:value-type="float" office:value="26642.8">
            <text:p>$26,643</text:p>
          </table:table-cell>
          <table:table-cell table:style-name="ce24" office:value-type="float" office:value="22353">
            <text:p>$22,353</text:p>
          </table:table-cell>
          <table:table-cell table:style-name="ce24" office:value-type="float" office:value="29353">
            <text:p>$29,353</text:p>
          </table:table-cell>
          <table:table-cell table:style-name="ce42" table:formula="of:=[.O31]+SUM([.C32:.M32])" office:value-type="float" office:value="546218.93">
            <text:p>$546,219</text:p>
          </table:table-cell>
          <table:table-cell table:style-name="ce57" table:formula="of:=[.J32]+[.O31]" office:value-type="float" office:value="467870.13">
            <text:p>$467,870</text:p>
          </table:table-cell>
          <table:table-cell table:number-columns-repeated="1009"/>
        </table:table-row>
        <table:table-row table:style-name="ro2">
          <table:table-cell table:style-name="ce9" office:value-type="string">
            <text:p>July</text:p>
          </table:table-cell>
          <table:table-cell table:style-name="ce25"/>
          <table:table-cell table:style-name="ce21" table:number-columns-repeated="8"/>
          <table:table-cell table:style-name="ce40" table:formula="of:=[Real.K$85]" office:value-type="float" office:value="49665.95">
            <text:p>$49,666</text:p>
          </table:table-cell>
          <table:table-cell table:style-name="ce24" table:formula="of:=[Real.K$85]" office:value-type="float" office:value="49665.95">
            <text:p>$49,666</text:p>
          </table:table-cell>
          <table:table-cell table:style-name="ce24" office:value-type="float" office:value="29354">
            <text:p>$29,354</text:p>
          </table:table-cell>
          <table:table-cell table:style-name="ce42" table:formula="of:=[.O32]+SUM([.C33:.M33])" office:value-type="float" office:value="596556.03">
            <text:p>$596,556</text:p>
          </table:table-cell>
          <table:table-cell table:style-name="ce57" table:formula="of:=[.K33]+[.O32]" office:value-type="float" office:value="517536.08">
            <text:p>$517,536</text:p>
          </table:table-cell>
          <table:table-cell table:number-columns-repeated="1009"/>
        </table:table-row>
        <table:table-row table:style-name="ro2">
          <table:table-cell table:style-name="ce9" office:value-type="string">
            <text:p>August</text:p>
          </table:table-cell>
          <table:table-cell table:style-name="ce25"/>
          <table:table-cell table:style-name="ce21" table:number-columns-repeated="9"/>
          <table:table-cell table:style-name="ce40" table:formula="of:=[Real.L$85]" office:value-type="float" office:value="57966.03">
            <text:p>$57,966</text:p>
          </table:table-cell>
          <table:table-cell table:style-name="ce24" table:formula="of:=[Real.L$85]" office:value-type="float" office:value="57966.03">
            <text:p>$57,966</text:p>
          </table:table-cell>
          <table:table-cell table:style-name="ce42" table:formula="of:=[.O33]+SUM([.C34:.M34])" office:value-type="float" office:value="633468.14">
            <text:p>$633,468</text:p>
          </table:table-cell>
          <table:table-cell table:style-name="ce57" table:formula="of:=[.L34]+[.O33]" office:value-type="float" office:value="575502.11">
            <text:p>$575,502</text:p>
          </table:table-cell>
          <table:table-cell table:number-columns-repeated="1009"/>
        </table:table-row>
        <table:table-row table:style-name="ro2">
          <table:table-cell table:style-name="ce10" office:value-type="string">
            <text:p>September</text:p>
          </table:table-cell>
          <table:table-cell table:style-name="ce26"/>
          <table:table-cell table:style-name="ce22" table:number-columns-repeated="9"/>
          <table:table-cell table:style-name="ce69"/>
          <table:table-cell table:style-name="ce70" table:formula="of:=[Real.M$85]" office:value-type="float" office:value="25836.29">
            <text:p>$25,836</text:p>
          </table:table-cell>
          <table:table-cell table:style-name="ce75" table:formula="of:=[.O34]+SUM([.C35:.M35])" office:value-type="float" office:value="601338.4">
            <text:p>$601,338</text:p>
          </table:table-cell>
          <table:table-cell table:style-name="ce67" table:formula="of:=[.M35]+[.O34]" office:value-type="float" office:value="601338.4">
            <text:p>$601,33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71" table:number-columns-repeated="2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7" office:value-type="string" table:number-columns-spanned="4" table:number-rows-spanned="1">
            <text:p>Expenses</text:p>
          </table:table-cell>
          <table:covered-table-cell table:number-columns-repeated="3"/>
          <table:table-cell/>
          <table:table-cell table:style-name="ce17" office:value-type="string" table:number-columns-spanned="4" table:number-rows-spanned="1">
            <text:p>Income</text:p>
          </table:table-cell>
          <table:covered-table-cell table:number-columns-repeated="3"/>
          <table:table-cell table:number-columns-repeated="1014"/>
        </table:table-row>
        <table:table-row table:style-name="ro2">
          <table:table-cell/>
          <table:table-cell table:style-name="ce27" office:value-type="string">
            <text:p>Category</text:p>
          </table:table-cell>
          <table:table-cell table:style-name="ce41" office:value-type="string">
            <text:p>Plan</text:p>
          </table:table-cell>
          <table:table-cell table:style-name="ce41" office:value-type="string">
            <text:p>Year to date</text:p>
          </table:table-cell>
          <table:table-cell table:style-name="ce62" office:value-type="string">
            <text:p>Remainder</text:p>
          </table:table-cell>
          <table:table-cell/>
          <table:table-cell table:style-name="ce64" office:value-type="string">
            <text:p>Category</text:p>
          </table:table-cell>
          <table:table-cell table:style-name="ce41" office:value-type="string">
            <text:p>Plan</text:p>
          </table:table-cell>
          <table:table-cell table:style-name="ce41" office:value-type="string">
            <text:p>Year to date</text:p>
          </table:table-cell>
          <table:table-cell table:style-name="ce62" office:value-type="string">
            <text:p>Remainder</text:p>
          </table:table-cell>
          <table:table-cell table:number-columns-repeated="1014"/>
        </table:table-row>
        <table:table-row table:style-name="ro2">
          <table:table-cell/>
          <table:table-cell table:style-name="ce28" table:formula="of:=[Budget.A6]" office:value-type="string" office:string-value="A11y">
            <text:p>A11y</text:p>
          </table:table-cell>
          <table:table-cell table:style-name="ce42" table:formula="of:=[Budget.$N6]" office:value-type="float" office:value="18000">
            <text:p>$18,000</text:p>
          </table:table-cell>
          <table:table-cell table:style-name="ce57" table:formula="of:=[Real.$N6]" office:value-type="float" office:value="12499.22">
            <text:p>$12,499</text:p>
          </table:table-cell>
          <table:table-cell table:style-name="ce63" table:formula="of:=[.C40]-[.D40]" office:value-type="float" office:value="5500.78">
            <text:p>$5,501</text:p>
          </table:table-cell>
          <table:table-cell/>
          <table:table-cell table:style-name="ce65" table:formula="of:=[Budget.A57]" office:value-type="string" office:string-value="A11y">
            <text:p>A11y</text:p>
          </table:table-cell>
          <table:table-cell table:style-name="ce42" table:formula="of:=[Budget.$N57]" office:value-type="float" office:value="18000">
            <text:p>$18,000</text:p>
          </table:table-cell>
          <table:table-cell table:style-name="ce57" table:formula="of:=[Real.$N56]" office:value-type="float" office:value="0">
            <text:p>$0</text:p>
          </table:table-cell>
          <table:table-cell table:style-name="ce63" table:formula="of:=[.H40]-[.I40]" office:value-type="float" office:value="18000">
            <text:p>$18,000</text:p>
          </table:table-cell>
          <table:table-cell table:number-columns-repeated="1014"/>
        </table:table-row>
        <table:table-row table:style-name="ro2">
          <table:table-cell/>
          <table:table-cell table:style-name="ce28" table:formula="of:=[Budget.A9]" office:value-type="string" office:string-value="Administrivia">
            <text:p>Administrivia</text:p>
          </table:table-cell>
          <table:table-cell table:style-name="ce43" table:formula="of:=[Budget.$N9]" office:value-type="float" office:value="8292">
            <text:p>$8,292</text:p>
          </table:table-cell>
          <table:table-cell table:style-name="ce57" table:formula="of:=[Real.$N9]" office:value-type="float" office:value="8358.96">
            <text:p>$8,359</text:p>
          </table:table-cell>
          <table:table-cell table:style-name="ce63" table:formula="of:=[.C41]-[.D41]" office:value-type="float" office:value="-66.960000000001">
            <text:p>-$67</text:p>
          </table:table-cell>
          <table:table-cell/>
          <table:table-cell table:style-name="ce66" table:formula="of:=[Budget.A60]" office:value-type="string" office:string-value="Adboard">
            <text:p>Adboard</text:p>
          </table:table-cell>
          <table:table-cell table:style-name="ce42" table:formula="of:=[Budget.$N60]" office:value-type="float" office:value="180000">
            <text:p>$180,000</text:p>
          </table:table-cell>
          <table:table-cell table:style-name="ce57" table:formula="of:=[Real.$N59]" office:value-type="float" office:value="219973">
            <text:p>$219,973</text:p>
          </table:table-cell>
          <table:table-cell table:style-name="ce63" table:formula="of:=[.H41]-[.I41]" office:value-type="float" office:value="-39973">
            <text:p>-$39,973</text:p>
          </table:table-cell>
          <table:table-cell table:number-columns-repeated="1014"/>
        </table:table-row>
        <table:table-row table:style-name="ro2">
          <table:table-cell/>
          <table:table-cell table:style-name="ce28" table:formula="of:=[Budget.A20]" office:value-type="string" office:string-value="Employees">
            <text:p>Employees</text:p>
          </table:table-cell>
          <table:table-cell table:style-name="ce43" table:formula="of:=[Budget.$N20]" office:value-type="float" office:value="171780">
            <text:p>$171,780</text:p>
          </table:table-cell>
          <table:table-cell table:style-name="ce57" table:formula="of:=[Real.$N20]" office:value-type="float" office:value="147915.35">
            <text:p>$147,915</text:p>
          </table:table-cell>
          <table:table-cell table:style-name="ce63" table:formula="of:=[.C42]-[.D42]" office:value-type="float" office:value="23864.65">
            <text:p>$23,865</text:p>
          </table:table-cell>
          <table:table-cell/>
          <table:table-cell table:style-name="ce66" table:formula="of:=[Budget.A63]" office:value-type="string" office:string-value="Affiliate programs">
            <text:p>Affiliate programs</text:p>
          </table:table-cell>
          <table:table-cell table:style-name="ce42" table:formula="of:=[Budget.$N63]" office:value-type="float" office:value="2240">
            <text:p>$2,240</text:p>
          </table:table-cell>
          <table:table-cell table:style-name="ce57" table:formula="of:=[Real.$N62]" office:value-type="float" office:value="1903.66">
            <text:p>$1,904</text:p>
          </table:table-cell>
          <table:table-cell table:style-name="ce63" table:formula="of:=[.H42]-[.I42]" office:value-type="float" office:value="336.34">
            <text:p>$336</text:p>
          </table:table-cell>
          <table:table-cell table:number-columns-repeated="1014"/>
        </table:table-row>
        <table:table-row table:style-name="ro2">
          <table:table-cell/>
          <table:table-cell table:style-name="ce28" table:formula="of:=[Budget.A28]" office:value-type="string" office:string-value="Events">
            <text:p>Events</text:p>
          </table:table-cell>
          <table:table-cell table:style-name="ce43" table:formula="of:=[Budget.$N28]" office:value-type="float" office:value="177200">
            <text:p>$177,200</text:p>
          </table:table-cell>
          <table:table-cell table:style-name="ce57" table:formula="of:=[Real.$N28]" office:value-type="float" office:value="133087.3">
            <text:p>$133,087</text:p>
          </table:table-cell>
          <table:table-cell table:style-name="ce63" table:formula="of:=[.C43]-[.D43]" office:value-type="float" office:value="44112.7">
            <text:p>$44,113</text:p>
          </table:table-cell>
          <table:table-cell/>
          <table:table-cell table:style-name="ce66" table:formula="of:=[Budget.A66]" office:value-type="string" office:string-value="Events">
            <text:p>Events</text:p>
          </table:table-cell>
          <table:table-cell table:style-name="ce42" table:formula="of:=[Budget.$N66]" office:value-type="float" office:value="137000">
            <text:p>$137,000</text:p>
          </table:table-cell>
          <table:table-cell table:style-name="ce57" table:formula="of:=[Real.$N65]" office:value-type="float" office:value="185240.73">
            <text:p>$185,241</text:p>
          </table:table-cell>
          <table:table-cell table:style-name="ce63" table:formula="of:=[.H43]-[.I43]" office:value-type="float" office:value="-48240.73">
            <text:p>-$48,241</text:p>
          </table:table-cell>
          <table:table-cell table:number-columns-repeated="1014"/>
        </table:table-row>
        <table:table-row table:style-name="ro2">
          <table:table-cell/>
          <table:table-cell table:style-name="ce28" table:formula="of:=[Budget.A38]" office:value-type="string" office:string-value="Hackfests">
            <text:p>Hackfests</text:p>
          </table:table-cell>
          <table:table-cell table:style-name="ce43" table:formula="of:=[Budget.$N38]" office:value-type="float" office:value="35400">
            <text:p>$35,400</text:p>
          </table:table-cell>
          <table:table-cell table:style-name="ce57" table:formula="of:=[Real.$N38]" office:value-type="float" office:value="38460.15">
            <text:p>$38,460</text:p>
          </table:table-cell>
          <table:table-cell table:style-name="ce63" table:formula="of:=[.C44]-[.D44]" office:value-type="float" office:value="-3060.15">
            <text:p>-$3,060</text:p>
          </table:table-cell>
          <table:table-cell/>
          <table:table-cell table:style-name="ce66" table:formula="of:=[Budget.A74]" office:value-type="string" office:string-value="Hackfests">
            <text:p>Hackfests</text:p>
          </table:table-cell>
          <table:table-cell table:style-name="ce42" table:formula="of:=[Budget.$N74]" office:value-type="float" office:value="14800">
            <text:p>$14,800</text:p>
          </table:table-cell>
          <table:table-cell table:style-name="ce57" table:formula="of:=[Real.$N73]" office:value-type="float" office:value="35925">
            <text:p>$35,925</text:p>
          </table:table-cell>
          <table:table-cell table:style-name="ce63" table:formula="of:=[.H44]-[.I44]" office:value-type="float" office:value="-21125">
            <text:p>-$21,125</text:p>
          </table:table-cell>
          <table:table-cell table:number-columns-repeated="1014"/>
        </table:table-row>
        <table:table-row table:style-name="ro2">
          <table:table-cell/>
          <table:table-cell table:style-name="ce28" table:formula="of:=[Budget.A39]" office:value-type="string" office:string-value="Local outreach">
            <text:p>Local outreach</text:p>
          </table:table-cell>
          <table:table-cell table:style-name="ce43" table:formula="of:=[Budget.$N39]" office:value-type="float" office:value="12000">
            <text:p>$12,000</text:p>
          </table:table-cell>
          <table:table-cell table:style-name="ce57" table:formula="of:=[Real.$N39]" office:value-type="float" office:value="6370">
            <text:p>$6,370</text:p>
          </table:table-cell>
          <table:table-cell table:style-name="ce63" table:formula="of:=[.C45]-[.D45]" office:value-type="float" office:value="5630">
            <text:p>$5,630</text:p>
          </table:table-cell>
          <table:table-cell/>
          <table:table-cell table:style-name="ce66" table:formula="of:=[Budget.A75]" office:value-type="string" office:string-value="Friends of GNOME">
            <text:p>Friends of GNOME</text:p>
          </table:table-cell>
          <table:table-cell table:style-name="ce42" table:formula="of:=[Budget.$N75]" office:value-type="float" office:value="36600">
            <text:p>$36,600</text:p>
          </table:table-cell>
          <table:table-cell table:style-name="ce57" table:formula="of:=[Real.$N74]" office:value-type="float" office:value="39055.46">
            <text:p>$39,055</text:p>
          </table:table-cell>
          <table:table-cell table:style-name="ce63" table:formula="of:=[.H45]-[.I45]" office:value-type="float" office:value="-2455.46">
            <text:p>-$2,455</text:p>
          </table:table-cell>
          <table:table-cell table:number-columns-repeated="1014"/>
        </table:table-row>
        <table:table-row table:style-name="ro2">
          <table:table-cell/>
          <table:table-cell table:style-name="ce28" table:formula="of:=[Budget.A45]" office:value-type="string" office:string-value="Friends of GNOME">
            <text:p>Friends of GNOME</text:p>
          </table:table-cell>
          <table:table-cell table:style-name="ce43" table:formula="of:=[Budget.$N45]" office:value-type="float" office:value="0">
            <text:p>$0</text:p>
          </table:table-cell>
          <table:table-cell table:style-name="ce57" table:formula="of:=[Real.$N45]" office:value-type="float" office:value="2528.29">
            <text:p>$2,528</text:p>
          </table:table-cell>
          <table:table-cell table:style-name="ce63" table:formula="of:=[.C46]-[.D46]" office:value-type="float" office:value="-2528.29">
            <text:p>-$2,528</text:p>
          </table:table-cell>
          <table:table-cell/>
          <table:table-cell table:style-name="ce66" table:formula="of:=[Budget.A78]" office:value-type="string" office:string-value="Interest – Bank">
            <text:p>Interest – Bank</text:p>
          </table:table-cell>
          <table:table-cell table:style-name="ce42" table:formula="of:=[Budget.$N78]" office:value-type="float" office:value="1200">
            <text:p>$1,200</text:p>
          </table:table-cell>
          <table:table-cell table:style-name="ce57" table:formula="of:=[Real.$N77]" office:value-type="float" office:value="559.51">
            <text:p>$560</text:p>
          </table:table-cell>
          <table:table-cell table:style-name="ce63" table:formula="of:=[.H46]-[.I46]" office:value-type="float" office:value="640.49">
            <text:p>$640</text:p>
          </table:table-cell>
          <table:table-cell table:number-columns-repeated="1014"/>
        </table:table-row>
        <table:table-row table:style-name="ro2">
          <table:table-cell/>
          <table:table-cell table:style-name="ce28" table:formula="of:=[Budget.A46]" office:value-type="string" office:string-value="Marketing">
            <text:p>Marketing</text:p>
          </table:table-cell>
          <table:table-cell table:style-name="ce43" table:formula="of:=[Budget.$N46]" office:value-type="float" office:value="10000">
            <text:p>$10,000</text:p>
          </table:table-cell>
          <table:table-cell table:style-name="ce57" table:formula="of:=[Real.$N46]" office:value-type="float" office:value="19.45">
            <text:p>$19</text:p>
          </table:table-cell>
          <table:table-cell table:style-name="ce63" table:formula="of:=[.C47]-[.D47]" office:value-type="float" office:value="9980.55">
            <text:p>$9,981</text:p>
          </table:table-cell>
          <table:table-cell/>
          <table:table-cell table:style-name="ce66" table:formula="of:=[Budget.A79]" office:value-type="string" office:string-value="Other Corp. donations">
            <text:p>Other Corp. donations</text:p>
          </table:table-cell>
          <table:table-cell table:style-name="ce42" table:formula="of:=[Budget.$N79]" office:value-type="float" office:value="20000">
            <text:p>$20,000</text:p>
          </table:table-cell>
          <table:table-cell table:style-name="ce57" table:formula="of:=[Real.$N78]" office:value-type="float" office:value="103350">
            <text:p>$103,350</text:p>
          </table:table-cell>
          <table:table-cell table:style-name="ce63" table:formula="of:=[.H47]-[.I47]" office:value-type="float" office:value="-83350">
            <text:p>-$83,350</text:p>
          </table:table-cell>
          <table:table-cell table:number-columns-repeated="1014"/>
        </table:table-row>
        <table:table-row table:style-name="ro2">
          <table:table-cell/>
          <table:table-cell table:style-name="ce28" table:formula="of:=[Budget.A50]" office:value-type="string" office:string-value="Women's outreach">
            <text:p>Women's outreach</text:p>
          </table:table-cell>
          <table:table-cell table:style-name="ce43" table:formula="of:=[Budget.$N50]" office:value-type="float" office:value="30000">
            <text:p>$30,000</text:p>
          </table:table-cell>
          <table:table-cell table:style-name="ce57" table:formula="of:=[Real.$N50]" office:value-type="float" office:value="0">
            <text:p>$0</text:p>
          </table:table-cell>
          <table:table-cell table:style-name="ce63" table:formula="of:=[.C48]-[.D48]" office:value-type="float" office:value="30000">
            <text:p>$30,000</text:p>
          </table:table-cell>
          <table:table-cell/>
          <table:table-cell table:style-name="ce66" table:formula="of:=[Budget.A80]" office:value-type="string" office:string-value="Other">
            <text:p>Other</text:p>
          </table:table-cell>
          <table:table-cell table:style-name="ce42" table:formula="of:=[Budget.$N80]" office:value-type="float" office:value="24165">
            <text:p>$24,165</text:p>
          </table:table-cell>
          <table:table-cell table:style-name="ce57" table:formula="of:=[Real.$N79]" office:value-type="float" office:value="15020.04">
            <text:p>$15,020</text:p>
          </table:table-cell>
          <table:table-cell table:style-name="ce63" table:formula="of:=[.H48]-[.I48]" office:value-type="float" office:value="9144.96">
            <text:p>$9,145</text:p>
          </table:table-cell>
          <table:table-cell table:number-columns-repeated="1014"/>
        </table:table-row>
        <table:table-row table:style-name="ro2">
          <table:table-cell/>
          <table:table-cell table:style-name="ce7" office:value-type="string">
            <text:p>Total</text:p>
          </table:table-cell>
          <table:table-cell table:style-name="ce44" table:formula="of:=SUM([.C40:.C47])" office:value-type="float" office:value="432672">
            <text:p>$432,672</text:p>
          </table:table-cell>
          <table:table-cell table:style-name="ce44" table:formula="of:=SUM([.D40:.D47])" office:value-type="float" office:value="349238.72">
            <text:p>$349,239</text:p>
          </table:table-cell>
          <table:table-cell table:style-name="ce44" table:formula="of:=SUM([.E40:.E47])" office:value-type="float" office:value="83433.28">
            <text:p>$83,433</text:p>
          </table:table-cell>
          <table:table-cell/>
          <table:table-cell table:style-name="ce66" table:formula="of:=[Budget.A85]" office:value-type="string" office:string-value="Women's outreach">
            <text:p>Women's outreach</text:p>
          </table:table-cell>
          <table:table-cell table:style-name="ce42" table:formula="of:=[Budget.$N85]" office:value-type="float" office:value="30000">
            <text:p>$30,000</text:p>
          </table:table-cell>
          <table:table-cell table:style-name="ce67" table:formula="of:=[Real.$N84]" office:value-type="float" office:value="311">
            <text:p>$311</text:p>
          </table:table-cell>
          <table:table-cell table:style-name="ce68" table:formula="of:=[.H49]-[.I49]" office:value-type="float" office:value="29689">
            <text:p>$29,689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7" office:value-type="string">
            <text:p>Total</text:p>
          </table:table-cell>
          <table:table-cell table:style-name="ce44" table:formula="of:=SUM([.H40:.H49])" office:value-type="float" office:value="464005">
            <text:p>$464,005</text:p>
          </table:table-cell>
          <table:table-cell table:style-name="ce44" table:formula="of:=SUM([.I40:.I49])" office:value-type="float" office:value="601338.4">
            <text:p>$601,338</text:p>
          </table:table-cell>
          <table:table-cell table:style-name="ce44" table:formula="of:=SUM([.J40:.J49])" office:value-type="float" office:value="-137333.4">
            <text:p>-$137,333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2" table:number-rows-repeated="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 table:style-name="ce12"/>
          <table:table-cell table:style-name="ce29" office:value-type="string" table:number-columns-spanned="1" table:number-rows-spanned="2">
            <text:p>Expenses</text:p>
          </table:table-cell>
          <table:table-cell table:style-name="ce29" office:value-type="string" table:number-columns-spanned="13" table:number-rows-spanned="1">
            <text:p>Fiscal Year 2009</text:p>
          </table:table-cell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table-cell table:number-columns-repeated="1009"/>
        </table:table-row>
        <table:table-row table:style-name="ro3">
          <table:table-cell table:style-name="ce13"/>
          <table:covered-table-cell table:style-name="ce30"/>
          <table:table-cell table:style-name="ce45" office:value-type="string">
            <text:p>Oct</text:p>
          </table:table-cell>
          <table:table-cell table:style-name="ce45" office:value-type="string">
            <text:p>Nov</text:p>
          </table:table-cell>
          <table:table-cell table:style-name="ce45" office:value-type="string">
            <text:p>Dec</text:p>
          </table:table-cell>
          <table:table-cell table:style-name="ce45" office:value-type="string">
            <text:p>Jan</text:p>
          </table:table-cell>
          <table:table-cell table:style-name="ce45" office:value-type="string">
            <text:p>Feb</text:p>
          </table:table-cell>
          <table:table-cell table:style-name="ce45" office:value-type="string">
            <text:p>Mar</text:p>
          </table:table-cell>
          <table:table-cell table:style-name="ce45" office:value-type="string">
            <text:p>Apr</text:p>
          </table:table-cell>
          <table:table-cell table:style-name="ce45" office:value-type="string">
            <text:p>May</text:p>
          </table:table-cell>
          <table:table-cell table:style-name="ce45" office:value-type="string">
            <text:p>Jun</text:p>
          </table:table-cell>
          <table:table-cell table:style-name="ce45" office:value-type="string">
            <text:p>Jul</text:p>
          </table:table-cell>
          <table:table-cell table:style-name="ce45" office:value-type="string">
            <text:p>Aug</text:p>
          </table:table-cell>
          <table:table-cell table:style-name="ce45" office:value-type="string">
            <text:p>Sep</text:p>
          </table:table-cell>
          <table:table-cell table:style-name="ce45" office:value-type="string">
            <text:p>Total</text:p>
          </table:table-cell>
          <table:table-cell table:number-columns-repeated="1009"/>
        </table:table-row>
        <table:table-row table:style-name="ro5">
          <table:table-cell/>
          <table:table-cell table:style-name="ce31" table:formula="of:=[Budget.A6]" office:value-type="string" office:string-value="A11y" table:number-columns-spanned="1" table:number-rows-spanned="2">
            <text:p>A11y</text:p>
          </table:table-cell>
          <table:table-cell table:style-name="ce46" table:formula="of:=[Budget.B$6]" office:value-type="float" office:value="8000">
            <text:p>$8,000.00</text:p>
          </table:table-cell>
          <table:table-cell table:style-name="ce59" table:formula="of:=[Budget.C$6]" office:value-type="float" office:value="0">
            <text:p/>
          </table:table-cell>
          <table:table-cell table:style-name="ce59" table:formula="of:=[Budget.D$6]" office:value-type="float" office:value="0">
            <text:p/>
          </table:table-cell>
          <table:table-cell table:style-name="ce59" table:formula="of:=[Budget.E$6]" office:value-type="float" office:value="0">
            <text:p/>
          </table:table-cell>
          <table:table-cell table:style-name="ce59" table:formula="of:=[Budget.F$6]" office:value-type="float" office:value="0">
            <text:p/>
          </table:table-cell>
          <table:table-cell table:style-name="ce59" table:formula="of:=[Budget.$G$6]" office:value-type="float" office:value="0">
            <text:p/>
          </table:table-cell>
          <table:table-cell table:style-name="ce59" table:formula="of:=[Budget.$H$6]" office:value-type="float" office:value="4000">
            <text:p>$4,000.00</text:p>
          </table:table-cell>
          <table:table-cell table:style-name="ce59" table:formula="of:=[Budget.I6]" office:value-type="float" office:value="0">
            <text:p/>
          </table:table-cell>
          <table:table-cell table:style-name="ce59" table:formula="of:=[Budget.J6]" office:value-type="float" office:value="0">
            <text:p/>
          </table:table-cell>
          <table:table-cell table:style-name="ce59" table:formula="of:=[Budget.K6]" office:value-type="float" office:value="0">
            <text:p/>
          </table:table-cell>
          <table:table-cell table:style-name="ce59" table:formula="of:=[Budget.L6]" office:value-type="float" office:value="6000">
            <text:p>$6,000.00</text:p>
          </table:table-cell>
          <table:table-cell table:style-name="ce59" table:formula="of:=[Budget.M6]" office:value-type="float" office:value="0">
            <text:p/>
          </table:table-cell>
          <table:table-cell table:style-name="ce78" table:formula="of:=SUM([.C57:.N57])" office:value-type="float" office:value="18000">
            <text:p>$18,000</text:p>
          </table:table-cell>
          <table:table-cell table:number-columns-repeated="1009"/>
        </table:table-row>
        <table:table-row table:style-name="ro5">
          <table:table-cell/>
          <table:covered-table-cell table:style-name="ce32"/>
          <table:table-cell table:style-name="ce47" table:formula="of:=[Real.B6]" office:value-type="float" office:value="0">
            <text:p/>
          </table:table-cell>
          <table:table-cell table:style-name="ce60" table:formula="of:=[Real.C6]" office:value-type="float" office:value="0">
            <text:p/>
          </table:table-cell>
          <table:table-cell table:style-name="ce60" table:formula="of:=[Real.D6]" office:value-type="float" office:value="0">
            <text:p/>
          </table:table-cell>
          <table:table-cell table:style-name="ce60" table:formula="of:=[Real.E6]" office:value-type="float" office:value="0">
            <text:p/>
          </table:table-cell>
          <table:table-cell table:style-name="ce60" table:formula="of:=[Real.F6]" office:value-type="float" office:value="6000">
            <text:p>$6,000.00</text:p>
          </table:table-cell>
          <table:table-cell table:style-name="ce60" table:formula="of:=[Real.G6]" office:value-type="float" office:value="0">
            <text:p/>
          </table:table-cell>
          <table:table-cell table:style-name="ce60" table:formula="of:=[Real.H6]" office:value-type="float" office:value="6499.22">
            <text:p>$6,499.22</text:p>
          </table:table-cell>
          <table:table-cell table:style-name="ce60" table:formula="of:=[Real.I6]" office:value-type="float" office:value="0">
            <text:p/>
          </table:table-cell>
          <table:table-cell table:style-name="ce60" table:formula="of:=[Real.J6]" office:value-type="float" office:value="0">
            <text:p/>
          </table:table-cell>
          <table:table-cell table:style-name="ce60" table:formula="of:=[Real.K6]" office:value-type="float" office:value="0">
            <text:p/>
          </table:table-cell>
          <table:table-cell table:style-name="ce60" table:formula="of:=[Real.L6]" office:value-type="float" office:value="0">
            <text:p/>
          </table:table-cell>
          <table:table-cell table:style-name="ce60" table:formula="of:=[Real.M6]" office:value-type="float" office:value="0">
            <text:p/>
          </table:table-cell>
          <table:table-cell table:style-name="ce79" table:formula="of:=SUM([.C58:.N58])" office:value-type="float" office:value="12499.22">
            <text:p>$12,499</text:p>
          </table:table-cell>
          <table:table-cell table:number-columns-repeated="1009"/>
        </table:table-row>
        <table:table-row table:style-name="ro5">
          <table:table-cell/>
          <table:table-cell table:style-name="ce31" table:formula="of:=[Budget.A9]" office:value-type="string" office:string-value="Administrivia" table:number-columns-spanned="1" table:number-rows-spanned="2">
            <text:p>Administrivia</text:p>
          </table:table-cell>
          <table:table-cell table:style-name="ce48" table:formula="of:=[Budget.B9]" office:value-type="float" office:value="291.666666666667">
            <text:p>$291.67</text:p>
          </table:table-cell>
          <table:table-cell table:style-name="ce51" table:formula="of:=[Budget.C9]" office:value-type="float" office:value="291.666666666667">
            <text:p>$291.67</text:p>
          </table:table-cell>
          <table:table-cell table:style-name="ce51" table:formula="of:=[Budget.D9]" office:value-type="float" office:value="291.666666666667">
            <text:p>$291.67</text:p>
          </table:table-cell>
          <table:table-cell table:style-name="ce51" table:formula="of:=[Budget.E9]" office:value-type="float" office:value="291.666666666667">
            <text:p>$291.67</text:p>
          </table:table-cell>
          <table:table-cell table:style-name="ce51" table:formula="of:=[Budget.F9]" office:value-type="float" office:value="291.666666666667">
            <text:p>$291.67</text:p>
          </table:table-cell>
          <table:table-cell table:style-name="ce51" table:formula="of:=[Budget.G9]" office:value-type="float" office:value="2533.66666666667">
            <text:p>$2,533.67</text:p>
          </table:table-cell>
          <table:table-cell table:style-name="ce51" table:formula="of:=[Budget.H9]" office:value-type="float" office:value="291.666666666667">
            <text:p>$291.67</text:p>
          </table:table-cell>
          <table:table-cell table:style-name="ce51" table:formula="of:=[Budget.I9]" office:value-type="float" office:value="341.666666666667">
            <text:p>$341.67</text:p>
          </table:table-cell>
          <table:table-cell table:style-name="ce51" table:formula="of:=[Budget.J9]" office:value-type="float" office:value="291.666666666667">
            <text:p>$291.67</text:p>
          </table:table-cell>
          <table:table-cell table:style-name="ce51" table:formula="of:=[Budget.K9]" office:value-type="float" office:value="2791.66666666667">
            <text:p>$2,791.67</text:p>
          </table:table-cell>
          <table:table-cell table:style-name="ce51" table:formula="of:=[Budget.L9]" office:value-type="float" office:value="291.666666666667">
            <text:p>$291.67</text:p>
          </table:table-cell>
          <table:table-cell table:style-name="ce51" table:formula="of:=[Budget.M9]" office:value-type="float" office:value="291.666666666667">
            <text:p>$291.67</text:p>
          </table:table-cell>
          <table:table-cell table:style-name="ce78" table:formula="of:=SUM([.C59:.N59])" office:value-type="float" office:value="8292">
            <text:p>$8,292</text:p>
          </table:table-cell>
          <table:table-cell table:number-columns-repeated="1009"/>
        </table:table-row>
        <table:table-row table:style-name="ro5">
          <table:table-cell/>
          <table:covered-table-cell table:style-name="ce32"/>
          <table:table-cell table:style-name="ce49" table:formula="of:=[Real.B9]" office:value-type="float" office:value="184.52">
            <text:p>$184.52</text:p>
          </table:table-cell>
          <table:table-cell table:style-name="ce52" table:formula="of:=[Real.C9]" office:value-type="float" office:value="159.01">
            <text:p>$159.01</text:p>
          </table:table-cell>
          <table:table-cell table:style-name="ce52" table:formula="of:=[Real.D9]" office:value-type="float" office:value="378.58">
            <text:p>$378.58</text:p>
          </table:table-cell>
          <table:table-cell table:style-name="ce52" table:formula="of:=[Real.E9]" office:value-type="float" office:value="228.11">
            <text:p>$228.11</text:p>
          </table:table-cell>
          <table:table-cell table:style-name="ce52" table:formula="of:=[Real.F9]" office:value-type="float" office:value="360.76">
            <text:p>$360.76</text:p>
          </table:table-cell>
          <table:table-cell table:style-name="ce52" table:formula="of:=[Real.G9]" office:value-type="float" office:value="382.51">
            <text:p>$382.51</text:p>
          </table:table-cell>
          <table:table-cell table:style-name="ce52" table:formula="of:=[Real.H9]" office:value-type="float" office:value="2700.04">
            <text:p>$2,700.04</text:p>
          </table:table-cell>
          <table:table-cell table:style-name="ce52" table:formula="of:=[Real.I9]" office:value-type="float" office:value="437.21">
            <text:p>$437.21</text:p>
          </table:table-cell>
          <table:table-cell table:style-name="ce52" table:formula="of:=[Real.J9]" office:value-type="float" office:value="330.16">
            <text:p>$330.16</text:p>
          </table:table-cell>
          <table:table-cell table:style-name="ce52" table:formula="of:=[Real.K9]" office:value-type="float" office:value="260.54">
            <text:p>$260.54</text:p>
          </table:table-cell>
          <table:table-cell table:style-name="ce52" table:formula="of:=[Real.L9]" office:value-type="float" office:value="516.1">
            <text:p>$516.10</text:p>
          </table:table-cell>
          <table:table-cell table:style-name="ce52" table:formula="of:=[Real.M9]" office:value-type="float" office:value="2421.42">
            <text:p>$2,421.42</text:p>
          </table:table-cell>
          <table:table-cell table:style-name="ce80" table:formula="of:=SUM([.C60:.N60])" office:value-type="float" office:value="8358.96">
            <text:p>$8,359</text:p>
          </table:table-cell>
          <table:table-cell table:number-columns-repeated="1009"/>
        </table:table-row>
        <table:table-row table:style-name="ro5">
          <table:table-cell/>
          <table:table-cell table:style-name="ce31" table:formula="of:=[Budget.A20]" office:value-type="string" office:string-value="Employees" table:number-columns-spanned="1" table:number-rows-spanned="2">
            <text:p>Employees</text:p>
          </table:table-cell>
          <table:table-cell table:style-name="ce48" table:formula="of:=[Budget.B20]" office:value-type="float" office:value="11115">
            <text:p>$11,115.00</text:p>
          </table:table-cell>
          <table:table-cell table:style-name="ce51" table:formula="of:=[Budget.C20]" office:value-type="float" office:value="11115">
            <text:p>$11,115.00</text:p>
          </table:table-cell>
          <table:table-cell table:style-name="ce51" table:formula="of:=[Budget.D20]" office:value-type="float" office:value="12615">
            <text:p>$12,615.00</text:p>
          </table:table-cell>
          <table:table-cell table:style-name="ce51" table:formula="of:=[Budget.E20]" office:value-type="float" office:value="14715">
            <text:p>$14,715.00</text:p>
          </table:table-cell>
          <table:table-cell table:style-name="ce51" table:formula="of:=[Budget.F20]" office:value-type="float" office:value="14715">
            <text:p>$14,715.00</text:p>
          </table:table-cell>
          <table:table-cell table:style-name="ce51" table:formula="of:=[Budget.G20]" office:value-type="float" office:value="16215">
            <text:p>$16,215.00</text:p>
          </table:table-cell>
          <table:table-cell table:style-name="ce51" table:formula="of:=[Budget.H20]" office:value-type="float" office:value="14715">
            <text:p>$14,715.00</text:p>
          </table:table-cell>
          <table:table-cell table:style-name="ce51" table:formula="of:=[Budget.I20]" office:value-type="float" office:value="14715">
            <text:p>$14,715.00</text:p>
          </table:table-cell>
          <table:table-cell table:style-name="ce51" table:formula="of:=[Budget.J20]" office:value-type="float" office:value="16215">
            <text:p>$16,215.00</text:p>
          </table:table-cell>
          <table:table-cell table:style-name="ce51" table:formula="of:=[Budget.K20]" office:value-type="float" office:value="14715">
            <text:p>$14,715.00</text:p>
          </table:table-cell>
          <table:table-cell table:style-name="ce51" table:formula="of:=[Budget.L20]" office:value-type="float" office:value="14715">
            <text:p>$14,715.00</text:p>
          </table:table-cell>
          <table:table-cell table:style-name="ce51" table:formula="of:=[Budget.M20]" office:value-type="float" office:value="16215">
            <text:p>$16,215.00</text:p>
          </table:table-cell>
          <table:table-cell table:style-name="ce78" table:formula="of:=SUM([.C61:.N61])" office:value-type="float" office:value="171780">
            <text:p>$171,780</text:p>
          </table:table-cell>
          <table:table-cell table:number-columns-repeated="1009"/>
        </table:table-row>
        <table:table-row table:style-name="ro5">
          <table:table-cell/>
          <table:covered-table-cell table:style-name="ce32"/>
          <table:table-cell table:style-name="ce49" table:formula="of:=[Real.B20]" office:value-type="float" office:value="12547.57">
            <text:p>$12,547.57</text:p>
          </table:table-cell>
          <table:table-cell table:style-name="ce52" table:formula="of:=[Real.C20]" office:value-type="float" office:value="10706.44">
            <text:p>$10,706.44</text:p>
          </table:table-cell>
          <table:table-cell table:style-name="ce52" table:formula="of:=[Real.D20]" office:value-type="float" office:value="9715.76">
            <text:p>$9,715.76</text:p>
          </table:table-cell>
          <table:table-cell table:style-name="ce52" table:formula="of:=[Real.E20]" office:value-type="float" office:value="23675.18">
            <text:p>$23,675.18</text:p>
          </table:table-cell>
          <table:table-cell table:style-name="ce52" table:formula="of:=[Real.F20]" office:value-type="float" office:value="11896.27">
            <text:p>$11,896.27</text:p>
          </table:table-cell>
          <table:table-cell table:style-name="ce52" table:formula="of:=[Real.G20]" office:value-type="float" office:value="11808.06">
            <text:p>$11,808.06</text:p>
          </table:table-cell>
          <table:table-cell table:style-name="ce52" table:formula="of:=[Real.H20]" office:value-type="float" office:value="9632.67">
            <text:p>$9,632.67</text:p>
          </table:table-cell>
          <table:table-cell table:style-name="ce52" table:formula="of:=[Real.I20]" office:value-type="float" office:value="10737.67">
            <text:p>$10,737.67</text:p>
          </table:table-cell>
          <table:table-cell table:style-name="ce52" table:formula="of:=[Real.J20]" office:value-type="float" office:value="16959.93">
            <text:p>$16,959.93</text:p>
          </table:table-cell>
          <table:table-cell table:style-name="ce52" table:formula="of:=[Real.K20]" office:value-type="float" office:value="11051.89">
            <text:p>$11,051.89</text:p>
          </table:table-cell>
          <table:table-cell table:style-name="ce52" table:formula="of:=[Real.L20]" office:value-type="float" office:value="9628.34">
            <text:p>$9,628.34</text:p>
          </table:table-cell>
          <table:table-cell table:style-name="ce52" table:formula="of:=[Real.M20]" office:value-type="float" office:value="9555.57">
            <text:p>$9,555.57</text:p>
          </table:table-cell>
          <table:table-cell table:style-name="ce80" table:formula="of:=SUM([.C62:.N62])" office:value-type="float" office:value="147915.35">
            <text:p>$147,915</text:p>
          </table:table-cell>
          <table:table-cell table:number-columns-repeated="1009"/>
        </table:table-row>
        <table:table-row table:style-name="ro5">
          <table:table-cell/>
          <table:table-cell table:style-name="ce31" table:formula="of:=[Budget.A28]" office:value-type="string" office:string-value="Events" table:number-columns-spanned="1" table:number-rows-spanned="2">
            <text:p>Events</text:p>
          </table:table-cell>
          <table:table-cell table:style-name="ce48" table:formula="of:=[Budget.B28]" office:value-type="float" office:value="8050">
            <text:p>$8,050.00</text:p>
          </table:table-cell>
          <table:table-cell table:style-name="ce51" table:formula="of:=[Budget.C28]" office:value-type="float" office:value="15250">
            <text:p>$15,250.00</text:p>
          </table:table-cell>
          <table:table-cell table:style-name="ce51" table:formula="of:=[Budget.D28]" office:value-type="float" office:value="2250">
            <text:p>$2,250.00</text:p>
          </table:table-cell>
          <table:table-cell table:style-name="ce51" table:formula="of:=[Budget.E28]" office:value-type="float" office:value="4250">
            <text:p>$4,250.00</text:p>
          </table:table-cell>
          <table:table-cell table:style-name="ce51" table:formula="of:=[Budget.F28]" office:value-type="float" office:value="2250">
            <text:p>$2,250.00</text:p>
          </table:table-cell>
          <table:table-cell table:style-name="ce51" table:formula="of:=[Budget.G28]" office:value-type="float" office:value="5350">
            <text:p>$5,350.00</text:p>
          </table:table-cell>
          <table:table-cell table:style-name="ce51" table:formula="of:=[Budget.H28]" office:value-type="float" office:value="5350">
            <text:p>$5,350.00</text:p>
          </table:table-cell>
          <table:table-cell table:style-name="ce51" table:formula="of:=[Budget.I28]" office:value-type="float" office:value="5350">
            <text:p>$5,350.00</text:p>
          </table:table-cell>
          <table:table-cell table:style-name="ce51" table:formula="of:=[Budget.J28]" office:value-type="float" office:value="93250">
            <text:p>$93,250.00</text:p>
          </table:table-cell>
          <table:table-cell table:style-name="ce51" table:formula="of:=[Budget.K28]" office:value-type="float" office:value="5350">
            <text:p>$5,350.00</text:p>
          </table:table-cell>
          <table:table-cell table:style-name="ce51" table:formula="of:=[Budget.L28]" office:value-type="float" office:value="2750">
            <text:p>$2,750.00</text:p>
          </table:table-cell>
          <table:table-cell table:style-name="ce51" table:formula="of:=[Budget.M28]" office:value-type="float" office:value="27750">
            <text:p>$27,750.00</text:p>
          </table:table-cell>
          <table:table-cell table:style-name="ce78" table:formula="of:=SUM([.C63:.N63])" office:value-type="float" office:value="177200">
            <text:p>$177,200</text:p>
          </table:table-cell>
          <table:table-cell table:number-columns-repeated="1009"/>
        </table:table-row>
        <table:table-row table:style-name="ro5">
          <table:table-cell/>
          <table:covered-table-cell table:style-name="ce32"/>
          <table:table-cell table:style-name="ce49" table:formula="of:=[Real.B28]" office:value-type="float" office:value="4463.38">
            <text:p>$4,463.38</text:p>
          </table:table-cell>
          <table:table-cell table:style-name="ce52" table:formula="of:=[Real.C28]" office:value-type="float" office:value="10101.56">
            <text:p>$10,101.56</text:p>
          </table:table-cell>
          <table:table-cell table:style-name="ce52" table:formula="of:=[Real.D28]" office:value-type="float" office:value="2618.65">
            <text:p>$2,618.65</text:p>
          </table:table-cell>
          <table:table-cell table:style-name="ce52" table:formula="of:=[Real.E28]" office:value-type="float" office:value="975.8">
            <text:p>$975.80</text:p>
          </table:table-cell>
          <table:table-cell table:style-name="ce52" table:formula="of:=[Real.F28]" office:value-type="float" office:value="1533.3">
            <text:p>$1,533.30</text:p>
          </table:table-cell>
          <table:table-cell table:style-name="ce52" table:formula="of:=[Real.G28]" office:value-type="float" office:value="9803.07">
            <text:p>$9,803.07</text:p>
          </table:table-cell>
          <table:table-cell table:style-name="ce52" table:formula="of:=[Real.H28]" office:value-type="float" office:value="824.44">
            <text:p>$824.44</text:p>
          </table:table-cell>
          <table:table-cell table:style-name="ce52" table:formula="of:=[Real.I28]" office:value-type="float" office:value="2643.54">
            <text:p>$2,643.54</text:p>
          </table:table-cell>
          <table:table-cell table:style-name="ce52" table:formula="of:=[Real.J28]" office:value-type="float" office:value="33805.49">
            <text:p>$33,805.49</text:p>
          </table:table-cell>
          <table:table-cell table:style-name="ce52" table:formula="of:=[Real.K28]" office:value-type="float" office:value="7115.01">
            <text:p>$7,115.01</text:p>
          </table:table-cell>
          <table:table-cell table:style-name="ce52" table:formula="of:=[Real.L28]" office:value-type="float" office:value="50010.02">
            <text:p>$50,010.02</text:p>
          </table:table-cell>
          <table:table-cell table:style-name="ce52" table:formula="of:=[Real.M28]" office:value-type="float" office:value="9193.04">
            <text:p>$9,193.04</text:p>
          </table:table-cell>
          <table:table-cell table:style-name="ce80" table:formula="of:=SUM([.C64:.N64])" office:value-type="float" office:value="133087.3">
            <text:p>$133,087</text:p>
          </table:table-cell>
          <table:table-cell table:number-columns-repeated="1009"/>
        </table:table-row>
        <table:table-row table:style-name="ro5">
          <table:table-cell/>
          <table:table-cell table:style-name="ce31" table:formula="of:=[Budget.A38]" office:value-type="string" office:string-value="Hackfests" table:number-columns-spanned="1" table:number-rows-spanned="2">
            <text:p>Hackfests</text:p>
          </table:table-cell>
          <table:table-cell table:style-name="ce48" table:formula="of:=[Budget.B38]" office:value-type="float" office:value="0">
            <text:p/>
          </table:table-cell>
          <table:table-cell table:style-name="ce51" table:formula="of:=[Budget.C38]" office:value-type="float" office:value="17400">
            <text:p>$17,400.00</text:p>
          </table:table-cell>
          <table:table-cell table:style-name="ce51" table:formula="of:=[Budget.D38]" office:value-type="float" office:value="0">
            <text:p/>
          </table:table-cell>
          <table:table-cell table:style-name="ce51" table:formula="of:=[Budget.E38]" office:value-type="float" office:value="0">
            <text:p/>
          </table:table-cell>
          <table:table-cell table:style-name="ce51" table:formula="of:=[Budget.F38]" office:value-type="float" office:value="0">
            <text:p/>
          </table:table-cell>
          <table:table-cell table:style-name="ce51" table:formula="of:=[Budget.G38]" office:value-type="float" office:value="10000">
            <text:p>$10,000.00</text:p>
          </table:table-cell>
          <table:table-cell table:style-name="ce51" table:formula="of:=[Budget.H38]" office:value-type="float" office:value="0">
            <text:p/>
          </table:table-cell>
          <table:table-cell table:style-name="ce51" table:formula="of:=[Budget.I38]" office:value-type="float" office:value="4000">
            <text:p>$4,000.00</text:p>
          </table:table-cell>
          <table:table-cell table:style-name="ce51" table:formula="of:=[Budget.J38]" office:value-type="float" office:value="0">
            <text:p/>
          </table:table-cell>
          <table:table-cell table:style-name="ce51" table:formula="of:=[Budget.K38]" office:value-type="float" office:value="0">
            <text:p/>
          </table:table-cell>
          <table:table-cell table:style-name="ce51" table:formula="of:=[Budget.L38]" office:value-type="float" office:value="0">
            <text:p/>
          </table:table-cell>
          <table:table-cell table:style-name="ce51" table:formula="of:=[Budget.M38]" office:value-type="float" office:value="4000">
            <text:p>$4,000.00</text:p>
          </table:table-cell>
          <table:table-cell table:style-name="ce78" table:formula="of:=SUM([.C65:.N65])" office:value-type="float" office:value="35400">
            <text:p>$35,400</text:p>
          </table:table-cell>
          <table:table-cell table:number-columns-repeated="1009"/>
        </table:table-row>
        <table:table-row table:style-name="ro5">
          <table:table-cell/>
          <table:covered-table-cell table:style-name="ce32"/>
          <table:table-cell table:style-name="ce49" table:formula="of:=[Real.B38]" office:value-type="float" office:value="2249.71">
            <text:p>$2,249.71</text:p>
          </table:table-cell>
          <table:table-cell table:style-name="ce52" table:formula="of:=[Real.C38]" office:value-type="float" office:value="1611">
            <text:p>$1,611.00</text:p>
          </table:table-cell>
          <table:table-cell table:style-name="ce52" table:formula="of:=[Real.D38]" office:value-type="float" office:value="2666.2">
            <text:p>$2,666.20</text:p>
          </table:table-cell>
          <table:table-cell table:style-name="ce52" table:formula="of:=[Real.E38]" office:value-type="float" office:value="3335.05">
            <text:p>$3,335.05</text:p>
          </table:table-cell>
          <table:table-cell table:style-name="ce52" table:formula="of:=[Real.F38]" office:value-type="float" office:value="2001.5">
            <text:p>$2,001.50</text:p>
          </table:table-cell>
          <table:table-cell table:style-name="ce52" table:formula="of:=[Real.G38]" office:value-type="float" office:value="2994.8">
            <text:p>$2,994.80</text:p>
          </table:table-cell>
          <table:table-cell table:style-name="ce52" table:formula="of:=[Real.H38]" office:value-type="float" office:value="6443.53">
            <text:p>$6,443.53</text:p>
          </table:table-cell>
          <table:table-cell table:style-name="ce52" table:formula="of:=[Real.I38]" office:value-type="float" office:value="3808.56">
            <text:p>$3,808.56</text:p>
          </table:table-cell>
          <table:table-cell table:style-name="ce52" table:formula="of:=[Real.J38]" office:value-type="float" office:value="4478">
            <text:p>$4,478.00</text:p>
          </table:table-cell>
          <table:table-cell table:style-name="ce52" table:formula="of:=[Real.K38]" office:value-type="float" office:value="0">
            <text:p/>
          </table:table-cell>
          <table:table-cell table:style-name="ce52" table:formula="of:=[Real.L38]" office:value-type="float" office:value="0">
            <text:p/>
          </table:table-cell>
          <table:table-cell table:style-name="ce52" table:formula="of:=[Real.M38]" office:value-type="float" office:value="8871.8">
            <text:p>$8,871.80</text:p>
          </table:table-cell>
          <table:table-cell table:style-name="ce80" table:formula="of:=SUM([.C66:.N66])" office:value-type="float" office:value="38460.15">
            <text:p>$38,460</text:p>
          </table:table-cell>
          <table:table-cell table:number-columns-repeated="1009"/>
        </table:table-row>
        <table:table-row table:style-name="ro5">
          <table:table-cell/>
          <table:table-cell table:style-name="ce31" table:formula="of:=[Budget.A39]" office:value-type="string" office:string-value="Local outreach" table:number-columns-spanned="1" table:number-rows-spanned="2">
            <text:p>Local outreach</text:p>
          </table:table-cell>
          <table:table-cell table:style-name="ce50" table:formula="of:=[Budget.B39]" office:value-type="float" office:value="7000">
            <text:p>$7,000.00</text:p>
          </table:table-cell>
          <table:table-cell table:style-name="ce61" table:formula="of:=[Budget.C39]" office:value-type="float" office:value="1000">
            <text:p>$1,000.00</text:p>
          </table:table-cell>
          <table:table-cell table:style-name="ce61" table:formula="of:=[Budget.D39]" office:value-type="float" office:value="0">
            <text:p/>
          </table:table-cell>
          <table:table-cell table:style-name="ce61" table:formula="of:=[Budget.E39]" office:value-type="float" office:value="0">
            <text:p/>
          </table:table-cell>
          <table:table-cell table:style-name="ce61" table:formula="of:=[Budget.F39]" office:value-type="float" office:value="0">
            <text:p/>
          </table:table-cell>
          <table:table-cell table:style-name="ce61" table:formula="of:=[Budget.G39]" office:value-type="float" office:value="3000">
            <text:p>$3,000.00</text:p>
          </table:table-cell>
          <table:table-cell table:style-name="ce61" table:formula="of:=[Budget.H39]" office:value-type="float" office:value="0">
            <text:p/>
          </table:table-cell>
          <table:table-cell table:style-name="ce61" table:formula="of:=[Budget.I39]" office:value-type="float" office:value="0">
            <text:p/>
          </table:table-cell>
          <table:table-cell table:style-name="ce61" table:formula="of:=[Budget.J39]" office:value-type="float" office:value="0">
            <text:p/>
          </table:table-cell>
          <table:table-cell table:style-name="ce61" table:formula="of:=[Budget.K39]" office:value-type="float" office:value="0">
            <text:p/>
          </table:table-cell>
          <table:table-cell table:style-name="ce61" table:formula="of:=[Budget.L39]" office:value-type="float" office:value="0">
            <text:p/>
          </table:table-cell>
          <table:table-cell table:style-name="ce61" table:formula="of:=[Budget.M39]" office:value-type="float" office:value="1000">
            <text:p>$1,000.00</text:p>
          </table:table-cell>
          <table:table-cell table:style-name="ce78" table:formula="of:=SUM([.C67:.N67])" office:value-type="float" office:value="12000">
            <text:p>$12,000</text:p>
          </table:table-cell>
          <table:table-cell table:number-columns-repeated="1009"/>
        </table:table-row>
        <table:table-row table:style-name="ro5">
          <table:table-cell/>
          <table:covered-table-cell table:style-name="ce32"/>
          <table:table-cell table:style-name="ce49" table:formula="of:=[Real.B39]" office:value-type="float" office:value="2682">
            <text:p>$2,682.00</text:p>
          </table:table-cell>
          <table:table-cell table:style-name="ce52" table:formula="of:=[Real.C39]" office:value-type="float" office:value="0">
            <text:p/>
          </table:table-cell>
          <table:table-cell table:style-name="ce52" table:formula="of:=[Real.D39]" office:value-type="float" office:value="0">
            <text:p/>
          </table:table-cell>
          <table:table-cell table:style-name="ce52" table:formula="of:=[Real.E39]" office:value-type="float" office:value="0">
            <text:p/>
          </table:table-cell>
          <table:table-cell table:style-name="ce52" table:formula="of:=[Real.F39]" office:value-type="float" office:value="0">
            <text:p/>
          </table:table-cell>
          <table:table-cell table:style-name="ce52" table:formula="of:=[Real.G39]" office:value-type="float" office:value="0">
            <text:p/>
          </table:table-cell>
          <table:table-cell table:style-name="ce52" table:formula="of:=[Real.H39]" office:value-type="float" office:value="0">
            <text:p/>
          </table:table-cell>
          <table:table-cell table:style-name="ce52" table:formula="of:=[Real.I39]" office:value-type="float" office:value="0">
            <text:p/>
          </table:table-cell>
          <table:table-cell table:style-name="ce52" table:formula="of:=[Real.J39]" office:value-type="float" office:value="417">
            <text:p>$417.00</text:p>
          </table:table-cell>
          <table:table-cell table:style-name="ce52" table:formula="of:=[Real.K39]" office:value-type="float" office:value="0">
            <text:p/>
          </table:table-cell>
          <table:table-cell table:style-name="ce52" table:formula="of:=[Real.L39]" office:value-type="float" office:value="3271">
            <text:p>$3,271.00</text:p>
          </table:table-cell>
          <table:table-cell table:style-name="ce52" table:formula="of:=[Real.M39]" office:value-type="float" office:value="0">
            <text:p/>
          </table:table-cell>
          <table:table-cell table:style-name="ce80" table:formula="of:=SUM([.C68:.N68])" office:value-type="float" office:value="6370">
            <text:p>$6,370</text:p>
          </table:table-cell>
          <table:table-cell table:number-columns-repeated="1009"/>
        </table:table-row>
        <table:table-row table:style-name="ro5">
          <table:table-cell/>
          <table:table-cell table:style-name="ce31" table:formula="of:=[Budget.A45]" office:value-type="string" office:string-value="Friends of GNOME" table:number-columns-spanned="1" table:number-rows-spanned="2">
            <text:p>Friends of GNOME</text:p>
          </table:table-cell>
          <table:table-cell table:style-name="ce48" table:formula="of:=[Budget.B45]" office:value-type="float" office:value="0">
            <text:p/>
          </table:table-cell>
          <table:table-cell table:style-name="ce51" table:formula="of:=[Budget.C45]" office:value-type="float" office:value="0">
            <text:p/>
          </table:table-cell>
          <table:table-cell table:style-name="ce51" table:formula="of:=[Budget.D45]" office:value-type="float" office:value="0">
            <text:p/>
          </table:table-cell>
          <table:table-cell table:style-name="ce51" table:formula="of:=[Budget.E45]" office:value-type="float" office:value="0">
            <text:p/>
          </table:table-cell>
          <table:table-cell table:style-name="ce51" table:formula="of:=[Budget.F45]" office:value-type="float" office:value="0">
            <text:p/>
          </table:table-cell>
          <table:table-cell table:style-name="ce51" table:formula="of:=[Budget.G45]" office:value-type="float" office:value="0">
            <text:p/>
          </table:table-cell>
          <table:table-cell table:style-name="ce51" table:formula="of:=[Budget.H45]" office:value-type="float" office:value="0">
            <text:p/>
          </table:table-cell>
          <table:table-cell table:style-name="ce51" table:formula="of:=[Budget.I45]" office:value-type="float" office:value="0">
            <text:p/>
          </table:table-cell>
          <table:table-cell table:style-name="ce51" table:formula="of:=[Budget.J45]" office:value-type="float" office:value="0">
            <text:p/>
          </table:table-cell>
          <table:table-cell table:style-name="ce51" table:formula="of:=[Budget.K45]" office:value-type="float" office:value="0">
            <text:p/>
          </table:table-cell>
          <table:table-cell table:style-name="ce51" table:formula="of:=[Budget.L45]" office:value-type="float" office:value="0">
            <text:p/>
          </table:table-cell>
          <table:table-cell table:style-name="ce51" table:formula="of:=[Budget.M45]" office:value-type="float" office:value="0">
            <text:p/>
          </table:table-cell>
          <table:table-cell table:style-name="ce78" table:formula="of:=SUM([.C69:.N69])" office:value-type="float" office:value="0">
            <text:p>$0</text:p>
          </table:table-cell>
          <table:table-cell table:number-columns-repeated="1009"/>
        </table:table-row>
        <table:table-row table:style-name="ro5">
          <table:table-cell/>
          <table:covered-table-cell table:style-name="ce32"/>
          <table:table-cell table:style-name="ce49" table:formula="of:=[Real.B45]" office:value-type="float" office:value="0">
            <text:p/>
          </table:table-cell>
          <table:table-cell table:style-name="ce52" table:formula="of:=[Real.C45]" office:value-type="float" office:value="0">
            <text:p/>
          </table:table-cell>
          <table:table-cell table:style-name="ce52" table:formula="of:=[Real.D45]" office:value-type="float" office:value="0">
            <text:p/>
          </table:table-cell>
          <table:table-cell table:style-name="ce52" table:formula="of:=[Real.E45]" office:value-type="float" office:value="0">
            <text:p/>
          </table:table-cell>
          <table:table-cell table:style-name="ce52" table:formula="of:=[Real.F45]" office:value-type="float" office:value="0">
            <text:p/>
          </table:table-cell>
          <table:table-cell table:style-name="ce52" table:formula="of:=[Real.G45]" office:value-type="float" office:value="101.57">
            <text:p>$101.57</text:p>
          </table:table-cell>
          <table:table-cell table:style-name="ce52" table:formula="of:=[Real.H45]" office:value-type="float" office:value="8.6">
            <text:p>$8.60</text:p>
          </table:table-cell>
          <table:table-cell table:style-name="ce52" table:formula="of:=[Real.I45]" office:value-type="float" office:value="0">
            <text:p/>
          </table:table-cell>
          <table:table-cell table:style-name="ce52" table:formula="of:=[Real.J45]" office:value-type="float" office:value="2299.65">
            <text:p>$2,299.65</text:p>
          </table:table-cell>
          <table:table-cell table:style-name="ce52" table:formula="of:=[Real.K45]" office:value-type="float" office:value="0">
            <text:p/>
          </table:table-cell>
          <table:table-cell table:style-name="ce52" table:formula="of:=[Real.L45]" office:value-type="float" office:value="101.07">
            <text:p>$101.07</text:p>
          </table:table-cell>
          <table:table-cell table:style-name="ce52" table:formula="of:=[Real.M45]" office:value-type="float" office:value="17.4">
            <text:p>$17.40</text:p>
          </table:table-cell>
          <table:table-cell table:style-name="ce80" table:formula="of:=SUM([.C70:.N70])" office:value-type="float" office:value="2528.29">
            <text:p>$2,528</text:p>
          </table:table-cell>
          <table:table-cell table:number-columns-repeated="1009"/>
        </table:table-row>
        <table:table-row table:style-name="ro5">
          <table:table-cell/>
          <table:table-cell table:style-name="ce31" table:formula="of:=[Budget.A46]" office:value-type="string" office:string-value="Marketing" table:number-columns-spanned="1" table:number-rows-spanned="2">
            <text:p>Marketing</text:p>
          </table:table-cell>
          <table:table-cell table:style-name="ce51" table:formula="of:=[Budget.B46]" office:value-type="float" office:value="3500">
            <text:p>$3,500.00</text:p>
          </table:table-cell>
          <table:table-cell table:style-name="ce51" table:formula="of:=[Budget.C46]" office:value-type="float" office:value="0">
            <text:p/>
          </table:table-cell>
          <table:table-cell table:style-name="ce51" table:formula="of:=[Budget.D46]" office:value-type="float" office:value="3000">
            <text:p>$3,000.00</text:p>
          </table:table-cell>
          <table:table-cell table:style-name="ce51" table:formula="of:=[Budget.E46]" office:value-type="float" office:value="0">
            <text:p/>
          </table:table-cell>
          <table:table-cell table:style-name="ce51" table:formula="of:=[Budget.F46]" office:value-type="float" office:value="3500">
            <text:p>$3,500.00</text:p>
          </table:table-cell>
          <table:table-cell table:style-name="ce51" table:formula="of:=[Budget.G46]" office:value-type="float" office:value="0">
            <text:p/>
          </table:table-cell>
          <table:table-cell table:style-name="ce51" table:formula="of:=[Budget.H46]" office:value-type="float" office:value="0">
            <text:p/>
          </table:table-cell>
          <table:table-cell table:style-name="ce51" table:formula="of:=[Budget.I46]" office:value-type="float" office:value="0">
            <text:p/>
          </table:table-cell>
          <table:table-cell table:style-name="ce51" table:formula="of:=[Budget.J46]" office:value-type="float" office:value="0">
            <text:p/>
          </table:table-cell>
          <table:table-cell table:style-name="ce51" table:formula="of:=[Budget.K46]" office:value-type="float" office:value="0">
            <text:p/>
          </table:table-cell>
          <table:table-cell table:style-name="ce51" table:formula="of:=[Budget.L46]" office:value-type="float" office:value="0">
            <text:p/>
          </table:table-cell>
          <table:table-cell table:style-name="ce51" table:formula="of:=[Budget.M46]" office:value-type="float" office:value="0">
            <text:p/>
          </table:table-cell>
          <table:table-cell table:style-name="ce78" table:formula="of:=SUM([.C71:.N71])" office:value-type="float" office:value="10000">
            <text:p>$10,000</text:p>
          </table:table-cell>
          <table:table-cell table:number-columns-repeated="1009"/>
        </table:table-row>
        <table:table-row table:style-name="ro5">
          <table:table-cell/>
          <table:covered-table-cell table:style-name="ce32"/>
          <table:table-cell table:style-name="ce52" table:formula="of:=[Real.B46]" office:value-type="float" office:value="4.95">
            <text:p>$4.95</text:p>
          </table:table-cell>
          <table:table-cell table:style-name="ce52" table:formula="of:=[Real.C46]" office:value-type="float" office:value="0">
            <text:p/>
          </table:table-cell>
          <table:table-cell table:style-name="ce52" table:formula="of:=[Real.D46]" office:value-type="float" office:value="0">
            <text:p/>
          </table:table-cell>
          <table:table-cell table:style-name="ce52" table:formula="of:=[Real.E46]" office:value-type="float" office:value="0">
            <text:p/>
          </table:table-cell>
          <table:table-cell table:style-name="ce52" table:formula="of:=[Real.F46]" office:value-type="float" office:value="0">
            <text:p/>
          </table:table-cell>
          <table:table-cell table:style-name="ce52" table:formula="of:=[Real.G46]" office:value-type="float" office:value="14.5">
            <text:p>$14.50</text:p>
          </table:table-cell>
          <table:table-cell table:style-name="ce52" table:formula="of:=[Real.H46]" office:value-type="float" office:value="0">
            <text:p/>
          </table:table-cell>
          <table:table-cell table:style-name="ce52" table:formula="of:=[Real.I46]" office:value-type="float" office:value="0">
            <text:p/>
          </table:table-cell>
          <table:table-cell table:style-name="ce52" table:formula="of:=[Real.J46]" office:value-type="float" office:value="0">
            <text:p/>
          </table:table-cell>
          <table:table-cell table:style-name="ce52" table:formula="of:=[Real.K46]" office:value-type="float" office:value="0">
            <text:p/>
          </table:table-cell>
          <table:table-cell table:style-name="ce52" table:formula="of:=[Real.L46]" office:value-type="float" office:value="0">
            <text:p/>
          </table:table-cell>
          <table:table-cell table:style-name="ce52" table:formula="of:=[Real.M46]" office:value-type="float" office:value="0">
            <text:p/>
          </table:table-cell>
          <table:table-cell table:style-name="ce80" table:formula="of:=SUM([.C72:.N72])" office:value-type="float" office:value="19.45">
            <text:p>$19</text:p>
          </table:table-cell>
          <table:table-cell table:number-columns-repeated="1009"/>
        </table:table-row>
        <table:table-row table:style-name="ro5">
          <table:table-cell/>
          <table:table-cell table:style-name="ce31" table:formula="of:=[Budget.A50]" office:value-type="string" office:string-value="Women's outreach" table:number-columns-spanned="1" table:number-rows-spanned="2">
            <text:p>Women's outreach</text:p>
          </table:table-cell>
          <table:table-cell table:style-name="ce48" table:formula="of:=[Budget.B50]" office:value-type="float" office:value="0">
            <text:p/>
          </table:table-cell>
          <table:table-cell table:style-name="ce51" table:formula="of:=[Budget.C50]" office:value-type="float" office:value="0">
            <text:p/>
          </table:table-cell>
          <table:table-cell table:style-name="ce51" table:formula="of:=[Budget.D50]" office:value-type="float" office:value="0">
            <text:p/>
          </table:table-cell>
          <table:table-cell table:style-name="ce51" table:formula="of:=[Budget.E50]" office:value-type="float" office:value="0">
            <text:p/>
          </table:table-cell>
          <table:table-cell table:style-name="ce51" table:formula="of:=[Budget.F50]" office:value-type="float" office:value="0">
            <text:p/>
          </table:table-cell>
          <table:table-cell table:style-name="ce51" table:formula="of:=[Budget.G50]" office:value-type="float" office:value="5000">
            <text:p>$5,000.00</text:p>
          </table:table-cell>
          <table:table-cell table:style-name="ce51" table:formula="of:=[Budget.H50]" office:value-type="float" office:value="0">
            <text:p/>
          </table:table-cell>
          <table:table-cell table:style-name="ce51" table:formula="of:=[Budget.I50]" office:value-type="float" office:value="0">
            <text:p/>
          </table:table-cell>
          <table:table-cell table:style-name="ce51" table:formula="of:=[Budget.J50]" office:value-type="float" office:value="0">
            <text:p/>
          </table:table-cell>
          <table:table-cell table:style-name="ce51" table:formula="of:=[Budget.K50]" office:value-type="float" office:value="5000">
            <text:p>$5,000.00</text:p>
          </table:table-cell>
          <table:table-cell table:style-name="ce51" table:formula="of:=[Budget.L50]" office:value-type="float" office:value="20000">
            <text:p>$20,000.00</text:p>
          </table:table-cell>
          <table:table-cell table:style-name="ce51" table:formula="of:=[Budget.M50]" office:value-type="float" office:value="0">
            <text:p/>
          </table:table-cell>
          <table:table-cell table:style-name="ce78" table:formula="of:=SUM([.C73:.N73])" office:value-type="float" office:value="30000">
            <text:p>$30,000</text:p>
          </table:table-cell>
          <table:table-cell table:number-columns-repeated="1009"/>
        </table:table-row>
        <table:table-row table:style-name="ro5">
          <table:table-cell/>
          <table:covered-table-cell table:style-name="ce32"/>
          <table:table-cell table:style-name="ce53" table:formula="of:=[Real.B50]" office:value-type="float" office:value="0">
            <text:p/>
          </table:table-cell>
          <table:table-cell table:style-name="ce56" table:formula="of:=[Real.C50]" office:value-type="float" office:value="0">
            <text:p/>
          </table:table-cell>
          <table:table-cell table:style-name="ce56" table:formula="of:=[Real.D50]" office:value-type="float" office:value="0">
            <text:p/>
          </table:table-cell>
          <table:table-cell table:style-name="ce56" table:formula="of:=[Real.E50]" office:value-type="float" office:value="0">
            <text:p/>
          </table:table-cell>
          <table:table-cell table:style-name="ce56" table:formula="of:=[Real.F50]" office:value-type="float" office:value="0">
            <text:p/>
          </table:table-cell>
          <table:table-cell table:style-name="ce56" table:formula="of:=[Real.G50]" office:value-type="float" office:value="0">
            <text:p/>
          </table:table-cell>
          <table:table-cell table:style-name="ce56" table:formula="of:=[Real.H50]" office:value-type="float" office:value="0">
            <text:p/>
          </table:table-cell>
          <table:table-cell table:style-name="ce56" table:formula="of:=[Real.I50]" office:value-type="float" office:value="0">
            <text:p/>
          </table:table-cell>
          <table:table-cell table:style-name="ce56" table:formula="of:=[Real.J50]" office:value-type="float" office:value="0">
            <text:p/>
          </table:table-cell>
          <table:table-cell table:style-name="ce56" table:formula="of:=[Real.K50]" office:value-type="float" office:value="0">
            <text:p/>
          </table:table-cell>
          <table:table-cell table:style-name="ce56" table:formula="of:=[Real.L50]" office:value-type="float" office:value="0">
            <text:p/>
          </table:table-cell>
          <table:table-cell table:style-name="ce56" table:formula="of:=[Real.M50]" office:value-type="float" office:value="0">
            <text:p/>
          </table:table-cell>
          <table:table-cell table:style-name="ce81" table:formula="of:=SUM([.C74:.N74])" office:value-type="float" office:value="0">
            <text:p>$0</text:p>
          </table:table-cell>
          <table:table-cell table:number-columns-repeated="1009"/>
        </table:table-row>
        <table:table-row table:style-name="ro5">
          <table:table-cell table:style-name="ce14"/>
          <table:table-cell table:style-name="ce33" table:number-columns-repeated="13"/>
          <table:table-cell table:style-name="ce15"/>
          <table:table-cell table:number-columns-repeated="1009"/>
        </table:table-row>
        <table:table-row table:style-name="ro3">
          <table:table-cell table:style-name="ce12"/>
          <table:table-cell table:style-name="ce29" office:value-type="string" table:number-columns-spanned="1" table:number-rows-spanned="2">
            <text:p>Income</text:p>
          </table:table-cell>
          <table:table-cell table:style-name="ce29" office:value-type="string" table:number-columns-spanned="13" table:number-rows-spanned="1">
            <text:p>Fiscal Year 2009</text:p>
          </table:table-cell>
          <table:covered-table-cell table:number-columns-repeated="12"/>
          <table:table-cell table:number-columns-repeated="1009"/>
        </table:table-row>
        <table:table-row table:style-name="ro3">
          <table:table-cell table:style-name="ce13"/>
          <table:covered-table-cell table:style-name="ce34"/>
          <table:table-cell table:style-name="ce54" office:value-type="string">
            <text:p>Oct</text:p>
          </table:table-cell>
          <table:table-cell table:style-name="ce54" office:value-type="string">
            <text:p>Nov</text:p>
          </table:table-cell>
          <table:table-cell table:style-name="ce54" office:value-type="string">
            <text:p>Dec</text:p>
          </table:table-cell>
          <table:table-cell table:style-name="ce54" office:value-type="string">
            <text:p>Jan</text:p>
          </table:table-cell>
          <table:table-cell table:style-name="ce54" office:value-type="string">
            <text:p>Feb</text:p>
          </table:table-cell>
          <table:table-cell table:style-name="ce54" office:value-type="string">
            <text:p>Mar</text:p>
          </table:table-cell>
          <table:table-cell table:style-name="ce54" office:value-type="string">
            <text:p>Apr</text:p>
          </table:table-cell>
          <table:table-cell table:style-name="ce54" office:value-type="string">
            <text:p>May</text:p>
          </table:table-cell>
          <table:table-cell table:style-name="ce54" office:value-type="string">
            <text:p>Jun</text:p>
          </table:table-cell>
          <table:table-cell table:style-name="ce54" office:value-type="string">
            <text:p>Jul</text:p>
          </table:table-cell>
          <table:table-cell table:style-name="ce54" office:value-type="string">
            <text:p>Aug</text:p>
          </table:table-cell>
          <table:table-cell table:style-name="ce54" office:value-type="string">
            <text:p>Sep</text:p>
          </table:table-cell>
          <table:table-cell table:style-name="ce54" office:value-type="string">
            <text:p>Total</text:p>
          </table:table-cell>
          <table:table-cell table:number-columns-repeated="1009"/>
        </table:table-row>
        <table:table-row table:style-name="ro5">
          <table:table-cell/>
          <table:table-cell table:style-name="ce35" table:formula="of:=[Budget.A57]" office:value-type="string" office:string-value="A11y" table:number-columns-spanned="1" table:number-rows-spanned="2">
            <text:p>A11y</text:p>
          </table:table-cell>
          <table:table-cell table:style-name="ce51" table:formula="of:=[Budget.B57]" office:value-type="float" office:value="18000">
            <text:p>$18,000.00</text:p>
          </table:table-cell>
          <table:table-cell table:style-name="ce59" table:formula="of:=[Budget.C57]" office:value-type="float" office:value="0">
            <text:p/>
          </table:table-cell>
          <table:table-cell table:style-name="ce59" table:formula="of:=[Budget.D57]" office:value-type="float" office:value="0">
            <text:p/>
          </table:table-cell>
          <table:table-cell table:style-name="ce59" table:formula="of:=[Budget.E57]" office:value-type="float" office:value="0">
            <text:p/>
          </table:table-cell>
          <table:table-cell table:style-name="ce59" table:formula="of:=[Budget.F57]" office:value-type="float" office:value="0">
            <text:p/>
          </table:table-cell>
          <table:table-cell table:style-name="ce59" table:formula="of:=[Budget.G57]" office:value-type="float" office:value="0">
            <text:p/>
          </table:table-cell>
          <table:table-cell table:style-name="ce59" table:formula="of:=[Budget.H57]" office:value-type="float" office:value="0">
            <text:p/>
          </table:table-cell>
          <table:table-cell table:style-name="ce59" table:formula="of:=[Budget.I57]" office:value-type="float" office:value="0">
            <text:p/>
          </table:table-cell>
          <table:table-cell table:style-name="ce59" table:formula="of:=[Budget.J57]" office:value-type="float" office:value="0">
            <text:p/>
          </table:table-cell>
          <table:table-cell table:style-name="ce59" table:formula="of:=[Budget.K57]" office:value-type="float" office:value="0">
            <text:p/>
          </table:table-cell>
          <table:table-cell table:style-name="ce59" table:formula="of:=[Budget.L57]" office:value-type="float" office:value="0">
            <text:p/>
          </table:table-cell>
          <table:table-cell table:style-name="ce59" table:formula="of:=[Budget.M57]" office:value-type="float" office:value="0">
            <text:p/>
          </table:table-cell>
          <table:table-cell table:style-name="ce78" table:formula="of:=SUM([.C78:.N78])" office:value-type="float" office:value="18000">
            <text:p>$18,000</text:p>
          </table:table-cell>
          <table:table-cell table:number-columns-repeated="1009"/>
        </table:table-row>
        <table:table-row table:style-name="ro5">
          <table:table-cell/>
          <table:covered-table-cell table:style-name="ce36"/>
          <table:table-cell table:style-name="ce52" table:formula="of:=[Real.B56]" office:value-type="float" office:value="0">
            <text:p/>
          </table:table-cell>
          <table:table-cell table:style-name="ce52" table:formula="of:=[Real.C56]" office:value-type="float" office:value="0">
            <text:p/>
          </table:table-cell>
          <table:table-cell table:style-name="ce52" table:formula="of:=[Real.D56]" office:value-type="float" office:value="0">
            <text:p/>
          </table:table-cell>
          <table:table-cell table:style-name="ce52" table:formula="of:=[Real.E56]" office:value-type="float" office:value="0">
            <text:p/>
          </table:table-cell>
          <table:table-cell table:style-name="ce52" table:formula="of:=[Real.F56]" office:value-type="float" office:value="0">
            <text:p/>
          </table:table-cell>
          <table:table-cell table:style-name="ce52" table:formula="of:=[Real.G56]" office:value-type="float" office:value="0">
            <text:p/>
          </table:table-cell>
          <table:table-cell table:style-name="ce52" table:formula="of:=[Real.H56]" office:value-type="float" office:value="0">
            <text:p/>
          </table:table-cell>
          <table:table-cell table:style-name="ce52" table:formula="of:=[Real.I56]" office:value-type="float" office:value="0">
            <text:p/>
          </table:table-cell>
          <table:table-cell table:style-name="ce52" table:formula="of:=[Real.J56]" office:value-type="float" office:value="0">
            <text:p/>
          </table:table-cell>
          <table:table-cell table:style-name="ce52" table:formula="of:=[Real.K56]" office:value-type="float" office:value="0">
            <text:p/>
          </table:table-cell>
          <table:table-cell table:style-name="ce52" table:formula="of:=[Real.L56]" office:value-type="float" office:value="0">
            <text:p/>
          </table:table-cell>
          <table:table-cell table:style-name="ce52" table:formula="of:=[Real.M56]" office:value-type="float" office:value="0">
            <text:p/>
          </table:table-cell>
          <table:table-cell table:style-name="ce80" table:formula="of:=SUM([.C79:.N79])" office:value-type="float" office:value="0">
            <text:p>$0</text:p>
          </table:table-cell>
          <table:table-cell table:number-columns-repeated="1009"/>
        </table:table-row>
        <table:table-row table:style-name="ro5">
          <table:table-cell/>
          <table:table-cell table:style-name="ce37" table:formula="of:=[Budget.A60]" office:value-type="string" office:string-value="Adboard" table:number-columns-spanned="1" table:number-rows-spanned="2">
            <text:p>Adboard</text:p>
          </table:table-cell>
          <table:table-cell table:style-name="ce55" table:formula="of:=[Budget.B60]" office:value-type="float" office:value="0">
            <text:p/>
          </table:table-cell>
          <table:table-cell table:style-name="ce59" table:formula="of:=[Budget.C60]" office:value-type="float" office:value="10000">
            <text:p>$10,000.00</text:p>
          </table:table-cell>
          <table:table-cell table:style-name="ce59" table:formula="of:=[Budget.D60]" office:value-type="float" office:value="20000">
            <text:p>$20,000.00</text:p>
          </table:table-cell>
          <table:table-cell table:style-name="ce59" table:formula="of:=[Budget.E60]" office:value-type="float" office:value="60000">
            <text:p>$60,000.00</text:p>
          </table:table-cell>
          <table:table-cell table:style-name="ce59" table:formula="of:=[Budget.F60]" office:value-type="float" office:value="10000">
            <text:p>$10,000.00</text:p>
          </table:table-cell>
          <table:table-cell table:style-name="ce59" table:formula="of:=[Budget.G60]" office:value-type="float" office:value="40000">
            <text:p>$40,000.00</text:p>
          </table:table-cell>
          <table:table-cell table:style-name="ce59" table:formula="of:=[Budget.H60]" office:value-type="float" office:value="20000">
            <text:p>$20,000.00</text:p>
          </table:table-cell>
          <table:table-cell table:style-name="ce59" table:formula="of:=[Budget.I60]" office:value-type="float" office:value="20000">
            <text:p>$20,000.00</text:p>
          </table:table-cell>
          <table:table-cell table:style-name="ce59" table:formula="of:=[Budget.J60]" office:value-type="float" office:value="0">
            <text:p/>
          </table:table-cell>
          <table:table-cell table:style-name="ce59" table:formula="of:=[Budget.K60]" office:value-type="float" office:value="0">
            <text:p/>
          </table:table-cell>
          <table:table-cell table:style-name="ce59" table:formula="of:=[Budget.L60]" office:value-type="float" office:value="0">
            <text:p/>
          </table:table-cell>
          <table:table-cell table:style-name="ce59" table:formula="of:=[Budget.M60]" office:value-type="float" office:value="0">
            <text:p/>
          </table:table-cell>
          <table:table-cell table:style-name="ce78" table:formula="of:=SUM([.C80:.N80])" office:value-type="float" office:value="180000">
            <text:p>$180,000</text:p>
          </table:table-cell>
          <table:table-cell table:number-columns-repeated="1009"/>
        </table:table-row>
        <table:table-row table:style-name="ro5">
          <table:table-cell/>
          <table:covered-table-cell table:style-name="ce36"/>
          <table:table-cell table:style-name="ce52" table:formula="of:=[Real.B59]" office:value-type="float" office:value="40000">
            <text:p>$40,000.00</text:p>
          </table:table-cell>
          <table:table-cell table:style-name="ce52" table:formula="of:=[Real.C59]" office:value-type="float" office:value="0">
            <text:p/>
          </table:table-cell>
          <table:table-cell table:style-name="ce52" table:formula="of:=[Real.D59]" office:value-type="float" office:value="19973">
            <text:p>$19,973.00</text:p>
          </table:table-cell>
          <table:table-cell table:style-name="ce52" table:formula="of:=[Real.E59]" office:value-type="float" office:value="0">
            <text:p/>
          </table:table-cell>
          <table:table-cell table:style-name="ce52" table:formula="of:=[Real.F59]" office:value-type="float" office:value="60000">
            <text:p>$60,000.00</text:p>
          </table:table-cell>
          <table:table-cell table:style-name="ce52" table:formula="of:=[Real.G59]" office:value-type="float" office:value="0">
            <text:p/>
          </table:table-cell>
          <table:table-cell table:style-name="ce52" table:formula="of:=[Real.H59]" office:value-type="float" office:value="50000">
            <text:p>$50,000.00</text:p>
          </table:table-cell>
          <table:table-cell table:style-name="ce52" table:formula="of:=[Real.I59]" office:value-type="float" office:value="20000">
            <text:p>$20,000.00</text:p>
          </table:table-cell>
          <table:table-cell table:style-name="ce52" table:formula="of:=[Real.J59]" office:value-type="float" office:value="0">
            <text:p/>
          </table:table-cell>
          <table:table-cell table:style-name="ce52" table:formula="of:=[Real.K59]" office:value-type="float" office:value="20000">
            <text:p>$20,000.00</text:p>
          </table:table-cell>
          <table:table-cell table:style-name="ce52" table:formula="of:=[Real.L59]" office:value-type="float" office:value="10000">
            <text:p>$10,000.00</text:p>
          </table:table-cell>
          <table:table-cell table:style-name="ce52" table:formula="of:=[Real.M59]" office:value-type="float" office:value="0">
            <text:p/>
          </table:table-cell>
          <table:table-cell table:style-name="ce80" table:formula="of:=SUM([.C81:.N81])" office:value-type="float" office:value="219973">
            <text:p>$219,973</text:p>
          </table:table-cell>
          <table:table-cell table:number-columns-repeated="1009"/>
        </table:table-row>
        <table:table-row table:style-name="ro5">
          <table:table-cell/>
          <table:table-cell table:style-name="ce37" table:formula="of:=[Budget.A63]" office:value-type="string" office:string-value="Affiliate programs" table:number-columns-spanned="1" table:number-rows-spanned="2">
            <text:p>Affiliate programs</text:p>
          </table:table-cell>
          <table:table-cell table:style-name="ce51" table:formula="of:=[Budget.B63]" office:value-type="float" office:value="0">
            <text:p/>
          </table:table-cell>
          <table:table-cell table:style-name="ce59" table:formula="of:=[Budget.C63]" office:value-type="float" office:value="0">
            <text:p/>
          </table:table-cell>
          <table:table-cell table:style-name="ce59" table:formula="of:=[Budget.D63]" office:value-type="float" office:value="70">
            <text:p>$70.00</text:p>
          </table:table-cell>
          <table:table-cell table:style-name="ce59" table:formula="of:=[Budget.E63]" office:value-type="float" office:value="70">
            <text:p>$70.00</text:p>
          </table:table-cell>
          <table:table-cell table:style-name="ce59" table:formula="of:=[Budget.F63]" office:value-type="float" office:value="90">
            <text:p>$90.00</text:p>
          </table:table-cell>
          <table:table-cell table:style-name="ce59" table:formula="of:=[Budget.G63]" office:value-type="float" office:value="140">
            <text:p>$140.00</text:p>
          </table:table-cell>
          <table:table-cell table:style-name="ce59" table:formula="of:=[Budget.H63]" office:value-type="float" office:value="260">
            <text:p>$260.00</text:p>
          </table:table-cell>
          <table:table-cell table:style-name="ce59" table:formula="of:=[Budget.I63]" office:value-type="float" office:value="240">
            <text:p>$240.00</text:p>
          </table:table-cell>
          <table:table-cell table:style-name="ce59" table:formula="of:=[Budget.J63]" office:value-type="float" office:value="1020">
            <text:p>$1,020.00</text:p>
          </table:table-cell>
          <table:table-cell table:style-name="ce59" table:formula="of:=[Budget.K63]" office:value-type="float" office:value="200">
            <text:p>$200.00</text:p>
          </table:table-cell>
          <table:table-cell table:style-name="ce59" table:formula="of:=[Budget.L63]" office:value-type="float" office:value="100">
            <text:p>$100.00</text:p>
          </table:table-cell>
          <table:table-cell table:style-name="ce59" table:formula="of:=[Budget.M63]" office:value-type="float" office:value="50">
            <text:p>$50.00</text:p>
          </table:table-cell>
          <table:table-cell table:style-name="ce78" table:formula="of:=SUM([.C82:.N82])" office:value-type="float" office:value="2240">
            <text:p>$2,240</text:p>
          </table:table-cell>
          <table:table-cell table:number-columns-repeated="1009"/>
        </table:table-row>
        <table:table-row table:style-name="ro5">
          <table:table-cell/>
          <table:covered-table-cell table:style-name="ce36"/>
          <table:table-cell table:style-name="ce52" table:formula="of:=[Real.B62]" office:value-type="float" office:value="63.91">
            <text:p>$63.91</text:p>
          </table:table-cell>
          <table:table-cell table:style-name="ce52" table:formula="of:=[Real.C62]" office:value-type="float" office:value="0">
            <text:p/>
          </table:table-cell>
          <table:table-cell table:style-name="ce52" table:formula="of:=[Real.D62]" office:value-type="float" office:value="0">
            <text:p/>
          </table:table-cell>
          <table:table-cell table:style-name="ce52" table:formula="of:=[Real.E62]" office:value-type="float" office:value="31.88">
            <text:p>$31.88</text:p>
          </table:table-cell>
          <table:table-cell table:style-name="ce52" table:formula="of:=[Real.F62]" office:value-type="float" office:value="24.28">
            <text:p>$24.28</text:p>
          </table:table-cell>
          <table:table-cell table:style-name="ce52" table:formula="of:=[Real.G62]" office:value-type="float" office:value="55.06">
            <text:p>$55.06</text:p>
          </table:table-cell>
          <table:table-cell table:style-name="ce52" table:formula="of:=[Real.H62]" office:value-type="float" office:value="838.13">
            <text:p>$838.13</text:p>
          </table:table-cell>
          <table:table-cell table:style-name="ce52" table:formula="of:=[Real.I62]" office:value-type="float" office:value="330.48">
            <text:p>$330.48</text:p>
          </table:table-cell>
          <table:table-cell table:style-name="ce52" table:formula="of:=[Real.J62]" office:value-type="float" office:value="58.27">
            <text:p>$58.27</text:p>
          </table:table-cell>
          <table:table-cell table:style-name="ce52" table:formula="of:=[Real.K62]" office:value-type="float" office:value="135.97">
            <text:p>$135.97</text:p>
          </table:table-cell>
          <table:table-cell table:style-name="ce52" table:formula="of:=[Real.L62]" office:value-type="float" office:value="237.39">
            <text:p>$237.39</text:p>
          </table:table-cell>
          <table:table-cell table:style-name="ce52" table:formula="of:=[Real.M62]" office:value-type="float" office:value="128.29">
            <text:p>$128.29</text:p>
          </table:table-cell>
          <table:table-cell table:style-name="ce80" table:formula="of:=SUM([.C83:.N83])" office:value-type="float" office:value="1903.66">
            <text:p>$1,904</text:p>
          </table:table-cell>
          <table:table-cell table:number-columns-repeated="1009"/>
        </table:table-row>
        <table:table-row table:style-name="ro5">
          <table:table-cell/>
          <table:table-cell table:style-name="ce37" table:formula="of:=[Budget.A66]" office:value-type="string" office:string-value="Events" table:number-columns-spanned="1" table:number-rows-spanned="2">
            <text:p>Events</text:p>
          </table:table-cell>
          <table:table-cell table:style-name="ce55" table:formula="of:=[Budget.B66]" office:value-type="float" office:value="4000">
            <text:p>$4,000.00</text:p>
          </table:table-cell>
          <table:table-cell table:style-name="ce59" table:formula="of:=[Budget.C66]" office:value-type="float" office:value="12000">
            <text:p>$12,000.00</text:p>
          </table:table-cell>
          <table:table-cell table:style-name="ce59" table:formula="of:=[Budget.D66]" office:value-type="float" office:value="0">
            <text:p/>
          </table:table-cell>
          <table:table-cell table:style-name="ce59" table:formula="of:=[Budget.E66]" office:value-type="float" office:value="0">
            <text:p/>
          </table:table-cell>
          <table:table-cell table:style-name="ce59" table:formula="of:=[Budget.F66]" office:value-type="float" office:value="0">
            <text:p/>
          </table:table-cell>
          <table:table-cell table:style-name="ce59" table:formula="of:=[Budget.G66]" office:value-type="float" office:value="0">
            <text:p/>
          </table:table-cell>
          <table:table-cell table:style-name="ce59" table:formula="of:=[Budget.H66]" office:value-type="float" office:value="0">
            <text:p/>
          </table:table-cell>
          <table:table-cell table:style-name="ce59" table:formula="of:=[Budget.I66]" office:value-type="float" office:value="0">
            <text:p/>
          </table:table-cell>
          <table:table-cell table:style-name="ce59" table:formula="of:=[Budget.J66]" office:value-type="float" office:value="96000">
            <text:p>$96,000.00</text:p>
          </table:table-cell>
          <table:table-cell table:style-name="ce59" table:formula="of:=[Budget.K66]" office:value-type="float" office:value="0">
            <text:p/>
          </table:table-cell>
          <table:table-cell table:style-name="ce59" table:formula="of:=[Budget.L66]" office:value-type="float" office:value="0">
            <text:p/>
          </table:table-cell>
          <table:table-cell table:style-name="ce59" table:formula="of:=[Budget.M66]" office:value-type="float" office:value="25000">
            <text:p>$25,000.00</text:p>
          </table:table-cell>
          <table:table-cell table:style-name="ce78" table:formula="of:=SUM([.C84:.N84])" office:value-type="float" office:value="137000">
            <text:p>$137,000</text:p>
          </table:table-cell>
          <table:table-cell table:number-columns-repeated="1009"/>
        </table:table-row>
        <table:table-row table:style-name="ro5">
          <table:table-cell/>
          <table:covered-table-cell table:style-name="ce36"/>
          <table:table-cell table:style-name="ce52" table:formula="of:=[Real.B65]" office:value-type="float" office:value="0">
            <text:p/>
          </table:table-cell>
          <table:table-cell table:style-name="ce52" table:formula="of:=[Real.C65]" office:value-type="float" office:value="5000">
            <text:p>$5,000.00</text:p>
          </table:table-cell>
          <table:table-cell table:style-name="ce52" table:formula="of:=[Real.D65]" office:value-type="float" office:value="15700">
            <text:p>$15,700.00</text:p>
          </table:table-cell>
          <table:table-cell table:style-name="ce52" table:formula="of:=[Real.E65]" office:value-type="float" office:value="3928.52">
            <text:p>$3,928.52</text:p>
          </table:table-cell>
          <table:table-cell table:style-name="ce52" table:formula="of:=[Real.F65]" office:value-type="float" office:value="0">
            <text:p/>
          </table:table-cell>
          <table:table-cell table:style-name="ce52" table:formula="of:=[Real.G65]" office:value-type="float" office:value="0">
            <text:p/>
          </table:table-cell>
          <table:table-cell table:style-name="ce52" table:formula="of:=[Real.H65]" office:value-type="float" office:value="6376.31">
            <text:p>$6,376.31</text:p>
          </table:table-cell>
          <table:table-cell table:style-name="ce52" table:formula="of:=[Real.I65]" office:value-type="float" office:value="32207.9">
            <text:p>$32,207.90</text:p>
          </table:table-cell>
          <table:table-cell table:style-name="ce52" table:formula="of:=[Real.J65]" office:value-type="float" office:value="24601">
            <text:p>$24,601.00</text:p>
          </table:table-cell>
          <table:table-cell table:style-name="ce52" table:formula="of:=[Real.K65]" office:value-type="float" office:value="27530">
            <text:p>$27,530.00</text:p>
          </table:table-cell>
          <table:table-cell table:style-name="ce52" table:formula="of:=[Real.L65]" office:value-type="float" office:value="45715">
            <text:p>$45,715.00</text:p>
          </table:table-cell>
          <table:table-cell table:style-name="ce52" table:formula="of:=[Real.M65]" office:value-type="float" office:value="24182">
            <text:p>$24,182.00</text:p>
          </table:table-cell>
          <table:table-cell table:style-name="ce80" table:formula="of:=SUM([.C85:.N85])" office:value-type="float" office:value="185240.73">
            <text:p>$185,241</text:p>
          </table:table-cell>
          <table:table-cell table:number-columns-repeated="1009"/>
        </table:table-row>
        <table:table-row table:style-name="ro5">
          <table:table-cell/>
          <table:table-cell table:style-name="ce37" table:formula="of:=[Budget.A74]" office:value-type="string" office:string-value="Hackfests" table:number-columns-spanned="1" table:number-rows-spanned="2">
            <text:p>Hackfests</text:p>
          </table:table-cell>
          <table:table-cell table:style-name="ce55" table:formula="of:=[Budget.B74]" office:value-type="float" office:value="0">
            <text:p/>
          </table:table-cell>
          <table:table-cell table:style-name="ce59" table:formula="of:=[Budget.C74]" office:value-type="float" office:value="8800">
            <text:p>$8,800.00</text:p>
          </table:table-cell>
          <table:table-cell table:style-name="ce59" table:formula="of:=[Budget.D74]" office:value-type="float" office:value="0">
            <text:p/>
          </table:table-cell>
          <table:table-cell table:style-name="ce59" table:formula="of:=[Budget.E74]" office:value-type="float" office:value="0">
            <text:p/>
          </table:table-cell>
          <table:table-cell table:style-name="ce59" table:formula="of:=[Budget.F74]" office:value-type="float" office:value="0">
            <text:p/>
          </table:table-cell>
          <table:table-cell table:style-name="ce59" table:formula="of:=[Budget.G74]" office:value-type="float" office:value="2000">
            <text:p>$2,000.00</text:p>
          </table:table-cell>
          <table:table-cell table:style-name="ce59" table:formula="of:=[Budget.H74]" office:value-type="float" office:value="0">
            <text:p/>
          </table:table-cell>
          <table:table-cell table:style-name="ce59" table:formula="of:=[Budget.I74]" office:value-type="float" office:value="2000">
            <text:p>$2,000.00</text:p>
          </table:table-cell>
          <table:table-cell table:style-name="ce59" table:formula="of:=[Budget.J74]" office:value-type="float" office:value="0">
            <text:p/>
          </table:table-cell>
          <table:table-cell table:style-name="ce59" table:formula="of:=[Budget.K74]" office:value-type="float" office:value="0">
            <text:p/>
          </table:table-cell>
          <table:table-cell table:style-name="ce59" table:formula="of:=[Budget.L74]" office:value-type="float" office:value="0">
            <text:p/>
          </table:table-cell>
          <table:table-cell table:style-name="ce59" table:formula="of:=[Budget.M74]" office:value-type="float" office:value="2000">
            <text:p>$2,000.00</text:p>
          </table:table-cell>
          <table:table-cell table:style-name="ce78" table:formula="of:=SUM([.C86:.N86])" office:value-type="float" office:value="14800">
            <text:p>$14,800</text:p>
          </table:table-cell>
          <table:table-cell table:number-columns-repeated="1009"/>
        </table:table-row>
        <table:table-row table:style-name="ro5">
          <table:table-cell/>
          <table:covered-table-cell table:style-name="ce36"/>
          <table:table-cell table:style-name="ce52" table:formula="of:=[Real.B73]" office:value-type="float" office:value="0">
            <text:p/>
          </table:table-cell>
          <table:table-cell table:style-name="ce52" table:formula="of:=[Real.C73]" office:value-type="float" office:value="19950">
            <text:p>$19,950.00</text:p>
          </table:table-cell>
          <table:table-cell table:style-name="ce52" table:formula="of:=[Real.D73]" office:value-type="float" office:value="0">
            <text:p/>
          </table:table-cell>
          <table:table-cell table:style-name="ce52" table:formula="of:=[Real.E73]" office:value-type="float" office:value="3000">
            <text:p>$3,000.00</text:p>
          </table:table-cell>
          <table:table-cell table:style-name="ce52" table:formula="of:=[Real.F73]" office:value-type="float" office:value="2875">
            <text:p>$2,875.00</text:p>
          </table:table-cell>
          <table:table-cell table:style-name="ce52" table:formula="of:=[Real.G73]" office:value-type="float" office:value="100">
            <text:p>$100.00</text:p>
          </table:table-cell>
          <table:table-cell table:style-name="ce52" table:formula="of:=[Real.H73]" office:value-type="float" office:value="10000">
            <text:p>$10,000.00</text:p>
          </table:table-cell>
          <table:table-cell table:style-name="ce52" table:formula="of:=[Real.I73]" office:value-type="float" office:value="0">
            <text:p/>
          </table:table-cell>
          <table:table-cell table:style-name="ce52" table:formula="of:=[Real.J73]" office:value-type="float" office:value="0">
            <text:p/>
          </table:table-cell>
          <table:table-cell table:style-name="ce52" table:formula="of:=[Real.K73]" office:value-type="float" office:value="0">
            <text:p/>
          </table:table-cell>
          <table:table-cell table:style-name="ce52" table:formula="of:=[Real.L73]" office:value-type="float" office:value="0">
            <text:p/>
          </table:table-cell>
          <table:table-cell table:style-name="ce52" table:formula="of:=[Real.M73]" office:value-type="float" office:value="0">
            <text:p/>
          </table:table-cell>
          <table:table-cell table:style-name="ce80" table:formula="of:=SUM([.C87:.N87])" office:value-type="float" office:value="35925">
            <text:p>$35,925</text:p>
          </table:table-cell>
          <table:table-cell table:number-columns-repeated="1009"/>
        </table:table-row>
        <table:table-row table:style-name="ro5">
          <table:table-cell/>
          <table:table-cell table:style-name="ce37" table:formula="of:=[Budget.A75]" office:value-type="string" office:string-value="Friends of GNOME" table:number-columns-spanned="1" table:number-rows-spanned="2">
            <text:p>Friends of GNOME</text:p>
          </table:table-cell>
          <table:table-cell table:style-name="ce55" table:formula="of:=[Budget.B75]" office:value-type="float" office:value="1200">
            <text:p>$1,200.00</text:p>
          </table:table-cell>
          <table:table-cell table:style-name="ce59" table:formula="of:=[Budget.C75]" office:value-type="float" office:value="1300">
            <text:p>$1,300.00</text:p>
          </table:table-cell>
          <table:table-cell table:style-name="ce59" table:formula="of:=[Budget.D75]" office:value-type="float" office:value="1400">
            <text:p>$1,400.00</text:p>
          </table:table-cell>
          <table:table-cell table:style-name="ce59" table:formula="of:=[Budget.E75]" office:value-type="float" office:value="4800">
            <text:p>$4,800.00</text:p>
          </table:table-cell>
          <table:table-cell table:style-name="ce59" table:formula="of:=[Budget.F75]" office:value-type="float" office:value="2900">
            <text:p>$2,900.00</text:p>
          </table:table-cell>
          <table:table-cell table:style-name="ce59" table:formula="of:=[Budget.G75]" office:value-type="float" office:value="3000">
            <text:p>$3,000.00</text:p>
          </table:table-cell>
          <table:table-cell table:style-name="ce59" table:formula="of:=[Budget.H75]" office:value-type="float" office:value="4600">
            <text:p>$4,600.00</text:p>
          </table:table-cell>
          <table:table-cell table:style-name="ce59" table:formula="of:=[Budget.I75]" office:value-type="float" office:value="8200">
            <text:p>$8,200.00</text:p>
          </table:table-cell>
          <table:table-cell table:style-name="ce59" table:formula="of:=[Budget.J75]" office:value-type="float" office:value="2300">
            <text:p>$2,300.00</text:p>
          </table:table-cell>
          <table:table-cell table:style-name="ce59" table:formula="of:=[Budget.K75]" office:value-type="float" office:value="2400">
            <text:p>$2,400.00</text:p>
          </table:table-cell>
          <table:table-cell table:style-name="ce59" table:formula="of:=[Budget.L75]" office:value-type="float" office:value="2200">
            <text:p>$2,200.00</text:p>
          </table:table-cell>
          <table:table-cell table:style-name="ce59" table:formula="of:=[Budget.M75]" office:value-type="float" office:value="2300">
            <text:p>$2,300.00</text:p>
          </table:table-cell>
          <table:table-cell table:style-name="ce78" table:formula="of:=SUM([.C88:.N88])" office:value-type="float" office:value="36600">
            <text:p>$36,600</text:p>
          </table:table-cell>
          <table:table-cell table:number-columns-repeated="1009"/>
        </table:table-row>
        <table:table-row table:style-name="ro5">
          <table:table-cell/>
          <table:covered-table-cell table:style-name="ce36"/>
          <table:table-cell table:style-name="ce52" table:formula="of:=[Real.B74]" office:value-type="float" office:value="1926">
            <text:p>$1,926.00</text:p>
          </table:table-cell>
          <table:table-cell table:style-name="ce52" table:formula="of:=[Real.C74]" office:value-type="float" office:value="1769">
            <text:p>$1,769.00</text:p>
          </table:table-cell>
          <table:table-cell table:style-name="ce52" table:formula="of:=[Real.D74]" office:value-type="float" office:value="2778">
            <text:p>$2,778.00</text:p>
          </table:table-cell>
          <table:table-cell table:style-name="ce52" table:formula="of:=[Real.E74]" office:value-type="float" office:value="1570.5">
            <text:p>$1,570.50</text:p>
          </table:table-cell>
          <table:table-cell table:style-name="ce52" table:formula="of:=[Real.F74]" office:value-type="float" office:value="2798.14">
            <text:p>$2,798.14</text:p>
          </table:table-cell>
          <table:table-cell table:style-name="ce52" table:formula="of:=[Real.G74]" office:value-type="float" office:value="13680.32">
            <text:p>$13,680.32</text:p>
          </table:table-cell>
          <table:table-cell table:style-name="ce52" table:formula="of:=[Real.H74]" office:value-type="float" office:value="5815.5">
            <text:p>$5,815.50</text:p>
          </table:table-cell>
          <table:table-cell table:style-name="ce52" table:formula="of:=[Real.I74]" office:value-type="float" office:value="2020">
            <text:p>$2,020.00</text:p>
          </table:table-cell>
          <table:table-cell table:style-name="ce52" table:formula="of:=[Real.J74]" office:value-type="float" office:value="1869">
            <text:p>$1,869.00</text:p>
          </table:table-cell>
          <table:table-cell table:style-name="ce52" table:formula="of:=[Real.K74]" office:value-type="float" office:value="1620">
            <text:p>$1,620.00</text:p>
          </table:table-cell>
          <table:table-cell table:style-name="ce52" table:formula="of:=[Real.L74]" office:value-type="float" office:value="1683">
            <text:p>$1,683.00</text:p>
          </table:table-cell>
          <table:table-cell table:style-name="ce52" table:formula="of:=[Real.M74]" office:value-type="float" office:value="1526">
            <text:p>$1,526.00</text:p>
          </table:table-cell>
          <table:table-cell table:style-name="ce80" table:formula="of:=SUM([.C89:.N89])" office:value-type="float" office:value="39055.46">
            <text:p>$39,055</text:p>
          </table:table-cell>
          <table:table-cell table:number-columns-repeated="1009"/>
        </table:table-row>
        <table:table-row table:style-name="ro5">
          <table:table-cell/>
          <table:table-cell table:style-name="ce37" table:formula="of:=[Budget.A78]" office:value-type="string" office:string-value="Interest – Bank" table:number-columns-spanned="1" table:number-rows-spanned="2">
            <text:p>Interest – Bank</text:p>
          </table:table-cell>
          <table:table-cell table:style-name="ce51" table:formula="of:=[Budget.B78]" office:value-type="float" office:value="200">
            <text:p>$200.00</text:p>
          </table:table-cell>
          <table:table-cell table:style-name="ce59" table:formula="of:=[Budget.C78]" office:value-type="float" office:value="200">
            <text:p>$200.00</text:p>
          </table:table-cell>
          <table:table-cell table:style-name="ce59" table:formula="of:=[Budget.D78]" office:value-type="float" office:value="200">
            <text:p>$200.00</text:p>
          </table:table-cell>
          <table:table-cell table:style-name="ce59" table:formula="of:=[Budget.E78]" office:value-type="float" office:value="150">
            <text:p>$150.00</text:p>
          </table:table-cell>
          <table:table-cell table:style-name="ce59" table:formula="of:=[Budget.F78]" office:value-type="float" office:value="80">
            <text:p>$80.00</text:p>
          </table:table-cell>
          <table:table-cell table:style-name="ce59" table:formula="of:=[Budget.G78]" office:value-type="float" office:value="70">
            <text:p>$70.00</text:p>
          </table:table-cell>
          <table:table-cell table:style-name="ce59" table:formula="of:=[Budget.H78]" office:value-type="float" office:value="70">
            <text:p>$70.00</text:p>
          </table:table-cell>
          <table:table-cell table:style-name="ce59" table:formula="of:=[Budget.I78]" office:value-type="float" office:value="60">
            <text:p>$60.00</text:p>
          </table:table-cell>
          <table:table-cell table:style-name="ce59" table:formula="of:=[Budget.J78]" office:value-type="float" office:value="60">
            <text:p>$60.00</text:p>
          </table:table-cell>
          <table:table-cell table:style-name="ce59" table:formula="of:=[Budget.K78]" office:value-type="float" office:value="60">
            <text:p>$60.00</text:p>
          </table:table-cell>
          <table:table-cell table:style-name="ce59" table:formula="of:=[Budget.L78]" office:value-type="float" office:value="50">
            <text:p>$50.00</text:p>
          </table:table-cell>
          <table:table-cell table:style-name="ce59" table:formula="of:=[Budget.M78]" office:value-type="float" office:value="0">
            <text:p/>
          </table:table-cell>
          <table:table-cell table:style-name="ce78" table:formula="of:=SUM([.C90:.N90])" office:value-type="float" office:value="1200">
            <text:p>$1,200</text:p>
          </table:table-cell>
          <table:table-cell table:number-columns-repeated="1009"/>
        </table:table-row>
        <table:table-row table:style-name="ro5">
          <table:table-cell/>
          <table:covered-table-cell table:style-name="ce36"/>
          <table:table-cell table:style-name="ce52" table:formula="of:=[Real.B77]" office:value-type="float" office:value="53.89">
            <text:p>$53.89</text:p>
          </table:table-cell>
          <table:table-cell table:style-name="ce52" table:formula="of:=[Real.C77]" office:value-type="float" office:value="40.73">
            <text:p>$40.73</text:p>
          </table:table-cell>
          <table:table-cell table:style-name="ce52" table:formula="of:=[Real.D77]" office:value-type="float" office:value="27.46">
            <text:p>$27.46</text:p>
          </table:table-cell>
          <table:table-cell table:style-name="ce52" table:formula="of:=[Real.E77]" office:value-type="float" office:value="28.21">
            <text:p>$28.21</text:p>
          </table:table-cell>
          <table:table-cell table:style-name="ce52" table:formula="of:=[Real.F77]" office:value-type="float" office:value="19.24">
            <text:p>$19.24</text:p>
          </table:table-cell>
          <table:table-cell table:style-name="ce52" table:formula="of:=[Real.G77]" office:value-type="float" office:value="12.9">
            <text:p>$12.90</text:p>
          </table:table-cell>
          <table:table-cell table:style-name="ce52" table:formula="of:=[Real.H77]" office:value-type="float" office:value="6.93">
            <text:p>$6.93</text:p>
          </table:table-cell>
          <table:table-cell table:style-name="ce52" table:formula="of:=[Real.I77]" office:value-type="float" office:value="90.04">
            <text:p>$90.04</text:p>
          </table:table-cell>
          <table:table-cell table:style-name="ce52" table:formula="of:=[Real.J77]" office:value-type="float" office:value="99.85">
            <text:p>$99.85</text:p>
          </table:table-cell>
          <table:table-cell table:style-name="ce52" table:formula="of:=[Real.K77]" office:value-type="float" office:value="99.62">
            <text:p>$99.62</text:p>
          </table:table-cell>
          <table:table-cell table:style-name="ce52" table:formula="of:=[Real.L77]" office:value-type="float" office:value="80.64">
            <text:p>$80.64</text:p>
          </table:table-cell>
          <table:table-cell table:style-name="ce52" table:formula="of:=[Real.M77]" office:value-type="float" office:value="0">
            <text:p/>
          </table:table-cell>
          <table:table-cell table:style-name="ce80" table:formula="of:=SUM([.C91:.N91])" office:value-type="float" office:value="559.51">
            <text:p>$560</text:p>
          </table:table-cell>
          <table:table-cell table:number-columns-repeated="1009"/>
        </table:table-row>
        <table:table-row table:style-name="ro5">
          <table:table-cell/>
          <table:table-cell table:style-name="ce37" table:formula="of:=[Budget.A79]" office:value-type="string" office:string-value="Other Corp. donations" table:number-columns-spanned="1" table:number-rows-spanned="2">
            <text:p>Other Corp. donations</text:p>
          </table:table-cell>
          <table:table-cell table:style-name="ce55" table:formula="of:=[Budget.B79]" office:value-type="float" office:value="0">
            <text:p/>
          </table:table-cell>
          <table:table-cell table:style-name="ce51" table:formula="of:=[Budget.C79]" office:value-type="float" office:value="0">
            <text:p/>
          </table:table-cell>
          <table:table-cell table:style-name="ce51" table:formula="of:=[Budget.D79]" office:value-type="float" office:value="0">
            <text:p/>
          </table:table-cell>
          <table:table-cell table:style-name="ce51" table:formula="of:=[Budget.E79]" office:value-type="float" office:value="0">
            <text:p/>
          </table:table-cell>
          <table:table-cell table:style-name="ce51" table:formula="of:=[Budget.F79]" office:value-type="float" office:value="0">
            <text:p/>
          </table:table-cell>
          <table:table-cell table:style-name="ce51" table:formula="of:=[Budget.G79]" office:value-type="float" office:value="0">
            <text:p/>
          </table:table-cell>
          <table:table-cell table:style-name="ce51" table:formula="of:=[Budget.H79]" office:value-type="float" office:value="0">
            <text:p/>
          </table:table-cell>
          <table:table-cell table:style-name="ce51" table:formula="of:=[Budget.I79]" office:value-type="float" office:value="0">
            <text:p/>
          </table:table-cell>
          <table:table-cell table:style-name="ce51" table:formula="of:=[Budget.J79]" office:value-type="float" office:value="20000">
            <text:p>$20,000.00</text:p>
          </table:table-cell>
          <table:table-cell table:style-name="ce51" table:formula="of:=[Budget.K79]" office:value-type="float" office:value="0">
            <text:p/>
          </table:table-cell>
          <table:table-cell table:style-name="ce51" table:formula="of:=[Budget.L79]" office:value-type="float" office:value="0">
            <text:p/>
          </table:table-cell>
          <table:table-cell table:style-name="ce51" table:formula="of:=[Budget.M79]" office:value-type="float" office:value="0">
            <text:p/>
          </table:table-cell>
          <table:table-cell table:style-name="ce78" table:formula="of:=SUM([.C92:.N92])" office:value-type="float" office:value="20000">
            <text:p>$20,000</text:p>
          </table:table-cell>
          <table:table-cell table:number-columns-repeated="1009"/>
        </table:table-row>
        <table:table-row table:style-name="ro5">
          <table:table-cell/>
          <table:covered-table-cell table:style-name="ce36"/>
          <table:table-cell table:style-name="ce52" table:formula="of:=[Real.B78]" office:value-type="float" office:value="0">
            <text:p/>
          </table:table-cell>
          <table:table-cell table:style-name="ce52" table:formula="of:=[Real.C78]" office:value-type="float" office:value="0">
            <text:p/>
          </table:table-cell>
          <table:table-cell table:style-name="ce52" table:formula="of:=[Real.D78]" office:value-type="float" office:value="0">
            <text:p/>
          </table:table-cell>
          <table:table-cell table:style-name="ce52" table:formula="of:=[Real.E78]" office:value-type="float" office:value="0">
            <text:p/>
          </table:table-cell>
          <table:table-cell table:style-name="ce52" table:formula="of:=[Real.F78]" office:value-type="float" office:value="0">
            <text:p/>
          </table:table-cell>
          <table:table-cell table:style-name="ce52" table:formula="of:=[Real.G78]" office:value-type="float" office:value="93350">
            <text:p>$93,350.00</text:p>
          </table:table-cell>
          <table:table-cell table:style-name="ce52" table:formula="of:=[Real.H78]" office:value-type="float" office:value="10000">
            <text:p>$10,000.00</text:p>
          </table:table-cell>
          <table:table-cell table:style-name="ce52" table:formula="of:=[Real.I78]" office:value-type="float" office:value="0">
            <text:p/>
          </table:table-cell>
          <table:table-cell table:style-name="ce52" table:formula="of:=[Real.J78]" office:value-type="float" office:value="0">
            <text:p/>
          </table:table-cell>
          <table:table-cell table:style-name="ce52" table:formula="of:=[Real.K78]" office:value-type="float" office:value="0">
            <text:p/>
          </table:table-cell>
          <table:table-cell table:style-name="ce52" table:formula="of:=[Real.L78]" office:value-type="float" office:value="0">
            <text:p/>
          </table:table-cell>
          <table:table-cell table:style-name="ce52" table:formula="of:=[Real.M78]" office:value-type="float" office:value="0">
            <text:p/>
          </table:table-cell>
          <table:table-cell table:style-name="ce80" table:formula="of:=SUM([.C93:.N93])" office:value-type="float" office:value="103350">
            <text:p>$103,350</text:p>
          </table:table-cell>
          <table:table-cell table:number-columns-repeated="1009"/>
        </table:table-row>
        <table:table-row table:style-name="ro5">
          <table:table-cell/>
          <table:table-cell table:style-name="ce37" table:formula="of:=[Budget.A80]" office:value-type="string" office:string-value="Other" table:number-columns-spanned="1" table:number-rows-spanned="2">
            <text:p>Other</text:p>
          </table:table-cell>
          <table:table-cell table:style-name="ce55" table:formula="of:=[Budget.B80]" office:value-type="float" office:value="8765">
            <text:p>$8,765.00</text:p>
          </table:table-cell>
          <table:table-cell table:style-name="ce51" table:formula="of:=[Budget.C80]" office:value-type="float" office:value="15200">
            <text:p>$15,200.00</text:p>
          </table:table-cell>
          <table:table-cell table:style-name="ce51" table:formula="of:=[Budget.D80]" office:value-type="float" office:value="0">
            <text:p/>
          </table:table-cell>
          <table:table-cell table:style-name="ce51" table:formula="of:=[Budget.E80]" office:value-type="float" office:value="0">
            <text:p/>
          </table:table-cell>
          <table:table-cell table:style-name="ce51" table:formula="of:=[Budget.F80]" office:value-type="float" office:value="0">
            <text:p/>
          </table:table-cell>
          <table:table-cell table:style-name="ce51" table:formula="of:=[Budget.G80]" office:value-type="float" office:value="0">
            <text:p/>
          </table:table-cell>
          <table:table-cell table:style-name="ce51" table:formula="of:=[Budget.H80]" office:value-type="float" office:value="0">
            <text:p/>
          </table:table-cell>
          <table:table-cell table:style-name="ce51" table:formula="of:=[Budget.I80]" office:value-type="float" office:value="0">
            <text:p/>
          </table:table-cell>
          <table:table-cell table:style-name="ce51" table:formula="of:=[Budget.J80]" office:value-type="float" office:value="200">
            <text:p>$200.00</text:p>
          </table:table-cell>
          <table:table-cell table:style-name="ce51" table:formula="of:=[Budget.K80]" office:value-type="float" office:value="0">
            <text:p/>
          </table:table-cell>
          <table:table-cell table:style-name="ce51" table:formula="of:=[Budget.L80]" office:value-type="float" office:value="0">
            <text:p/>
          </table:table-cell>
          <table:table-cell table:style-name="ce51" table:formula="of:=[Budget.M80]" office:value-type="float" office:value="0">
            <text:p/>
          </table:table-cell>
          <table:table-cell table:style-name="ce78" table:formula="of:=SUM([.C94:.N94])" office:value-type="float" office:value="24165">
            <text:p>$24,165</text:p>
          </table:table-cell>
          <table:table-cell table:number-columns-repeated="1009"/>
        </table:table-row>
        <table:table-row table:style-name="ro5">
          <table:table-cell/>
          <table:covered-table-cell table:style-name="ce36"/>
          <table:table-cell table:style-name="ce52" table:formula="of:=[Real.B79]" office:value-type="float" office:value="0">
            <text:p/>
          </table:table-cell>
          <table:table-cell table:style-name="ce52" table:formula="of:=[Real.C79]" office:value-type="float" office:value="0">
            <text:p/>
          </table:table-cell>
          <table:table-cell table:style-name="ce52" table:formula="of:=[Real.D79]" office:value-type="float" office:value="0">
            <text:p/>
          </table:table-cell>
          <table:table-cell table:style-name="ce52" table:formula="of:=[Real.E79]" office:value-type="float" office:value="14150">
            <text:p>$14,150.00</text:p>
          </table:table-cell>
          <table:table-cell table:style-name="ce52" table:formula="of:=[Real.F79]" office:value-type="float" office:value="0">
            <text:p/>
          </table:table-cell>
          <table:table-cell table:style-name="ce52" table:formula="of:=[Real.G79]" office:value-type="float" office:value="0">
            <text:p/>
          </table:table-cell>
          <table:table-cell table:style-name="ce52" table:formula="of:=[Real.H79]" office:value-type="float" office:value="150">
            <text:p>$150.00</text:p>
          </table:table-cell>
          <table:table-cell table:style-name="ce52" table:formula="of:=[Real.I79]" office:value-type="float" office:value="175">
            <text:p>$175.00</text:p>
          </table:table-cell>
          <table:table-cell table:style-name="ce52" table:formula="of:=[Real.J79]" office:value-type="float" office:value="14.68">
            <text:p>$14.68</text:p>
          </table:table-cell>
          <table:table-cell table:style-name="ce52" table:formula="of:=[Real.K79]" office:value-type="float" office:value="280.36">
            <text:p>$280.36</text:p>
          </table:table-cell>
          <table:table-cell table:style-name="ce52" table:formula="of:=[Real.L79]" office:value-type="float" office:value="250">
            <text:p>$250.00</text:p>
          </table:table-cell>
          <table:table-cell table:style-name="ce52" table:formula="of:=[Real.M79]" office:value-type="float" office:value="0">
            <text:p/>
          </table:table-cell>
          <table:table-cell table:style-name="ce80" table:formula="of:=SUM([.C95:.N95])" office:value-type="float" office:value="15020.04">
            <text:p>$15,020</text:p>
          </table:table-cell>
          <table:table-cell table:number-columns-repeated="1009"/>
        </table:table-row>
        <table:table-row table:style-name="ro5">
          <table:table-cell/>
          <table:table-cell table:style-name="ce37" table:formula="of:=[Budget.A85]" office:value-type="string" office:string-value="Women's outreach" table:number-columns-spanned="1" table:number-rows-spanned="2">
            <text:p>Women's outreach</text:p>
          </table:table-cell>
          <table:table-cell table:style-name="ce55" table:formula="of:=[Budget.B85]" office:value-type="float" office:value="0">
            <text:p/>
          </table:table-cell>
          <table:table-cell table:style-name="ce51" table:formula="of:=[Budget.C85]" office:value-type="float" office:value="0">
            <text:p/>
          </table:table-cell>
          <table:table-cell table:style-name="ce51" table:formula="of:=[Budget.D85]" office:value-type="float" office:value="0">
            <text:p/>
          </table:table-cell>
          <table:table-cell table:style-name="ce51" table:formula="of:=[Budget.E85]" office:value-type="float" office:value="0">
            <text:p/>
          </table:table-cell>
          <table:table-cell table:style-name="ce51" table:formula="of:=[Budget.F85]" office:value-type="float" office:value="0">
            <text:p/>
          </table:table-cell>
          <table:table-cell table:style-name="ce51" table:formula="of:=[Budget.G85]" office:value-type="float" office:value="5000">
            <text:p>$5,000.00</text:p>
          </table:table-cell>
          <table:table-cell table:style-name="ce51" table:formula="of:=[Budget.H85]" office:value-type="float" office:value="0">
            <text:p/>
          </table:table-cell>
          <table:table-cell table:style-name="ce51" table:formula="of:=[Budget.I85]" office:value-type="float" office:value="0">
            <text:p/>
          </table:table-cell>
          <table:table-cell table:style-name="ce51" table:formula="of:=[Budget.J85]" office:value-type="float" office:value="0">
            <text:p/>
          </table:table-cell>
          <table:table-cell table:style-name="ce51" table:formula="of:=[Budget.K85]" office:value-type="float" office:value="5000">
            <text:p>$5,000.00</text:p>
          </table:table-cell>
          <table:table-cell table:style-name="ce51" table:formula="of:=[Budget.L85]" office:value-type="float" office:value="20000">
            <text:p>$20,000.00</text:p>
          </table:table-cell>
          <table:table-cell table:style-name="ce51" table:formula="of:=[Budget.M85]" office:value-type="float" office:value="0">
            <text:p/>
          </table:table-cell>
          <table:table-cell table:style-name="ce78" table:formula="of:=SUM([.C96:.N96])" office:value-type="float" office:value="30000">
            <text:p>$30,000</text:p>
          </table:table-cell>
          <table:table-cell table:number-columns-repeated="1009"/>
        </table:table-row>
        <table:table-row table:style-name="ro5">
          <table:table-cell/>
          <table:covered-table-cell table:style-name="ce36"/>
          <table:table-cell table:style-name="ce56" table:formula="of:=[Real.B84]" office:value-type="float" office:value="0">
            <text:p/>
          </table:table-cell>
          <table:table-cell table:style-name="ce56" table:formula="of:=[Real.C84]" office:value-type="float" office:value="0">
            <text:p/>
          </table:table-cell>
          <table:table-cell table:style-name="ce56" table:formula="of:=[Real.D84]" office:value-type="float" office:value="1">
            <text:p>$1.00</text:p>
          </table:table-cell>
          <table:table-cell table:style-name="ce56" table:formula="of:=[Real.E84]" office:value-type="float" office:value="100">
            <text:p>$100.00</text:p>
          </table:table-cell>
          <table:table-cell table:style-name="ce56" table:formula="of:=[Real.F84]" office:value-type="float" office:value="150">
            <text:p>$150.00</text:p>
          </table:table-cell>
          <table:table-cell table:style-name="ce56" table:formula="of:=[Real.G84]" office:value-type="float" office:value="60">
            <text:p>$60.00</text:p>
          </table:table-cell>
          <table:table-cell table:style-name="ce56" table:formula="of:=[Real.H84]" office:value-type="float" office:value="0">
            <text:p/>
          </table:table-cell>
          <table:table-cell table:style-name="ce56" table:formula="of:=[Real.I84]" office:value-type="float" office:value="0">
            <text:p/>
          </table:table-cell>
          <table:table-cell table:style-name="ce56" table:formula="of:=[Real.J84]" office:value-type="float" office:value="0">
            <text:p/>
          </table:table-cell>
          <table:table-cell table:style-name="ce56" table:formula="of:=[Real.K84]" office:value-type="float" office:value="0">
            <text:p/>
          </table:table-cell>
          <table:table-cell table:style-name="ce56" table:formula="of:=[Real.L84]" office:value-type="float" office:value="0">
            <text:p/>
          </table:table-cell>
          <table:table-cell table:style-name="ce56" table:formula="of:=[Real.M84]" office:value-type="float" office:value="0">
            <text:p/>
          </table:table-cell>
          <table:table-cell table:style-name="ce81" table:formula="of:=SUM([.C97:.N97])" office:value-type="float" office:value="311">
            <text:p>$311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15"/>
          <table:table-cell table:number-columns-repeated="4"/>
          <table:table-cell table:style-name="ce15" table:number-columns-repeated="1019"/>
        </table:table-row>
        <table:table-row table:style-name="ro2" table:number-rows-repeated="65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dget" table:style-name="ta1" table:print="false">
        <table:table-column table:style-name="co3" table:default-cell-style-name="Default"/>
        <table:table-column table:style-name="co4" table:number-columns-repeated="12" table:default-cell-style-name="ce15"/>
        <table:table-column table:style-name="co5" table:default-cell-style-name="ce15"/>
        <table:table-column table:style-name="co2" table:number-columns-repeated="1010" table:default-cell-style-name="Default"/>
        <table:table-row table:style-name="ro1">
          <table:table-cell/>
          <table:table-cell table:style-name="ce100" office:value-type="string" table:number-columns-spanned="12" table:number-rows-spanned="1">
            <text:p>GNOME Foundation's Budget – 2010</text:p>
          </table:table-cell>
          <table:covered-table-cell table:number-columns-repeated="11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3">
          <table:table-cell table:style-name="ce82" office:value-type="string" table:number-columns-spanned="1" table:number-rows-spanned="2">
            <text:p>Expenses</text:p>
          </table:table-cell>
          <table:table-cell table:style-name="ce101" office:value-type="string">
            <text:p>Year</text:p>
          </table:table-cell>
          <table:table-cell table:style-name="ce121" office:value-type="string">
            <text:p>Month</text:p>
          </table:table-cell>
          <table:table-cell table:style-name="ce135" table:number-columns-repeated="10"/>
          <table:table-cell table:style-name="ce173"/>
          <table:table-cell table:style-name="ce15" table:number-columns-repeated="1010"/>
        </table:table-row>
        <table:table-row table:style-name="ro2">
          <table:covered-table-cell table:style-name="ce83"/>
          <table:table-cell table:style-name="ce102" office:value-type="float" office:value="2009">
            <text:p>2009</text:p>
          </table:table-cell>
          <table:table-cell table:style-name="ce122"/>
          <table:table-cell table:style-name="ce136"/>
          <table:table-cell table:style-name="ce152" office:value-type="float" office:value="2010">
            <text:p>2010</text:p>
          </table:table-cell>
          <table:table-cell table:style-name="ce158" table:number-columns-repeated="8"/>
          <table:table-cell table:style-name="ce174" office:value-type="string">
            <text:p>Total</text:p>
          </table:table-cell>
          <table:table-cell table:style-name="ce15" table:number-columns-repeated="1010"/>
        </table:table-row>
        <table:table-row table:style-name="ro3">
          <table:table-cell table:style-name="ce84" office:value-type="string">
            <text:p>Category</text:p>
          </table:table-cell>
          <table:table-cell table:style-name="ce103" office:value-type="string">
            <text:p>October</text:p>
          </table:table-cell>
          <table:table-cell table:style-name="ce123" office:value-type="string">
            <text:p>November</text:p>
          </table:table-cell>
          <table:table-cell table:style-name="ce137" office:value-type="string">
            <text:p>December</text:p>
          </table:table-cell>
          <table:table-cell table:style-name="ce103" office:value-type="string">
            <text:p>January</text:p>
          </table:table-cell>
          <table:table-cell table:style-name="ce123" office:value-type="string">
            <text:p>February</text:p>
          </table:table-cell>
          <table:table-cell table:style-name="ce123" office:value-type="string">
            <text:p>March</text:p>
          </table:table-cell>
          <table:table-cell table:style-name="ce123" office:value-type="string">
            <text:p>April</text:p>
          </table:table-cell>
          <table:table-cell table:style-name="ce123" office:value-type="string">
            <text:p>May</text:p>
          </table:table-cell>
          <table:table-cell table:style-name="ce123" office:value-type="string">
            <text:p>June</text:p>
          </table:table-cell>
          <table:table-cell table:style-name="ce123" office:value-type="string">
            <text:p>July</text:p>
          </table:table-cell>
          <table:table-cell table:style-name="ce123" office:value-type="string">
            <text:p>August</text:p>
          </table:table-cell>
          <table:table-cell table:style-name="ce137" office:value-type="string">
            <text:p>September</text:p>
          </table:table-cell>
          <table:table-cell table:style-name="ce175" office:value-type="string">
            <text:p>Result</text:p>
          </table:table-cell>
          <table:table-cell table:style-name="ce15" table:number-columns-repeated="1010"/>
        </table:table-row>
        <table:table-row table:style-name="ro2">
          <table:table-cell table:style-name="ce85" office:value-type="string">
            <text:p>A11y</text:p>
          </table:table-cell>
          <table:table-cell table:style-name="ce104" table:formula="of:=SUM([.B7:.B8])" office:value-type="float" office:value="8000">
            <text:p>$8,000</text:p>
          </table:table-cell>
          <table:table-cell table:style-name="ce104" table:formula="of:=SUM([.C7:.C8])" office:value-type="float" office:value="0">
            <text:p/>
          </table:table-cell>
          <table:table-cell table:style-name="ce104" table:formula="of:=SUM([.D7:.D8])" office:value-type="float" office:value="0">
            <text:p/>
          </table:table-cell>
          <table:table-cell table:style-name="ce107" table:formula="of:=SUM([.E7:.E8])" office:value-type="float" office:value="0">
            <text:p/>
          </table:table-cell>
          <table:table-cell table:style-name="ce124" table:formula="of:=SUM([.F7:.F8])" office:value-type="float" office:value="0">
            <text:p/>
          </table:table-cell>
          <table:table-cell table:style-name="ce124" table:formula="of:=SUM([.G7:.G8])" office:value-type="float" office:value="0">
            <text:p/>
          </table:table-cell>
          <table:table-cell table:style-name="ce124" table:formula="of:=SUM([.H7:.H8])" office:value-type="float" office:value="4000">
            <text:p>$4,000</text:p>
          </table:table-cell>
          <table:table-cell table:style-name="ce124" table:formula="of:=SUM([.I7:.I8])" office:value-type="float" office:value="0">
            <text:p/>
          </table:table-cell>
          <table:table-cell table:style-name="ce124" table:formula="of:=SUM([.J7:.J8])" office:value-type="float" office:value="0">
            <text:p/>
          </table:table-cell>
          <table:table-cell table:style-name="ce124" table:formula="of:=SUM([.K7:.K8])" office:value-type="float" office:value="0">
            <text:p/>
          </table:table-cell>
          <table:table-cell table:style-name="ce124" table:formula="of:=SUM([.L7:.L8])" office:value-type="float" office:value="6000">
            <text:p>$6,000</text:p>
          </table:table-cell>
          <table:table-cell table:style-name="ce139" table:formula="of:=SUM([.M7:.M8])" office:value-type="float" office:value="0">
            <text:p/>
          </table:table-cell>
          <table:table-cell table:style-name="ce176" table:formula="of:=SUM([.B6:.M6])" office:value-type="currency" office:currency="USD" office:value="18000">
            <text:p>$18,000</text:p>
          </table:table-cell>
          <table:table-cell table:style-name="ce15" table:number-columns-repeated="1010"/>
        </table:table-row>
        <table:table-row table:style-name="ro3">
          <table:table-cell table:style-name="ce86" office:value-type="string">
            <text:p>Contracts</text:p>
          </table:table-cell>
          <table:table-cell table:style-name="ce105" office:value-type="float" office:value="6000">
            <text:p>$6,000</text:p>
          </table:table-cell>
          <table:table-cell table:style-name="ce105" table:number-columns-repeated="2"/>
          <table:table-cell table:style-name="ce106"/>
          <table:table-cell table:style-name="ce105" table:number-columns-repeated="6"/>
          <table:table-cell table:style-name="ce105" office:value-type="float" office:value="6000">
            <text:p>$6,000</text:p>
          </table:table-cell>
          <table:table-cell table:style-name="ce138"/>
          <table:table-cell table:style-name="ce177"/>
          <table:table-cell table:style-name="ce15" table:number-columns-repeated="1010"/>
        </table:table-row>
        <table:table-row table:style-name="ro3">
          <table:table-cell table:style-name="ce86" office:value-type="string">
            <text:p>CSUN &amp; hackfests</text:p>
          </table:table-cell>
          <table:table-cell table:style-name="ce106" office:value-type="float" office:value="2000">
            <text:p>$2,000</text:p>
          </table:table-cell>
          <table:table-cell table:style-name="ce105"/>
          <table:table-cell table:style-name="ce138"/>
          <table:table-cell table:style-name="ce106"/>
          <table:table-cell table:style-name="ce105" table:number-columns-repeated="2"/>
          <table:table-cell table:style-name="ce105" office:value-type="float" office:value="4000">
            <text:p>$4,000</text:p>
          </table:table-cell>
          <table:table-cell table:style-name="ce105" table:number-columns-repeated="4"/>
          <table:table-cell table:style-name="ce138"/>
          <table:table-cell table:style-name="ce177"/>
          <table:table-cell table:style-name="ce15" table:number-columns-repeated="1010"/>
        </table:table-row>
        <table:table-row table:style-name="ro3">
          <table:table-cell table:style-name="ce87" office:value-type="string">
            <text:p>Administrivia</text:p>
          </table:table-cell>
          <table:table-cell table:style-name="ce107" table:formula="of:=SUM([.B10:.B12];[.B15:.B17])" office:value-type="float" office:value="291.666666666667">
            <text:p>$292</text:p>
          </table:table-cell>
          <table:table-cell table:style-name="ce124" table:formula="of:=SUM([.C10:.C12];[.C15:.C17])" office:value-type="float" office:value="291.666666666667">
            <text:p>$292</text:p>
          </table:table-cell>
          <table:table-cell table:style-name="ce139" table:formula="of:=SUM([.D10:.D12];[.D15:.D17])" office:value-type="float" office:value="291.666666666667">
            <text:p>$292</text:p>
          </table:table-cell>
          <table:table-cell table:style-name="ce107" table:formula="of:=SUM([.E10:.E12];[.E15:.E17])" office:value-type="float" office:value="291.666666666667">
            <text:p>$292</text:p>
          </table:table-cell>
          <table:table-cell table:style-name="ce124" table:formula="of:=SUM([.F10:.F12];[.F15:.F17])" office:value-type="float" office:value="291.666666666667">
            <text:p>$292</text:p>
          </table:table-cell>
          <table:table-cell table:style-name="ce124" table:formula="of:=SUM([.G10:.G12];[.G15:.G17])" office:value-type="float" office:value="2533.66666666667">
            <text:p>$2,534</text:p>
          </table:table-cell>
          <table:table-cell table:style-name="ce124" table:formula="of:=SUM([.H10:.H12];[.H15:.H17])" office:value-type="float" office:value="291.666666666667">
            <text:p>$292</text:p>
          </table:table-cell>
          <table:table-cell table:style-name="ce124" table:formula="of:=SUM([.I10:.I12];[.I15:.I17])" office:value-type="float" office:value="341.666666666667">
            <text:p>$342</text:p>
          </table:table-cell>
          <table:table-cell table:style-name="ce124" table:formula="of:=SUM([.J10:.J12];[.J15:.J17])" office:value-type="float" office:value="291.666666666667">
            <text:p>$292</text:p>
          </table:table-cell>
          <table:table-cell table:style-name="ce124" table:formula="of:=SUM([.K10:.K12];[.K15:.K17])" office:value-type="float" office:value="2791.66666666667">
            <text:p>$2,792</text:p>
          </table:table-cell>
          <table:table-cell table:style-name="ce124" table:formula="of:=SUM([.L10:.L12];[.L15:.L17])" office:value-type="float" office:value="291.666666666667">
            <text:p>$292</text:p>
          </table:table-cell>
          <table:table-cell table:style-name="ce139" table:formula="of:=SUM([.M10:.M12];[.M15:.M17])" office:value-type="float" office:value="291.666666666667">
            <text:p>$292</text:p>
          </table:table-cell>
          <table:table-cell table:style-name="ce178" table:formula="of:=SUM([.B9:.M9])" office:value-type="currency" office:currency="USD" office:value="8292">
            <text:p>$8,292</text:p>
          </table:table-cell>
          <table:table-cell table:style-name="ce15" table:number-columns-repeated="1010"/>
        </table:table-row>
        <table:table-row table:style-name="ro3">
          <table:table-cell table:style-name="ce86" office:value-type="string">
            <text:p>Professional fees</text:p>
          </table:table-cell>
          <table:table-cell table:style-name="ce108"/>
          <table:table-cell table:style-name="ce125"/>
          <table:table-cell table:style-name="ce140"/>
          <table:table-cell table:style-name="ce108"/>
          <table:table-cell table:style-name="ce125" table:number-columns-repeated="5"/>
          <table:table-cell table:style-name="ce125" office:value-type="float" office:value="2500">
            <text:p>$2,500</text:p>
          </table:table-cell>
          <table:table-cell table:style-name="ce125"/>
          <table:table-cell table:style-name="ce140"/>
          <table:table-cell table:style-name="ce177"/>
          <table:table-cell table:style-name="ce15" table:number-columns-repeated="1010"/>
        </table:table-row>
        <table:table-row table:style-name="ro3">
          <table:table-cell table:style-name="ce86" office:value-type="string">
            <text:p>Insurance</text:p>
          </table:table-cell>
          <table:table-cell table:style-name="ce108"/>
          <table:table-cell table:style-name="ce125"/>
          <table:table-cell table:style-name="ce140"/>
          <table:table-cell table:style-name="ce108"/>
          <table:table-cell table:style-name="ce125"/>
          <table:table-cell table:style-name="ce125" office:value-type="float" office:value="2200">
            <text:p>$2,200</text:p>
          </table:table-cell>
          <table:table-cell table:style-name="ce125" table:number-columns-repeated="5"/>
          <table:table-cell table:style-name="ce140"/>
          <table:table-cell table:style-name="ce177"/>
          <table:table-cell table:style-name="ce15" table:number-columns-repeated="1010"/>
        </table:table-row>
        <table:table-row table:style-name="ro3">
          <table:table-cell table:style-name="ce86" office:value-type="string">
            <text:p>Infrastructure</text:p>
          </table:table-cell>
          <table:table-cell table:style-name="ce108"/>
          <table:table-cell table:style-name="ce125"/>
          <table:table-cell table:style-name="ce140"/>
          <table:table-cell table:style-name="ce108"/>
          <table:table-cell table:style-name="ce125"/>
          <table:table-cell table:style-name="ce125" table:formula="of:=SUM([.G13:.G14])" office:value-type="float" office:value="42">
            <text:p>$42</text:p>
          </table:table-cell>
          <table:table-cell table:style-name="ce125"/>
          <table:table-cell table:style-name="ce125" table:formula="of:=SUM([.I13:.I14])" office:value-type="float" office:value="50">
            <text:p>$50</text:p>
          </table:table-cell>
          <table:table-cell table:style-name="ce125" table:number-columns-repeated="3"/>
          <table:table-cell table:style-name="ce140"/>
          <table:table-cell table:style-name="ce177"/>
          <table:table-cell table:style-name="ce15" table:number-columns-repeated="1010"/>
        </table:table-row>
        <table:table-row table:style-name="ro3">
          <table:table-cell table:style-name="ce88" office:value-type="string">
            <text:p>PO Box rental</text:p>
          </table:table-cell>
          <table:table-cell table:style-name="ce108"/>
          <table:table-cell table:style-name="ce125"/>
          <table:table-cell table:style-name="ce140"/>
          <table:table-cell table:style-name="ce108"/>
          <table:table-cell table:style-name="ce125"/>
          <table:table-cell table:style-name="ce125" office:value-type="float" office:value="42">
            <text:p>$42</text:p>
          </table:table-cell>
          <table:table-cell table:style-name="ce125" table:number-columns-repeated="5"/>
          <table:table-cell table:style-name="ce140"/>
          <table:table-cell table:style-name="ce177"/>
          <table:table-cell table:style-name="ce15" table:number-columns-repeated="1010"/>
        </table:table-row>
        <table:table-row table:style-name="ro3">
          <table:table-cell table:style-name="ce88" office:value-type="string">
            <office:annotation draw:style-name="gr1" draw:text-style-name="P1" svg:width="1.4193in" svg:height="0.2346in" svg:x="1.7913in" svg:y="1.424in" draw:caption-point-x="0.2504in" draw:caption-point-y="0.8354in">
              <dc:creator>GP</dc:creator>
              <dc:date>2009-09-14T00:00:00</dc:date>
              <text:p text:style-name="P1"><text:span text:style-name="T1">Phone + fax number</text:span></text:p>
            </office:annotation>
            <text:p>vBuzzer</text:p>
          </table:table-cell>
          <table:table-cell table:style-name="ce108"/>
          <table:table-cell table:style-name="ce125"/>
          <table:table-cell table:style-name="ce140"/>
          <table:table-cell table:style-name="ce108"/>
          <table:table-cell table:style-name="ce125" table:number-columns-repeated="3"/>
          <table:table-cell table:style-name="ce125" office:value-type="float" office:value="50">
            <text:p>$50</text:p>
          </table:table-cell>
          <table:table-cell table:style-name="ce125" table:number-columns-repeated="3"/>
          <table:table-cell table:style-name="ce140"/>
          <table:table-cell table:style-name="ce177"/>
          <table:table-cell table:style-name="ce15" table:number-columns-repeated="1010"/>
        </table:table-row>
        <table:table-row table:style-name="ro3">
          <table:table-cell table:style-name="ce86" office:value-type="string">
            <text:p>Bank fees</text:p>
          </table:table-cell>
          <table:table-cell table:style-name="ce106" table:formula="of:=3000/12" office:value-type="float" office:value="250">
            <text:p>$250</text:p>
          </table:table-cell>
          <table:table-cell table:style-name="ce105" table:formula="of:=3000/12" office:value-type="float" office:value="250">
            <text:p>$250</text:p>
          </table:table-cell>
          <table:table-cell table:style-name="ce138" table:formula="of:=3000/12" office:value-type="float" office:value="250">
            <text:p>$250</text:p>
          </table:table-cell>
          <table:table-cell table:style-name="ce106" table:formula="of:=3000/12" office:value-type="float" office:value="250">
            <text:p>$250</text:p>
          </table:table-cell>
          <table:table-cell table:style-name="ce105" table:formula="of:=3000/12" office:value-type="float" office:value="250">
            <text:p>$250</text:p>
          </table:table-cell>
          <table:table-cell table:style-name="ce105" table:formula="of:=3000/12" office:value-type="float" office:value="250">
            <text:p>$250</text:p>
          </table:table-cell>
          <table:table-cell table:style-name="ce105" table:formula="of:=3000/12" office:value-type="float" office:value="250">
            <text:p>$250</text:p>
          </table:table-cell>
          <table:table-cell table:style-name="ce105" table:formula="of:=3000/12" office:value-type="float" office:value="250">
            <text:p>$250</text:p>
          </table:table-cell>
          <table:table-cell table:style-name="ce105" table:formula="of:=3000/12" office:value-type="float" office:value="250">
            <text:p>$250</text:p>
          </table:table-cell>
          <table:table-cell table:style-name="ce105" table:formula="of:=3000/12" office:value-type="float" office:value="250">
            <text:p>$250</text:p>
          </table:table-cell>
          <table:table-cell table:style-name="ce105" table:formula="of:=3000/12" office:value-type="float" office:value="250">
            <text:p>$250</text:p>
          </table:table-cell>
          <table:table-cell table:style-name="ce138" table:formula="of:=3000/12" office:value-type="float" office:value="250">
            <text:p>$250</text:p>
          </table:table-cell>
          <table:table-cell table:style-name="ce177"/>
          <table:table-cell table:style-name="ce15" table:number-columns-repeated="1010"/>
        </table:table-row>
        <table:table-row table:style-name="ro3">
          <table:table-cell table:style-name="ce86" office:value-type="string">
            <text:p>PayPal fees</text:p>
          </table:table-cell>
          <table:table-cell table:style-name="ce106"/>
          <table:table-cell table:style-name="ce105"/>
          <table:table-cell table:style-name="ce138"/>
          <table:table-cell table:style-name="ce106"/>
          <table:table-cell table:style-name="ce105" table:number-columns-repeated="7"/>
          <table:table-cell table:style-name="ce138"/>
          <table:table-cell table:style-name="ce177"/>
          <table:table-cell table:style-name="ce15" table:number-columns-repeated="1010"/>
        </table:table-row>
        <table:table-row table:style-name="ro3">
          <table:table-cell table:style-name="ce86" office:value-type="string">
            <text:p>Other</text:p>
          </table:table-cell>
          <table:table-cell table:style-name="ce106" table:formula="of:=SUM([.B18:.B19])" office:value-type="float" office:value="41.6666666666667">
            <text:p>$42</text:p>
          </table:table-cell>
          <table:table-cell table:style-name="ce105" table:formula="of:=SUM([.C18:.C19])" office:value-type="float" office:value="41.6666666666667">
            <text:p>$42</text:p>
          </table:table-cell>
          <table:table-cell table:style-name="ce138" table:formula="of:=SUM([.D18:.D19])" office:value-type="float" office:value="41.6666666666667">
            <text:p>$42</text:p>
          </table:table-cell>
          <table:table-cell table:style-name="ce106" table:formula="of:=SUM([.E18:.E19])" office:value-type="float" office:value="41.6666666666667">
            <text:p>$42</text:p>
          </table:table-cell>
          <table:table-cell table:style-name="ce105" table:formula="of:=SUM([.F18:.F19])" office:value-type="float" office:value="41.6666666666667">
            <text:p>$42</text:p>
          </table:table-cell>
          <table:table-cell table:style-name="ce105" table:formula="of:=SUM([.G18:.G19])" office:value-type="float" office:value="41.6666666666667">
            <text:p>$42</text:p>
          </table:table-cell>
          <table:table-cell table:style-name="ce105" table:formula="of:=SUM([.H18:.H19])" office:value-type="float" office:value="41.6666666666667">
            <text:p>$42</text:p>
          </table:table-cell>
          <table:table-cell table:style-name="ce105" table:formula="of:=SUM([.I18:.I19])" office:value-type="float" office:value="41.6666666666667">
            <text:p>$42</text:p>
          </table:table-cell>
          <table:table-cell table:style-name="ce105" table:formula="of:=SUM([.J18:.J19])" office:value-type="float" office:value="41.6666666666667">
            <text:p>$42</text:p>
          </table:table-cell>
          <table:table-cell table:style-name="ce105" table:formula="of:=SUM([.K18:.K19])" office:value-type="float" office:value="41.6666666666667">
            <text:p>$42</text:p>
          </table:table-cell>
          <table:table-cell table:style-name="ce105" table:formula="of:=SUM([.L18:.L19])" office:value-type="float" office:value="41.6666666666667">
            <text:p>$42</text:p>
          </table:table-cell>
          <table:table-cell table:style-name="ce138" table:formula="of:=SUM([.M18:.M19])" office:value-type="float" office:value="41.6666666666667">
            <text:p>$42</text:p>
          </table:table-cell>
          <table:table-cell table:style-name="ce177"/>
          <table:table-cell table:style-name="ce15" table:number-columns-repeated="1010"/>
        </table:table-row>
        <table:table-row table:style-name="ro3">
          <table:table-cell table:style-name="ce88" office:value-type="string">
            <text:p>Offices supplies</text:p>
          </table:table-cell>
          <table:table-cell table:style-name="ce106" table:formula="of:=200/12" office:value-type="float" office:value="16.6666666666667">
            <text:p>$17</text:p>
          </table:table-cell>
          <table:table-cell table:style-name="ce105" table:formula="of:=200/12" office:value-type="float" office:value="16.6666666666667">
            <text:p>$17</text:p>
          </table:table-cell>
          <table:table-cell table:style-name="ce138" table:formula="of:=200/12" office:value-type="float" office:value="16.6666666666667">
            <text:p>$17</text:p>
          </table:table-cell>
          <table:table-cell table:style-name="ce106" table:formula="of:=200/12" office:value-type="float" office:value="16.6666666666667">
            <text:p>$17</text:p>
          </table:table-cell>
          <table:table-cell table:style-name="ce105" table:formula="of:=200/12" office:value-type="float" office:value="16.6666666666667">
            <text:p>$17</text:p>
          </table:table-cell>
          <table:table-cell table:style-name="ce105" table:formula="of:=200/12" office:value-type="float" office:value="16.6666666666667">
            <text:p>$17</text:p>
          </table:table-cell>
          <table:table-cell table:style-name="ce105" table:formula="of:=200/12" office:value-type="float" office:value="16.6666666666667">
            <text:p>$17</text:p>
          </table:table-cell>
          <table:table-cell table:style-name="ce105" table:formula="of:=200/12" office:value-type="float" office:value="16.6666666666667">
            <text:p>$17</text:p>
          </table:table-cell>
          <table:table-cell table:style-name="ce105" table:formula="of:=200/12" office:value-type="float" office:value="16.6666666666667">
            <text:p>$17</text:p>
          </table:table-cell>
          <table:table-cell table:style-name="ce105" table:formula="of:=200/12" office:value-type="float" office:value="16.6666666666667">
            <text:p>$17</text:p>
          </table:table-cell>
          <table:table-cell table:style-name="ce105" table:formula="of:=200/12" office:value-type="float" office:value="16.6666666666667">
            <text:p>$17</text:p>
          </table:table-cell>
          <table:table-cell table:style-name="ce138" table:formula="of:=200/12" office:value-type="float" office:value="16.6666666666667">
            <text:p>$17</text:p>
          </table:table-cell>
          <table:table-cell table:style-name="ce177"/>
          <table:table-cell table:style-name="ce15" table:number-columns-repeated="1010"/>
        </table:table-row>
        <table:table-row table:style-name="ro3">
          <table:table-cell table:style-name="ce89" office:value-type="string">
            <text:p>Taxes/registrations/other</text:p>
          </table:table-cell>
          <table:table-cell table:style-name="ce106" table:formula="of:=300/12" office:value-type="float" office:value="25">
            <text:p>$25</text:p>
          </table:table-cell>
          <table:table-cell table:style-name="ce105" table:formula="of:=300/12" office:value-type="float" office:value="25">
            <text:p>$25</text:p>
          </table:table-cell>
          <table:table-cell table:style-name="ce138" table:formula="of:=300/12" office:value-type="float" office:value="25">
            <text:p>$25</text:p>
          </table:table-cell>
          <table:table-cell table:style-name="ce106" table:formula="of:=300/12" office:value-type="float" office:value="25">
            <text:p>$25</text:p>
          </table:table-cell>
          <table:table-cell table:style-name="ce105" table:formula="of:=300/12" office:value-type="float" office:value="25">
            <text:p>$25</text:p>
          </table:table-cell>
          <table:table-cell table:style-name="ce105" table:formula="of:=300/12" office:value-type="float" office:value="25">
            <text:p>$25</text:p>
          </table:table-cell>
          <table:table-cell table:style-name="ce105" table:formula="of:=300/12" office:value-type="float" office:value="25">
            <text:p>$25</text:p>
          </table:table-cell>
          <table:table-cell table:style-name="ce105" table:formula="of:=300/12" office:value-type="float" office:value="25">
            <text:p>$25</text:p>
          </table:table-cell>
          <table:table-cell table:style-name="ce105" table:formula="of:=300/12" office:value-type="float" office:value="25">
            <text:p>$25</text:p>
          </table:table-cell>
          <table:table-cell table:style-name="ce105" table:formula="of:=300/12" office:value-type="float" office:value="25">
            <text:p>$25</text:p>
          </table:table-cell>
          <table:table-cell table:style-name="ce105" table:formula="of:=300/12" office:value-type="float" office:value="25">
            <text:p>$25</text:p>
          </table:table-cell>
          <table:table-cell table:style-name="ce138" table:formula="of:=300/12" office:value-type="float" office:value="25">
            <text:p>$25</text:p>
          </table:table-cell>
          <table:table-cell table:style-name="ce177"/>
          <table:table-cell table:style-name="ce15" table:number-columns-repeated="1010"/>
        </table:table-row>
        <table:table-row table:style-name="ro3">
          <table:table-cell table:style-name="ce87" office:value-type="string">
            <text:p>Employees</text:p>
          </table:table-cell>
          <table:table-cell table:style-name="ce107" table:formula="of:=SUM([.B21:.B27])" office:value-type="float" office:value="11115">
            <text:p>$11,115</text:p>
          </table:table-cell>
          <table:table-cell table:style-name="ce124" table:formula="of:=SUM([.C21:.C27])" office:value-type="float" office:value="11115">
            <text:p>$11,115</text:p>
          </table:table-cell>
          <table:table-cell table:style-name="ce139" table:formula="of:=SUM([.D21:.D27])" office:value-type="float" office:value="12615">
            <text:p>$12,615</text:p>
          </table:table-cell>
          <table:table-cell table:style-name="ce107" table:formula="of:=SUM([.E21:.E27])" office:value-type="float" office:value="14715">
            <text:p>$14,715</text:p>
          </table:table-cell>
          <table:table-cell table:style-name="ce124" table:formula="of:=SUM([.F21:.F27])" office:value-type="float" office:value="14715">
            <text:p>$14,715</text:p>
          </table:table-cell>
          <table:table-cell table:style-name="ce124" table:formula="of:=SUM([.G21:.G27])" office:value-type="float" office:value="16215">
            <text:p>$16,215</text:p>
          </table:table-cell>
          <table:table-cell table:style-name="ce124" table:formula="of:=SUM([.H21:.H27])" office:value-type="float" office:value="14715">
            <text:p>$14,715</text:p>
          </table:table-cell>
          <table:table-cell table:style-name="ce124" table:formula="of:=SUM([.I21:.I27])" office:value-type="float" office:value="14715">
            <text:p>$14,715</text:p>
          </table:table-cell>
          <table:table-cell table:style-name="ce124" table:formula="of:=SUM([.J21:.J27])" office:value-type="float" office:value="16215">
            <text:p>$16,215</text:p>
          </table:table-cell>
          <table:table-cell table:style-name="ce124" table:formula="of:=SUM([.K21:.K27])" office:value-type="float" office:value="14715">
            <text:p>$14,715</text:p>
          </table:table-cell>
          <table:table-cell table:style-name="ce124" table:formula="of:=SUM([.L21:.L27])" office:value-type="float" office:value="14715">
            <text:p>$14,715</text:p>
          </table:table-cell>
          <table:table-cell table:style-name="ce139" table:formula="of:=SUM([.M21:.M27])" office:value-type="float" office:value="16215">
            <text:p>$16,215</text:p>
          </table:table-cell>
          <table:table-cell table:style-name="ce178" table:formula="of:=SUM([.B20:.M20])" office:value-type="currency" office:currency="USD" office:value="171780">
            <text:p>$171,780</text:p>
          </table:table-cell>
          <table:table-cell table:style-name="ce15" table:number-columns-repeated="1010"/>
        </table:table-row>
        <table:table-row table:style-name="ro3">
          <table:table-cell table:style-name="ce86" office:value-type="string">
            <text:p>Wages</text:p>
          </table:table-cell>
          <table:table-cell table:style-name="ce106" table:formula="of:=(96000+27500)/12" office:value-type="float" office:value="10291.6666666667">
            <text:p>$10,292</text:p>
          </table:table-cell>
          <table:table-cell table:style-name="ce105" table:formula="of:=(96000+27500)/12" office:value-type="float" office:value="10291.6666666667">
            <text:p>$10,292</text:p>
          </table:table-cell>
          <table:table-cell table:style-name="ce138" table:formula="of:=(96000+27500)/12" office:value-type="float" office:value="10291.6666666667">
            <text:p>$10,292</text:p>
          </table:table-cell>
          <table:table-cell table:style-name="ce106" table:formula="of:=(96000+27500)/12" office:value-type="float" office:value="10291.6666666667">
            <text:p>$10,292</text:p>
          </table:table-cell>
          <table:table-cell table:style-name="ce105" table:formula="of:=(96000+27500)/12" office:value-type="float" office:value="10291.6666666667">
            <text:p>$10,292</text:p>
          </table:table-cell>
          <table:table-cell table:style-name="ce105" table:formula="of:=(96000+27500)/12" office:value-type="float" office:value="10291.6666666667">
            <text:p>$10,292</text:p>
          </table:table-cell>
          <table:table-cell table:style-name="ce105" table:formula="of:=(96000+27500)/12" office:value-type="float" office:value="10291.6666666667">
            <text:p>$10,292</text:p>
          </table:table-cell>
          <table:table-cell table:style-name="ce105" table:formula="of:=(96000+27500)/12" office:value-type="float" office:value="10291.6666666667">
            <text:p>$10,292</text:p>
          </table:table-cell>
          <table:table-cell table:style-name="ce105" table:formula="of:=(96000+27500)/12" office:value-type="float" office:value="10291.6666666667">
            <text:p>$10,292</text:p>
          </table:table-cell>
          <table:table-cell table:style-name="ce105" table:formula="of:=(96000+27500)/12" office:value-type="float" office:value="10291.6666666667">
            <text:p>$10,292</text:p>
          </table:table-cell>
          <table:table-cell table:style-name="ce105" table:formula="of:=(96000+27500)/12" office:value-type="float" office:value="10291.6666666667">
            <text:p>$10,292</text:p>
          </table:table-cell>
          <table:table-cell table:style-name="ce138" table:formula="of:=(96000+27500)/12" office:value-type="float" office:value="10291.6666666667">
            <text:p>$10,292</text:p>
          </table:table-cell>
          <table:table-cell table:style-name="ce177"/>
          <table:table-cell table:style-name="ce15" table:number-columns-repeated="1010"/>
        </table:table-row>
        <table:table-row table:style-name="ro3">
          <table:table-cell table:style-name="ce86" office:value-type="string">
            <text:p>System Administrator</text:p>
          </table:table-cell>
          <table:table-cell table:style-name="ce106"/>
          <table:table-cell table:style-name="ce105"/>
          <table:table-cell table:style-name="ce138"/>
          <table:table-cell table:style-name="ce106" table:formula="of:=40000/12" office:value-type="float" office:value="3333.33333333333">
            <text:p>$3,333</text:p>
          </table:table-cell>
          <table:table-cell table:style-name="ce105" table:formula="of:=40000/12" office:value-type="float" office:value="3333.33333333333">
            <text:p>$3,333</text:p>
          </table:table-cell>
          <table:table-cell table:style-name="ce105" table:formula="of:=40000/12" office:value-type="float" office:value="3333.33333333333">
            <text:p>$3,333</text:p>
          </table:table-cell>
          <table:table-cell table:style-name="ce105" table:formula="of:=40000/12" office:value-type="float" office:value="3333.33333333333">
            <text:p>$3,333</text:p>
          </table:table-cell>
          <table:table-cell table:style-name="ce105" table:formula="of:=40000/12" office:value-type="float" office:value="3333.33333333333">
            <text:p>$3,333</text:p>
          </table:table-cell>
          <table:table-cell table:style-name="ce105" table:formula="of:=40000/12" office:value-type="float" office:value="3333.33333333333">
            <text:p>$3,333</text:p>
          </table:table-cell>
          <table:table-cell table:style-name="ce105" table:formula="of:=40000/12" office:value-type="float" office:value="3333.33333333333">
            <text:p>$3,333</text:p>
          </table:table-cell>
          <table:table-cell table:style-name="ce105" table:formula="of:=40000/12" office:value-type="float" office:value="3333.33333333333">
            <text:p>$3,333</text:p>
          </table:table-cell>
          <table:table-cell table:style-name="ce138" table:formula="of:=40000/12" office:value-type="float" office:value="3333.33333333333">
            <text:p>$3,333</text:p>
          </table:table-cell>
          <table:table-cell table:style-name="ce177"/>
          <table:table-cell table:style-name="ce15" table:number-columns-repeated="1010"/>
        </table:table-row>
        <table:table-row table:style-name="ro3">
          <table:table-cell table:style-name="ce86" office:value-type="string">
            <text:p>Payroll taxes</text:p>
          </table:table-cell>
          <table:table-cell table:style-name="ce106" table:formula="of:=0.08*([.B21]+[.B22]+[.B25])" office:value-type="float" office:value="823.333333333333">
            <text:p>$823</text:p>
          </table:table-cell>
          <table:table-cell table:style-name="ce105" table:formula="of:=0.08*([.C21]+[.C22]+[.C25])" office:value-type="float" office:value="823.333333333333">
            <text:p>$823</text:p>
          </table:table-cell>
          <table:table-cell table:style-name="ce138" table:formula="of:=0.08*([.D21]+[.D22]+[.D25])" office:value-type="float" office:value="823.333333333333">
            <text:p>$823</text:p>
          </table:table-cell>
          <table:table-cell table:style-name="ce106" table:formula="of:=0.08*([.E21]+[.E22]+[.E25])" office:value-type="float" office:value="1090">
            <text:p>$1,090</text:p>
          </table:table-cell>
          <table:table-cell table:style-name="ce105" table:formula="of:=0.08*([.F21]+[.F22]+[.F25])" office:value-type="float" office:value="1090">
            <text:p>$1,090</text:p>
          </table:table-cell>
          <table:table-cell table:style-name="ce105" table:formula="of:=0.08*([.G21]+[.G22]+[.G25])" office:value-type="float" office:value="1090">
            <text:p>$1,090</text:p>
          </table:table-cell>
          <table:table-cell table:style-name="ce105" table:formula="of:=0.08*([.H21]+[.H22]+[.H25])" office:value-type="float" office:value="1090">
            <text:p>$1,090</text:p>
          </table:table-cell>
          <table:table-cell table:style-name="ce105" table:formula="of:=0.08*([.I21]+[.I22]+[.I25])" office:value-type="float" office:value="1090">
            <text:p>$1,090</text:p>
          </table:table-cell>
          <table:table-cell table:style-name="ce105" table:formula="of:=0.08*([.J21]+[.J22]+[.J25])" office:value-type="float" office:value="1090">
            <text:p>$1,090</text:p>
          </table:table-cell>
          <table:table-cell table:style-name="ce105" table:formula="of:=0.08*([.K21]+[.K22]+[.K25])" office:value-type="float" office:value="1090">
            <text:p>$1,090</text:p>
          </table:table-cell>
          <table:table-cell table:style-name="ce105" table:formula="of:=0.08*([.L21]+[.L22]+[.L25])" office:value-type="float" office:value="1090">
            <text:p>$1,090</text:p>
          </table:table-cell>
          <table:table-cell table:style-name="ce138" table:formula="of:=0.08*([.M21]+[.M22]+[.M25])" office:value-type="float" office:value="1090">
            <text:p>$1,090</text:p>
          </table:table-cell>
          <table:table-cell table:style-name="ce177"/>
          <table:table-cell table:style-name="ce15" table:number-columns-repeated="1010"/>
        </table:table-row>
        <table:table-row table:style-name="ro2">
          <table:table-cell table:style-name="ce86" office:value-type="string">
            <text:p>401K plan</text:p>
          </table:table-cell>
          <table:table-cell table:style-name="ce106"/>
          <table:table-cell table:style-name="ce105"/>
          <table:table-cell table:style-name="ce138"/>
          <table:table-cell table:style-name="ce106"/>
          <table:table-cell table:style-name="ce105" table:number-columns-repeated="7"/>
          <table:table-cell table:style-name="ce138"/>
          <table:table-cell table:style-name="ce177"/>
          <table:table-cell table:style-name="ce15" table:number-columns-repeated="1010"/>
        </table:table-row>
        <table:table-row table:style-name="ro3">
          <table:table-cell table:style-name="ce86" office:value-type="string">
            <text:p>Payroll fees</text:p>
          </table:table-cell>
          <table:table-cell table:style-name="ce106"/>
          <table:table-cell table:style-name="ce125"/>
          <table:table-cell table:style-name="ce138"/>
          <table:table-cell table:style-name="ce106"/>
          <table:table-cell table:style-name="ce105"/>
          <table:table-cell table:style-name="ce105"/>
          <table:table-cell table:style-name="ce105"/>
          <table:table-cell table:style-name="ce105"/>
          <table:table-cell table:style-name="ce105"/>
          <table:table-cell table:style-name="ce105"/>
          <table:table-cell table:style-name="ce105"/>
          <table:table-cell table:style-name="ce138"/>
          <table:table-cell table:style-name="ce177"/>
          <table:table-cell table:style-name="ce15" table:number-columns-repeated="1010"/>
        </table:table-row>
        <table:table-row table:style-name="ro3">
          <table:table-cell table:style-name="ce86" office:value-type="string">
            <text:p>Worker Compensation Insurance</text:p>
          </table:table-cell>
          <table:table-cell table:style-name="ce106" office:value-type="float" office:value="0">
            <text:p/>
          </table:table-cell>
          <table:table-cell table:style-name="ce125"/>
          <table:table-cell table:style-name="ce138"/>
          <table:table-cell table:style-name="ce106"/>
          <table:table-cell table:style-name="ce105" table:number-columns-repeated="7"/>
          <table:table-cell table:style-name="ce138"/>
          <table:table-cell table:style-name="ce177"/>
          <table:table-cell table:style-name="ce15" table:number-columns-repeated="1010"/>
        </table:table-row>
        <table:table-row table:style-name="ro3">
          <table:table-cell table:style-name="ce86" office:value-type="string">
            <text:p>Bonuses</text:p>
          </table:table-cell>
          <table:table-cell table:style-name="ce106"/>
          <table:table-cell table:style-name="ce125"/>
          <table:table-cell table:style-name="ce138" office:value-type="float" office:value="1500">
            <text:p>$1,500</text:p>
          </table:table-cell>
          <table:table-cell table:style-name="ce108"/>
          <table:table-cell table:style-name="ce125"/>
          <table:table-cell table:style-name="ce125" office:value-type="float" office:value="1500">
            <text:p>$1,500</text:p>
          </table:table-cell>
          <table:table-cell table:style-name="ce125" table:number-columns-repeated="2"/>
          <table:table-cell table:style-name="ce125" office:value-type="float" office:value="1500">
            <text:p>$1,500</text:p>
          </table:table-cell>
          <table:table-cell table:style-name="ce125" table:number-columns-repeated="2"/>
          <table:table-cell table:style-name="ce140" office:value-type="float" office:value="1500">
            <text:p>$1,500</text:p>
          </table:table-cell>
          <table:table-cell table:style-name="ce177"/>
          <table:table-cell table:style-name="ce15" table:number-columns-repeated="1010"/>
        </table:table-row>
        <table:table-row table:style-name="ro3">
          <table:table-cell table:style-name="ce87" office:value-type="string">
            <text:p>Events</text:p>
          </table:table-cell>
          <table:table-cell table:style-name="ce107" table:formula="of:=SUM([.B29:.B37])" office:value-type="float" office:value="8050">
            <text:p>$8,050</text:p>
          </table:table-cell>
          <table:table-cell table:style-name="ce124" table:formula="of:=SUM([.C29:.C37])" office:value-type="float" office:value="15250">
            <text:p>$15,250</text:p>
          </table:table-cell>
          <table:table-cell table:style-name="ce139" table:formula="of:=SUM([.D29:.D37])" office:value-type="float" office:value="2250">
            <text:p>$2,250</text:p>
          </table:table-cell>
          <table:table-cell table:style-name="ce107" table:formula="of:=SUM([.E29:.E37])" office:value-type="float" office:value="4250">
            <text:p>$4,250</text:p>
          </table:table-cell>
          <table:table-cell table:style-name="ce124" table:formula="of:=SUM([.F29:.F37])" office:value-type="float" office:value="2250">
            <text:p>$2,250</text:p>
          </table:table-cell>
          <table:table-cell table:style-name="ce124" table:formula="of:=SUM([.G29:.G37])" office:value-type="float" office:value="5350">
            <text:p>$5,350</text:p>
          </table:table-cell>
          <table:table-cell table:style-name="ce124" table:formula="of:=SUM([.H29:.H37])" office:value-type="float" office:value="5350">
            <text:p>$5,350</text:p>
          </table:table-cell>
          <table:table-cell table:style-name="ce124" table:formula="of:=SUM([.I29:.I37])" office:value-type="float" office:value="5350">
            <text:p>$5,350</text:p>
          </table:table-cell>
          <table:table-cell table:style-name="ce124" table:formula="of:=SUM([.J29:.J37])" office:value-type="float" office:value="93250">
            <text:p>$93,250</text:p>
          </table:table-cell>
          <table:table-cell table:style-name="ce124" table:formula="of:=SUM([.K29:.K37])" office:value-type="float" office:value="5350">
            <text:p>$5,350</text:p>
          </table:table-cell>
          <table:table-cell table:style-name="ce124" table:formula="of:=SUM([.L29:.L37])" office:value-type="float" office:value="2750">
            <text:p>$2,750</text:p>
          </table:table-cell>
          <table:table-cell table:style-name="ce139" table:formula="of:=SUM([.M29:.M37])" office:value-type="float" office:value="27750">
            <text:p>$27,750</text:p>
          </table:table-cell>
          <table:table-cell table:style-name="ce178" table:formula="of:=SUM([.B28:.M28])" office:value-type="currency" office:currency="USD" office:value="177200">
            <text:p>$177,200</text:p>
          </table:table-cell>
          <table:table-cell table:style-name="ce15" table:number-columns-repeated="1010"/>
        </table:table-row>
        <table:table-row table:style-name="ro3">
          <table:table-cell table:style-name="ce86" office:value-type="string">
            <text:p>Travel and Lodge</text:p>
          </table:table-cell>
          <table:table-cell table:style-name="ce106" office:value-type="float" office:value="3300">
            <text:p>$3,300</text:p>
          </table:table-cell>
          <table:table-cell table:style-name="ce125"/>
          <table:table-cell table:style-name="ce138"/>
          <table:table-cell table:style-name="ce108"/>
          <table:table-cell table:style-name="ce125"/>
          <table:table-cell table:style-name="ce125" office:value-type="float" office:value="2100">
            <text:p>$2,100</text:p>
          </table:table-cell>
          <table:table-cell table:style-name="ce125" office:value-type="float" office:value="2100">
            <text:p>$2,100</text:p>
          </table:table-cell>
          <table:table-cell table:style-name="ce125" office:value-type="float" office:value="2100">
            <text:p>$2,100</text:p>
          </table:table-cell>
          <table:table-cell table:style-name="ce125" office:value-type="float" office:value="42000">
            <text:p>$42,000</text:p>
          </table:table-cell>
          <table:table-cell table:style-name="ce125" office:value-type="float" office:value="2100">
            <text:p>$2,100</text:p>
          </table:table-cell>
          <table:table-cell table:style-name="ce125"/>
          <table:table-cell table:style-name="ce140" office:value-type="float" office:value="25000">
            <text:p>$25,000</text:p>
          </table:table-cell>
          <table:table-cell table:style-name="ce177"/>
          <table:table-cell table:style-name="ce15" table:number-columns-repeated="1010"/>
        </table:table-row>
        <table:table-row table:style-name="ro3">
          <table:table-cell table:style-name="ce86" office:value-type="string">
            <text:p>Boston Summit</text:p>
          </table:table-cell>
          <table:table-cell table:style-name="ce106" office:value-type="float" office:value="1500">
            <text:p>$1,500</text:p>
          </table:table-cell>
          <table:table-cell table:style-name="ce125"/>
          <table:table-cell table:style-name="ce138"/>
          <table:table-cell table:style-name="ce108"/>
          <table:table-cell table:style-name="ce125" table:number-columns-repeated="7"/>
          <table:table-cell table:style-name="ce140"/>
          <table:table-cell table:style-name="ce177"/>
          <table:table-cell table:style-name="ce15" table:number-columns-repeated="1010"/>
        </table:table-row>
        <table:table-row table:style-name="ro2">
          <table:table-cell table:style-name="ce86" office:value-type="string">
            <text:p>GUADEC</text:p>
          </table:table-cell>
          <table:table-cell table:style-name="ce106"/>
          <table:table-cell table:style-name="ce125"/>
          <table:table-cell table:style-name="ce138"/>
          <table:table-cell table:style-name="ce108"/>
          <table:table-cell table:style-name="ce125" table:number-columns-repeated="4"/>
          <table:table-cell table:style-name="ce125" office:value-type="float" office:value="48000">
            <text:p>$48,000</text:p>
          </table:table-cell>
          <table:table-cell table:style-name="ce125" table:number-columns-repeated="2"/>
          <table:table-cell table:style-name="ce140"/>
          <table:table-cell table:style-name="ce177"/>
          <table:table-cell table:style-name="ce15" table:number-columns-repeated="1010"/>
        </table:table-row>
        <table:table-row table:style-name="ro4">
          <table:table-cell table:style-name="ce90" office:value-type="string">
            <text:p>GUADEC –2009</text:p>
          </table:table-cell>
          <table:table-cell table:style-name="ce106"/>
          <table:table-cell table:style-name="ce125"/>
          <table:table-cell table:style-name="ce138"/>
          <table:table-cell table:style-name="ce108"/>
          <table:table-cell table:style-name="ce125" table:number-columns-repeated="7"/>
          <table:table-cell table:style-name="ce140"/>
          <table:table-cell table:style-name="ce177"/>
          <table:table-cell table:style-name="ce15" table:number-columns-repeated="1010"/>
        </table:table-row>
        <table:table-row table:style-name="ro2">
          <table:table-cell table:style-name="ce86" office:value-type="string">
            <text:p>GNOME Asia</text:p>
          </table:table-cell>
          <table:table-cell table:style-name="ce106"/>
          <table:table-cell table:style-name="ce125" office:value-type="float" office:value="12000">
            <text:p>$12,000</text:p>
          </table:table-cell>
          <table:table-cell table:style-name="ce138"/>
          <table:table-cell table:style-name="ce108"/>
          <table:table-cell table:style-name="ce125" table:number-columns-repeated="7"/>
          <table:table-cell table:style-name="ce140"/>
          <table:table-cell table:style-name="ce177"/>
          <table:table-cell table:style-name="ce15" table:number-columns-repeated="1010"/>
        </table:table-row>
        <table:table-row table:style-name="ro3">
          <table:table-cell table:style-name="ce86" office:value-type="string">
            <text:p>ExecDirector's travel</text:p>
          </table:table-cell>
          <table:table-cell table:style-name="ce106" office:value-type="float" office:value="2000">
            <text:p>$2,000</text:p>
          </table:table-cell>
          <table:table-cell table:style-name="ce125" office:value-type="float" office:value="2000">
            <text:p>$2,000</text:p>
          </table:table-cell>
          <table:table-cell table:style-name="ce138" office:value-type="float" office:value="1000">
            <text:p>$1,000</text:p>
          </table:table-cell>
          <table:table-cell table:style-name="ce108" office:value-type="float" office:value="1000">
            <text:p>$1,000</text:p>
          </table:table-cell>
          <table:table-cell table:style-name="ce125" office:value-type="float" office:value="1000">
            <text:p>$1,000</text:p>
          </table:table-cell>
          <table:table-cell table:style-name="ce125" office:value-type="float" office:value="2000">
            <text:p>$2,000</text:p>
          </table:table-cell>
          <table:table-cell table:style-name="ce125" office:value-type="float" office:value="2000">
            <text:p>$2,000</text:p>
          </table:table-cell>
          <table:table-cell table:style-name="ce125" office:value-type="float" office:value="2000">
            <text:p>$2,000</text:p>
          </table:table-cell>
          <table:table-cell table:style-name="ce125" office:value-type="float" office:value="2000">
            <text:p>$2,000</text:p>
          </table:table-cell>
          <table:table-cell table:style-name="ce125" office:value-type="float" office:value="2000">
            <text:p>$2,000</text:p>
          </table:table-cell>
          <table:table-cell table:style-name="ce125" office:value-type="float" office:value="1500">
            <text:p>$1,500</text:p>
          </table:table-cell>
          <table:table-cell table:style-name="ce140" office:value-type="float" office:value="1500">
            <text:p>$1,500</text:p>
          </table:table-cell>
          <table:table-cell table:style-name="ce177"/>
          <table:table-cell table:style-name="ce15" table:number-columns-repeated="1010"/>
        </table:table-row>
        <table:table-row table:style-name="ro3">
          <table:table-cell table:style-name="ce86" office:value-type="string">
            <office:annotation draw:style-name="gr2" draw:text-style-name="P1" svg:width="1.9862in" svg:height="0.5457in" svg:x="1.7913in" svg:y="4.7713in" draw:caption-point-x="0.2504in" draw:caption-point-y="0.9461in">
              <dc:creator>GP</dc:creator>
              <dc:date>2009-09-15T00:00:00</dc:date>
              <text:p text:style-name="P1"><text:span text:style-name="T1">Event boxes are related to Other events where GNOME presence would be useful</text:span></text:p>
            </office:annotation>
            <text:p>Event Box US</text:p>
          </table:table-cell>
          <table:table-cell table:style-name="ce106"/>
          <table:table-cell table:style-name="ce125"/>
          <table:table-cell table:style-name="ce138"/>
          <table:table-cell table:style-name="ce108" office:value-type="float" office:value="1000">
            <text:p>$1,000</text:p>
          </table:table-cell>
          <table:table-cell table:style-name="ce125" table:number-columns-repeated="7"/>
          <table:table-cell table:style-name="ce140"/>
          <table:table-cell table:style-name="ce177"/>
          <table:table-cell table:style-name="ce15" table:number-columns-repeated="1010"/>
        </table:table-row>
        <table:table-row table:style-name="ro3">
          <table:table-cell table:style-name="ce86" office:value-type="string">
            <text:p>Event Box EU</text:p>
          </table:table-cell>
          <table:table-cell table:style-name="ce106"/>
          <table:table-cell table:style-name="ce125"/>
          <table:table-cell table:style-name="ce138"/>
          <table:table-cell table:style-name="ce108" office:value-type="float" office:value="1000">
            <text:p>$1,000</text:p>
          </table:table-cell>
          <table:table-cell table:style-name="ce125" table:number-columns-repeated="7"/>
          <table:table-cell table:style-name="ce140"/>
          <table:table-cell table:style-name="ce177"/>
          <table:table-cell table:style-name="ce15" table:number-columns-repeated="1010"/>
        </table:table-row>
        <table:table-row table:style-name="ro3">
          <table:table-cell table:style-name="ce86" office:value-type="string">
            <office:annotation draw:style-name="gr3" draw:text-style-name="P1" svg:width="1.7685in" svg:height="0.7012in" svg:x="1.7913in" svg:y="5.0461in" draw:caption-point-x="0.2504in" draw:caption-point-y="1.0008in">
              <dc:creator>GP</dc:creator>
              <dc:date>2009-09-14T00:00:00</dc:date>
              <text:p text:style-name="P1"><text:span text:style-name="T1">Events where we need to promote GNOME, such as OSCON, LinuxConf,OSiM, etc.</text:span></text:p>
            </office:annotation>
            <text:p>Other events</text:p>
          </table:table-cell>
          <table:table-cell table:style-name="ce106" office:value-type="float" office:value="1250">
            <text:p>$1,250</text:p>
          </table:table-cell>
          <table:table-cell table:style-name="ce125" office:value-type="float" office:value="1250">
            <text:p>$1,250</text:p>
          </table:table-cell>
          <table:table-cell table:style-name="ce138" office:value-type="float" office:value="1250">
            <text:p>$1,250</text:p>
          </table:table-cell>
          <table:table-cell table:style-name="ce108" office:value-type="float" office:value="1250">
            <text:p>$1,250</text:p>
          </table:table-cell>
          <table:table-cell table:style-name="ce125" office:value-type="float" office:value="1250">
            <text:p>$1,250</text:p>
          </table:table-cell>
          <table:table-cell table:style-name="ce125" office:value-type="float" office:value="1250">
            <text:p>$1,250</text:p>
          </table:table-cell>
          <table:table-cell table:style-name="ce125" office:value-type="float" office:value="1250">
            <text:p>$1,250</text:p>
          </table:table-cell>
          <table:table-cell table:style-name="ce125" office:value-type="float" office:value="1250">
            <text:p>$1,250</text:p>
          </table:table-cell>
          <table:table-cell table:style-name="ce21" office:value-type="float" office:value="1250">
            <text:p>$1,250</text:p>
          </table:table-cell>
          <table:table-cell table:style-name="ce125" office:value-type="float" office:value="1250">
            <text:p>$1,250</text:p>
          </table:table-cell>
          <table:table-cell table:style-name="ce125" office:value-type="float" office:value="1250">
            <text:p>$1,250</text:p>
          </table:table-cell>
          <table:table-cell table:style-name="ce140" office:value-type="float" office:value="1250">
            <text:p>$1,250</text:p>
          </table:table-cell>
          <table:table-cell table:style-name="ce177"/>
          <table:table-cell table:style-name="ce15" table:number-columns-repeated="1010"/>
        </table:table-row>
        <table:table-row table:style-name="ro3">
          <table:table-cell table:style-name="ce87" office:value-type="string">
            <text:p>Hackfests</text:p>
          </table:table-cell>
          <table:table-cell table:style-name="ce109"/>
          <table:table-cell table:style-name="ce126" office:value-type="float" office:value="17400">
            <office:annotation draw:style-name="gr4" draw:text-style-name="P1" svg:width="1.076in" svg:height="0.2346in" svg:x="3.3937in" svg:y="5.4484in" draw:caption-point-x="0.0402in" draw:caption-point-y="0.763in">
              <dc:creator>GP</dc:creator>
              <dc:date>2009-09-15T00:00:00</dc:date>
              <text:p text:style-name="P1"><text:span text:style-name="T1">~ 11 people</text:span></text:p>
            </office:annotation>
            <text:p>$17,400</text:p>
          </table:table-cell>
          <table:table-cell table:style-name="ce141"/>
          <table:table-cell table:style-name="ce109"/>
          <table:table-cell table:style-name="ce126"/>
          <table:table-cell table:style-name="ce126" office:value-type="float" office:value="10000">
            <office:annotation draw:style-name="gr4" draw:text-style-name="P1" svg:width="1.1331in" svg:height="0.2346in" svg:x="6.5984in" svg:y="5.4484in" draw:caption-point-x="-0.3807in" draw:caption-point-y="0.763in">
              <dc:creator>GP</dc:creator>
              <dc:date>2009-09-15T00:00:00</dc:date>
              <text:p text:style-name="P1"><text:span text:style-name="T1">~ 11 people</text:span></text:p>
            </office:annotation>
            <text:p>$10,000</text:p>
          </table:table-cell>
          <table:table-cell table:style-name="ce126"/>
          <table:table-cell table:style-name="ce126" office:value-type="float" office:value="4000">
            <office:annotation draw:style-name="gr4" draw:text-style-name="P1" svg:width="1.1331in" svg:height="0.2346in" svg:x="8.2008in" svg:y="5.4484in" draw:caption-point-x="-0.5909in" draw:caption-point-y="0.763in">
              <dc:creator>GP</dc:creator>
              <dc:date>2009-09-15T00:00:00</dc:date>
              <text:p text:style-name="P1"><text:span text:style-name="T1">~ 4 people</text:span></text:p>
            </office:annotation>
            <text:p>$4,000</text:p>
          </table:table-cell>
          <table:table-cell table:style-name="ce126"/>
          <table:table-cell table:style-name="ce126"/>
          <table:table-cell table:style-name="ce126"/>
          <table:table-cell table:style-name="ce141" office:value-type="float" office:value="4000">
            <office:annotation draw:style-name="gr4" draw:text-style-name="P1" svg:width="1.1331in" svg:height="0.2346in" svg:x="11.4055in" svg:y="5.4484in" draw:caption-point-x="-1.0118in" draw:caption-point-y="0.763in">
              <dc:creator>GP</dc:creator>
              <dc:date>2009-09-15T00:00:00</dc:date>
              <text:p text:style-name="P1"><text:span text:style-name="T1">~ 4 people</text:span></text:p>
            </office:annotation>
            <text:p>$4,000</text:p>
          </table:table-cell>
          <table:table-cell table:style-name="ce178" table:formula="of:=SUM([.B38:.M38])" office:value-type="currency" office:currency="USD" office:value="35400">
            <text:p>$35,400</text:p>
          </table:table-cell>
          <table:table-cell table:style-name="ce15" table:number-columns-repeated="1010"/>
        </table:table-row>
        <table:table-row table:style-name="ro3">
          <table:table-cell table:style-name="ce87" office:value-type="string">
            <text:p>Local outreach</text:p>
          </table:table-cell>
          <table:table-cell table:style-name="ce109" table:formula="of:=SUM([.B40:.B42])" office:value-type="float" office:value="7000">
            <text:p>$7,000</text:p>
          </table:table-cell>
          <table:table-cell table:style-name="ce126" table:formula="of:=SUM([.C40:.C42])" office:value-type="float" office:value="1000">
            <text:p>$1,000</text:p>
          </table:table-cell>
          <table:table-cell table:style-name="ce141" table:formula="of:=SUM([.D40:.D42])" office:value-type="float" office:value="0">
            <text:p/>
          </table:table-cell>
          <table:table-cell table:style-name="ce109" table:formula="of:=SUM([.E40:.E42])" office:value-type="float" office:value="0">
            <text:p/>
          </table:table-cell>
          <table:table-cell table:style-name="ce126" table:formula="of:=SUM([.F40:.F42])" office:value-type="float" office:value="0">
            <text:p/>
          </table:table-cell>
          <table:table-cell table:style-name="ce126" table:formula="of:=SUM([.G40:.G42])" office:value-type="float" office:value="3000">
            <text:p>$3,000</text:p>
          </table:table-cell>
          <table:table-cell table:style-name="ce126" table:formula="of:=SUM([.H40:.H42])" office:value-type="float" office:value="0">
            <text:p/>
          </table:table-cell>
          <table:table-cell table:style-name="ce126" table:formula="of:=SUM([.I40:.I42])" office:value-type="float" office:value="0">
            <text:p/>
          </table:table-cell>
          <table:table-cell table:style-name="ce126" table:formula="of:=SUM([.J40:.J42])" office:value-type="float" office:value="0">
            <text:p/>
          </table:table-cell>
          <table:table-cell table:style-name="ce126" table:formula="of:=SUM([.K40:.K42])" office:value-type="float" office:value="0">
            <text:p/>
          </table:table-cell>
          <table:table-cell table:style-name="ce126" table:formula="of:=SUM([.L40:.L42])" office:value-type="float" office:value="0">
            <text:p/>
          </table:table-cell>
          <table:table-cell table:style-name="ce141" table:formula="of:=SUM([.M40:.M42])" office:value-type="float" office:value="1000">
            <text:p>$1,000</text:p>
          </table:table-cell>
          <table:table-cell table:style-name="ce178" table:formula="of:=SUM([.B39:.M39])" office:value-type="currency" office:currency="USD" office:value="12000">
            <text:p>$12,000</text:p>
          </table:table-cell>
          <table:table-cell table:style-name="ce15" table:number-columns-repeated="1010"/>
        </table:table-row>
        <table:table-row table:style-name="ro3">
          <table:table-cell table:style-name="ce91" office:value-type="string">
            <text:p>Forum do GNOME – Brazil</text:p>
          </table:table-cell>
          <table:table-cell table:style-name="ce110" office:value-type="float" office:value="3000">
            <text:p>$3,000</text:p>
          </table:table-cell>
          <table:table-cell table:style-name="ce127"/>
          <table:table-cell table:style-name="ce142"/>
          <table:table-cell table:style-name="ce110"/>
          <table:table-cell table:style-name="ce127" table:number-columns-repeated="7"/>
          <table:table-cell table:style-name="ce142"/>
          <table:table-cell table:style-name="ce179"/>
          <table:table-cell table:style-name="ce15" table:number-columns-repeated="1010"/>
        </table:table-row>
        <table:table-row table:style-name="ro3">
          <table:table-cell table:style-name="ce92" office:value-type="string">
            <text:p>GNOME Day – Chile</text:p>
          </table:table-cell>
          <table:table-cell table:style-name="ce110" office:value-type="float" office:value="3000">
            <text:p>$3,000</text:p>
          </table:table-cell>
          <table:table-cell table:style-name="ce127"/>
          <table:table-cell table:style-name="ce142"/>
          <table:table-cell table:style-name="ce110"/>
          <table:table-cell table:style-name="ce127" table:number-columns-repeated="7"/>
          <table:table-cell table:style-name="ce142"/>
          <table:table-cell table:style-name="ce179"/>
          <table:table-cell table:style-name="ce15" table:number-columns-repeated="1010"/>
        </table:table-row>
        <table:table-row table:style-name="ro3">
          <table:table-cell table:style-name="ce92" office:value-type="string">
            <text:p>Merchandising</text:p>
          </table:table-cell>
          <table:table-cell table:style-name="ce110" table:formula="of:=SUM([.B43:.B44])" office:value-type="float" office:value="1000">
            <text:p>$1,000</text:p>
          </table:table-cell>
          <table:table-cell table:style-name="ce127" office:value-type="float" office:value="1000">
            <text:p>$1,000</text:p>
          </table:table-cell>
          <table:table-cell table:style-name="ce142"/>
          <table:table-cell table:style-name="ce110"/>
          <table:table-cell table:style-name="ce127"/>
          <table:table-cell table:style-name="ce127" table:formula="of:=SUM([.G43:.G44])" office:value-type="float" office:value="3000">
            <text:p>$3,000</text:p>
          </table:table-cell>
          <table:table-cell table:style-name="ce127" table:number-columns-repeated="5"/>
          <table:table-cell table:style-name="ce142" office:value-type="float" office:value="1000">
            <text:p>$1,000</text:p>
          </table:table-cell>
          <table:table-cell table:style-name="ce179"/>
          <table:table-cell table:style-name="ce15" table:number-columns-repeated="1010"/>
        </table:table-row>
        <table:table-row table:style-name="ro3">
          <table:table-cell table:style-name="ce93" office:value-type="string">
            <office:annotation draw:style-name="gr1" draw:text-style-name="P1" svg:width="2.2756in" svg:height="0.2346in" svg:x="1.7913in" svg:y="6.1539in" draw:caption-point-x="0.2504in" draw:caption-point-y="0.8807in">
              <dc:creator>GP</dc:creator>
              <dc:date>2009-09-15T00:00:00</dc:date>
              <text:p text:style-name="P1"><text:span text:style-name="T1">To send for events/local groups</text:span></text:p>
            </office:annotation>
            <text:p>T-shirts, stickers, etc</text:p>
          </table:table-cell>
          <table:table-cell table:style-name="ce110" office:value-type="float" office:value="1000">
            <text:p>$1,000</text:p>
          </table:table-cell>
          <table:table-cell table:style-name="ce127"/>
          <table:table-cell table:style-name="ce142"/>
          <table:table-cell table:style-name="ce110"/>
          <table:table-cell table:style-name="ce127" table:number-columns-repeated="7"/>
          <table:table-cell table:style-name="ce142"/>
          <table:table-cell table:style-name="ce179"/>
          <table:table-cell table:style-name="ce15" table:number-columns-repeated="1010"/>
        </table:table-row>
        <table:table-row table:style-name="ro2">
          <table:table-cell table:style-name="ce93" office:value-type="string">
            <text:p>GNOME 3.0</text:p>
          </table:table-cell>
          <table:table-cell table:style-name="ce110"/>
          <table:table-cell table:style-name="ce127"/>
          <table:table-cell table:style-name="ce142"/>
          <table:table-cell table:style-name="ce110"/>
          <table:table-cell table:style-name="ce127"/>
          <table:table-cell table:style-name="ce127" office:value-type="float" office:value="3000">
            <text:p>$3,000</text:p>
          </table:table-cell>
          <table:table-cell table:style-name="ce127" table:number-columns-repeated="5"/>
          <table:table-cell table:style-name="ce142"/>
          <table:table-cell table:style-name="ce179"/>
          <table:table-cell table:style-name="ce15" table:number-columns-repeated="1010"/>
        </table:table-row>
        <table:table-row table:style-name="ro3">
          <table:table-cell table:style-name="ce94" office:value-type="string">
            <text:p>Friends of GNOME</text:p>
          </table:table-cell>
          <table:table-cell table:style-name="ce109"/>
          <table:table-cell table:style-name="ce126"/>
          <table:table-cell table:style-name="ce141"/>
          <table:table-cell table:style-name="ce109"/>
          <table:table-cell table:style-name="ce126"/>
          <table:table-cell table:style-name="ce126"/>
          <table:table-cell table:style-name="ce126"/>
          <table:table-cell table:style-name="ce126"/>
          <table:table-cell table:style-name="ce126"/>
          <table:table-cell table:style-name="ce126"/>
          <table:table-cell table:style-name="ce126"/>
          <table:table-cell table:style-name="ce141"/>
          <table:table-cell table:style-name="ce178" table:formula="of:=SUM([.B45:.M45])" office:value-type="currency" office:currency="USD" office:value="0">
            <text:p>$0</text:p>
          </table:table-cell>
          <table:table-cell table:style-name="ce15" table:number-columns-repeated="1010"/>
        </table:table-row>
        <table:table-row table:style-name="ro2">
          <table:table-cell table:style-name="ce87" office:value-type="string">
            <text:p>Marketing</text:p>
          </table:table-cell>
          <table:table-cell table:style-name="ce109" table:formula="of:=SUM([.B47:.B49])" office:value-type="float" office:value="3500">
            <text:p>$3,500</text:p>
          </table:table-cell>
          <table:table-cell table:style-name="ce126" table:formula="of:=SUM([.C47:.C49])" office:value-type="float" office:value="0">
            <text:p/>
          </table:table-cell>
          <table:table-cell table:style-name="ce141" table:formula="of:=SUM([.D47:.D49])" office:value-type="float" office:value="3000">
            <text:p>$3,000</text:p>
          </table:table-cell>
          <table:table-cell table:style-name="ce109" table:formula="of:=SUM([.E47:.E49])" office:value-type="float" office:value="0">
            <text:p/>
          </table:table-cell>
          <table:table-cell table:style-name="ce126" table:formula="of:=SUM([.F47:.F49])" office:value-type="float" office:value="3500">
            <text:p>$3,500</text:p>
          </table:table-cell>
          <table:table-cell table:style-name="ce126" table:formula="of:=SUM([.G47:.G49])" office:value-type="float" office:value="0">
            <text:p/>
          </table:table-cell>
          <table:table-cell table:style-name="ce126" table:formula="of:=SUM([.H47:.H49])" office:value-type="float" office:value="0">
            <text:p/>
          </table:table-cell>
          <table:table-cell table:style-name="ce126" table:formula="of:=SUM([.I47:.I49])" office:value-type="float" office:value="0">
            <text:p/>
          </table:table-cell>
          <table:table-cell table:style-name="ce126" table:formula="of:=SUM([.J47:.J49])" office:value-type="float" office:value="0">
            <text:p/>
          </table:table-cell>
          <table:table-cell table:style-name="ce126" table:formula="of:=SUM([.K47:.K49])" office:value-type="float" office:value="0">
            <text:p/>
          </table:table-cell>
          <table:table-cell table:style-name="ce126" table:formula="of:=SUM([.L47:.L49])" office:value-type="float" office:value="0">
            <text:p/>
          </table:table-cell>
          <table:table-cell table:style-name="ce141" table:formula="of:=SUM([.M47:.M49])" office:value-type="float" office:value="0">
            <text:p/>
          </table:table-cell>
          <table:table-cell table:style-name="ce178" table:formula="of:=SUM([.B46:.M46])" office:value-type="currency" office:currency="USD" office:value="10000">
            <text:p>$10,000</text:p>
          </table:table-cell>
          <table:table-cell table:style-name="ce15" table:number-columns-repeated="1010"/>
        </table:table-row>
        <table:table-row table:style-name="ro3">
          <table:table-cell table:style-name="ce95" office:value-type="string">
            <text:p>Advertising</text:p>
          </table:table-cell>
          <table:table-cell table:style-name="ce111"/>
          <table:table-cell table:style-name="ce128"/>
          <table:table-cell table:style-name="ce143" office:value-type="float" office:value="3000">
            <text:p>$3,000</text:p>
          </table:table-cell>
          <table:table-cell table:style-name="ce111"/>
          <table:table-cell table:style-name="ce128" table:number-columns-repeated="7"/>
          <table:table-cell table:style-name="ce143"/>
          <table:table-cell table:style-name="ce180"/>
          <table:table-cell table:style-name="ce15" table:number-columns-repeated="1010"/>
        </table:table-row>
        <table:table-row table:style-name="ro3">
          <table:table-cell table:style-name="ce95" office:value-type="string">
            <text:p>Annual report</text:p>
          </table:table-cell>
          <table:table-cell table:style-name="ce111" office:value-type="float" office:value="3500">
            <text:p>$3,500</text:p>
          </table:table-cell>
          <table:table-cell table:style-name="ce128"/>
          <table:table-cell table:style-name="ce143"/>
          <table:table-cell table:style-name="ce111"/>
          <table:table-cell table:style-name="ce128" table:number-columns-repeated="7"/>
          <table:table-cell table:style-name="ce143"/>
          <table:table-cell table:style-name="ce180"/>
          <table:table-cell table:style-name="ce15" table:number-columns-repeated="1010"/>
        </table:table-row>
        <table:table-row table:style-name="ro3">
          <table:table-cell table:style-name="ce95" office:value-type="string">
            <text:p>Merchandise (Hackerthreads)</text:p>
          </table:table-cell>
          <table:table-cell table:style-name="ce111" office:value-type="float" office:value="0">
            <text:p/>
          </table:table-cell>
          <table:table-cell table:style-name="ce128"/>
          <table:table-cell table:style-name="ce143"/>
          <table:table-cell table:style-name="ce111"/>
          <table:table-cell table:style-name="ce128" office:value-type="float" office:value="3500">
            <office:annotation draw:style-name="gr5" draw:text-style-name="P1" svg:width="1.6087in" svg:height="0.2953in" svg:x="5.7732in" svg:y="6.8272in" draw:caption-point-x="-0.2516in" draw:caption-point-y="1.1874in">
              <dc:creator>GP</dc:creator>
              <dc:date>2009-09-14T00:00:00</dc:date>
              <text:p text:style-name="P1"><text:span text:style-name="T1">for marketing and sales</text:span></text:p>
            </office:annotation>
            <text:p>$3,500</text:p>
          </table:table-cell>
          <table:table-cell table:style-name="ce128" table:number-columns-repeated="6"/>
          <table:table-cell table:style-name="ce143"/>
          <table:table-cell table:style-name="ce180"/>
          <table:table-cell table:style-name="ce15" table:number-columns-repeated="1010"/>
        </table:table-row>
        <table:table-row table:style-name="ro3">
          <table:table-cell table:style-name="ce87" office:value-type="string">
            <text:p>Women's outreach</text:p>
          </table:table-cell>
          <table:table-cell table:style-name="ce109"/>
          <table:table-cell table:style-name="ce126"/>
          <table:table-cell table:style-name="ce141"/>
          <table:table-cell table:style-name="ce109"/>
          <table:table-cell table:style-name="ce126"/>
          <table:table-cell table:style-name="ce126" office:value-type="float" office:value="5000">
            <text:p>$5,000</text:p>
          </table:table-cell>
          <table:table-cell table:style-name="ce126"/>
          <table:table-cell table:style-name="ce126"/>
          <table:table-cell table:style-name="ce126"/>
          <table:table-cell table:style-name="ce126" office:value-type="float" office:value="5000">
            <text:p>$5,000</text:p>
          </table:table-cell>
          <table:table-cell table:style-name="ce126" office:value-type="float" office:value="20000">
            <text:p>$20,000</text:p>
          </table:table-cell>
          <table:table-cell table:style-name="ce141"/>
          <table:table-cell table:style-name="ce178" table:formula="of:=SUM([.B50:.M50])" office:value-type="currency" office:currency="USD" office:value="30000">
            <text:p>$30,000</text:p>
          </table:table-cell>
          <table:table-cell table:style-name="ce15" table:number-columns-repeated="1010"/>
        </table:table-row>
        <table:table-row table:style-name="ro3">
          <table:table-cell table:style-name="ce96" office:value-type="string">
            <text:p>Total Result</text:p>
          </table:table-cell>
          <table:table-cell table:style-name="ce112" table:formula="of:=SUM([.B6];[.B9];[.B20];[.B28];[.B38];[.B39];[.B45];[.B46];[.B50])" office:value-type="currency" office:currency="USD" office:value="37956.6666666667">
            <text:p>$37,957</text:p>
          </table:table-cell>
          <table:table-cell table:style-name="ce112" table:formula="of:=SUM([.C6];[.C9];[.C20];[.C28];[.C38];[.C39];[.C45];[.C46];[.C50])" office:value-type="currency" office:currency="USD" office:value="45056.6666666667">
            <text:p>$45,057</text:p>
          </table:table-cell>
          <table:table-cell table:style-name="ce112" table:formula="of:=SUM([.D6];[.D9];[.D20];[.D28];[.D38];[.D39];[.D45];[.D46];[.D50])" office:value-type="currency" office:currency="USD" office:value="18156.6666666667">
            <text:p>$18,157</text:p>
          </table:table-cell>
          <table:table-cell table:style-name="ce119" table:formula="of:=SUM([.E6];[.E9];[.E20];[.E28];[.E38];[.E39];[.E45];[.E46];[.E50])" office:value-type="currency" office:currency="USD" office:value="19256.6666666667">
            <text:p>$19,257</text:p>
          </table:table-cell>
          <table:table-cell table:style-name="ce133" table:formula="of:=SUM([.F6];[.F9];[.F20];[.F28];[.F38];[.F39];[.F45];[.F46];[.F50])" office:value-type="currency" office:currency="USD" office:value="20756.6666666667">
            <text:p>$20,757</text:p>
          </table:table-cell>
          <table:table-cell table:style-name="ce133" table:formula="of:=SUM([.G6];[.G9];[.G20];[.G28];[.G38];[.G39];[.G45];[.G46];[.G50])" office:value-type="currency" office:currency="USD" office:value="42098.6666666667">
            <text:p>$42,099</text:p>
          </table:table-cell>
          <table:table-cell table:style-name="ce112" table:formula="of:=SUM([.H6];[.H9];[.H20];[.H28];[.H38];[.H39];[.H45];[.H46];[.H50])" office:value-type="currency" office:currency="USD" office:value="24356.6666666667">
            <text:p>$24,357</text:p>
          </table:table-cell>
          <table:table-cell table:style-name="ce112" table:formula="of:=SUM([.I6];[.I9];[.I20];[.I28];[.I38];[.I39];[.I45];[.I46];[.I50])" office:value-type="currency" office:currency="USD" office:value="24406.6666666667">
            <text:p>$24,407</text:p>
          </table:table-cell>
          <table:table-cell table:style-name="ce112" table:formula="of:=SUM([.J6];[.J9];[.J20];[.J28];[.J38];[.J39];[.J45];[.J46];[.J50])" office:value-type="currency" office:currency="USD" office:value="109756.666666667">
            <text:p>$109,757</text:p>
          </table:table-cell>
          <table:table-cell table:style-name="ce112" table:formula="of:=SUM([.K6];[.K9];[.K20];[.K28];[.K38];[.K39];[.K45];[.K46];[.K50])" office:value-type="currency" office:currency="USD" office:value="27856.6666666667">
            <text:p>$27,857</text:p>
          </table:table-cell>
          <table:table-cell table:style-name="ce112" table:formula="of:=SUM([.L6];[.L9];[.L20];[.L28];[.L38];[.L39];[.L45];[.L46];[.L50])" office:value-type="currency" office:currency="USD" office:value="43756.6666666667">
            <text:p>$43,757</text:p>
          </table:table-cell>
          <table:table-cell table:style-name="ce112" table:formula="of:=SUM([.M6];[.M9];[.M20];[.M28];[.M38];[.M39];[.M45];[.M46];[.M50])" office:value-type="currency" office:currency="USD" office:value="49256.6666666667">
            <text:p>$49,257</text:p>
          </table:table-cell>
          <table:table-cell table:style-name="ce181" table:formula="of:=IF(SUM([.B51:.M51])=SUM([.N6:.N50]);SUM([.N6:.N50]);&quot;#Formula#&quot;)" office:value-type="currency" office:currency="USD" office:value="462672">
            <text:p>$462,672</text:p>
          </table:table-cell>
          <table:table-cell table:style-name="ce15" table:number-columns-repeated="1010"/>
        </table:table-row>
        <table:table-row table:style-name="ro4" table:number-rows-repeated="2">
          <table:table-cell table:style-name="ce97"/>
          <table:table-cell table:style-name="ce4" table:number-columns-repeated="13"/>
          <table:table-cell table:number-columns-repeated="1010"/>
        </table:table-row>
        <table:table-row table:style-name="ro3">
          <table:table-cell table:style-name="ce82" office:value-type="string" table:number-columns-spanned="1" table:number-rows-spanned="2">
            <text:p>Income</text:p>
          </table:table-cell>
          <table:table-cell table:style-name="ce101" office:value-type="string">
            <text:p>Year</text:p>
          </table:table-cell>
          <table:table-cell table:style-name="ce121" office:value-type="string">
            <text:p>Month</text:p>
          </table:table-cell>
          <table:table-cell table:style-name="ce135" table:number-columns-repeated="10"/>
          <table:table-cell table:style-name="ce173"/>
          <table:table-cell table:style-name="ce15" table:number-columns-repeated="1010"/>
        </table:table-row>
        <table:table-row table:style-name="ro2">
          <table:covered-table-cell table:style-name="ce83"/>
          <table:table-cell table:style-name="ce102" office:value-type="float" office:value="2009">
            <text:p>2009</text:p>
          </table:table-cell>
          <table:table-cell table:style-name="ce122"/>
          <table:table-cell table:style-name="ce136"/>
          <table:table-cell table:style-name="ce152" office:value-type="float" office:value="2010">
            <text:p>2010</text:p>
          </table:table-cell>
          <table:table-cell table:style-name="ce158" table:number-columns-repeated="8"/>
          <table:table-cell table:style-name="ce174" office:value-type="string">
            <text:p>Total</text:p>
          </table:table-cell>
          <table:table-cell table:style-name="ce15" table:number-columns-repeated="1010"/>
        </table:table-row>
        <table:table-row table:style-name="ro3">
          <table:table-cell table:style-name="ce84" office:value-type="string">
            <text:p>Category</text:p>
          </table:table-cell>
          <table:table-cell table:style-name="ce113" office:value-type="float" office:value="10">
            <text:p>10</text:p>
          </table:table-cell>
          <table:table-cell table:style-name="ce129" office:value-type="float" office:value="11">
            <text:p>11</text:p>
          </table:table-cell>
          <table:table-cell table:style-name="ce144" office:value-type="float" office:value="12">
            <text:p>12</text:p>
          </table:table-cell>
          <table:table-cell table:style-name="ce113" office:value-type="float" office:value="1">
            <text:p>1</text:p>
          </table:table-cell>
          <table:table-cell table:style-name="ce129" office:value-type="float" office:value="2">
            <text:p>2</text:p>
          </table:table-cell>
          <table:table-cell table:style-name="ce129" office:value-type="float" office:value="3">
            <text:p>3</text:p>
          </table:table-cell>
          <table:table-cell table:style-name="ce129" office:value-type="float" office:value="4">
            <text:p>4</text:p>
          </table:table-cell>
          <table:table-cell table:style-name="ce129" office:value-type="float" office:value="5">
            <text:p>5</text:p>
          </table:table-cell>
          <table:table-cell table:style-name="ce129" office:value-type="float" office:value="6">
            <text:p>6</text:p>
          </table:table-cell>
          <table:table-cell table:style-name="ce129" office:value-type="float" office:value="7">
            <text:p>7</text:p>
          </table:table-cell>
          <table:table-cell table:style-name="ce129" office:value-type="float" office:value="8">
            <text:p>8</text:p>
          </table:table-cell>
          <table:table-cell table:style-name="ce144" office:value-type="float" office:value="9">
            <text:p>9</text:p>
          </table:table-cell>
          <table:table-cell table:style-name="ce175" office:value-type="string">
            <text:p>Result</text:p>
          </table:table-cell>
          <table:table-cell table:style-name="ce15" table:number-columns-repeated="1010"/>
        </table:table-row>
        <table:table-row table:style-name="ro5">
          <table:table-cell table:style-name="ce87" office:value-type="string">
            <text:p>A11y</text:p>
          </table:table-cell>
          <table:table-cell table:style-name="ce114" table:formula="of:=SUM([.B58:.B59])" office:value-type="float" office:value="18000">
            <office:annotation draw:style-name="gr6" draw:text-style-name="P1" svg:width="1.3551in" svg:height="0.2256in" svg:x="2.7976in" svg:y="7.9823in" draw:caption-point-x="-0.0598in" draw:caption-point-y="1.3701in">
              <dc:creator>GP</dc:creator>
              <dc:date>2009-09-14T00:00:00</dc:date>
              <text:p text:style-name="P1"><text:span text:style-name="T1">Surplus from 2009</text:span></text:p>
            </office:annotation>
            <text:p>$18,000</text:p>
          </table:table-cell>
          <table:table-cell table:style-name="ce104" table:formula="of:=SUM([.C58:.C59])" office:value-type="float" office:value="0">
            <text:p/>
          </table:table-cell>
          <table:table-cell table:style-name="ce145" table:formula="of:=SUM([.D58:.D59])" office:value-type="float" office:value="0">
            <text:p/>
          </table:table-cell>
          <table:table-cell table:style-name="ce153" table:formula="of:=SUM([.E58:.E59])" office:value-type="float" office:value="0">
            <text:p/>
          </table:table-cell>
          <table:table-cell table:style-name="ce159" table:formula="of:=SUM([.F58:.F59])" office:value-type="float" office:value="0">
            <text:p/>
          </table:table-cell>
          <table:table-cell table:style-name="ce159" table:formula="of:=SUM([.G58:.G59])" office:value-type="float" office:value="0">
            <text:p/>
          </table:table-cell>
          <table:table-cell table:style-name="ce159" table:formula="of:=SUM([.H58:.H59])" office:value-type="float" office:value="0">
            <text:p/>
          </table:table-cell>
          <table:table-cell table:style-name="ce159" table:formula="of:=SUM([.I58:.I59])" office:value-type="float" office:value="0">
            <text:p/>
          </table:table-cell>
          <table:table-cell table:style-name="ce159" table:formula="of:=SUM([.J58:.J59])" office:value-type="float" office:value="0">
            <text:p/>
          </table:table-cell>
          <table:table-cell table:style-name="ce159" table:formula="of:=SUM([.K58:.K59])" office:value-type="float" office:value="0">
            <text:p/>
          </table:table-cell>
          <table:table-cell table:style-name="ce159" table:formula="of:=SUM([.L58:.L59])" office:value-type="float" office:value="0">
            <text:p/>
          </table:table-cell>
          <table:table-cell table:style-name="ce168" table:formula="of:=SUM([.M58:.M59])" office:value-type="float" office:value="0">
            <text:p/>
          </table:table-cell>
          <table:table-cell table:style-name="ce178" table:formula="of:=SUM([.B57:.M57])" office:value-type="currency" office:currency="USD" office:value="18000">
            <text:p>$18,000</text:p>
          </table:table-cell>
          <table:table-cell table:style-name="ce15" table:number-columns-repeated="1010"/>
        </table:table-row>
        <table:table-row table:style-name="ro3">
          <table:table-cell table:style-name="ce92" office:value-type="string">
            <text:p>Surplus 2009</text:p>
          </table:table-cell>
          <table:table-cell table:style-name="ce115" office:value-type="float" office:value="18000">
            <text:p>$18,000</text:p>
          </table:table-cell>
          <table:table-cell table:style-name="ce130"/>
          <table:table-cell table:style-name="ce146"/>
          <table:table-cell table:style-name="ce115"/>
          <table:table-cell table:style-name="ce130" table:number-columns-repeated="7"/>
          <table:table-cell table:style-name="ce146"/>
          <table:table-cell table:style-name="ce179"/>
          <table:table-cell table:style-name="ce15" table:number-columns-repeated="1010"/>
        </table:table-row>
        <table:table-row table:style-name="ro3">
          <table:table-cell table:style-name="ce92" office:value-type="string">
            <text:p>Sponsors Ally</text:p>
          </table:table-cell>
          <table:table-cell table:style-name="ce116"/>
          <table:table-cell table:style-name="ce131"/>
          <table:table-cell table:style-name="ce147"/>
          <table:table-cell table:style-name="ce115"/>
          <table:table-cell table:style-name="ce130" table:number-columns-repeated="7"/>
          <table:table-cell table:style-name="ce146"/>
          <table:table-cell table:style-name="ce179"/>
          <table:table-cell table:style-name="ce15" table:number-columns-repeated="1010"/>
        </table:table-row>
        <table:table-row table:style-name="ro3">
          <table:table-cell table:style-name="ce87" office:value-type="string">
            <text:p>Adboard</text:p>
          </table:table-cell>
          <table:table-cell table:style-name="ce107" table:formula="of:=SUM([.B61:.B62])" office:value-type="float" office:value="0">
            <text:p/>
          </table:table-cell>
          <table:table-cell table:style-name="ce124" table:formula="of:=SUM([.C61:.C62])" office:value-type="float" office:value="10000">
            <text:p>$10,000</text:p>
          </table:table-cell>
          <table:table-cell table:style-name="ce139" table:formula="of:=SUM([.D61:.D62])" office:value-type="float" office:value="20000">
            <text:p>$20,000</text:p>
          </table:table-cell>
          <table:table-cell table:style-name="ce154" table:formula="of:=SUM([.E61:.E62])" office:value-type="float" office:value="60000">
            <text:p>$60,000</text:p>
          </table:table-cell>
          <table:table-cell table:style-name="ce160" table:formula="of:=SUM([.F61:.F62])" office:value-type="float" office:value="10000">
            <text:p>$10,000</text:p>
          </table:table-cell>
          <table:table-cell table:style-name="ce160" table:formula="of:=SUM([.G61:.G62])" office:value-type="float" office:value="40000">
            <text:p>$40,000</text:p>
          </table:table-cell>
          <table:table-cell table:style-name="ce160" table:formula="of:=SUM([.H61:.H62])" office:value-type="float" office:value="20000">
            <text:p>$20,000</text:p>
          </table:table-cell>
          <table:table-cell table:style-name="ce160" table:formula="of:=SUM([.I61:.I62])" office:value-type="float" office:value="20000">
            <text:p>$20,000</text:p>
          </table:table-cell>
          <table:table-cell table:style-name="ce160" table:formula="of:=SUM([.J61:.J62])" office:value-type="float" office:value="0">
            <text:p/>
          </table:table-cell>
          <table:table-cell table:style-name="ce160" table:formula="of:=SUM([.K61:.K62])" office:value-type="float" office:value="0">
            <text:p/>
          </table:table-cell>
          <table:table-cell table:style-name="ce160" table:formula="of:=SUM([.L61:.L62])" office:value-type="float" office:value="0">
            <text:p/>
          </table:table-cell>
          <table:table-cell table:style-name="ce169" table:formula="of:=SUM([.M61:.M62])" office:value-type="float" office:value="0">
            <text:p/>
          </table:table-cell>
          <table:table-cell table:style-name="ce178" table:formula="of:=SUM([.B60:.M60])" office:value-type="currency" office:currency="USD" office:value="180000">
            <text:p>$180,000</text:p>
          </table:table-cell>
          <table:table-cell table:style-name="ce15" table:number-columns-repeated="1010"/>
        </table:table-row>
        <table:table-row table:style-name="ro3">
          <table:table-cell table:style-name="ce92" office:value-type="string">
            <text:p>Adboard</text:p>
          </table:table-cell>
          <table:table-cell table:style-name="ce116"/>
          <table:table-cell table:style-name="ce131" office:value-type="float" office:value="10000">
            <text:p>$10,000</text:p>
          </table:table-cell>
          <table:table-cell table:style-name="ce147" office:value-type="float" office:value="20000">
            <text:p>$20,000</text:p>
          </table:table-cell>
          <table:table-cell table:style-name="ce115" office:value-type="float" office:value="60000">
            <text:p>$60,000</text:p>
          </table:table-cell>
          <table:table-cell table:style-name="ce130" office:value-type="float" office:value="10000">
            <text:p>$10,000</text:p>
          </table:table-cell>
          <table:table-cell table:style-name="ce130" office:value-type="float" office:value="40000">
            <text:p>$40,000</text:p>
          </table:table-cell>
          <table:table-cell table:style-name="ce130" office:value-type="float" office:value="20000">
            <text:p>$20,000</text:p>
          </table:table-cell>
          <table:table-cell table:style-name="ce130" office:value-type="float" office:value="20000">
            <text:p>$20,000</text:p>
          </table:table-cell>
          <table:table-cell table:style-name="ce130" table:number-columns-repeated="3"/>
          <table:table-cell table:style-name="ce146"/>
          <table:table-cell table:style-name="ce179"/>
          <table:table-cell table:style-name="ce15" table:number-columns-repeated="1010"/>
        </table:table-row>
        <table:table-row table:style-name="ro3">
          <table:table-cell table:style-name="ce92" office:value-type="string">
            <text:p>Adboard –2009</text:p>
          </table:table-cell>
          <table:table-cell table:style-name="ce116"/>
          <table:table-cell table:style-name="ce131"/>
          <table:table-cell table:style-name="ce147"/>
          <table:table-cell table:style-name="ce115"/>
          <table:table-cell table:style-name="ce130" table:number-columns-repeated="7"/>
          <table:table-cell table:style-name="ce146"/>
          <table:table-cell table:style-name="ce179"/>
          <table:table-cell table:style-name="ce15" table:number-columns-repeated="1010"/>
        </table:table-row>
        <table:table-row table:style-name="ro3">
          <table:table-cell table:style-name="ce87" office:value-type="string">
            <text:p>Affiliate programs</text:p>
          </table:table-cell>
          <table:table-cell table:style-name="ce107"/>
          <table:table-cell table:style-name="ce126"/>
          <table:table-cell table:style-name="ce139" table:formula="of:=SUM([.D64:.D65])" office:value-type="float" office:value="70">
            <text:p>$70</text:p>
          </table:table-cell>
          <table:table-cell table:style-name="ce154" table:formula="of:=SUM([.E64:.E65])" office:value-type="float" office:value="70">
            <text:p>$70</text:p>
          </table:table-cell>
          <table:table-cell table:style-name="ce161" table:formula="of:=SUM([.F64:.F65])" office:value-type="float" office:value="90">
            <text:p>$90</text:p>
          </table:table-cell>
          <table:table-cell table:style-name="ce161" table:formula="of:=SUM([.G64:.G65])" office:value-type="float" office:value="140">
            <text:p>$140</text:p>
          </table:table-cell>
          <table:table-cell table:style-name="ce161" table:formula="of:=SUM([.H64:.H65])" office:value-type="float" office:value="260">
            <text:p>$260</text:p>
          </table:table-cell>
          <table:table-cell table:style-name="ce161" table:formula="of:=SUM([.I64:.I65])" office:value-type="float" office:value="240">
            <text:p>$240</text:p>
          </table:table-cell>
          <table:table-cell table:style-name="ce161" table:formula="of:=SUM([.J64:.J65])" office:value-type="float" office:value="1020">
            <text:p>$1,020</text:p>
          </table:table-cell>
          <table:table-cell table:style-name="ce161" table:formula="of:=SUM([.K64:.K65])" office:value-type="float" office:value="200">
            <text:p>$200</text:p>
          </table:table-cell>
          <table:table-cell table:style-name="ce161" table:formula="of:=SUM([.L64:.L65])" office:value-type="float" office:value="100">
            <text:p>$100</text:p>
          </table:table-cell>
          <table:table-cell table:style-name="ce169" table:formula="of:=SUM([.M64:.M65])" office:value-type="float" office:value="50">
            <text:p>$50</text:p>
          </table:table-cell>
          <table:table-cell table:style-name="ce178" table:formula="of:=SUM([.B63:.M63])" office:value-type="currency" office:currency="USD" office:value="2240">
            <text:p>$2,240</text:p>
          </table:table-cell>
          <table:table-cell table:style-name="ce15" table:number-columns-repeated="1010"/>
        </table:table-row>
        <table:table-row table:style-name="ro3">
          <table:table-cell table:style-name="ce98" office:value-type="string">
            <text:p>Royalties</text:p>
          </table:table-cell>
          <table:table-cell table:style-name="ce117" office:value-type="float" office:value="0">
            <text:p/>
          </table:table-cell>
          <table:table-cell table:style-name="ce128" office:value-type="float" office:value="0">
            <text:p/>
          </table:table-cell>
          <table:table-cell table:style-name="ce148" office:value-type="float" office:value="50">
            <text:p>$50</text:p>
          </table:table-cell>
          <table:table-cell table:style-name="ce155" office:value-type="float" office:value="50">
            <text:p>$50</text:p>
          </table:table-cell>
          <table:table-cell table:style-name="ce162" office:value-type="float" office:value="50">
            <text:p>$50</text:p>
          </table:table-cell>
          <table:table-cell table:style-name="ce162" office:value-type="float" office:value="100">
            <text:p>$100</text:p>
          </table:table-cell>
          <table:table-cell table:style-name="ce162" office:value-type="float" office:value="200">
            <text:p>$200</text:p>
          </table:table-cell>
          <table:table-cell table:style-name="ce162" office:value-type="float" office:value="200">
            <text:p>$200</text:p>
          </table:table-cell>
          <table:table-cell table:style-name="ce162" office:value-type="float" office:value="1000">
            <text:p>$1,000</text:p>
          </table:table-cell>
          <table:table-cell table:style-name="ce162" office:value-type="float" office:value="200">
            <text:p>$200</text:p>
          </table:table-cell>
          <table:table-cell table:style-name="ce162" office:value-type="float" office:value="100">
            <text:p>$100</text:p>
          </table:table-cell>
          <table:table-cell table:style-name="ce170" office:value-type="float" office:value="50">
            <text:p>$50</text:p>
          </table:table-cell>
          <table:table-cell table:style-name="ce179"/>
          <table:table-cell table:style-name="ce15" table:number-columns-repeated="1010"/>
        </table:table-row>
        <table:table-row table:style-name="ro3">
          <table:table-cell table:style-name="ce92" office:value-type="string">
            <text:p>Amazon</text:p>
          </table:table-cell>
          <table:table-cell table:style-name="ce116"/>
          <table:table-cell table:style-name="ce127"/>
          <table:table-cell table:style-name="ce147" office:value-type="float" office:value="20">
            <text:p>$20</text:p>
          </table:table-cell>
          <table:table-cell table:style-name="ce115" office:value-type="float" office:value="20">
            <text:p>$20</text:p>
          </table:table-cell>
          <table:table-cell table:style-name="ce163" office:value-type="float" office:value="40">
            <text:p>$40</text:p>
          </table:table-cell>
          <table:table-cell table:style-name="ce163" office:value-type="float" office:value="40">
            <text:p>$40</text:p>
          </table:table-cell>
          <table:table-cell table:style-name="ce163" office:value-type="float" office:value="60">
            <text:p>$60</text:p>
          </table:table-cell>
          <table:table-cell table:style-name="ce163" office:value-type="float" office:value="40">
            <text:p>$40</text:p>
          </table:table-cell>
          <table:table-cell table:style-name="ce163" office:value-type="float" office:value="20">
            <text:p>$20</text:p>
          </table:table-cell>
          <table:table-cell table:style-name="ce163" table:number-columns-repeated="2"/>
          <table:table-cell table:style-name="ce146"/>
          <table:table-cell table:style-name="ce179"/>
          <table:table-cell table:style-name="ce15" table:number-columns-repeated="1010"/>
        </table:table-row>
        <table:table-row table:style-name="ro3">
          <table:table-cell table:style-name="ce87" office:value-type="string">
            <text:p>Events</text:p>
          </table:table-cell>
          <table:table-cell table:style-name="ce107" table:formula="of:=SUM([.B67:.B73])" office:value-type="float" office:value="4000">
            <text:p>$4,000</text:p>
          </table:table-cell>
          <table:table-cell table:style-name="ce126" table:formula="of:=SUM([.C67:.C73])" office:value-type="float" office:value="12000">
            <text:p>$12,000</text:p>
          </table:table-cell>
          <table:table-cell table:style-name="ce139" table:formula="of:=SUM([.D67:.D73])" office:value-type="float" office:value="0">
            <text:p/>
          </table:table-cell>
          <table:table-cell table:style-name="ce154" table:formula="of:=SUM([.E67:.E73])" office:value-type="float" office:value="0">
            <text:p/>
          </table:table-cell>
          <table:table-cell table:style-name="ce161" table:formula="of:=SUM([.F67:.F73])" office:value-type="float" office:value="0">
            <text:p/>
          </table:table-cell>
          <table:table-cell table:style-name="ce161" table:formula="of:=SUM([.G67:.G73])" office:value-type="float" office:value="0">
            <text:p/>
          </table:table-cell>
          <table:table-cell table:style-name="ce166" table:formula="of:=SUM([.H67:.H73])" office:value-type="float" office:value="0">
            <text:p/>
          </table:table-cell>
          <table:table-cell table:style-name="ce166" table:formula="of:=SUM([.I67:.I73])" office:value-type="float" office:value="0">
            <text:p/>
          </table:table-cell>
          <table:table-cell table:style-name="ce166" table:formula="of:=SUM([.J67:.J73])" office:value-type="float" office:value="96000">
            <text:p>$96,000</text:p>
          </table:table-cell>
          <table:table-cell table:style-name="ce166" table:formula="of:=SUM([.K67:.K73])" office:value-type="float" office:value="0">
            <text:p/>
          </table:table-cell>
          <table:table-cell table:style-name="ce166" table:formula="of:=SUM([.L67:.L73])" office:value-type="float" office:value="0">
            <text:p/>
          </table:table-cell>
          <table:table-cell table:style-name="ce169" table:formula="of:=SUM([.M67:.M73])" office:value-type="float" office:value="25000">
            <text:p>$25,000</text:p>
          </table:table-cell>
          <table:table-cell table:style-name="ce178" table:formula="of:=SUM([.B66:.M66])" office:value-type="currency" office:currency="USD" office:value="137000">
            <text:p>$137,000</text:p>
          </table:table-cell>
          <table:table-cell table:style-name="ce15" table:number-columns-repeated="1010"/>
        </table:table-row>
        <table:table-row table:style-name="ro3">
          <table:table-cell table:style-name="ce86" office:value-type="string">
            <text:p>Boston Summit</text:p>
          </table:table-cell>
          <table:table-cell table:style-name="ce106" office:value-type="float" office:value="4000">
            <text:p>$4,000</text:p>
          </table:table-cell>
          <table:table-cell table:style-name="ce125"/>
          <table:table-cell table:style-name="ce138"/>
          <table:table-cell table:style-name="ce156"/>
          <table:table-cell table:style-name="ce164" table:number-columns-repeated="7"/>
          <table:table-cell table:style-name="ce171"/>
          <table:table-cell table:style-name="ce177"/>
          <table:table-cell table:style-name="ce15" table:number-columns-repeated="1010"/>
        </table:table-row>
        <table:table-row table:style-name="ro5">
          <table:table-cell table:style-name="ce86" office:value-type="string">
            <text:p>GUADEC</text:p>
          </table:table-cell>
          <table:table-cell table:style-name="ce106"/>
          <table:table-cell table:style-name="ce125"/>
          <table:table-cell table:style-name="ce138"/>
          <table:table-cell table:style-name="ce156"/>
          <table:table-cell table:style-name="ce164" table:number-columns-repeated="4"/>
          <table:table-cell table:style-name="ce164" office:value-type="float" office:value="96000">
            <office:annotation draw:style-name="gr6" draw:text-style-name="P1" svg:width="1.4516in" svg:height="0.2256in" svg:x="9.2185in" svg:y="8.7665in" draw:caption-point-x="-0.913in" draw:caption-point-y="2.3945in">
              <dc:creator>GP</dc:creator>
              <dc:date>2009-09-14T00:00:00</dc:date>
              <text:p text:style-name="P1"><text:span text:style-name="T1">Sponsorships + fees</text:span></text:p>
            </office:annotation>
            <text:p>$96,000</text:p>
          </table:table-cell>
          <table:table-cell table:style-name="ce164" table:number-columns-repeated="2"/>
          <table:table-cell table:style-name="ce171"/>
          <table:table-cell table:style-name="ce177"/>
          <table:table-cell table:style-name="ce15" table:number-columns-repeated="1010"/>
        </table:table-row>
        <table:table-row table:style-name="ro5">
          <table:table-cell table:style-name="ce86" office:value-type="string">
            <text:p>GUADEC –2009</text:p>
          </table:table-cell>
          <table:table-cell table:style-name="ce106"/>
          <table:table-cell table:style-name="ce125"/>
          <table:table-cell table:style-name="ce138"/>
          <table:table-cell table:style-name="ce156"/>
          <table:table-cell table:style-name="ce164" table:number-columns-repeated="7"/>
          <table:table-cell table:style-name="ce171"/>
          <table:table-cell table:style-name="ce177"/>
          <table:table-cell table:style-name="ce15" table:number-columns-repeated="1010"/>
        </table:table-row>
        <table:table-row table:style-name="ro5">
          <table:table-cell table:style-name="ce86" office:value-type="string">
            <text:p>GNOME Asia</text:p>
          </table:table-cell>
          <table:table-cell table:style-name="ce106"/>
          <table:table-cell table:style-name="ce125" office:value-type="float" office:value="12000">
            <office:annotation draw:style-name="gr7" draw:text-style-name="P1" svg:width="1.1307in" svg:height="0.5362in" svg:x="3.4902in" svg:y="8.9705in" draw:caption-point-x="-0.0563in" draw:caption-point-y="2.5142in">
              <dc:date>2009-09-09T00:00:00</dc:date>
              <text:p text:style-name="P1"><text:span text:style-name="T1">GNOME Asia ran a profit last year.</text:span></text:p>
            </office:annotation>
            <text:p>$12,000</text:p>
          </table:table-cell>
          <table:table-cell table:style-name="ce138"/>
          <table:table-cell table:style-name="ce156"/>
          <table:table-cell table:style-name="ce164" table:number-columns-repeated="4"/>
          <table:table-cell table:style-name="ce167"/>
          <table:table-cell table:style-name="ce164" table:number-columns-repeated="2"/>
          <table:table-cell table:style-name="ce171"/>
          <table:table-cell table:style-name="ce177"/>
          <table:table-cell table:style-name="ce15" table:number-columns-repeated="1010"/>
        </table:table-row>
        <table:table-row table:style-name="ro5">
          <table:table-cell table:style-name="ce86" office:value-type="string">
            <text:p>GNOME Asia 2009</text:p>
          </table:table-cell>
          <table:table-cell table:style-name="ce106"/>
          <table:table-cell table:style-name="ce125"/>
          <table:table-cell table:style-name="ce138"/>
          <table:table-cell table:style-name="ce156"/>
          <table:table-cell table:style-name="ce164" table:number-columns-repeated="4"/>
          <table:table-cell table:style-name="ce167"/>
          <table:table-cell table:style-name="ce164" table:number-columns-repeated="2"/>
          <table:table-cell table:style-name="ce171"/>
          <table:table-cell table:style-name="ce177"/>
          <table:table-cell table:style-name="ce15" table:number-columns-repeated="1010"/>
        </table:table-row>
        <table:table-row table:style-name="ro5">
          <table:table-cell table:style-name="ce86" office:value-type="string">
            <text:p>GUADEC-ES</text:p>
          </table:table-cell>
          <table:table-cell table:style-name="ce106"/>
          <table:table-cell table:style-name="ce125"/>
          <table:table-cell table:style-name="ce138"/>
          <table:table-cell table:style-name="ce156"/>
          <table:table-cell table:style-name="ce164" table:number-columns-repeated="4"/>
          <table:table-cell table:style-name="ce167"/>
          <table:table-cell table:style-name="ce164" table:number-columns-repeated="2"/>
          <table:table-cell table:style-name="ce171" table:formula="of:=[.M29]" office:value-type="float" office:value="25000">
            <office:annotation draw:style-name="gr6" draw:text-style-name="P1" svg:width="1.1319in" svg:height="0.2256in" svg:x="11.4657in" svg:y="9.5083in" draw:caption-point-x="-1.072in" draw:caption-point-y="2.3004in">
              <dc:creator>GP</dc:creator>
              <dc:date>2009-09-14T00:00:00</dc:date>
              <text:p text:style-name="P1"><text:span text:style-name="T1">Sponsorships</text:span></text:p>
            </office:annotation>
            <text:p>$25,000</text:p>
          </table:table-cell>
          <table:table-cell table:style-name="ce177"/>
          <table:table-cell table:style-name="ce15" table:number-columns-repeated="1010"/>
        </table:table-row>
        <table:table-row table:style-name="ro3">
          <table:table-cell table:style-name="ce86" office:value-type="string">
            <text:p>Other fees</text:p>
          </table:table-cell>
          <table:table-cell table:style-name="ce106"/>
          <table:table-cell table:style-name="ce125"/>
          <table:table-cell table:style-name="ce138"/>
          <table:table-cell table:style-name="ce156"/>
          <table:table-cell table:style-name="ce164" table:number-columns-repeated="7"/>
          <table:table-cell table:style-name="ce171"/>
          <table:table-cell table:style-name="ce177"/>
          <table:table-cell table:style-name="ce15" table:number-columns-repeated="1010"/>
        </table:table-row>
        <table:table-row table:style-name="ro3">
          <table:table-cell table:style-name="ce94" office:value-type="string">
            <text:p>Hackfests</text:p>
          </table:table-cell>
          <table:table-cell table:style-name="ce107"/>
          <table:table-cell table:style-name="ce126" table:formula="of:=2900+5900" office:value-type="float" office:value="8800">
            <office:annotation draw:style-name="gr6" draw:text-style-name="P1" svg:width="1.5465in" svg:height="0.3618in" svg:x="3.3937in" svg:y="10.0142in" draw:caption-point-x="0.0402in" draw:caption-point-y="2.1209in">
              <dc:creator>GP</dc:creator>
              <dc:date>2009-09-23T00:00:00</dc:date>
              <text:p text:style-name="P1"><text:span text:style-name="T1">€</text:span><text:span text:style-name="T1">2,000 from Canonical</text:span></text:p>
              <text:p text:style-name="P1"><text:span text:style-name="T1">&amp; €3000 from Igalia</text:span></text:p>
            </office:annotation>
            <text:p>$8,800</text:p>
          </table:table-cell>
          <table:table-cell table:style-name="ce139"/>
          <table:table-cell table:style-name="ce154"/>
          <table:table-cell table:style-name="ce161"/>
          <table:table-cell table:style-name="ce161" office:value-type="float" office:value="2000">
            <text:p>$2,000</text:p>
          </table:table-cell>
          <table:table-cell table:style-name="ce161"/>
          <table:table-cell table:style-name="ce161" office:value-type="float" office:value="2000">
            <text:p>$2,000</text:p>
          </table:table-cell>
          <table:table-cell table:style-name="ce161"/>
          <table:table-cell table:style-name="ce161"/>
          <table:table-cell table:style-name="ce161"/>
          <table:table-cell table:style-name="ce169" office:value-type="float" office:value="2000">
            <text:p>$2,000</text:p>
          </table:table-cell>
          <table:table-cell table:style-name="ce178" table:formula="of:=SUM([.B74:.M74])" office:value-type="currency" office:currency="USD" office:value="14800">
            <text:p>$14,800</text:p>
          </table:table-cell>
          <table:table-cell table:style-name="ce15" table:number-columns-repeated="1010"/>
        </table:table-row>
        <table:table-row table:style-name="ro3">
          <table:table-cell table:style-name="ce87" office:value-type="string">
            <text:p>Friends of GNOME</text:p>
          </table:table-cell>
          <table:table-cell table:style-name="ce107" table:formula="of:=SUM([.B76:.B77])" office:value-type="float" office:value="1200">
            <text:p>$1,200</text:p>
          </table:table-cell>
          <table:table-cell table:style-name="ce126" table:formula="of:=SUM([.C76:.C77])" office:value-type="float" office:value="1300">
            <text:p>$1,300</text:p>
          </table:table-cell>
          <table:table-cell table:style-name="ce139" table:formula="of:=SUM([.D76:.D77])" office:value-type="float" office:value="1400">
            <text:p>$1,400</text:p>
          </table:table-cell>
          <table:table-cell table:style-name="ce154" table:formula="of:=SUM([.E76:.E77])" office:value-type="float" office:value="4800">
            <text:p>$4,800</text:p>
          </table:table-cell>
          <table:table-cell table:style-name="ce161" table:formula="of:=SUM([.F76:.F77])" office:value-type="float" office:value="2900">
            <text:p>$2,900</text:p>
          </table:table-cell>
          <table:table-cell table:style-name="ce161" table:formula="of:=SUM([.G76:.G77])" office:value-type="float" office:value="3000">
            <text:p>$3,000</text:p>
          </table:table-cell>
          <table:table-cell table:style-name="ce161" table:formula="of:=SUM([.H76:.H77])" office:value-type="float" office:value="4600">
            <text:p>$4,600</text:p>
          </table:table-cell>
          <table:table-cell table:style-name="ce161" table:formula="of:=SUM([.I76:.I77])" office:value-type="float" office:value="8200">
            <text:p>$8,200</text:p>
          </table:table-cell>
          <table:table-cell table:style-name="ce161" table:formula="of:=SUM([.J76:.J77])" office:value-type="float" office:value="2300">
            <text:p>$2,300</text:p>
          </table:table-cell>
          <table:table-cell table:style-name="ce161" table:formula="of:=SUM([.K76:.K77])" office:value-type="float" office:value="2400">
            <text:p>$2,400</text:p>
          </table:table-cell>
          <table:table-cell table:style-name="ce161" table:formula="of:=SUM([.L76:.L77])" office:value-type="float" office:value="2200">
            <text:p>$2,200</text:p>
          </table:table-cell>
          <table:table-cell table:style-name="ce169" table:formula="of:=SUM([.M76:.M77])" office:value-type="float" office:value="2300">
            <text:p>$2,300</text:p>
          </table:table-cell>
          <table:table-cell table:style-name="ce178" table:formula="of:=SUM([.B75:.M75])" office:value-type="currency" office:currency="USD" office:value="36600">
            <text:p>$36,600</text:p>
          </table:table-cell>
          <table:table-cell table:style-name="ce15" table:number-columns-repeated="1010"/>
        </table:table-row>
        <table:table-row table:style-name="ro3">
          <table:table-cell table:style-name="ce86" office:value-type="string">
            <office:annotation draw:style-name="gr8" draw:text-style-name="P1" svg:width="1.4547in" svg:height="0.3902in" svg:x="1.7913in" svg:y="6.8815in" draw:caption-point-x="0.2504in" draw:caption-point-y="5.5827in">
              <dc:creator>GP</dc:creator>
              <dc:date>2009-09-14T00:00:00</dc:date>
              <text:p text:style-name="P1"><text:span text:style-name="T1">We expect to increase 10% each month</text:span></text:p>
            </office:annotation>
            <text:p>FOG Subscription</text:p>
          </table:table-cell>
          <table:table-cell table:style-name="ce106" office:value-type="float" office:value="1200">
            <text:p>$1,200</text:p>
          </table:table-cell>
          <table:table-cell table:style-name="ce125" office:value-type="float" office:value="1300">
            <text:p>$1,300</text:p>
          </table:table-cell>
          <table:table-cell table:style-name="ce138" office:value-type="float" office:value="1400">
            <text:p>$1,400</text:p>
          </table:table-cell>
          <table:table-cell table:style-name="ce156" office:value-type="float" office:value="1500">
            <text:p>$1,500</text:p>
          </table:table-cell>
          <table:table-cell table:style-name="ce164" office:value-type="float" office:value="1600">
            <text:p>$1,600</text:p>
          </table:table-cell>
          <table:table-cell table:style-name="ce164" office:value-type="float" office:value="1700">
            <text:p>$1,700</text:p>
          </table:table-cell>
          <table:table-cell table:style-name="ce164" office:value-type="float" office:value="1800">
            <text:p>$1,800</text:p>
          </table:table-cell>
          <table:table-cell table:style-name="ce164" office:value-type="float" office:value="1900">
            <text:p>$1,900</text:p>
          </table:table-cell>
          <table:table-cell table:style-name="ce164" office:value-type="float" office:value="2000">
            <text:p>$2,000</text:p>
          </table:table-cell>
          <table:table-cell table:style-name="ce164" office:value-type="float" office:value="2100">
            <text:p>$2,100</text:p>
          </table:table-cell>
          <table:table-cell table:style-name="ce164" office:value-type="float" office:value="2200">
            <text:p>$2,200</text:p>
          </table:table-cell>
          <table:table-cell table:style-name="ce171" office:value-type="float" office:value="2300">
            <text:p>$2,300</text:p>
          </table:table-cell>
          <table:table-cell table:style-name="ce177"/>
          <table:table-cell table:style-name="ce15" table:number-columns-repeated="1010"/>
        </table:table-row>
        <table:table-row table:style-name="ro3">
          <table:table-cell table:style-name="ce86" office:value-type="string">
            <text:p>One time donation</text:p>
          </table:table-cell>
          <table:table-cell table:style-name="ce106"/>
          <table:table-cell table:style-name="ce125"/>
          <table:table-cell table:style-name="ce138"/>
          <table:table-cell table:style-name="ce156" office:value-type="float" office:value="3300">
            <text:p>$3,300</text:p>
          </table:table-cell>
          <table:table-cell table:style-name="ce164" office:value-type="float" office:value="1300">
            <text:p>$1,300</text:p>
          </table:table-cell>
          <table:table-cell table:style-name="ce164" office:value-type="float" office:value="1300">
            <text:p>$1,300</text:p>
          </table:table-cell>
          <table:table-cell table:style-name="ce164" office:value-type="float" office:value="2800">
            <text:p>$2,800</text:p>
          </table:table-cell>
          <table:table-cell table:style-name="ce164" office:value-type="float" office:value="6300">
            <text:p>$6,300</text:p>
          </table:table-cell>
          <table:table-cell table:style-name="ce164" office:value-type="float" office:value="300">
            <text:p>$300</text:p>
          </table:table-cell>
          <table:table-cell table:style-name="ce164" office:value-type="float" office:value="300">
            <text:p>$300</text:p>
          </table:table-cell>
          <table:table-cell table:style-name="ce164"/>
          <table:table-cell table:style-name="ce171"/>
          <table:table-cell table:style-name="ce177"/>
          <table:table-cell table:style-name="ce15" table:number-columns-repeated="1010"/>
        </table:table-row>
        <table:table-row table:style-name="ro3">
          <table:table-cell table:style-name="ce87" office:value-type="string">
            <text:p>Interest – Bank</text:p>
          </table:table-cell>
          <table:table-cell table:style-name="ce107" office:value-type="float" office:value="200">
            <text:p>$200</text:p>
          </table:table-cell>
          <table:table-cell table:style-name="ce126" office:value-type="float" office:value="200">
            <text:p>$200</text:p>
          </table:table-cell>
          <table:table-cell table:style-name="ce139" office:value-type="float" office:value="200">
            <text:p>$200</text:p>
          </table:table-cell>
          <table:table-cell table:style-name="ce154" office:value-type="float" office:value="150">
            <text:p>$150</text:p>
          </table:table-cell>
          <table:table-cell table:style-name="ce161" office:value-type="float" office:value="80">
            <text:p>$80</text:p>
          </table:table-cell>
          <table:table-cell table:style-name="ce161" office:value-type="float" office:value="70">
            <text:p>$70</text:p>
          </table:table-cell>
          <table:table-cell table:style-name="ce161" office:value-type="float" office:value="70">
            <text:p>$70</text:p>
          </table:table-cell>
          <table:table-cell table:style-name="ce161" office:value-type="float" office:value="60">
            <text:p>$60</text:p>
          </table:table-cell>
          <table:table-cell table:style-name="ce161" office:value-type="float" office:value="60">
            <text:p>$60</text:p>
          </table:table-cell>
          <table:table-cell table:style-name="ce161" office:value-type="float" office:value="60">
            <text:p>$60</text:p>
          </table:table-cell>
          <table:table-cell table:style-name="ce161" office:value-type="float" office:value="50">
            <text:p>$50</text:p>
          </table:table-cell>
          <table:table-cell table:style-name="ce169" office:value-type="float" office:value="0">
            <text:p/>
          </table:table-cell>
          <table:table-cell table:style-name="ce178" table:formula="of:=SUM([.B78:.M78])" office:value-type="currency" office:currency="USD" office:value="1200">
            <text:p>$1,200</text:p>
          </table:table-cell>
          <table:table-cell table:style-name="ce15" table:number-columns-repeated="1010"/>
        </table:table-row>
        <table:table-row table:style-name="ro3">
          <table:table-cell table:style-name="ce87" office:value-type="string">
            <text:p>Other Corp. donations</text:p>
          </table:table-cell>
          <table:table-cell table:style-name="ce107"/>
          <table:table-cell table:style-name="ce126"/>
          <table:table-cell table:style-name="ce139"/>
          <table:table-cell table:style-name="ce154"/>
          <table:table-cell table:style-name="ce161"/>
          <table:table-cell table:style-name="ce161"/>
          <table:table-cell table:style-name="ce161"/>
          <table:table-cell table:style-name="ce161"/>
          <table:table-cell table:style-name="ce161" office:value-type="float" office:value="20000">
            <office:annotation draw:style-name="gr9" draw:text-style-name="P1" svg:width="1.3177in" svg:height="0.3811in" svg:x="8.8933in" svg:y="11.1831in" draw:caption-point-x="-0.5878in" draw:caption-point-y="1.7752in">
              <dc:creator>GP</dc:creator>
              <dc:date>2009-09-09T00:00:00</dc:date>
              <text:p text:style-name="P1"><text:span text:style-name="T1">Canonical's match for sysadmin</text:span></text:p>
            </office:annotation>
            <text:p>$20,000</text:p>
          </table:table-cell>
          <table:table-cell table:style-name="ce161"/>
          <table:table-cell table:style-name="ce161"/>
          <table:table-cell table:style-name="ce169"/>
          <table:table-cell table:style-name="ce178" table:formula="of:=SUM([.B79:.M79])" office:value-type="currency" office:currency="USD" office:value="20000">
            <text:p>$20,000</text:p>
          </table:table-cell>
          <table:table-cell table:style-name="ce15" table:number-columns-repeated="1010"/>
        </table:table-row>
        <table:table-row table:style-name="ro3">
          <table:table-cell table:style-name="ce87" office:value-type="string">
            <text:p>Other</text:p>
          </table:table-cell>
          <table:table-cell table:style-name="ce107" table:formula="of:=SUM([.B81:.B84])" office:value-type="float" office:value="8765">
            <text:p>$8,765</text:p>
          </table:table-cell>
          <table:table-cell table:style-name="ce126" table:formula="of:=SUM([.C81:.C84])" office:value-type="float" office:value="15200">
            <text:p>$15,200</text:p>
          </table:table-cell>
          <table:table-cell table:style-name="ce139" table:formula="of:=SUM([.D81:.D84])" office:value-type="float" office:value="0">
            <text:p/>
          </table:table-cell>
          <table:table-cell table:style-name="ce154" table:formula="of:=SUM([.E81:.E84])" office:value-type="float" office:value="0">
            <text:p/>
          </table:table-cell>
          <table:table-cell table:style-name="ce161" table:formula="of:=SUM([.F81:.F84])" office:value-type="float" office:value="0">
            <text:p/>
          </table:table-cell>
          <table:table-cell table:style-name="ce161" table:formula="of:=SUM([.G81:.G84])" office:value-type="float" office:value="0">
            <text:p/>
          </table:table-cell>
          <table:table-cell table:style-name="ce161" table:formula="of:=SUM([.H81:.H84])" office:value-type="float" office:value="0">
            <text:p/>
          </table:table-cell>
          <table:table-cell table:style-name="ce161" table:formula="of:=SUM([.I81:.I84])" office:value-type="float" office:value="0">
            <text:p/>
          </table:table-cell>
          <table:table-cell table:style-name="ce161" table:formula="of:=SUM([.J81:.J84])" office:value-type="float" office:value="200">
            <text:p>$200</text:p>
          </table:table-cell>
          <table:table-cell table:style-name="ce161" table:formula="of:=SUM([.K81:.K84])" office:value-type="float" office:value="0">
            <text:p/>
          </table:table-cell>
          <table:table-cell table:style-name="ce161" table:formula="of:=SUM([.L81:.L84])" office:value-type="float" office:value="0">
            <text:p/>
          </table:table-cell>
          <table:table-cell table:style-name="ce169" table:formula="of:=SUM([.M81:.M84])" office:value-type="float" office:value="0">
            <text:p/>
          </table:table-cell>
          <table:table-cell table:style-name="ce178" table:formula="of:=SUM([.B80:.M80])" office:value-type="currency" office:currency="USD" office:value="24165">
            <text:p>$24,165</text:p>
          </table:table-cell>
          <table:table-cell table:style-name="ce15" table:number-columns-repeated="1010"/>
        </table:table-row>
        <table:table-row table:style-name="ro3">
          <table:table-cell table:style-name="ce92" office:value-type="string">
            <text:p>Google SoC</text:p>
          </table:table-cell>
          <table:table-cell table:style-name="ce116"/>
          <table:table-cell table:style-name="ce127" office:value-type="float" office:value="15000">
            <text:p>$15,000</text:p>
          </table:table-cell>
          <table:table-cell table:style-name="ce147"/>
          <table:table-cell table:style-name="ce115"/>
          <table:table-cell table:style-name="ce163" table:number-columns-repeated="7"/>
          <table:table-cell table:style-name="ce146"/>
          <table:table-cell table:style-name="ce179"/>
          <table:table-cell table:style-name="ce15" table:number-columns-repeated="1010"/>
        </table:table-row>
        <table:table-row table:style-name="ro3">
          <table:table-cell table:style-name="ce92" office:value-type="string">
            <text:p>External accounts</text:p>
          </table:table-cell>
          <table:table-cell table:style-name="ce116"/>
          <table:table-cell table:style-name="ce127" office:value-type="float" office:value="200">
            <office:annotation draw:style-name="gr9" draw:text-style-name="P1" svg:width="2.0031in" svg:height="0.3811in" svg:x="3.7795in" svg:y="11.3417in" draw:caption-point-x="-0.3457in" draw:caption-point-y="2.1106in">
              <dc:creator>GP</dc:creator>
              <dc:date>2009-09-14T00:00:00</dc:date>
              <text:p text:style-name="P1"><text:span text:style-name="T1">Management of other accounts (gimp, gstreamer, etc.)</text:span></text:p>
            </office:annotation>
            <text:p>$200</text:p>
          </table:table-cell>
          <table:table-cell table:style-name="ce147"/>
          <table:table-cell table:style-name="ce115"/>
          <table:table-cell table:style-name="ce163" table:number-columns-repeated="4"/>
          <table:table-cell table:style-name="ce163" office:value-type="float" office:value="200">
            <office:annotation draw:style-name="gr9" draw:text-style-name="P1" svg:width="2.0665in" svg:height="0.3811in" svg:x="9.1705in" svg:y="11.3413in" draw:caption-point-x="-0.865in" draw:caption-point-y="2.111in">
              <dc:creator>GP</dc:creator>
              <dc:date>2009-09-14T00:00:00</dc:date>
              <text:p text:style-name="P1"><text:span text:style-name="T1">Management of other accounts (gimp, gstreamer, etc.)</text:span></text:p>
            </office:annotation>
            <text:p>$200</text:p>
          </table:table-cell>
          <table:table-cell table:style-name="ce163" table:number-columns-repeated="2"/>
          <table:table-cell table:style-name="ce146"/>
          <table:table-cell table:style-name="ce179"/>
          <table:table-cell table:style-name="ce15" table:number-columns-repeated="1010"/>
        </table:table-row>
        <table:table-row table:style-name="ro3">
          <table:table-cell table:style-name="ce92" office:value-type="string">
            <text:p>Travel surplus 2009</text:p>
          </table:table-cell>
          <table:table-cell table:style-name="ce116" office:value-type="float" office:value="8765">
            <text:p>$8,765</text:p>
          </table:table-cell>
          <table:table-cell table:style-name="ce127"/>
          <table:table-cell table:style-name="ce147"/>
          <table:table-cell table:style-name="ce115"/>
          <table:table-cell table:style-name="ce163" table:number-columns-repeated="7"/>
          <table:table-cell table:style-name="ce146"/>
          <table:table-cell table:style-name="ce179"/>
          <table:table-cell table:style-name="ce15" table:number-columns-repeated="1010"/>
        </table:table-row>
        <table:table-row table:style-name="ro3">
          <table:table-cell table:style-name="ce92" office:value-type="string">
            <text:p>Surplus 2009</text:p>
          </table:table-cell>
          <table:table-cell table:style-name="ce116"/>
          <table:table-cell table:style-name="ce127"/>
          <table:table-cell table:style-name="ce147"/>
          <table:table-cell table:style-name="ce115"/>
          <table:table-cell table:style-name="ce163" table:number-columns-repeated="7"/>
          <table:table-cell table:style-name="ce146"/>
          <table:table-cell table:style-name="ce179"/>
          <table:table-cell table:style-name="ce15" table:number-columns-repeated="1010"/>
        </table:table-row>
        <table:table-row table:style-name="ro3">
          <table:table-cell table:style-name="ce87" office:value-type="string">
            <text:p>Women's outreach</text:p>
          </table:table-cell>
          <table:table-cell table:style-name="ce118"/>
          <table:table-cell table:style-name="ce132"/>
          <table:table-cell table:style-name="ce149"/>
          <table:table-cell table:style-name="ce157"/>
          <table:table-cell table:style-name="ce165"/>
          <table:table-cell table:style-name="ce165" office:value-type="float" office:value="5000">
            <text:p>$5,000</text:p>
          </table:table-cell>
          <table:table-cell table:style-name="ce165"/>
          <table:table-cell table:style-name="ce165"/>
          <table:table-cell table:style-name="ce165"/>
          <table:table-cell table:style-name="ce165" office:value-type="float" office:value="5000">
            <text:p>$5,000</text:p>
          </table:table-cell>
          <table:table-cell table:style-name="ce165" office:value-type="float" office:value="20000">
            <text:p>$20,000</text:p>
          </table:table-cell>
          <table:table-cell table:style-name="ce172"/>
          <table:table-cell table:style-name="ce178" table:formula="of:=SUM([.B85:.M85])" office:value-type="currency" office:currency="USD" office:value="30000">
            <text:p>$30,000</text:p>
          </table:table-cell>
          <table:table-cell table:style-name="ce15" table:number-columns-repeated="1010"/>
        </table:table-row>
        <table:table-row table:style-name="ro3">
          <table:table-cell table:style-name="ce96" office:value-type="string">
            <text:p>Total Result</text:p>
          </table:table-cell>
          <table:table-cell table:style-name="ce119" table:formula="of:=SUM([.B57];[.B60];[.B63];[.B66];[.B74:.B75];[.B78:.B78];[.B79:.B80];[.B85])" office:value-type="currency" office:currency="USD" office:value="32165">
            <text:p>$32,165</text:p>
          </table:table-cell>
          <table:table-cell table:style-name="ce133" table:formula="of:=SUM([.C57];[.C60];[.C63];[.C66];[.C74:.C75];[.C78:.C78];[.C79:.C80];[.C85])" office:value-type="currency" office:currency="USD" office:value="47500">
            <text:p>$47,500</text:p>
          </table:table-cell>
          <table:table-cell table:style-name="ce150" table:formula="of:=SUM([.D57];[.D60];[.D63];[.D66];[.D74:.D75];[.D78:.D78];[.D79:.D80];[.D85])" office:value-type="currency" office:currency="USD" office:value="21670">
            <text:p>$21,670</text:p>
          </table:table-cell>
          <table:table-cell table:style-name="ce119" table:formula="of:=SUM([.E57];[.E60];[.E63];[.E66];[.E74:.E75];[.E78:.E78];[.E79:.E80];[.E85])" office:value-type="currency" office:currency="USD" office:value="65020">
            <text:p>$65,020</text:p>
          </table:table-cell>
          <table:table-cell table:style-name="ce133" table:formula="of:=SUM([.F57];[.F60];[.F63];[.F66];[.F74:.F75];[.F78:.F78];[.F79:.F80];[.F85])" office:value-type="currency" office:currency="USD" office:value="13070">
            <text:p>$13,070</text:p>
          </table:table-cell>
          <table:table-cell table:style-name="ce133" table:formula="of:=SUM([.G57];[.G60];[.G63];[.G66];[.G74:.G75];[.G78:.G78];[.G79:.G80];[.G85])" office:value-type="currency" office:currency="USD" office:value="50210">
            <text:p>$50,210</text:p>
          </table:table-cell>
          <table:table-cell table:style-name="ce133" table:formula="of:=SUM([.H57];[.H60];[.H63];[.H66];[.H74:.H75];[.H78:.H78];[.H79:.H80];[.H85])" office:value-type="currency" office:currency="USD" office:value="24930">
            <text:p>$24,930</text:p>
          </table:table-cell>
          <table:table-cell table:style-name="ce133" table:formula="of:=SUM([.I57];[.I60];[.I63];[.I66];[.I74:.I75];[.I78:.I78];[.I79:.I80];[.I85])" office:value-type="currency" office:currency="USD" office:value="30500">
            <text:p>$30,500</text:p>
          </table:table-cell>
          <table:table-cell table:style-name="ce133" table:formula="of:=SUM([.J57];[.J60];[.J63];[.J66];[.J74:.J75];[.J78:.J78];[.J79:.J80];[.J85])" office:value-type="currency" office:currency="USD" office:value="119580">
            <text:p>$119,580</text:p>
          </table:table-cell>
          <table:table-cell table:style-name="ce133" table:formula="of:=SUM([.K57];[.K60];[.K63];[.K66];[.K74:.K75];[.K78:.K78];[.K79:.K80];[.K85])" office:value-type="currency" office:currency="USD" office:value="7660">
            <text:p>$7,660</text:p>
          </table:table-cell>
          <table:table-cell table:style-name="ce133" table:formula="of:=SUM([.L57];[.L60];[.L63];[.L66];[.L74:.L75];[.L78:.L78];[.L79:.L80];[.L85])" office:value-type="currency" office:currency="USD" office:value="22350">
            <text:p>$22,350</text:p>
          </table:table-cell>
          <table:table-cell table:style-name="ce150" table:formula="of:=SUM([.M57];[.M60];[.M63];[.M66];[.M74:.M75];[.M78:.M78];[.M79:.M80];[.M85])" office:value-type="currency" office:currency="USD" office:value="29350">
            <text:p>$29,350</text:p>
          </table:table-cell>
          <table:table-cell table:style-name="ce181" table:formula="of:=IF(SUM([.B86:.M86])=SUM([.N57:.N85]);SUM([.N57:.N85]);&quot;#Formula#&quot;)" office:value-type="currency" office:currency="USD" office:value="464005">
            <text:p>$464,005</text:p>
          </table:table-cell>
          <table:table-cell table:style-name="ce15" table:number-columns-repeated="1010"/>
        </table:table-row>
        <table:table-row table:style-name="ro4" table:number-rows-repeated="2">
          <table:table-cell table:style-name="ce97"/>
          <table:table-cell table:style-name="ce4" table:number-columns-repeated="13"/>
          <table:table-cell table:number-columns-repeated="1010"/>
        </table:table-row>
        <table:table-row table:style-name="ro5">
          <table:table-cell table:style-name="ce99" office:value-type="string">
            <text:p>Balance</text:p>
          </table:table-cell>
          <table:table-cell table:style-name="ce120" table:formula="of:=[.B86]-[.B51]" office:value-type="currency" office:currency="USD" office:value="-5791.66666666667">
            <text:p>-$5,792</text:p>
          </table:table-cell>
          <table:table-cell table:style-name="ce134" table:formula="of:=[.C86]-[.C51]" office:value-type="currency" office:currency="USD" office:value="2443.33333333334">
            <text:p>$2,443</text:p>
          </table:table-cell>
          <table:table-cell table:style-name="ce151" table:formula="of:=[.D86]-[.D51]" office:value-type="currency" office:currency="USD" office:value="3513.33333333334">
            <text:p>$3,513</text:p>
          </table:table-cell>
          <table:table-cell table:style-name="ce134" table:formula="of:=[.E86]-[.E51]" office:value-type="currency" office:currency="USD" office:value="45763.3333333333">
            <text:p>$45,763</text:p>
          </table:table-cell>
          <table:table-cell table:style-name="ce134" table:formula="of:=[.F86]-[.F51]" office:value-type="currency" office:currency="USD" office:value="-7686.66666666667">
            <text:p>-$7,687</text:p>
          </table:table-cell>
          <table:table-cell table:style-name="ce134" table:formula="of:=[.G86]-[.G51]" office:value-type="currency" office:currency="USD" office:value="8111.33333333334">
            <text:p>$8,111</text:p>
          </table:table-cell>
          <table:table-cell table:style-name="ce134" table:formula="of:=[.H86]-[.H51]" office:value-type="currency" office:currency="USD" office:value="573.333333333336">
            <text:p>$573</text:p>
          </table:table-cell>
          <table:table-cell table:style-name="ce134" table:formula="of:=[.I86]-[.I51]" office:value-type="currency" office:currency="USD" office:value="6093.33333333333">
            <text:p>$6,093</text:p>
          </table:table-cell>
          <table:table-cell table:style-name="ce134" table:formula="of:=[.J86]-[.J51]" office:value-type="currency" office:currency="USD" office:value="9823.33333333333">
            <text:p>$9,823</text:p>
          </table:table-cell>
          <table:table-cell table:style-name="ce134" table:formula="of:=[.K86]-[.K51]" office:value-type="currency" office:currency="USD" office:value="-20196.6666666667">
            <text:p>-$20,197</text:p>
          </table:table-cell>
          <table:table-cell table:style-name="ce134" table:formula="of:=[.L86]-[.L51]" office:value-type="currency" office:currency="USD" office:value="-21406.6666666667">
            <text:p>-$21,407</text:p>
          </table:table-cell>
          <table:table-cell table:style-name="ce134" table:formula="of:=[.M86]-[.M51]" office:value-type="currency" office:currency="USD" office:value="-19906.6666666667">
            <text:p>-$19,907</text:p>
          </table:table-cell>
          <table:table-cell table:style-name="ce182" table:formula="of:=[.N86]-[.N51]" office:value-type="currency" office:currency="USD" office:value="1333">
            <text:p>$1,333</text:p>
          </table:table-cell>
          <table:table-cell table:style-name="ce15" table:number-columns-repeated="1010"/>
        </table:table-row>
        <table:table-row table:style-name="ro5" table:number-rows-repeated="654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al" table:style-name="ta1" table:print="false">
        <table:table-column table:style-name="co6" table:default-cell-style-name="ce4"/>
        <table:table-column table:style-name="co7" table:number-columns-repeated="12" table:default-cell-style-name="ce4"/>
        <table:table-column table:style-name="co8" table:default-cell-style-name="ce4"/>
        <table:table-column table:style-name="co2" table:number-columns-repeated="1010" table:default-cell-style-name="ce4"/>
        <table:table-row table:style-name="ro2">
          <table:table-cell/>
          <table:table-cell table:style-name="ce205" office:value-type="float" office:value="1">
            <text:p>1</text:p>
          </table:table-cell>
          <table:table-cell table:style-name="ce205" office:value-type="float" office:value="2">
            <text:p>2</text:p>
          </table:table-cell>
          <table:table-cell table:style-name="ce205" office:value-type="float" office:value="3">
            <text:p>3</text:p>
          </table:table-cell>
          <table:table-cell table:style-name="ce205" office:value-type="float" office:value="4">
            <text:p>4</text:p>
          </table:table-cell>
          <table:table-cell table:style-name="ce205" office:value-type="float" office:value="5">
            <text:p>5</text:p>
          </table:table-cell>
          <table:table-cell table:style-name="ce205" office:value-type="float" office:value="6">
            <text:p>6</text:p>
          </table:table-cell>
          <table:table-cell table:style-name="ce205" office:value-type="float" office:value="7">
            <text:p>7</text:p>
          </table:table-cell>
          <table:table-cell table:style-name="ce205" office:value-type="float" office:value="8">
            <text:p>8</text:p>
          </table:table-cell>
          <table:table-cell table:style-name="ce205" office:value-type="float" office:value="9">
            <text:p>9</text:p>
          </table:table-cell>
          <table:table-cell table:style-name="ce205" office:value-type="float" office:value="10">
            <text:p>10</text:p>
          </table:table-cell>
          <table:table-cell table:style-name="ce205" office:value-type="float" office:value="11">
            <text:p>11</text:p>
          </table:table-cell>
          <table:table-cell table:style-name="ce205" office:value-type="float" office:value="12">
            <text:p>12</text:p>
          </table:table-cell>
          <table:table-cell table:number-columns-repeated="1011"/>
        </table:table-row>
        <table:table-row table:style-name="ro2">
          <table:table-cell/>
          <table:table-cell table:style-name="ce205" table:number-columns-repeated="12"/>
          <table:table-cell table:number-columns-repeated="1011"/>
        </table:table-row>
        <table:table-row table:style-name="ro3">
          <table:table-cell table:style-name="ce183" office:value-type="string" table:number-columns-spanned="1" table:number-rows-spanned="2">
            <text:p>Expenses</text:p>
          </table:table-cell>
          <table:table-cell table:style-name="ce206" office:value-type="string">
            <text:p>Year</text:p>
          </table:table-cell>
          <table:table-cell table:style-name="ce212" office:value-type="string">
            <text:p>Month</text:p>
          </table:table-cell>
          <table:table-cell table:style-name="ce216" table:number-columns-repeated="10"/>
          <table:table-cell table:style-name="ce234"/>
          <table:table-cell table:number-columns-repeated="1010"/>
        </table:table-row>
        <table:table-row table:style-name="ro2">
          <table:covered-table-cell table:style-name="ce184"/>
          <table:table-cell table:style-name="ce102" office:value-type="float" office:value="2009">
            <text:p>2009</text:p>
          </table:table-cell>
          <table:table-cell table:style-name="ce122"/>
          <table:table-cell table:style-name="ce136"/>
          <table:table-cell table:style-name="ce152" office:value-type="float" office:value="2010">
            <text:p>2010</text:p>
          </table:table-cell>
          <table:table-cell table:style-name="ce158" table:number-columns-repeated="8"/>
          <table:table-cell table:style-name="ce235" office:value-type="string">
            <text:p>Total</text:p>
          </table:table-cell>
          <table:table-cell table:number-columns-repeated="1010"/>
        </table:table-row>
        <table:table-row table:style-name="ro3">
          <table:table-cell table:style-name="ce185" office:value-type="string">
            <text:p>Category</text:p>
          </table:table-cell>
          <table:table-cell table:style-name="ce103" office:value-type="string">
            <text:p>October</text:p>
          </table:table-cell>
          <table:table-cell table:style-name="ce123" office:value-type="string">
            <text:p>November</text:p>
          </table:table-cell>
          <table:table-cell table:style-name="ce137" office:value-type="string">
            <text:p>December</text:p>
          </table:table-cell>
          <table:table-cell table:style-name="ce103" office:value-type="string">
            <text:p>January</text:p>
          </table:table-cell>
          <table:table-cell table:style-name="ce123" office:value-type="string">
            <text:p>February</text:p>
          </table:table-cell>
          <table:table-cell table:style-name="ce123" office:value-type="string">
            <text:p>March</text:p>
          </table:table-cell>
          <table:table-cell table:style-name="ce123" office:value-type="string">
            <text:p>April</text:p>
          </table:table-cell>
          <table:table-cell table:style-name="ce123" office:value-type="string">
            <text:p>May</text:p>
          </table:table-cell>
          <table:table-cell table:style-name="ce123" office:value-type="string">
            <text:p>June</text:p>
          </table:table-cell>
          <table:table-cell table:style-name="ce123" office:value-type="string">
            <text:p>July</text:p>
          </table:table-cell>
          <table:table-cell table:style-name="ce123" office:value-type="string">
            <text:p>August</text:p>
          </table:table-cell>
          <table:table-cell table:style-name="ce137" office:value-type="string">
            <text:p>September</text:p>
          </table:table-cell>
          <table:table-cell table:style-name="ce236" office:value-type="string">
            <text:p>Result</text:p>
          </table:table-cell>
          <table:table-cell table:number-columns-repeated="1010"/>
        </table:table-row>
        <table:table-row table:style-name="ro5">
          <table:table-cell table:style-name="ce186" office:value-type="string">
            <text:p>A11y</text:p>
          </table:table-cell>
          <table:table-cell table:style-name="ce207" office:value-type="float" office:value="0">
            <text:p/>
          </table:table-cell>
          <table:table-cell table:style-name="ce166" office:value-type="float" office:value="0">
            <text:p/>
          </table:table-cell>
          <table:table-cell table:style-name="ce217" office:value-type="float" office:value="0">
            <text:p/>
          </table:table-cell>
          <table:table-cell table:style-name="ce207" office:value-type="float" office:value="0">
            <text:p/>
          </table:table-cell>
          <table:table-cell table:style-name="ce166" office:value-type="float" office:value="6000">
            <text:p>$6,000</text:p>
          </table:table-cell>
          <table:table-cell table:style-name="ce166" office:value-type="float" office:value="0">
            <text:p/>
          </table:table-cell>
          <table:table-cell table:style-name="ce224" office:value-type="float" office:value="6499.22">
            <text:p>$6,499</text:p>
          </table:table-cell>
          <table:table-cell table:style-name="ce224" office:value-type="float" office:value="0">
            <text:p/>
          </table:table-cell>
          <table:table-cell table:style-name="ce224" office:value-type="float" office:value="0">
            <text:p/>
          </table:table-cell>
          <table:table-cell table:style-name="ce224" office:value-type="float" office:value="0">
            <text:p/>
          </table:table-cell>
          <table:table-cell table:style-name="ce224" office:value-type="float" office:value="0">
            <text:p/>
          </table:table-cell>
          <table:table-cell table:style-name="ce231" office:value-type="float" office:value="0">
            <text:p/>
          </table:table-cell>
          <table:table-cell table:style-name="ce237" office:value-type="float" office:value="12499.22">
            <text:p>$12,499</text:p>
          </table:table-cell>
          <table:table-cell table:number-columns-repeated="1010"/>
        </table:table-row>
        <table:table-row table:style-name="ro5">
          <table:table-cell table:style-name="ce187" office:value-type="string">
            <text:p>Contracts</text:p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18" office:value-type="float" office:value="0">
            <text:p/>
          </table:table-cell>
          <table:table-cell table:style-name="ce208" office:value-type="float" office:value="0">
            <text:p/>
          </table:table-cell>
          <table:table-cell table:style-name="ce167" office:value-type="float" office:value="6000">
            <text:p>$6,000</text:p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38" office:value-type="float" office:value="6000">
            <text:p>$6,000</text:p>
          </table:table-cell>
          <table:table-cell table:number-columns-repeated="1010"/>
        </table:table-row>
        <table:table-row table:style-name="ro5">
          <table:table-cell table:style-name="ce187" office:value-type="string">
            <text:p>CSUN &amp; hackfests</text:p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18" office:value-type="float" office:value="0">
            <text:p/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6499.22">
            <text:p>$6,499</text:p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38" office:value-type="float" office:value="6499.22">
            <text:p>$6,499</text:p>
          </table:table-cell>
          <table:table-cell table:number-columns-repeated="1010"/>
        </table:table-row>
        <table:table-row table:style-name="ro5">
          <table:table-cell table:style-name="ce188" office:value-type="string">
            <text:p>Administrivia</text:p>
          </table:table-cell>
          <table:table-cell table:style-name="ce207" office:value-type="float" office:value="184.52">
            <text:p>$185</text:p>
          </table:table-cell>
          <table:table-cell table:style-name="ce166" office:value-type="float" office:value="159.01">
            <text:p>$159</text:p>
          </table:table-cell>
          <table:table-cell table:style-name="ce217" office:value-type="float" office:value="378.58">
            <text:p>$379</text:p>
          </table:table-cell>
          <table:table-cell table:style-name="ce207" office:value-type="float" office:value="228.11">
            <text:p>$228</text:p>
          </table:table-cell>
          <table:table-cell table:style-name="ce166" office:value-type="float" office:value="360.76">
            <text:p>$361</text:p>
          </table:table-cell>
          <table:table-cell table:style-name="ce166" office:value-type="float" office:value="382.51">
            <text:p>$383</text:p>
          </table:table-cell>
          <table:table-cell table:style-name="ce224" office:value-type="float" office:value="2700.04">
            <text:p>$2,700</text:p>
          </table:table-cell>
          <table:table-cell table:style-name="ce224" office:value-type="float" office:value="437.21">
            <text:p>$437</text:p>
          </table:table-cell>
          <table:table-cell table:style-name="ce224" office:value-type="float" office:value="330.16">
            <text:p>$330</text:p>
          </table:table-cell>
          <table:table-cell table:style-name="ce224" office:value-type="float" office:value="260.54">
            <text:p>$261</text:p>
          </table:table-cell>
          <table:table-cell table:style-name="ce224" office:value-type="float" office:value="516.1">
            <text:p>$516</text:p>
          </table:table-cell>
          <table:table-cell table:style-name="ce231" office:value-type="float" office:value="2421.42">
            <text:p>$2,421</text:p>
          </table:table-cell>
          <table:table-cell table:style-name="ce237" office:value-type="float" office:value="8358.96">
            <text:p>$8,359</text:p>
          </table:table-cell>
          <table:table-cell table:number-columns-repeated="1010"/>
        </table:table-row>
        <table:table-row table:style-name="ro5">
          <table:table-cell table:style-name="ce187" office:value-type="string">
            <text:p>Professional fees</text:p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18" office:value-type="float" office:value="100">
            <text:p>$100</text:p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2525">
            <text:p>$2,525</text:p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38" office:value-type="float" office:value="2625">
            <text:p>$2,625</text:p>
          </table:table-cell>
          <table:table-cell table:number-columns-repeated="1010"/>
        </table:table-row>
        <table:table-row table:style-name="ro5">
          <table:table-cell table:style-name="ce187" office:value-type="string">
            <text:p>Insurance</text:p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18" office:value-type="float" office:value="0">
            <text:p/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2121">
            <text:p>$2,121</text:p>
          </table:table-cell>
          <table:table-cell table:style-name="ce238" office:value-type="float" office:value="2121">
            <text:p>$2,121</text:p>
          </table:table-cell>
          <table:table-cell table:number-columns-repeated="1010"/>
        </table:table-row>
        <table:table-row table:style-name="ro5">
          <table:table-cell table:style-name="ce187" office:value-type="string">
            <text:p>Infrastructure</text:p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18" office:value-type="float" office:value="0">
            <text:p/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38" office:value-type="float" office:value="0">
            <text:p/>
          </table:table-cell>
          <table:table-cell table:number-columns-repeated="1010"/>
        </table:table-row>
        <table:table-row table:style-name="ro5">
          <table:table-cell table:style-name="ce189" office:value-type="string">
            <text:p>PO Box rental</text:p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18" office:value-type="float" office:value="0">
            <text:p/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44">
            <text:p>$44</text:p>
          </table:table-cell>
          <table:table-cell table:style-name="ce167" office:value-type="float" office:value="0">
            <text:p/>
          </table:table-cell>
          <table:table-cell table:style-name="ce238" office:value-type="float" office:value="44">
            <text:p>$44</text:p>
          </table:table-cell>
          <table:table-cell table:number-columns-repeated="1010"/>
        </table:table-row>
        <table:table-row table:style-name="ro5">
          <table:table-cell table:style-name="ce189" office:value-type="string">
            <text:p>vBuzzer</text:p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18" office:value-type="float" office:value="0">
            <text:p/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53.25">
            <text:p>$53</text:p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38" office:value-type="float" office:value="53.25">
            <text:p>$53</text:p>
          </table:table-cell>
          <table:table-cell table:number-columns-repeated="1010"/>
        </table:table-row>
        <table:table-row table:style-name="ro5">
          <table:table-cell table:style-name="ce187" office:value-type="string">
            <text:p>Bank fees</text:p>
          </table:table-cell>
          <table:table-cell table:style-name="ce208" office:value-type="float" office:value="108">
            <text:p>$108</text:p>
          </table:table-cell>
          <table:table-cell table:style-name="ce167" office:value-type="float" office:value="71">
            <text:p>$71</text:p>
          </table:table-cell>
          <table:table-cell table:style-name="ce218" office:value-type="float" office:value="163">
            <text:p>$163</text:p>
          </table:table-cell>
          <table:table-cell table:style-name="ce208" office:value-type="float" office:value="145">
            <text:p>$145</text:p>
          </table:table-cell>
          <table:table-cell table:style-name="ce167" office:value-type="float" office:value="139">
            <text:p>$139</text:p>
          </table:table-cell>
          <table:table-cell table:style-name="ce167" office:value-type="float" office:value="93">
            <text:p>$93</text:p>
          </table:table-cell>
          <table:table-cell table:style-name="ce167" office:value-type="float" office:value="102.4">
            <text:p>$102</text:p>
          </table:table-cell>
          <table:table-cell table:style-name="ce167" office:value-type="float" office:value="270.79">
            <text:p>$271</text:p>
          </table:table-cell>
          <table:table-cell table:style-name="ce167" office:value-type="float" office:value="237">
            <text:p>$237</text:p>
          </table:table-cell>
          <table:table-cell table:style-name="ce167" office:value-type="float" office:value="59">
            <text:p>$59</text:p>
          </table:table-cell>
          <table:table-cell table:style-name="ce167" office:value-type="float" office:value="404">
            <text:p>$404</text:p>
          </table:table-cell>
          <table:table-cell table:style-name="ce167" office:value-type="float" office:value="148">
            <text:p>$148</text:p>
          </table:table-cell>
          <table:table-cell table:style-name="ce238" office:value-type="float" office:value="1940.19">
            <text:p>$1,940</text:p>
          </table:table-cell>
          <table:table-cell table:number-columns-repeated="1010"/>
        </table:table-row>
        <table:table-row table:style-name="ro5">
          <table:table-cell table:style-name="ce187" office:value-type="string">
            <text:p>PayPal fees</text:p>
          </table:table-cell>
          <table:table-cell table:style-name="ce208" office:value-type="float" office:value="76.52">
            <text:p>$77</text:p>
          </table:table-cell>
          <table:table-cell table:style-name="ce167" office:value-type="float" office:value="88.01">
            <text:p>$88</text:p>
          </table:table-cell>
          <table:table-cell table:style-name="ce218" office:value-type="float" office:value="115.58">
            <text:p>$116</text:p>
          </table:table-cell>
          <table:table-cell table:style-name="ce208" office:value-type="float" office:value="83.11">
            <text:p>$83</text:p>
          </table:table-cell>
          <table:table-cell table:style-name="ce167" office:value-type="float" office:value="121.76">
            <text:p>$122</text:p>
          </table:table-cell>
          <table:table-cell table:style-name="ce167" office:value-type="float" office:value="254.55">
            <text:p>$255</text:p>
          </table:table-cell>
          <table:table-cell table:style-name="ce167" office:value-type="float" office:value="72.64">
            <text:p>$73</text:p>
          </table:table-cell>
          <table:table-cell table:style-name="ce167" office:value-type="float" office:value="88.74">
            <text:p>$89</text:p>
          </table:table-cell>
          <table:table-cell table:style-name="ce167" office:value-type="float" office:value="93.16">
            <text:p>$93</text:p>
          </table:table-cell>
          <table:table-cell table:style-name="ce167" office:value-type="float" office:value="201.54">
            <text:p>$202</text:p>
          </table:table-cell>
          <table:table-cell table:style-name="ce167" office:value-type="float" office:value="68.1">
            <text:p>$68</text:p>
          </table:table-cell>
          <table:table-cell table:style-name="ce167" office:value-type="float" office:value="67.43">
            <text:p>$67</text:p>
          </table:table-cell>
          <table:table-cell table:style-name="ce238" office:value-type="float" office:value="1331.14">
            <text:p>$1,331</text:p>
          </table:table-cell>
          <table:table-cell table:number-columns-repeated="1010"/>
        </table:table-row>
        <table:table-row table:style-name="ro5">
          <table:table-cell table:style-name="ce187" office:value-type="string">
            <text:p>Other</text:p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18" office:value-type="float" office:value="0">
            <text:p/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38" office:value-type="float" office:value="0">
            <text:p/>
          </table:table-cell>
          <table:table-cell table:number-columns-repeated="1010"/>
        </table:table-row>
        <table:table-row table:style-name="ro5">
          <table:table-cell table:style-name="ce189" office:value-type="string">
            <text:p>Offices supplies</text:p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18" office:value-type="float" office:value="0">
            <text:p/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34.96">
            <text:p>$35</text:p>
          </table:table-cell>
          <table:table-cell table:style-name="ce167" office:value-type="float" office:value="0">
            <text:p/>
          </table:table-cell>
          <table:table-cell table:style-name="ce167" office:value-type="float" office:value="24.43">
            <text:p>$24</text:p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84.99">
            <text:p>$85</text:p>
          </table:table-cell>
          <table:table-cell table:style-name="ce238" office:value-type="float" office:value="144.38">
            <text:p>$144</text:p>
          </table:table-cell>
          <table:table-cell table:number-columns-repeated="1010"/>
        </table:table-row>
        <table:table-row table:style-name="ro5">
          <table:table-cell table:style-name="ce189" office:value-type="string">
            <text:p>Taxes/registrations/other</text:p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18" office:value-type="float" office:value="0">
            <text:p/>
          </table:table-cell>
          <table:table-cell table:style-name="ce208" office:value-type="float" office:value="0">
            <text:p/>
          </table:table-cell>
          <table:table-cell table:style-name="ce167" office:value-type="float" office:value="100">
            <text:p>$100</text:p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38" office:value-type="float" office:value="100">
            <text:p>$100</text:p>
          </table:table-cell>
          <table:table-cell table:number-columns-repeated="1010"/>
        </table:table-row>
        <table:table-row table:style-name="ro5">
          <table:table-cell table:style-name="ce188" office:value-type="string">
            <text:p>Employees</text:p>
          </table:table-cell>
          <table:table-cell table:style-name="ce207" office:value-type="float" office:value="12547.57">
            <text:p>$12,548</text:p>
          </table:table-cell>
          <table:table-cell table:style-name="ce166" office:value-type="float" office:value="10706.44">
            <text:p>$10,706</text:p>
          </table:table-cell>
          <table:table-cell table:style-name="ce217" office:value-type="float" office:value="9715.76">
            <text:p>$9,716</text:p>
          </table:table-cell>
          <table:table-cell table:style-name="ce207" office:value-type="float" office:value="23675.18">
            <text:p>$23,675</text:p>
          </table:table-cell>
          <table:table-cell table:style-name="ce166" office:value-type="float" office:value="11896.27">
            <text:p>$11,896</text:p>
          </table:table-cell>
          <table:table-cell table:style-name="ce166" office:value-type="float" office:value="11808.06">
            <text:p>$11,808</text:p>
          </table:table-cell>
          <table:table-cell table:style-name="ce224" office:value-type="float" office:value="9632.67">
            <text:p>$9,633</text:p>
          </table:table-cell>
          <table:table-cell table:style-name="ce224" office:value-type="float" office:value="10737.67">
            <text:p>$10,738</text:p>
          </table:table-cell>
          <table:table-cell table:style-name="ce224" office:value-type="float" office:value="16959.93">
            <text:p>$16,960</text:p>
          </table:table-cell>
          <table:table-cell table:style-name="ce224" office:value-type="float" office:value="11051.89">
            <text:p>$11,052</text:p>
          </table:table-cell>
          <table:table-cell table:style-name="ce224" office:value-type="float" office:value="9628.34">
            <text:p>$9,628</text:p>
          </table:table-cell>
          <table:table-cell table:style-name="ce231" office:value-type="float" office:value="9555.57">
            <text:p>$9,556</text:p>
          </table:table-cell>
          <table:table-cell table:style-name="ce237" office:value-type="float" office:value="147915.35">
            <text:p>$147,915</text:p>
          </table:table-cell>
          <table:table-cell table:number-columns-repeated="1010"/>
        </table:table-row>
        <table:table-row table:style-name="ro5">
          <table:table-cell table:style-name="ce187" office:value-type="string">
            <text:p>Wages</text:p>
          </table:table-cell>
          <table:table-cell table:style-name="ce208" office:value-type="float" office:value="7394.9">
            <text:p>$7,395</text:p>
          </table:table-cell>
          <table:table-cell table:style-name="ce167" office:value-type="float" office:value="7394.9">
            <text:p>$7,395</text:p>
          </table:table-cell>
          <table:table-cell table:style-name="ce218" office:value-type="float" office:value="6544.39">
            <text:p>$6,544</text:p>
          </table:table-cell>
          <table:table-cell table:style-name="ce208" office:value-type="float" office:value="13759.61">
            <text:p>$13,760</text:p>
          </table:table-cell>
          <table:table-cell table:style-name="ce167" office:value-type="float" office:value="5595.54">
            <text:p>$5,596</text:p>
          </table:table-cell>
          <table:table-cell table:style-name="ce167" office:value-type="float" office:value="5595.54">
            <text:p>$5,596</text:p>
          </table:table-cell>
          <table:table-cell table:style-name="ce167" office:value-type="float" office:value="5595.54">
            <text:p>$5,596</text:p>
          </table:table-cell>
          <table:table-cell table:style-name="ce167" office:value-type="float" office:value="5595.54">
            <text:p>$5,596</text:p>
          </table:table-cell>
          <table:table-cell table:style-name="ce167" office:value-type="float" office:value="8201.28">
            <text:p>$8,201</text:p>
          </table:table-cell>
          <table:table-cell table:style-name="ce167" office:value-type="float" office:value="5595.54">
            <text:p>$5,596</text:p>
          </table:table-cell>
          <table:table-cell table:style-name="ce167" office:value-type="float" office:value="5595.54">
            <text:p>$5,596</text:p>
          </table:table-cell>
          <table:table-cell table:style-name="ce167" office:value-type="float" office:value="2797.77">
            <text:p>$2,798</text:p>
          </table:table-cell>
          <table:table-cell table:style-name="ce238" office:value-type="float" office:value="79666.09">
            <text:p>$79,666</text:p>
          </table:table-cell>
          <table:table-cell table:number-columns-repeated="1010"/>
        </table:table-row>
        <table:table-row table:style-name="ro5">
          <table:table-cell table:style-name="ce187" office:value-type="string">
            <text:p>System Administrator</text:p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18" office:value-type="float" office:value="0">
            <text:p/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38" office:value-type="float" office:value="0">
            <text:p/>
          </table:table-cell>
          <table:table-cell table:number-columns-repeated="1010"/>
        </table:table-row>
        <table:table-row table:style-name="ro5">
          <table:table-cell table:style-name="ce187" office:value-type="string">
            <text:p>Payroll taxes</text:p>
          </table:table-cell>
          <table:table-cell table:style-name="ce208" office:value-type="float" office:value="4166.42">
            <text:p>$4,166</text:p>
          </table:table-cell>
          <table:table-cell table:style-name="ce167" office:value-type="float" office:value="3080.42">
            <text:p>$3,080</text:p>
          </table:table-cell>
          <table:table-cell table:style-name="ce218" office:value-type="float" office:value="2951.26">
            <text:p>$2,951</text:p>
          </table:table-cell>
          <table:table-cell table:style-name="ce208" office:value-type="float" office:value="8662.67">
            <text:p>$8,663</text:p>
          </table:table-cell>
          <table:table-cell table:style-name="ce167" office:value-type="float" office:value="2855.12">
            <text:p>$2,855</text:p>
          </table:table-cell>
          <table:table-cell table:style-name="ce167" office:value-type="float" office:value="2855.12">
            <text:p>$2,855</text:p>
          </table:table-cell>
          <table:table-cell table:style-name="ce167" office:value-type="float" office:value="2789.79">
            <text:p>$2,790</text:p>
          </table:table-cell>
          <table:table-cell table:style-name="ce167" office:value-type="float" office:value="2838.78">
            <text:p>$2,839</text:p>
          </table:table-cell>
          <table:table-cell table:style-name="ce167" office:value-type="float" office:value="4521.35">
            <text:p>$4,521</text:p>
          </table:table-cell>
          <table:table-cell table:style-name="ce167" office:value-type="float" office:value="4031.44">
            <text:p>$4,031</text:p>
          </table:table-cell>
          <table:table-cell table:style-name="ce167" office:value-type="float" office:value="2775.74">
            <text:p>$2,776</text:p>
          </table:table-cell>
          <table:table-cell table:style-name="ce167" office:value-type="float" office:value="1387.87">
            <text:p>$1,388</text:p>
          </table:table-cell>
          <table:table-cell table:style-name="ce238" office:value-type="float" office:value="42915.98">
            <text:p>$42,916</text:p>
          </table:table-cell>
          <table:table-cell table:number-columns-repeated="1010"/>
        </table:table-row>
        <table:table-row table:style-name="ro5">
          <table:table-cell table:style-name="ce187" office:value-type="string">
            <text:p>401K plan</text:p>
          </table:table-cell>
          <table:table-cell table:style-name="ce208" office:value-type="float" office:value="750">
            <text:p>$750</text:p>
          </table:table-cell>
          <table:table-cell table:style-name="ce167" office:value-type="float" office:value="0">
            <text:p/>
          </table:table-cell>
          <table:table-cell table:style-name="ce218" office:value-type="float" office:value="0">
            <text:p/>
          </table:table-cell>
          <table:table-cell table:style-name="ce208" office:value-type="float" office:value="973.71">
            <text:p>$974</text:p>
          </table:table-cell>
          <table:table-cell table:style-name="ce167" office:value-type="float" office:value="2890.12">
            <text:p>$2,890</text:p>
          </table:table-cell>
          <table:table-cell table:style-name="ce167" office:value-type="float" office:value="3138.18">
            <text:p>$3,138</text:p>
          </table:table-cell>
          <table:table-cell table:style-name="ce167" office:value-type="float" office:value="1046.06">
            <text:p>$1,046</text:p>
          </table:table-cell>
          <table:table-cell table:style-name="ce167" office:value-type="float" office:value="2092.12">
            <text:p>$2,092</text:p>
          </table:table-cell>
          <table:table-cell table:style-name="ce167" office:value-type="float" office:value="4181.88">
            <text:p>$4,182</text:p>
          </table:table-cell>
          <table:table-cell table:style-name="ce167" office:value-type="float" office:value="1046.06">
            <text:p>$1,046</text:p>
          </table:table-cell>
          <table:table-cell table:style-name="ce167" office:value-type="float" office:value="1046.06">
            <text:p>$1,046</text:p>
          </table:table-cell>
          <table:table-cell table:style-name="ce167" office:value-type="float" office:value="5179.24">
            <text:p>$5,179</text:p>
          </table:table-cell>
          <table:table-cell table:style-name="ce238" office:value-type="float" office:value="22343.43">
            <text:p>$22,343</text:p>
          </table:table-cell>
          <table:table-cell table:number-columns-repeated="1010"/>
        </table:table-row>
        <table:table-row table:style-name="ro5">
          <table:table-cell table:style-name="ce187" office:value-type="string">
            <text:p>Payroll fees</text:p>
          </table:table-cell>
          <table:table-cell table:style-name="ce208" office:value-type="float" office:value="160.41">
            <text:p>$160</text:p>
          </table:table-cell>
          <table:table-cell table:style-name="ce167" office:value-type="float" office:value="170.36">
            <text:p>$170</text:p>
          </table:table-cell>
          <table:table-cell table:style-name="ce218" office:value-type="float" office:value="160.41">
            <text:p>$160</text:p>
          </table:table-cell>
          <table:table-cell table:style-name="ce208" office:value-type="float" office:value="160.41">
            <text:p>$160</text:p>
          </table:table-cell>
          <table:table-cell table:style-name="ce167" office:value-type="float" office:value="496.85">
            <text:p>$497</text:p>
          </table:table-cell>
          <table:table-cell table:style-name="ce167" office:value-type="float" office:value="160.58">
            <text:p>$161</text:p>
          </table:table-cell>
          <table:table-cell table:style-name="ce167" office:value-type="float" office:value="160.58">
            <text:p>$161</text:p>
          </table:table-cell>
          <table:table-cell table:style-name="ce167" office:value-type="float" office:value="170.53">
            <text:p>$171</text:p>
          </table:table-cell>
          <table:table-cell table:style-name="ce167" office:value-type="float" office:value="0">
            <text:p/>
          </table:table-cell>
          <table:table-cell table:style-name="ce167" office:value-type="float" office:value="338.15">
            <text:p>$338</text:p>
          </table:table-cell>
          <table:table-cell table:style-name="ce167" office:value-type="float" office:value="177.39">
            <text:p>$177</text:p>
          </table:table-cell>
          <table:table-cell table:style-name="ce167" office:value-type="float" office:value="167.44">
            <text:p>$167</text:p>
          </table:table-cell>
          <table:table-cell table:style-name="ce238" office:value-type="float" office:value="2323.11">
            <text:p>$2,323</text:p>
          </table:table-cell>
          <table:table-cell table:number-columns-repeated="1010"/>
        </table:table-row>
        <table:table-row table:style-name="ro5">
          <table:table-cell table:style-name="ce187" office:value-type="string">
            <text:p>Worker Compensation Insurance</text:p>
          </table:table-cell>
          <table:table-cell table:style-name="ce208" office:value-type="float" office:value="75.84">
            <text:p>$76</text:p>
          </table:table-cell>
          <table:table-cell table:style-name="ce167" office:value-type="float" office:value="60.76">
            <text:p>$61</text:p>
          </table:table-cell>
          <table:table-cell table:style-name="ce218" office:value-type="float" office:value="59.7">
            <text:p>$60</text:p>
          </table:table-cell>
          <table:table-cell table:style-name="ce208" office:value-type="float" office:value="118.78">
            <text:p>$119</text:p>
          </table:table-cell>
          <table:table-cell table:style-name="ce167" office:value-type="float" office:value="58.64">
            <text:p>$59</text:p>
          </table:table-cell>
          <table:table-cell table:style-name="ce167" office:value-type="float" office:value="58.64">
            <text:p>$59</text:p>
          </table:table-cell>
          <table:table-cell table:style-name="ce167" office:value-type="float" office:value="40.7">
            <text:p>$41</text:p>
          </table:table-cell>
          <table:table-cell table:style-name="ce167" office:value-type="float" office:value="40.7">
            <text:p>$41</text:p>
          </table:table-cell>
          <table:table-cell table:style-name="ce167" office:value-type="float" office:value="55.42">
            <text:p>$55</text:p>
          </table:table-cell>
          <table:table-cell table:style-name="ce167" office:value-type="float" office:value="40.7">
            <text:p>$41</text:p>
          </table:table-cell>
          <table:table-cell table:style-name="ce167" office:value-type="float" office:value="33.61">
            <text:p>$34</text:p>
          </table:table-cell>
          <table:table-cell table:style-name="ce167" office:value-type="float" office:value="23.25">
            <text:p>$23</text:p>
          </table:table-cell>
          <table:table-cell table:style-name="ce238" office:value-type="float" office:value="666.74">
            <text:p>$667</text:p>
          </table:table-cell>
          <table:table-cell table:number-columns-repeated="1010"/>
        </table:table-row>
        <table:table-row table:style-name="ro5">
          <table:table-cell table:style-name="ce187" office:value-type="string">
            <text:p>Bonuses</text:p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18" office:value-type="float" office:value="0">
            <text:p/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38" office:value-type="float" office:value="0">
            <text:p/>
          </table:table-cell>
          <table:table-cell table:number-columns-repeated="1010"/>
        </table:table-row>
        <table:table-row table:style-name="ro5">
          <table:table-cell table:style-name="ce188" office:value-type="string">
            <text:p>Events</text:p>
          </table:table-cell>
          <table:table-cell table:style-name="ce207" office:value-type="float" office:value="4463.38">
            <text:p>$4,463</text:p>
          </table:table-cell>
          <table:table-cell table:style-name="ce166" office:value-type="float" office:value="10101.56">
            <text:p>$10,102</text:p>
          </table:table-cell>
          <table:table-cell table:style-name="ce217" office:value-type="float" office:value="2618.65">
            <text:p>$2,619</text:p>
          </table:table-cell>
          <table:table-cell table:style-name="ce207" office:value-type="float" office:value="975.8">
            <text:p>$976</text:p>
          </table:table-cell>
          <table:table-cell table:style-name="ce166" office:value-type="float" office:value="1533.3">
            <text:p>$1,533</text:p>
          </table:table-cell>
          <table:table-cell table:style-name="ce166" office:value-type="float" office:value="9803.07">
            <text:p>$9,803</text:p>
          </table:table-cell>
          <table:table-cell table:style-name="ce224" office:value-type="float" office:value="824.44">
            <text:p>$824</text:p>
          </table:table-cell>
          <table:table-cell table:style-name="ce224" office:value-type="float" office:value="2643.54">
            <text:p>$2,644</text:p>
          </table:table-cell>
          <table:table-cell table:style-name="ce224" office:value-type="float" office:value="33805.49">
            <text:p>$33,805</text:p>
          </table:table-cell>
          <table:table-cell table:style-name="ce224" office:value-type="float" office:value="7115.01">
            <text:p>$7,115</text:p>
          </table:table-cell>
          <table:table-cell table:style-name="ce224" office:value-type="float" office:value="50010.02">
            <text:p>$50,010</text:p>
          </table:table-cell>
          <table:table-cell table:style-name="ce231" office:value-type="float" office:value="9193.04">
            <text:p>$9,193</text:p>
          </table:table-cell>
          <table:table-cell table:style-name="ce237" office:value-type="float" office:value="133087.3">
            <text:p>$133,087</text:p>
          </table:table-cell>
          <table:table-cell table:number-columns-repeated="1010"/>
        </table:table-row>
        <table:table-row table:style-name="ro5">
          <table:table-cell table:style-name="ce187" office:value-type="string">
            <text:p>Travel and Lodge</text:p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18" office:value-type="float" office:value="0">
            <text:p/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32336.47">
            <text:p>$32,336</text:p>
          </table:table-cell>
          <table:table-cell table:style-name="ce167" office:value-type="float" office:value="0">
            <text:p/>
          </table:table-cell>
          <table:table-cell table:style-name="ce167" office:value-type="float" office:value="10102.18">
            <text:p>$10,102</text:p>
          </table:table-cell>
          <table:table-cell table:style-name="ce167" office:value-type="float" office:value="6793.04">
            <text:p>$6,793</text:p>
          </table:table-cell>
          <table:table-cell table:style-name="ce238" office:value-type="float" office:value="49231.69">
            <text:p>$49,232</text:p>
          </table:table-cell>
          <table:table-cell table:number-columns-repeated="1010"/>
        </table:table-row>
        <table:table-row table:style-name="ro5">
          <table:table-cell table:style-name="ce187" office:value-type="string">
            <text:p>Boston Summit</text:p>
          </table:table-cell>
          <table:table-cell table:style-name="ce208" office:value-type="float" office:value="2567.86">
            <text:p>$2,568</text:p>
          </table:table-cell>
          <table:table-cell table:style-name="ce167" office:value-type="float" office:value="0">
            <text:p/>
          </table:table-cell>
          <table:table-cell table:style-name="ce218" office:value-type="float" office:value="0">
            <text:p/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38" office:value-type="float" office:value="2567.86">
            <text:p>$2,568</text:p>
          </table:table-cell>
          <table:table-cell table:number-columns-repeated="1010"/>
        </table:table-row>
        <table:table-row table:style-name="ro5">
          <table:table-cell table:style-name="ce187" office:value-type="string">
            <text:p>GUADEC</text:p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18" office:value-type="float" office:value="0">
            <text:p/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5100.5">
            <text:p>$5,101</text:p>
          </table:table-cell>
          <table:table-cell table:style-name="ce167" office:value-type="float" office:value="27499.05">
            <text:p>$27,499</text:p>
          </table:table-cell>
          <table:table-cell table:style-name="ce167" office:value-type="float" office:value="0">
            <text:p/>
          </table:table-cell>
          <table:table-cell table:style-name="ce238" office:value-type="float" office:value="32599.55">
            <text:p>$32,600</text:p>
          </table:table-cell>
          <table:table-cell table:number-columns-repeated="1010"/>
        </table:table-row>
        <table:table-row table:style-name="ro5">
          <table:table-cell table:style-name="ce187" office:value-type="string">
            <text:p>GUADEC –2009</text:p>
          </table:table-cell>
          <table:table-cell table:style-name="ce208" office:value-type="float" office:value="1256.3">
            <text:p>$1,256</text:p>
          </table:table-cell>
          <table:table-cell table:style-name="ce167" office:value-type="float" office:value="0">
            <text:p/>
          </table:table-cell>
          <table:table-cell table:style-name="ce218" office:value-type="float" office:value="0">
            <text:p/>
          </table:table-cell>
          <table:table-cell table:style-name="ce208" office:value-type="float" office:value="582">
            <text:p>$582</text:p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38" office:value-type="float" office:value="1838.3">
            <text:p>$1,838</text:p>
          </table:table-cell>
          <table:table-cell table:number-columns-repeated="1010"/>
        </table:table-row>
        <table:table-row table:style-name="ro5">
          <table:table-cell table:style-name="ce187" office:value-type="string">
            <text:p>GNOME Asia</text:p>
          </table:table-cell>
          <table:table-cell table:style-name="ce208" office:value-type="float" office:value="0">
            <text:p/>
          </table:table-cell>
          <table:table-cell table:style-name="ce167" office:value-type="float" office:value="8730">
            <text:p>$8,730</text:p>
          </table:table-cell>
          <table:table-cell table:style-name="ce218" office:value-type="float" office:value="0">
            <text:p/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7797.81">
            <text:p>$7,798</text:p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9220">
            <text:p>$9,220</text:p>
          </table:table-cell>
          <table:table-cell table:style-name="ce167" office:value-type="float" office:value="2400">
            <text:p>$2,400</text:p>
          </table:table-cell>
          <table:table-cell table:style-name="ce238" office:value-type="float" office:value="28147.81">
            <text:p>$28,148</text:p>
          </table:table-cell>
          <table:table-cell table:number-columns-repeated="1010"/>
        </table:table-row>
        <table:table-row table:style-name="ro5">
          <table:table-cell table:style-name="ce187" office:value-type="string">
            <text:p>ExecDirector's travel</text:p>
          </table:table-cell>
          <table:table-cell table:style-name="ce208" office:value-type="float" office:value="0">
            <text:p/>
          </table:table-cell>
          <table:table-cell table:style-name="ce167" office:value-type="float" office:value="1371.56">
            <text:p>$1,372</text:p>
          </table:table-cell>
          <table:table-cell table:style-name="ce218" office:value-type="float" office:value="2618.65">
            <text:p>$2,619</text:p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518.87">
            <text:p>$519</text:p>
          </table:table-cell>
          <table:table-cell table:style-name="ce167" office:value-type="float" office:value="2193.3">
            <text:p>$2,193</text:p>
          </table:table-cell>
          <table:table-cell table:style-name="ce167" office:value-type="float" office:value="0">
            <text:p/>
          </table:table-cell>
          <table:table-cell table:style-name="ce167" office:value-type="float" office:value="2014.51">
            <text:p>$2,015</text:p>
          </table:table-cell>
          <table:table-cell table:style-name="ce167" office:value-type="float" office:value="3188.79">
            <text:p>$3,189</text:p>
          </table:table-cell>
          <table:table-cell table:style-name="ce167" office:value-type="float" office:value="0">
            <text:p/>
          </table:table-cell>
          <table:table-cell table:style-name="ce238" office:value-type="float" office:value="11905.68">
            <text:p>$11,906</text:p>
          </table:table-cell>
          <table:table-cell table:number-columns-repeated="1010"/>
        </table:table-row>
        <table:table-row table:style-name="ro5">
          <table:table-cell table:style-name="ce187" office:value-type="string">
            <text:p>Event Box US</text:p>
          </table:table-cell>
          <table:table-cell table:style-name="ce208" office:value-type="float" office:value="639.22">
            <text:p>$639</text:p>
          </table:table-cell>
          <table:table-cell table:style-name="ce167" office:value-type="float" office:value="0">
            <text:p/>
          </table:table-cell>
          <table:table-cell table:style-name="ce218" office:value-type="float" office:value="0">
            <text:p/>
          </table:table-cell>
          <table:table-cell table:style-name="ce208" office:value-type="float" office:value="139.8">
            <text:p>$140</text:p>
          </table:table-cell>
          <table:table-cell table:style-name="ce167" office:value-type="float" office:value="0">
            <text:p/>
          </table:table-cell>
          <table:table-cell table:style-name="ce167" office:value-type="float" office:value="210.26">
            <text:p>$210</text:p>
          </table:table-cell>
          <table:table-cell table:style-name="ce167" office:value-type="float" office:value="305.57">
            <text:p>$306</text:p>
          </table:table-cell>
          <table:table-cell table:style-name="ce167" office:value-type="float" office:value="100.24">
            <text:p>$100</text:p>
          </table:table-cell>
          <table:table-cell table:style-name="ce167" office:value-type="float" office:value="69.02">
            <text:p>$69</text:p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38" office:value-type="float" office:value="1464.11">
            <text:p>$1,464</text:p>
          </table:table-cell>
          <table:table-cell table:number-columns-repeated="1010"/>
        </table:table-row>
        <table:table-row table:style-name="ro5">
          <table:table-cell table:style-name="ce187" office:value-type="string">
            <text:p>Event Box EU</text:p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18" office:value-type="float" office:value="0">
            <text:p/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38" office:value-type="float" office:value="0">
            <text:p/>
          </table:table-cell>
          <table:table-cell table:number-columns-repeated="1010"/>
        </table:table-row>
        <table:table-row table:style-name="ro5">
          <table:table-cell table:style-name="ce187" office:value-type="string">
            <text:p>Other events</text:p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18" office:value-type="float" office:value="0">
            <text:p/>
          </table:table-cell>
          <table:table-cell table:style-name="ce208" office:value-type="float" office:value="254">
            <text:p>$254</text:p>
          </table:table-cell>
          <table:table-cell table:style-name="ce167" office:value-type="float" office:value="1533.3">
            <text:p>$1,533</text:p>
          </table:table-cell>
          <table:table-cell table:style-name="ce167" office:value-type="float" office:value="1795">
            <text:p>$1,795</text:p>
          </table:table-cell>
          <table:table-cell table:style-name="ce167" office:value-type="float" office:value="0">
            <text:p/>
          </table:table-cell>
          <table:table-cell table:style-name="ce167" office:value-type="float" office:value="350">
            <text:p>$350</text:p>
          </table:table-cell>
          <table:table-cell table:style-name="ce167" office:value-type="float" office:value="1400">
            <text:p>$1,400</text:p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38" office:value-type="float" office:value="5332.3">
            <text:p>$5,332</text:p>
          </table:table-cell>
          <table:table-cell table:number-columns-repeated="1010"/>
        </table:table-row>
        <table:table-row table:style-name="ro5">
          <table:table-cell table:style-name="ce188" office:value-type="string">
            <text:p>Hackfests</text:p>
          </table:table-cell>
          <table:table-cell table:style-name="ce207" office:value-type="float" office:value="2249.71">
            <text:p>$2,250</text:p>
          </table:table-cell>
          <table:table-cell table:style-name="ce166" office:value-type="float" office:value="1611">
            <text:p>$1,611</text:p>
          </table:table-cell>
          <table:table-cell table:style-name="ce217" office:value-type="float" office:value="2666.2">
            <text:p>$2,666</text:p>
          </table:table-cell>
          <table:table-cell table:style-name="ce207" office:value-type="float" office:value="3335.05">
            <text:p>$3,335</text:p>
          </table:table-cell>
          <table:table-cell table:style-name="ce166" office:value-type="float" office:value="2001.5">
            <text:p>$2,002</text:p>
          </table:table-cell>
          <table:table-cell table:style-name="ce166" office:value-type="float" office:value="2994.8">
            <text:p>$2,995</text:p>
          </table:table-cell>
          <table:table-cell table:style-name="ce166" office:value-type="float" office:value="6443.53">
            <text:p>$6,444</text:p>
          </table:table-cell>
          <table:table-cell table:style-name="ce166" office:value-type="float" office:value="3808.56">
            <text:p>$3,809</text:p>
          </table:table-cell>
          <table:table-cell table:style-name="ce166" office:value-type="float" office:value="4478">
            <text:p>$4,478</text:p>
          </table:table-cell>
          <table:table-cell table:style-name="ce166" office:value-type="float" office:value="0">
            <text:p/>
          </table:table-cell>
          <table:table-cell table:style-name="ce166" office:value-type="float" office:value="0">
            <text:p/>
          </table:table-cell>
          <table:table-cell table:style-name="ce166" office:value-type="float" office:value="8871.8">
            <text:p>$8,872</text:p>
          </table:table-cell>
          <table:table-cell table:style-name="ce237" office:value-type="float" office:value="38460.15">
            <text:p>$38,460</text:p>
          </table:table-cell>
          <table:table-cell table:number-columns-repeated="1010"/>
        </table:table-row>
        <table:table-row table:style-name="ro5">
          <table:table-cell table:style-name="ce188" office:value-type="string">
            <text:p>Local outreach</text:p>
          </table:table-cell>
          <table:table-cell table:style-name="ce207" office:value-type="float" office:value="2682">
            <text:p>$2,682</text:p>
          </table:table-cell>
          <table:table-cell table:style-name="ce166" office:value-type="float" office:value="0">
            <text:p/>
          </table:table-cell>
          <table:table-cell table:style-name="ce217" office:value-type="float" office:value="0">
            <text:p/>
          </table:table-cell>
          <table:table-cell table:style-name="ce207" office:value-type="float" office:value="0">
            <text:p/>
          </table:table-cell>
          <table:table-cell table:style-name="ce166" office:value-type="float" office:value="0">
            <text:p/>
          </table:table-cell>
          <table:table-cell table:style-name="ce166" office:value-type="float" office:value="0">
            <text:p/>
          </table:table-cell>
          <table:table-cell table:style-name="ce224" office:value-type="float" office:value="0">
            <text:p/>
          </table:table-cell>
          <table:table-cell table:style-name="ce224" office:value-type="float" office:value="0">
            <text:p/>
          </table:table-cell>
          <table:table-cell table:style-name="ce224" office:value-type="float" office:value="417">
            <text:p>$417</text:p>
          </table:table-cell>
          <table:table-cell table:style-name="ce224" office:value-type="float" office:value="0">
            <text:p/>
          </table:table-cell>
          <table:table-cell table:style-name="ce224" office:value-type="float" office:value="3271">
            <text:p>$3,271</text:p>
          </table:table-cell>
          <table:table-cell table:style-name="ce231" office:value-type="float" office:value="0">
            <text:p/>
          </table:table-cell>
          <table:table-cell table:style-name="ce237" office:value-type="float" office:value="6370">
            <text:p>$6,370</text:p>
          </table:table-cell>
          <table:table-cell table:number-columns-repeated="1010"/>
        </table:table-row>
        <table:table-row table:style-name="ro5">
          <table:table-cell table:style-name="ce190" office:value-type="string">
            <text:p>Forum do GNOME – Brazil</text:p>
          </table:table-cell>
          <table:table-cell table:style-name="ce208" office:value-type="float" office:value="2682">
            <text:p>$2,682</text:p>
          </table:table-cell>
          <table:table-cell table:style-name="ce167" office:value-type="float" office:value="0">
            <text:p/>
          </table:table-cell>
          <table:table-cell table:style-name="ce218" office:value-type="float" office:value="0">
            <text:p/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32"/>
          <table:table-cell table:style-name="ce238" office:value-type="float" office:value="2682">
            <text:p>$2,682</text:p>
          </table:table-cell>
          <table:table-cell table:number-columns-repeated="1010"/>
        </table:table-row>
        <table:table-row table:style-name="ro5">
          <table:table-cell table:style-name="ce190" office:value-type="string">
            <text:p>GNOME Day – Chile</text:p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18" office:value-type="float" office:value="0">
            <text:p/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417">
            <text:p>$417</text:p>
          </table:table-cell>
          <table:table-cell table:style-name="ce167" office:value-type="float" office:value="0">
            <text:p/>
          </table:table-cell>
          <table:table-cell table:style-name="ce167" office:value-type="float" office:value="3271">
            <text:p>$3,271</text:p>
          </table:table-cell>
          <table:table-cell table:style-name="ce232"/>
          <table:table-cell table:style-name="ce238" office:value-type="float" office:value="3688">
            <text:p>$3,688</text:p>
          </table:table-cell>
          <table:table-cell table:number-columns-repeated="1010"/>
        </table:table-row>
        <table:table-row table:style-name="ro5">
          <table:table-cell table:style-name="ce190" office:value-type="string">
            <text:p>Merchandising</text:p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18" office:value-type="float" office:value="0">
            <text:p/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32"/>
          <table:table-cell table:style-name="ce238" office:value-type="float" office:value="0">
            <text:p/>
          </table:table-cell>
          <table:table-cell table:number-columns-repeated="1010"/>
        </table:table-row>
        <table:table-row table:style-name="ro5">
          <table:table-cell table:style-name="ce191" office:value-type="string">
            <text:p>T-shirts, stickers, etc</text:p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18" office:value-type="float" office:value="0">
            <text:p/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32"/>
          <table:table-cell table:style-name="ce238" office:value-type="float" office:value="0">
            <text:p/>
          </table:table-cell>
          <table:table-cell table:number-columns-repeated="1010"/>
        </table:table-row>
        <table:table-row table:style-name="ro5">
          <table:table-cell table:style-name="ce191" office:value-type="string">
            <text:p>GNOME 3.0</text:p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18" office:value-type="float" office:value="0">
            <text:p/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32"/>
          <table:table-cell table:style-name="ce238" office:value-type="float" office:value="0">
            <text:p/>
          </table:table-cell>
          <table:table-cell table:number-columns-repeated="1010"/>
        </table:table-row>
        <table:table-row table:style-name="ro5">
          <table:table-cell table:style-name="ce192" office:value-type="string">
            <text:p>Friends of GNOME</text:p>
          </table:table-cell>
          <table:table-cell table:style-name="ce207" office:value-type="float" office:value="0">
            <text:p/>
          </table:table-cell>
          <table:table-cell table:style-name="ce166" office:value-type="float" office:value="0">
            <text:p/>
          </table:table-cell>
          <table:table-cell table:style-name="ce217" office:value-type="float" office:value="0">
            <text:p/>
          </table:table-cell>
          <table:table-cell table:style-name="ce207" office:value-type="float" office:value="0">
            <text:p/>
          </table:table-cell>
          <table:table-cell table:style-name="ce166" office:value-type="float" office:value="0">
            <text:p/>
          </table:table-cell>
          <table:table-cell table:style-name="ce166" office:value-type="float" office:value="101.57">
            <text:p>$102</text:p>
          </table:table-cell>
          <table:table-cell table:style-name="ce166" office:value-type="float" office:value="8.6">
            <text:p>$9</text:p>
          </table:table-cell>
          <table:table-cell table:style-name="ce166" office:value-type="float" office:value="0">
            <text:p/>
          </table:table-cell>
          <table:table-cell table:style-name="ce166" office:value-type="float" office:value="2299.65">
            <text:p>$2,300</text:p>
          </table:table-cell>
          <table:table-cell table:style-name="ce166" office:value-type="float" office:value="0">
            <text:p/>
          </table:table-cell>
          <table:table-cell table:style-name="ce166" office:value-type="float" office:value="101.07">
            <text:p>$101</text:p>
          </table:table-cell>
          <table:table-cell table:style-name="ce231" office:value-type="float" office:value="17.4">
            <text:p>$17</text:p>
          </table:table-cell>
          <table:table-cell table:style-name="ce237" office:value-type="float" office:value="2528.29">
            <text:p>$2,528</text:p>
          </table:table-cell>
          <table:table-cell table:number-columns-repeated="1010"/>
        </table:table-row>
        <table:table-row table:style-name="ro5">
          <table:table-cell table:style-name="ce188" office:value-type="string">
            <text:p>Marketing</text:p>
          </table:table-cell>
          <table:table-cell table:style-name="ce207" office:value-type="float" office:value="4.95">
            <text:p>$5</text:p>
          </table:table-cell>
          <table:table-cell table:style-name="ce166" office:value-type="float" office:value="0">
            <text:p/>
          </table:table-cell>
          <table:table-cell table:style-name="ce217" office:value-type="float" office:value="0">
            <text:p/>
          </table:table-cell>
          <table:table-cell table:style-name="ce207" office:value-type="float" office:value="0">
            <text:p/>
          </table:table-cell>
          <table:table-cell table:style-name="ce166" office:value-type="float" office:value="0">
            <text:p/>
          </table:table-cell>
          <table:table-cell table:style-name="ce166" office:value-type="float" office:value="14.5">
            <text:p>$15</text:p>
          </table:table-cell>
          <table:table-cell table:style-name="ce224" office:value-type="float" office:value="0">
            <text:p/>
          </table:table-cell>
          <table:table-cell table:style-name="ce224" office:value-type="float" office:value="0">
            <text:p/>
          </table:table-cell>
          <table:table-cell table:style-name="ce224" office:value-type="float" office:value="0">
            <text:p/>
          </table:table-cell>
          <table:table-cell table:style-name="ce224" office:value-type="float" office:value="0">
            <text:p/>
          </table:table-cell>
          <table:table-cell table:style-name="ce224" office:value-type="float" office:value="0">
            <text:p/>
          </table:table-cell>
          <table:table-cell table:style-name="ce231" office:value-type="float" office:value="0">
            <text:p/>
          </table:table-cell>
          <table:table-cell table:style-name="ce237" office:value-type="float" office:value="19.45">
            <text:p>$19</text:p>
          </table:table-cell>
          <table:table-cell table:number-columns-repeated="1010"/>
        </table:table-row>
        <table:table-row table:style-name="ro5">
          <table:table-cell table:style-name="ce193" office:value-type="string">
            <text:p>Advertising</text:p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18" office:value-type="float" office:value="0">
            <text:p/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14.5">
            <text:p>$15</text:p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32"/>
          <table:table-cell table:style-name="ce238" office:value-type="float" office:value="14.5">
            <text:p>$15</text:p>
          </table:table-cell>
          <table:table-cell table:number-columns-repeated="1010"/>
        </table:table-row>
        <table:table-row table:style-name="ro5">
          <table:table-cell table:style-name="ce193" office:value-type="string">
            <text:p>Annual report</text:p>
          </table:table-cell>
          <table:table-cell table:style-name="ce208" office:value-type="float" office:value="4.95">
            <text:p>$5</text:p>
          </table:table-cell>
          <table:table-cell table:style-name="ce167" office:value-type="float" office:value="0">
            <text:p/>
          </table:table-cell>
          <table:table-cell table:style-name="ce218" office:value-type="float" office:value="0">
            <text:p/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32"/>
          <table:table-cell table:style-name="ce238" office:value-type="float" office:value="4.95">
            <text:p>$5</text:p>
          </table:table-cell>
          <table:table-cell table:number-columns-repeated="1010"/>
        </table:table-row>
        <table:table-row table:style-name="ro5">
          <table:table-cell table:style-name="ce193" office:value-type="string">
            <text:p>Merchandise (Hackerthreads)</text:p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18" office:value-type="float" office:value="0">
            <text:p/>
          </table:table-cell>
          <table:table-cell table:style-name="ce208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32"/>
          <table:table-cell table:style-name="ce238" office:value-type="float" office:value="0">
            <text:p/>
          </table:table-cell>
          <table:table-cell table:number-columns-repeated="1010"/>
        </table:table-row>
        <table:table-row table:style-name="ro5">
          <table:table-cell table:style-name="ce194" office:value-type="string">
            <text:p>Women's outreach</text:p>
          </table:table-cell>
          <table:table-cell table:style-name="ce209" office:value-type="float" office:value="0">
            <text:p/>
          </table:table-cell>
          <table:table-cell table:style-name="ce213" office:value-type="float" office:value="0">
            <text:p/>
          </table:table-cell>
          <table:table-cell table:style-name="ce219" office:value-type="float" office:value="0">
            <text:p/>
          </table:table-cell>
          <table:table-cell table:style-name="ce209" office:value-type="float" office:value="0">
            <text:p/>
          </table:table-cell>
          <table:table-cell table:style-name="ce213" office:value-type="float" office:value="0">
            <text:p/>
          </table:table-cell>
          <table:table-cell table:style-name="ce213" office:value-type="float" office:value="0">
            <text:p/>
          </table:table-cell>
          <table:table-cell table:style-name="ce225"/>
          <table:table-cell table:style-name="ce225"/>
          <table:table-cell table:style-name="ce225"/>
          <table:table-cell table:style-name="ce225"/>
          <table:table-cell table:style-name="ce225"/>
          <table:table-cell table:style-name="ce233"/>
          <table:table-cell table:style-name="ce239"/>
          <table:table-cell table:number-columns-repeated="1010"/>
        </table:table-row>
        <table:table-row table:style-name="ro3">
          <table:table-cell table:style-name="ce195" office:value-type="string">
            <text:p>Total Result</text:p>
          </table:table-cell>
          <table:table-cell table:style-name="ce210" office:value-type="currency" office:currency="USD" office:value="22132.13">
            <text:p>$22,132</text:p>
          </table:table-cell>
          <table:table-cell table:style-name="ce210" office:value-type="currency" office:currency="USD" office:value="22578.01">
            <text:p>$22,578</text:p>
          </table:table-cell>
          <table:table-cell table:style-name="ce210" office:value-type="currency" office:currency="USD" office:value="15379.19">
            <text:p>$15,379</text:p>
          </table:table-cell>
          <table:table-cell table:style-name="ce222" office:value-type="currency" office:currency="USD" office:value="28214.14">
            <text:p>$28,214</text:p>
          </table:table-cell>
          <table:table-cell table:style-name="ce223" office:value-type="currency" office:currency="USD" office:value="21791.83">
            <text:p>$21,792</text:p>
          </table:table-cell>
          <table:table-cell table:style-name="ce223" office:value-type="currency" office:currency="USD" office:value="25104.51">
            <text:p>$25,105</text:p>
          </table:table-cell>
          <table:table-cell table:style-name="ce210" office:value-type="currency" office:currency="USD" office:value="26108.5">
            <text:p>$26,109</text:p>
          </table:table-cell>
          <table:table-cell table:style-name="ce210" office:value-type="currency" office:currency="USD" office:value="17626.98">
            <text:p>$17,627</text:p>
          </table:table-cell>
          <table:table-cell table:style-name="ce210" office:value-type="currency" office:currency="USD" office:value="58290.23">
            <text:p>$58,290</text:p>
          </table:table-cell>
          <table:table-cell table:style-name="ce210" office:value-type="currency" office:currency="USD" office:value="18427.44">
            <text:p>$18,427</text:p>
          </table:table-cell>
          <table:table-cell table:style-name="ce210" office:value-type="currency" office:currency="USD" office:value="63526.53">
            <text:p>$63,527</text:p>
          </table:table-cell>
          <table:table-cell table:style-name="ce210" office:value-type="currency" office:currency="USD" office:value="30059.23">
            <text:p>$30,059</text:p>
          </table:table-cell>
          <table:table-cell table:style-name="ce240" office:value-type="currency" office:currency="USD" office:value="349238.72">
            <text:p>$349,239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3">
          <table:table-cell table:style-name="ce183" office:value-type="string" table:number-columns-spanned="1" table:number-rows-spanned="2">
            <text:p>Income</text:p>
          </table:table-cell>
          <table:table-cell table:style-name="ce206" office:value-type="string">
            <text:p>Year</text:p>
          </table:table-cell>
          <table:table-cell table:style-name="ce212" office:value-type="string">
            <text:p>Month</text:p>
          </table:table-cell>
          <table:table-cell table:style-name="ce216" table:number-columns-repeated="10"/>
          <table:table-cell table:style-name="ce234"/>
          <table:table-cell table:number-columns-repeated="1010"/>
        </table:table-row>
        <table:table-row table:style-name="ro2">
          <table:covered-table-cell table:style-name="ce196"/>
          <table:table-cell table:style-name="ce102" office:value-type="float" office:value="2009">
            <text:p>2009</text:p>
          </table:table-cell>
          <table:table-cell table:style-name="ce122"/>
          <table:table-cell table:style-name="ce136"/>
          <table:table-cell table:style-name="ce152" office:value-type="float" office:value="2010">
            <text:p>2010</text:p>
          </table:table-cell>
          <table:table-cell table:style-name="ce158" table:number-columns-repeated="8"/>
          <table:table-cell table:style-name="ce235" office:value-type="string">
            <text:p>Total</text:p>
          </table:table-cell>
          <table:table-cell table:number-columns-repeated="1010"/>
        </table:table-row>
        <table:table-row table:style-name="ro3">
          <table:table-cell table:style-name="ce197" office:value-type="string">
            <text:p>Category</text:p>
          </table:table-cell>
          <table:table-cell table:style-name="ce103" office:value-type="string">
            <text:p>October</text:p>
          </table:table-cell>
          <table:table-cell table:style-name="ce123" office:value-type="string">
            <text:p>November</text:p>
          </table:table-cell>
          <table:table-cell table:style-name="ce137" office:value-type="string">
            <text:p>December</text:p>
          </table:table-cell>
          <table:table-cell table:style-name="ce103" office:value-type="string">
            <text:p>January</text:p>
          </table:table-cell>
          <table:table-cell table:style-name="ce123" office:value-type="string">
            <text:p>February</text:p>
          </table:table-cell>
          <table:table-cell table:style-name="ce123" office:value-type="string">
            <text:p>March</text:p>
          </table:table-cell>
          <table:table-cell table:style-name="ce123" office:value-type="string">
            <text:p>April</text:p>
          </table:table-cell>
          <table:table-cell table:style-name="ce123" office:value-type="string">
            <text:p>May</text:p>
          </table:table-cell>
          <table:table-cell table:style-name="ce123" office:value-type="string">
            <text:p>June</text:p>
          </table:table-cell>
          <table:table-cell table:style-name="ce123" office:value-type="string">
            <text:p>July</text:p>
          </table:table-cell>
          <table:table-cell table:style-name="ce123" office:value-type="string">
            <text:p>August</text:p>
          </table:table-cell>
          <table:table-cell table:style-name="ce137" office:value-type="string">
            <text:p>September</text:p>
          </table:table-cell>
          <table:table-cell table:style-name="ce241" office:value-type="string">
            <text:p>Result</text:p>
          </table:table-cell>
          <table:table-cell table:number-columns-repeated="1010"/>
        </table:table-row>
        <table:table-row table:style-name="ro5">
          <table:table-cell table:style-name="ce198" office:value-type="string">
            <text:p>A11y</text:p>
          </table:table-cell>
          <table:table-cell table:style-name="ce114" office:value-type="float" office:value="0">
            <text:p/>
          </table:table-cell>
          <table:table-cell table:style-name="ce104" office:value-type="float" office:value="0">
            <text:p/>
          </table:table-cell>
          <table:table-cell table:style-name="ce145" office:value-type="float" office:value="0">
            <text:p/>
          </table:table-cell>
          <table:table-cell table:style-name="ce153" office:value-type="float" office:value="0">
            <text:p/>
          </table:table-cell>
          <table:table-cell table:style-name="ce159" office:value-type="float" office:value="0">
            <text:p/>
          </table:table-cell>
          <table:table-cell table:style-name="ce159" office:value-type="float" office:value="0">
            <text:p/>
          </table:table-cell>
          <table:table-cell table:style-name="ce159" office:value-type="float" office:value="0">
            <text:p/>
          </table:table-cell>
          <table:table-cell table:style-name="ce159" office:value-type="float" office:value="0">
            <text:p/>
          </table:table-cell>
          <table:table-cell table:style-name="ce159" office:value-type="float" office:value="0">
            <text:p/>
          </table:table-cell>
          <table:table-cell table:style-name="ce159" office:value-type="float" office:value="0">
            <text:p/>
          </table:table-cell>
          <table:table-cell table:style-name="ce229" office:value-type="float" office:value="0">
            <text:p/>
          </table:table-cell>
          <table:table-cell table:style-name="ce168" office:value-type="float" office:value="0">
            <text:p/>
          </table:table-cell>
          <table:table-cell table:style-name="ce242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199" office:value-type="string">
            <text:p>Surplus 2009</text:p>
          </table:table-cell>
          <table:table-cell table:style-name="ce115" office:value-type="float" office:value="0">
            <text:p/>
          </table:table-cell>
          <table:table-cell table:style-name="ce130" office:value-type="float" office:value="0">
            <text:p/>
          </table:table-cell>
          <table:table-cell table:style-name="ce146" office:value-type="float" office:value="0">
            <text:p/>
          </table:table-cell>
          <table:table-cell table:style-name="ce115" office:value-type="float" office:value="0">
            <text:p/>
          </table:table-cell>
          <table:table-cell table:style-name="ce130" office:value-type="float" office:value="0">
            <text:p/>
          </table:table-cell>
          <table:table-cell table:style-name="ce130" office:value-type="float" office:value="0">
            <text:p/>
          </table:table-cell>
          <table:table-cell table:style-name="ce226" office:value-type="float" office:value="0">
            <text:p/>
          </table:table-cell>
          <table:table-cell table:style-name="ce226" office:value-type="float" office:value="0">
            <text:p/>
          </table:table-cell>
          <table:table-cell table:style-name="ce226" office:value-type="float" office:value="0">
            <text:p/>
          </table:table-cell>
          <table:table-cell table:style-name="ce226" office:value-type="float" office:value="0">
            <text:p/>
          </table:table-cell>
          <table:table-cell table:style-name="ce226" office:value-type="float" office:value="0">
            <text:p/>
          </table:table-cell>
          <table:table-cell table:style-name="ce226" office:value-type="float" office:value="0">
            <text:p/>
          </table:table-cell>
          <table:table-cell table:style-name="ce238" office:value-type="float" office:value="0">
            <text:p/>
          </table:table-cell>
          <table:table-cell table:number-columns-repeated="1010"/>
        </table:table-row>
        <table:table-row table:style-name="ro3">
          <table:table-cell table:style-name="ce199" office:value-type="string">
            <text:p>Sponsors Ally</text:p>
          </table:table-cell>
          <table:table-cell table:style-name="ce116" office:value-type="float" office:value="0">
            <text:p/>
          </table:table-cell>
          <table:table-cell table:style-name="ce131" office:value-type="float" office:value="0">
            <text:p/>
          </table:table-cell>
          <table:table-cell table:style-name="ce147" office:value-type="float" office:value="0">
            <text:p/>
          </table:table-cell>
          <table:table-cell table:style-name="ce115" office:value-type="float" office:value="0">
            <text:p/>
          </table:table-cell>
          <table:table-cell table:style-name="ce130" office:value-type="float" office:value="0">
            <text:p/>
          </table:table-cell>
          <table:table-cell table:style-name="ce130" office:value-type="float" office:value="0">
            <text:p/>
          </table:table-cell>
          <table:table-cell table:style-name="ce226" office:value-type="float" office:value="0">
            <text:p/>
          </table:table-cell>
          <table:table-cell table:style-name="ce226" office:value-type="float" office:value="0">
            <text:p/>
          </table:table-cell>
          <table:table-cell table:style-name="ce226" office:value-type="float" office:value="0">
            <text:p/>
          </table:table-cell>
          <table:table-cell table:style-name="ce226" office:value-type="float" office:value="0">
            <text:p/>
          </table:table-cell>
          <table:table-cell table:style-name="ce226" office:value-type="float" office:value="0">
            <text:p/>
          </table:table-cell>
          <table:table-cell table:style-name="ce226" office:value-type="float" office:value="0">
            <text:p/>
          </table:table-cell>
          <table:table-cell table:style-name="ce238" office:value-type="float" office:value="0">
            <text:p/>
          </table:table-cell>
          <table:table-cell table:number-columns-repeated="1010"/>
        </table:table-row>
        <table:table-row table:style-name="ro3">
          <table:table-cell table:style-name="ce198" office:value-type="string">
            <text:p>Adboard</text:p>
          </table:table-cell>
          <table:table-cell table:style-name="ce107" office:value-type="float" office:value="40000">
            <text:p>$40,000</text:p>
          </table:table-cell>
          <table:table-cell table:style-name="ce124" office:value-type="float" office:value="0">
            <text:p/>
          </table:table-cell>
          <table:table-cell table:style-name="ce139" office:value-type="float" office:value="19973">
            <text:p>$19,973</text:p>
          </table:table-cell>
          <table:table-cell table:style-name="ce154" office:value-type="float" office:value="0">
            <text:p/>
          </table:table-cell>
          <table:table-cell table:style-name="ce160" office:value-type="float" office:value="60000">
            <text:p>$60,000</text:p>
          </table:table-cell>
          <table:table-cell table:style-name="ce160" office:value-type="float" office:value="0">
            <text:p/>
          </table:table-cell>
          <table:table-cell table:style-name="ce160" office:value-type="float" office:value="50000">
            <text:p>$50,000</text:p>
          </table:table-cell>
          <table:table-cell table:style-name="ce160" office:value-type="float" office:value="20000">
            <text:p>$20,000</text:p>
          </table:table-cell>
          <table:table-cell table:style-name="ce160" office:value-type="float" office:value="0">
            <text:p/>
          </table:table-cell>
          <table:table-cell table:style-name="ce160" office:value-type="float" office:value="20000">
            <text:p>$20,000</text:p>
          </table:table-cell>
          <table:table-cell table:style-name="ce230" office:value-type="float" office:value="10000">
            <text:p>$10,000</text:p>
          </table:table-cell>
          <table:table-cell table:style-name="ce169" office:value-type="float" office:value="0">
            <text:p/>
          </table:table-cell>
          <table:table-cell table:style-name="ce242" office:value-type="currency" office:currency="USD" office:value="219973">
            <text:p>$219,973</text:p>
          </table:table-cell>
          <table:table-cell table:number-columns-repeated="1010"/>
        </table:table-row>
        <table:table-row table:style-name="ro3">
          <table:table-cell table:style-name="ce199" office:value-type="string">
            <text:p>Adboard</text:p>
          </table:table-cell>
          <table:table-cell table:style-name="ce116" office:value-type="float" office:value="0">
            <text:p/>
          </table:table-cell>
          <table:table-cell table:style-name="ce131" office:value-type="float" office:value="0">
            <text:p/>
          </table:table-cell>
          <table:table-cell table:style-name="ce147" office:value-type="float" office:value="9973">
            <text:p>$9,973</text:p>
          </table:table-cell>
          <table:table-cell table:style-name="ce115" office:value-type="float" office:value="0">
            <text:p/>
          </table:table-cell>
          <table:table-cell table:style-name="ce130" office:value-type="float" office:value="50000">
            <text:p>$50,000</text:p>
          </table:table-cell>
          <table:table-cell table:style-name="ce130" office:value-type="float" office:value="0">
            <text:p/>
          </table:table-cell>
          <table:table-cell table:style-name="ce226" office:value-type="float" office:value="50000">
            <text:p>$50,000</text:p>
          </table:table-cell>
          <table:table-cell table:style-name="ce226" office:value-type="float" office:value="20000">
            <text:p>$20,000</text:p>
          </table:table-cell>
          <table:table-cell table:style-name="ce226" office:value-type="float" office:value="0">
            <text:p/>
          </table:table-cell>
          <table:table-cell table:style-name="ce226" office:value-type="float" office:value="20000">
            <text:p>$20,000</text:p>
          </table:table-cell>
          <table:table-cell table:style-name="ce226" office:value-type="float" office:value="10000">
            <text:p>$10,000</text:p>
          </table:table-cell>
          <table:table-cell table:style-name="ce226" office:value-type="float" office:value="0">
            <text:p/>
          </table:table-cell>
          <table:table-cell table:style-name="ce238" office:value-type="float" office:value="159973">
            <text:p>$159,973</text:p>
          </table:table-cell>
          <table:table-cell table:number-columns-repeated="1010"/>
        </table:table-row>
        <table:table-row table:style-name="ro3">
          <table:table-cell table:style-name="ce199" office:value-type="string">
            <text:p>Adboard –2009</text:p>
          </table:table-cell>
          <table:table-cell table:style-name="ce116" office:value-type="float" office:value="40000">
            <text:p>$40,000</text:p>
          </table:table-cell>
          <table:table-cell table:style-name="ce131" office:value-type="float" office:value="0">
            <text:p/>
          </table:table-cell>
          <table:table-cell table:style-name="ce147" office:value-type="float" office:value="10000">
            <text:p>$10,000</text:p>
          </table:table-cell>
          <table:table-cell table:style-name="ce115" office:value-type="float" office:value="0">
            <text:p/>
          </table:table-cell>
          <table:table-cell table:style-name="ce130" office:value-type="float" office:value="10000">
            <text:p>$10,000</text:p>
          </table:table-cell>
          <table:table-cell table:style-name="ce130" office:value-type="float" office:value="0">
            <text:p/>
          </table:table-cell>
          <table:table-cell table:style-name="ce226" office:value-type="float" office:value="0">
            <text:p/>
          </table:table-cell>
          <table:table-cell table:style-name="ce226" office:value-type="float" office:value="0">
            <text:p/>
          </table:table-cell>
          <table:table-cell table:style-name="ce226" office:value-type="float" office:value="0">
            <text:p/>
          </table:table-cell>
          <table:table-cell table:style-name="ce226" office:value-type="float" office:value="0">
            <text:p/>
          </table:table-cell>
          <table:table-cell table:style-name="ce226" office:value-type="float" office:value="0">
            <text:p/>
          </table:table-cell>
          <table:table-cell table:style-name="ce226" office:value-type="float" office:value="0">
            <text:p/>
          </table:table-cell>
          <table:table-cell table:style-name="ce238" office:value-type="float" office:value="60000">
            <text:p>$60,000</text:p>
          </table:table-cell>
          <table:table-cell table:number-columns-repeated="1010"/>
        </table:table-row>
        <table:table-row table:style-name="ro3">
          <table:table-cell table:style-name="ce198" office:value-type="string">
            <text:p>Affiliate programs</text:p>
          </table:table-cell>
          <table:table-cell table:style-name="ce107" office:value-type="float" office:value="63.91">
            <text:p>$64</text:p>
          </table:table-cell>
          <table:table-cell table:style-name="ce126" office:value-type="float" office:value="0">
            <text:p/>
          </table:table-cell>
          <table:table-cell table:style-name="ce139" office:value-type="float" office:value="0">
            <text:p/>
          </table:table-cell>
          <table:table-cell table:style-name="ce154" office:value-type="float" office:value="31.88">
            <text:p>$32</text:p>
          </table:table-cell>
          <table:table-cell table:style-name="ce161" office:value-type="float" office:value="24.28">
            <text:p>$24</text:p>
          </table:table-cell>
          <table:table-cell table:style-name="ce161" office:value-type="float" office:value="55.06">
            <text:p>$55</text:p>
          </table:table-cell>
          <table:table-cell table:style-name="ce161" office:value-type="float" office:value="838.13">
            <text:p>$838</text:p>
          </table:table-cell>
          <table:table-cell table:style-name="ce161" office:value-type="float" office:value="330.48">
            <text:p>$330</text:p>
          </table:table-cell>
          <table:table-cell table:style-name="ce161" office:value-type="float" office:value="58.27">
            <text:p>$58</text:p>
          </table:table-cell>
          <table:table-cell table:style-name="ce161" office:value-type="float" office:value="135.97">
            <text:p>$136</text:p>
          </table:table-cell>
          <table:table-cell table:style-name="ce166" office:value-type="float" office:value="237.39">
            <text:p>$237</text:p>
          </table:table-cell>
          <table:table-cell table:style-name="ce169" office:value-type="float" office:value="128.29">
            <text:p>$128</text:p>
          </table:table-cell>
          <table:table-cell table:style-name="ce242" office:value-type="currency" office:currency="USD" office:value="1903.66">
            <text:p>$1,904</text:p>
          </table:table-cell>
          <table:table-cell table:number-columns-repeated="1010"/>
        </table:table-row>
        <table:table-row table:style-name="ro3">
          <table:table-cell table:style-name="ce200" office:value-type="string">
            <text:p>Royalties</text:p>
          </table:table-cell>
          <table:table-cell table:style-name="ce117" office:value-type="float" office:value="0">
            <text:p/>
          </table:table-cell>
          <table:table-cell table:style-name="ce128" office:value-type="float" office:value="0">
            <text:p/>
          </table:table-cell>
          <table:table-cell table:style-name="ce148" office:value-type="float" office:value="0">
            <text:p/>
          </table:table-cell>
          <table:table-cell table:style-name="ce155" office:value-type="float" office:value="0">
            <text:p/>
          </table:table-cell>
          <table:table-cell table:style-name="ce162" office:value-type="float" office:value="0">
            <text:p/>
          </table:table-cell>
          <table:table-cell table:style-name="ce162" office:value-type="float" office:value="0">
            <text:p/>
          </table:table-cell>
          <table:table-cell table:style-name="ce164" office:value-type="float" office:value="654.2">
            <text:p>$654</text:p>
          </table:table-cell>
          <table:table-cell table:style-name="ce164" office:value-type="float" office:value="0">
            <text:p/>
          </table:table-cell>
          <table:table-cell table:style-name="ce164" office:value-type="float" office:value="0">
            <text:p/>
          </table:table-cell>
          <table:table-cell table:style-name="ce164" office:value-type="float" office:value="0">
            <text:p/>
          </table:table-cell>
          <table:table-cell table:style-name="ce167" office:value-type="float" office:value="130.29">
            <text:p>$130</text:p>
          </table:table-cell>
          <table:table-cell table:style-name="ce167" office:value-type="float" office:value="62.83">
            <text:p>$63</text:p>
          </table:table-cell>
          <table:table-cell table:style-name="ce238" office:value-type="float" office:value="847.32">
            <text:p>$847</text:p>
          </table:table-cell>
          <table:table-cell table:number-columns-repeated="1010"/>
        </table:table-row>
        <table:table-row table:style-name="ro3">
          <table:table-cell table:style-name="ce199" office:value-type="string">
            <text:p>Amazon</text:p>
          </table:table-cell>
          <table:table-cell table:style-name="ce116" office:value-type="float" office:value="63.91">
            <text:p>$64</text:p>
          </table:table-cell>
          <table:table-cell table:style-name="ce127" office:value-type="float" office:value="0">
            <text:p/>
          </table:table-cell>
          <table:table-cell table:style-name="ce147" office:value-type="float" office:value="0">
            <text:p/>
          </table:table-cell>
          <table:table-cell table:style-name="ce115" office:value-type="float" office:value="31.88">
            <text:p>$32</text:p>
          </table:table-cell>
          <table:table-cell table:style-name="ce163" office:value-type="float" office:value="24.28">
            <text:p>$24</text:p>
          </table:table-cell>
          <table:table-cell table:style-name="ce163" office:value-type="float" office:value="55.06">
            <text:p>$55</text:p>
          </table:table-cell>
          <table:table-cell table:style-name="ce164" office:value-type="float" office:value="183.93">
            <text:p>$184</text:p>
          </table:table-cell>
          <table:table-cell table:style-name="ce164" office:value-type="float" office:value="330.48">
            <text:p>$330</text:p>
          </table:table-cell>
          <table:table-cell table:style-name="ce164" office:value-type="float" office:value="58.27">
            <text:p>$58</text:p>
          </table:table-cell>
          <table:table-cell table:style-name="ce164" office:value-type="float" office:value="135.97">
            <text:p>$136</text:p>
          </table:table-cell>
          <table:table-cell table:style-name="ce167" office:value-type="float" office:value="107.1">
            <text:p>$107</text:p>
          </table:table-cell>
          <table:table-cell table:style-name="ce167" office:value-type="float" office:value="65.46">
            <text:p>$65</text:p>
          </table:table-cell>
          <table:table-cell table:style-name="ce238" office:value-type="float" office:value="1056.34">
            <text:p>$1,056</text:p>
          </table:table-cell>
          <table:table-cell table:number-columns-repeated="1010"/>
        </table:table-row>
        <table:table-row table:style-name="ro3">
          <table:table-cell table:style-name="ce198" office:value-type="string">
            <text:p>Events</text:p>
          </table:table-cell>
          <table:table-cell table:style-name="ce107" office:value-type="float" office:value="0">
            <text:p/>
          </table:table-cell>
          <table:table-cell table:style-name="ce126" office:value-type="float" office:value="5000">
            <text:p>$5,000</text:p>
          </table:table-cell>
          <table:table-cell table:style-name="ce139" office:value-type="float" office:value="15700">
            <text:p>$15,700</text:p>
          </table:table-cell>
          <table:table-cell table:style-name="ce154" office:value-type="float" office:value="3928.52">
            <text:p>$3,929</text:p>
          </table:table-cell>
          <table:table-cell table:style-name="ce161" office:value-type="float" office:value="0">
            <text:p/>
          </table:table-cell>
          <table:table-cell table:style-name="ce161" office:value-type="float" office:value="0">
            <text:p/>
          </table:table-cell>
          <table:table-cell table:style-name="ce166" office:value-type="float" office:value="6376.31">
            <text:p>$6,376</text:p>
          </table:table-cell>
          <table:table-cell table:style-name="ce166" office:value-type="float" office:value="32207.9">
            <text:p>$32,208</text:p>
          </table:table-cell>
          <table:table-cell table:style-name="ce166" office:value-type="float" office:value="24601">
            <text:p>$24,601</text:p>
          </table:table-cell>
          <table:table-cell table:style-name="ce166" office:value-type="float" office:value="27530">
            <text:p>$27,530</text:p>
          </table:table-cell>
          <table:table-cell table:style-name="ce166" office:value-type="float" office:value="45715">
            <text:p>$45,715</text:p>
          </table:table-cell>
          <table:table-cell table:style-name="ce169" office:value-type="float" office:value="24182">
            <text:p>$24,182</text:p>
          </table:table-cell>
          <table:table-cell table:style-name="ce242" office:value-type="currency" office:currency="USD" office:value="185240.73">
            <text:p>$185,241</text:p>
          </table:table-cell>
          <table:table-cell table:number-columns-repeated="1010"/>
        </table:table-row>
        <table:table-row table:style-name="ro3">
          <table:table-cell table:style-name="ce201" office:value-type="string">
            <text:p>Boston Summit</text:p>
          </table:table-cell>
          <table:table-cell table:style-name="ce106" office:value-type="float" office:value="0">
            <text:p/>
          </table:table-cell>
          <table:table-cell table:style-name="ce125" office:value-type="float" office:value="0">
            <text:p/>
          </table:table-cell>
          <table:table-cell table:style-name="ce138" office:value-type="float" office:value="0">
            <text:p/>
          </table:table-cell>
          <table:table-cell table:style-name="ce156" office:value-type="float" office:value="0">
            <text:p/>
          </table:table-cell>
          <table:table-cell table:style-name="ce164" office:value-type="float" office:value="0">
            <text:p/>
          </table:table-cell>
          <table:table-cell table:style-name="ce164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38" office:value-type="float" office:value="0">
            <text:p/>
          </table:table-cell>
          <table:table-cell table:number-columns-repeated="1010"/>
        </table:table-row>
        <table:table-row table:style-name="ro5">
          <table:table-cell table:style-name="ce201" office:value-type="string">
            <text:p>GUADEC</text:p>
          </table:table-cell>
          <table:table-cell table:style-name="ce106" office:value-type="float" office:value="0">
            <text:p/>
          </table:table-cell>
          <table:table-cell table:style-name="ce125" office:value-type="float" office:value="0">
            <text:p/>
          </table:table-cell>
          <table:table-cell table:style-name="ce138" office:value-type="float" office:value="0">
            <text:p/>
          </table:table-cell>
          <table:table-cell table:style-name="ce156" office:value-type="float" office:value="0">
            <text:p/>
          </table:table-cell>
          <table:table-cell table:style-name="ce164" office:value-type="float" office:value="0">
            <text:p/>
          </table:table-cell>
          <table:table-cell table:style-name="ce164" office:value-type="float" office:value="0">
            <text:p/>
          </table:table-cell>
          <table:table-cell table:style-name="ce167" office:value-type="float" office:value="6376.31">
            <text:p>$6,376</text:p>
          </table:table-cell>
          <table:table-cell table:style-name="ce167" office:value-type="float" office:value="32207.9">
            <text:p>$32,208</text:p>
          </table:table-cell>
          <table:table-cell table:style-name="ce167" office:value-type="float" office:value="24601">
            <text:p>$24,601</text:p>
          </table:table-cell>
          <table:table-cell table:style-name="ce167" office:value-type="float" office:value="27530">
            <text:p>$27,530</text:p>
          </table:table-cell>
          <table:table-cell table:style-name="ce167" office:value-type="float" office:value="41715">
            <text:p>$41,715</text:p>
          </table:table-cell>
          <table:table-cell table:style-name="ce167" office:value-type="float" office:value="24182">
            <text:p>$24,182</text:p>
          </table:table-cell>
          <table:table-cell table:style-name="ce238" office:value-type="float" office:value="156612.21">
            <text:p>$156,612</text:p>
          </table:table-cell>
          <table:table-cell table:number-columns-repeated="1010"/>
        </table:table-row>
        <table:table-row table:style-name="ro5">
          <table:table-cell table:style-name="ce201" office:value-type="string">
            <text:p>GUADEC –2009</text:p>
          </table:table-cell>
          <table:table-cell table:style-name="ce106" office:value-type="float" office:value="0">
            <text:p/>
          </table:table-cell>
          <table:table-cell table:style-name="ce125" office:value-type="float" office:value="0">
            <text:p/>
          </table:table-cell>
          <table:table-cell table:style-name="ce138" office:value-type="float" office:value="12700">
            <text:p>$12,700</text:p>
          </table:table-cell>
          <table:table-cell table:style-name="ce156" office:value-type="float" office:value="3928.52">
            <text:p>$3,929</text:p>
          </table:table-cell>
          <table:table-cell table:style-name="ce164" office:value-type="float" office:value="0">
            <text:p/>
          </table:table-cell>
          <table:table-cell table:style-name="ce164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38" office:value-type="float" office:value="16628.52">
            <text:p>$16,629</text:p>
          </table:table-cell>
          <table:table-cell table:number-columns-repeated="1010"/>
        </table:table-row>
        <table:table-row table:style-name="ro5">
          <table:table-cell table:style-name="ce201" office:value-type="string">
            <text:p>GNOME Asia</text:p>
          </table:table-cell>
          <table:table-cell table:style-name="ce106" office:value-type="float" office:value="0">
            <text:p/>
          </table:table-cell>
          <table:table-cell table:style-name="ce125" office:value-type="float" office:value="5000">
            <text:p>$5,000</text:p>
          </table:table-cell>
          <table:table-cell table:style-name="ce138" office:value-type="float" office:value="3000">
            <text:p>$3,000</text:p>
          </table:table-cell>
          <table:table-cell table:style-name="ce156" office:value-type="float" office:value="0">
            <text:p/>
          </table:table-cell>
          <table:table-cell table:style-name="ce164" office:value-type="float" office:value="0">
            <text:p/>
          </table:table-cell>
          <table:table-cell table:style-name="ce164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4000">
            <text:p>$4,000</text:p>
          </table:table-cell>
          <table:table-cell table:style-name="ce167" office:value-type="float" office:value="0">
            <text:p/>
          </table:table-cell>
          <table:table-cell table:style-name="ce238" office:value-type="float" office:value="12000">
            <text:p>$12,000</text:p>
          </table:table-cell>
          <table:table-cell table:number-columns-repeated="1010"/>
        </table:table-row>
        <table:table-row table:style-name="ro5">
          <table:table-cell table:style-name="ce201" office:value-type="string">
            <text:p>GNOME Asia 2009</text:p>
          </table:table-cell>
          <table:table-cell table:style-name="ce106" office:value-type="float" office:value="0">
            <text:p/>
          </table:table-cell>
          <table:table-cell table:style-name="ce125" office:value-type="float" office:value="0">
            <text:p/>
          </table:table-cell>
          <table:table-cell table:style-name="ce138" office:value-type="float" office:value="0">
            <text:p/>
          </table:table-cell>
          <table:table-cell table:style-name="ce156" office:value-type="float" office:value="0">
            <text:p/>
          </table:table-cell>
          <table:table-cell table:style-name="ce164" office:value-type="float" office:value="0">
            <text:p/>
          </table:table-cell>
          <table:table-cell table:style-name="ce164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38" office:value-type="float" office:value="0">
            <text:p/>
          </table:table-cell>
          <table:table-cell table:number-columns-repeated="1010"/>
        </table:table-row>
        <table:table-row table:style-name="ro5">
          <table:table-cell table:style-name="ce201" office:value-type="string">
            <text:p>GUADEC-ES</text:p>
          </table:table-cell>
          <table:table-cell table:style-name="ce106" office:value-type="float" office:value="0">
            <text:p/>
          </table:table-cell>
          <table:table-cell table:style-name="ce125" office:value-type="float" office:value="0">
            <text:p/>
          </table:table-cell>
          <table:table-cell table:style-name="ce138" office:value-type="float" office:value="0">
            <text:p/>
          </table:table-cell>
          <table:table-cell table:style-name="ce156" office:value-type="float" office:value="0">
            <text:p/>
          </table:table-cell>
          <table:table-cell table:style-name="ce164" office:value-type="float" office:value="0">
            <text:p/>
          </table:table-cell>
          <table:table-cell table:style-name="ce164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38" office:value-type="float" office:value="0">
            <text:p/>
          </table:table-cell>
          <table:table-cell table:number-columns-repeated="1010"/>
        </table:table-row>
        <table:table-row table:style-name="ro3">
          <table:table-cell table:style-name="ce201" office:value-type="string">
            <text:p>Other fees</text:p>
          </table:table-cell>
          <table:table-cell table:style-name="ce106" office:value-type="float" office:value="0">
            <text:p/>
          </table:table-cell>
          <table:table-cell table:style-name="ce125" office:value-type="float" office:value="0">
            <text:p/>
          </table:table-cell>
          <table:table-cell table:style-name="ce138" office:value-type="float" office:value="0">
            <text:p/>
          </table:table-cell>
          <table:table-cell table:style-name="ce156" office:value-type="float" office:value="0">
            <text:p/>
          </table:table-cell>
          <table:table-cell table:style-name="ce164" office:value-type="float" office:value="0">
            <text:p/>
          </table:table-cell>
          <table:table-cell table:style-name="ce164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167" office:value-type="float" office:value="0">
            <text:p/>
          </table:table-cell>
          <table:table-cell table:style-name="ce238" office:value-type="float" office:value="0">
            <text:p/>
          </table:table-cell>
          <table:table-cell table:number-columns-repeated="1010"/>
        </table:table-row>
        <table:table-row table:style-name="ro3">
          <table:table-cell table:style-name="ce202" office:value-type="string">
            <text:p>Hackfests</text:p>
          </table:table-cell>
          <table:table-cell table:style-name="ce107" office:value-type="float" office:value="0">
            <text:p/>
          </table:table-cell>
          <table:table-cell table:style-name="ce126" office:value-type="float" office:value="19950">
            <text:p>$19,950</text:p>
          </table:table-cell>
          <table:table-cell table:style-name="ce139" office:value-type="float" office:value="0">
            <text:p/>
          </table:table-cell>
          <table:table-cell table:style-name="ce154" office:value-type="float" office:value="3000">
            <text:p>$3,000</text:p>
          </table:table-cell>
          <table:table-cell table:style-name="ce161" office:value-type="float" office:value="2875">
            <text:p>$2,875</text:p>
          </table:table-cell>
          <table:table-cell table:style-name="ce161" office:value-type="float" office:value="100">
            <text:p>$100</text:p>
          </table:table-cell>
          <table:table-cell table:style-name="ce161" office:value-type="float" office:value="10000">
            <text:p>$10,000</text:p>
          </table:table-cell>
          <table:table-cell table:style-name="ce161" office:value-type="float" office:value="0">
            <text:p/>
          </table:table-cell>
          <table:table-cell table:style-name="ce166" office:value-type="float" office:value="0">
            <text:p/>
          </table:table-cell>
          <table:table-cell table:style-name="ce166" office:value-type="float" office:value="0">
            <text:p/>
          </table:table-cell>
          <table:table-cell table:style-name="ce166" office:value-type="float" office:value="0">
            <text:p/>
          </table:table-cell>
          <table:table-cell table:style-name="ce169" office:value-type="float" office:value="0">
            <text:p/>
          </table:table-cell>
          <table:table-cell table:style-name="ce242" office:value-type="currency" office:currency="USD" office:value="35925">
            <text:p>$35,925</text:p>
          </table:table-cell>
          <table:table-cell table:number-columns-repeated="1010"/>
        </table:table-row>
        <table:table-row table:style-name="ro3">
          <table:table-cell table:style-name="ce198" office:value-type="string">
            <text:p>Friends of GNOME</text:p>
          </table:table-cell>
          <table:table-cell table:style-name="ce107" office:value-type="float" office:value="1926">
            <text:p>$1,926</text:p>
          </table:table-cell>
          <table:table-cell table:style-name="ce126" office:value-type="float" office:value="1769">
            <text:p>$1,769</text:p>
          </table:table-cell>
          <table:table-cell table:style-name="ce139" office:value-type="float" office:value="2778">
            <text:p>$2,778</text:p>
          </table:table-cell>
          <table:table-cell table:style-name="ce154" office:value-type="float" office:value="1570.5">
            <text:p>$1,571</text:p>
          </table:table-cell>
          <table:table-cell table:style-name="ce161" office:value-type="float" office:value="2798.14">
            <text:p>$2,798</text:p>
          </table:table-cell>
          <table:table-cell table:style-name="ce161" office:value-type="float" office:value="13680.32">
            <text:p>$13,680</text:p>
          </table:table-cell>
          <table:table-cell table:style-name="ce161" office:value-type="float" office:value="5815.5">
            <text:p>$5,816</text:p>
          </table:table-cell>
          <table:table-cell table:style-name="ce161" office:value-type="float" office:value="2020">
            <text:p>$2,020</text:p>
          </table:table-cell>
          <table:table-cell table:style-name="ce161" office:value-type="float" office:value="1869">
            <text:p>$1,869</text:p>
          </table:table-cell>
          <table:table-cell table:style-name="ce161" office:value-type="float" office:value="1620">
            <text:p>$1,620</text:p>
          </table:table-cell>
          <table:table-cell table:style-name="ce166" office:value-type="float" office:value="1683">
            <text:p>$1,683</text:p>
          </table:table-cell>
          <table:table-cell table:style-name="ce169" office:value-type="float" office:value="1526">
            <text:p>$1,526</text:p>
          </table:table-cell>
          <table:table-cell table:style-name="ce242" office:value-type="currency" office:currency="USD" office:value="39055.46">
            <text:p>$39,055</text:p>
          </table:table-cell>
          <table:table-cell table:number-columns-repeated="1010"/>
        </table:table-row>
        <table:table-row table:style-name="ro3">
          <table:table-cell table:style-name="ce201" office:value-type="string">
            <text:p>FOG Subscription</text:p>
          </table:table-cell>
          <table:table-cell table:style-name="ce106" office:value-type="float" office:value="1926">
            <text:p>$1,926</text:p>
          </table:table-cell>
          <table:table-cell table:style-name="ce125" office:value-type="float" office:value="1094">
            <text:p>$1,094</text:p>
          </table:table-cell>
          <table:table-cell table:style-name="ce138" office:value-type="float" office:value="1084">
            <text:p>$1,084</text:p>
          </table:table-cell>
          <table:table-cell table:style-name="ce156" office:value-type="float" office:value="1069">
            <text:p>$1,069</text:p>
          </table:table-cell>
          <table:table-cell table:style-name="ce164" office:value-type="float" office:value="928">
            <text:p>$928</text:p>
          </table:table-cell>
          <table:table-cell table:style-name="ce164" office:value-type="float" office:value="1390">
            <text:p>$1,390</text:p>
          </table:table-cell>
          <table:table-cell table:style-name="ce164" office:value-type="float" office:value="1270">
            <text:p>$1,270</text:p>
          </table:table-cell>
          <table:table-cell table:style-name="ce164" office:value-type="float" office:value="1345">
            <text:p>$1,345</text:p>
          </table:table-cell>
          <table:table-cell table:style-name="ce164" office:value-type="float" office:value="1365">
            <text:p>$1,365</text:p>
          </table:table-cell>
          <table:table-cell table:style-name="ce164" office:value-type="float" office:value="1265">
            <text:p>$1,265</text:p>
          </table:table-cell>
          <table:table-cell table:style-name="ce167" office:value-type="float" office:value="1060">
            <text:p>$1,060</text:p>
          </table:table-cell>
          <table:table-cell table:style-name="ce167" office:value-type="float" office:value="1065">
            <text:p>$1,065</text:p>
          </table:table-cell>
          <table:table-cell table:style-name="ce238" office:value-type="float" office:value="14861">
            <text:p>$14,861</text:p>
          </table:table-cell>
          <table:table-cell table:number-columns-repeated="1010"/>
        </table:table-row>
        <table:table-row table:style-name="ro3">
          <table:table-cell table:style-name="ce201" office:value-type="string">
            <text:p>One time donation</text:p>
          </table:table-cell>
          <table:table-cell table:style-name="ce106" office:value-type="float" office:value="0">
            <text:p/>
          </table:table-cell>
          <table:table-cell table:style-name="ce125" office:value-type="float" office:value="675">
            <text:p>$675</text:p>
          </table:table-cell>
          <table:table-cell table:style-name="ce138" office:value-type="float" office:value="1694">
            <text:p>$1,694</text:p>
          </table:table-cell>
          <table:table-cell table:style-name="ce156" office:value-type="float" office:value="501.5">
            <text:p>$502</text:p>
          </table:table-cell>
          <table:table-cell table:style-name="ce164" office:value-type="float" office:value="1870.14">
            <text:p>$1,870</text:p>
          </table:table-cell>
          <table:table-cell table:style-name="ce164" office:value-type="float" office:value="12290.32">
            <text:p>$12,290</text:p>
          </table:table-cell>
          <table:table-cell table:style-name="ce164" office:value-type="float" office:value="4545.5">
            <text:p>$4,546</text:p>
          </table:table-cell>
          <table:table-cell table:style-name="ce164" office:value-type="float" office:value="675">
            <text:p>$675</text:p>
          </table:table-cell>
          <table:table-cell table:style-name="ce164" office:value-type="float" office:value="504">
            <text:p>$504</text:p>
          </table:table-cell>
          <table:table-cell table:style-name="ce164" office:value-type="float" office:value="355">
            <text:p>$355</text:p>
          </table:table-cell>
          <table:table-cell table:style-name="ce167" office:value-type="float" office:value="623">
            <text:p>$623</text:p>
          </table:table-cell>
          <table:table-cell table:style-name="ce167" office:value-type="float" office:value="461">
            <text:p>$461</text:p>
          </table:table-cell>
          <table:table-cell table:style-name="ce238" office:value-type="float" office:value="24194.46">
            <text:p>$24,194</text:p>
          </table:table-cell>
          <table:table-cell table:number-columns-repeated="1010"/>
        </table:table-row>
        <table:table-row table:style-name="ro3">
          <table:table-cell table:style-name="ce198" office:value-type="string">
            <text:p>Interest – Bank</text:p>
          </table:table-cell>
          <table:table-cell table:style-name="ce107" office:value-type="float" office:value="53.89">
            <text:p>$54</text:p>
          </table:table-cell>
          <table:table-cell table:style-name="ce126" office:value-type="float" office:value="40.73">
            <text:p>$41</text:p>
          </table:table-cell>
          <table:table-cell table:style-name="ce139" office:value-type="float" office:value="27.46">
            <text:p>$27</text:p>
          </table:table-cell>
          <table:table-cell table:style-name="ce154" office:value-type="float" office:value="28.21">
            <text:p>$28</text:p>
          </table:table-cell>
          <table:table-cell table:style-name="ce161" office:value-type="float" office:value="19.24">
            <text:p>$19</text:p>
          </table:table-cell>
          <table:table-cell table:style-name="ce161" office:value-type="float" office:value="12.9">
            <text:p>$13</text:p>
          </table:table-cell>
          <table:table-cell table:style-name="ce161" office:value-type="float" office:value="6.93">
            <text:p>$7</text:p>
          </table:table-cell>
          <table:table-cell table:style-name="ce166" office:value-type="float" office:value="90.04">
            <text:p>$90</text:p>
          </table:table-cell>
          <table:table-cell table:style-name="ce166" office:value-type="float" office:value="99.85">
            <text:p>$100</text:p>
          </table:table-cell>
          <table:table-cell table:style-name="ce166" office:value-type="float" office:value="99.62">
            <text:p>$100</text:p>
          </table:table-cell>
          <table:table-cell table:style-name="ce166" office:value-type="float" office:value="80.64">
            <text:p>$81</text:p>
          </table:table-cell>
          <table:table-cell table:style-name="ce166" office:value-type="float" office:value="0">
            <text:p/>
          </table:table-cell>
          <table:table-cell table:style-name="ce242" office:value-type="currency" office:currency="USD" office:value="559.51">
            <text:p>$560</text:p>
          </table:table-cell>
          <table:table-cell table:number-columns-repeated="1010"/>
        </table:table-row>
        <table:table-row table:style-name="ro3">
          <table:table-cell table:style-name="ce198" office:value-type="string">
            <text:p>Other Corp. donations</text:p>
          </table:table-cell>
          <table:table-cell table:style-name="ce107" office:value-type="float" office:value="0">
            <text:p/>
          </table:table-cell>
          <table:table-cell table:style-name="ce126" office:value-type="float" office:value="0">
            <text:p/>
          </table:table-cell>
          <table:table-cell table:style-name="ce139" office:value-type="float" office:value="0">
            <text:p/>
          </table:table-cell>
          <table:table-cell table:style-name="ce154" office:value-type="float" office:value="0">
            <text:p/>
          </table:table-cell>
          <table:table-cell table:style-name="ce161" office:value-type="float" office:value="0">
            <text:p/>
          </table:table-cell>
          <table:table-cell table:style-name="ce161" office:value-type="float" office:value="93350">
            <text:p>$93,350</text:p>
          </table:table-cell>
          <table:table-cell table:style-name="ce161" office:value-type="float" office:value="10000">
            <text:p>$10,000</text:p>
          </table:table-cell>
          <table:table-cell table:style-name="ce161" office:value-type="float" office:value="0">
            <text:p/>
          </table:table-cell>
          <table:table-cell table:style-name="ce166" office:value-type="float" office:value="0">
            <text:p/>
          </table:table-cell>
          <table:table-cell table:style-name="ce166" office:value-type="float" office:value="0">
            <text:p/>
          </table:table-cell>
          <table:table-cell table:style-name="ce166" office:value-type="float" office:value="0">
            <text:p/>
          </table:table-cell>
          <table:table-cell table:style-name="ce166" office:value-type="float" office:value="0">
            <text:p/>
          </table:table-cell>
          <table:table-cell table:style-name="ce242" office:value-type="currency" office:currency="USD" office:value="103350">
            <text:p>$103,350</text:p>
          </table:table-cell>
          <table:table-cell table:number-columns-repeated="1010"/>
        </table:table-row>
        <table:table-row table:style-name="ro3">
          <table:table-cell table:style-name="ce198" office:value-type="string">
            <text:p>Other</text:p>
          </table:table-cell>
          <table:table-cell table:style-name="ce107" office:value-type="float" office:value="0">
            <text:p/>
          </table:table-cell>
          <table:table-cell table:style-name="ce126" office:value-type="float" office:value="0">
            <text:p/>
          </table:table-cell>
          <table:table-cell table:style-name="ce139" office:value-type="float" office:value="0">
            <text:p/>
          </table:table-cell>
          <table:table-cell table:style-name="ce154" office:value-type="float" office:value="14150">
            <text:p>$14,150</text:p>
          </table:table-cell>
          <table:table-cell table:style-name="ce161" office:value-type="float" office:value="0">
            <text:p/>
          </table:table-cell>
          <table:table-cell table:style-name="ce161" office:value-type="float" office:value="0">
            <text:p/>
          </table:table-cell>
          <table:table-cell table:style-name="ce161" office:value-type="float" office:value="150">
            <text:p>$150</text:p>
          </table:table-cell>
          <table:table-cell table:style-name="ce161" office:value-type="float" office:value="175">
            <text:p>$175</text:p>
          </table:table-cell>
          <table:table-cell table:style-name="ce161" office:value-type="float" office:value="14.68">
            <text:p>$15</text:p>
          </table:table-cell>
          <table:table-cell table:style-name="ce161" office:value-type="float" office:value="280.36">
            <text:p>$280</text:p>
          </table:table-cell>
          <table:table-cell table:style-name="ce166" office:value-type="float" office:value="250">
            <text:p>$250</text:p>
          </table:table-cell>
          <table:table-cell table:style-name="ce169" office:value-type="float" office:value="0">
            <text:p/>
          </table:table-cell>
          <table:table-cell table:style-name="ce242" office:value-type="currency" office:currency="USD" office:value="15020.04">
            <text:p>$15,020</text:p>
          </table:table-cell>
          <table:table-cell table:number-columns-repeated="1010"/>
        </table:table-row>
        <table:table-row table:style-name="ro3">
          <table:table-cell table:style-name="ce199" office:value-type="string">
            <text:p>Google SoC</text:p>
          </table:table-cell>
          <table:table-cell table:style-name="ce116" office:value-type="float" office:value="0">
            <text:p/>
          </table:table-cell>
          <table:table-cell table:style-name="ce127" office:value-type="float" office:value="0">
            <text:p/>
          </table:table-cell>
          <table:table-cell table:style-name="ce147" office:value-type="float" office:value="0">
            <text:p/>
          </table:table-cell>
          <table:table-cell table:style-name="ce115" office:value-type="float" office:value="14150">
            <text:p>$14,150</text:p>
          </table:table-cell>
          <table:table-cell table:style-name="ce163" office:value-type="float" office:value="0">
            <text:p/>
          </table:table-cell>
          <table:table-cell table:style-name="ce163" office:value-type="float" office:value="0">
            <text:p/>
          </table:table-cell>
          <table:table-cell table:style-name="ce227" office:value-type="float" office:value="0">
            <text:p/>
          </table:table-cell>
          <table:table-cell table:style-name="ce227" office:value-type="float" office:value="0">
            <text:p/>
          </table:table-cell>
          <table:table-cell table:style-name="ce227" office:value-type="float" office:value="0">
            <text:p/>
          </table:table-cell>
          <table:table-cell table:style-name="ce227" office:value-type="float" office:value="0">
            <text:p/>
          </table:table-cell>
          <table:table-cell table:style-name="ce227" office:value-type="float" office:value="0">
            <text:p/>
          </table:table-cell>
          <table:table-cell table:style-name="ce227" office:value-type="float" office:value="0">
            <text:p/>
          </table:table-cell>
          <table:table-cell table:style-name="ce238" office:value-type="float" office:value="14150">
            <text:p>$14,150</text:p>
          </table:table-cell>
          <table:table-cell table:number-columns-repeated="1010"/>
        </table:table-row>
        <table:table-row table:style-name="ro3">
          <table:table-cell table:style-name="ce199" office:value-type="string">
            <text:p>External accounts</text:p>
          </table:table-cell>
          <table:table-cell table:style-name="ce116" office:value-type="float" office:value="0">
            <text:p/>
          </table:table-cell>
          <table:table-cell table:style-name="ce127" office:value-type="float" office:value="0">
            <text:p/>
          </table:table-cell>
          <table:table-cell table:style-name="ce147" office:value-type="float" office:value="0">
            <text:p/>
          </table:table-cell>
          <table:table-cell table:style-name="ce115" office:value-type="float" office:value="0">
            <text:p/>
          </table:table-cell>
          <table:table-cell table:style-name="ce163" office:value-type="float" office:value="0">
            <text:p/>
          </table:table-cell>
          <table:table-cell table:style-name="ce163" office:value-type="float" office:value="0">
            <text:p/>
          </table:table-cell>
          <table:table-cell table:style-name="ce227" office:value-type="float" office:value="150">
            <text:p>$150</text:p>
          </table:table-cell>
          <table:table-cell table:style-name="ce227" office:value-type="float" office:value="175">
            <text:p>$175</text:p>
          </table:table-cell>
          <table:table-cell table:style-name="ce227" office:value-type="float" office:value="14.68">
            <text:p>$15</text:p>
          </table:table-cell>
          <table:table-cell table:style-name="ce227" office:value-type="float" office:value="280.36">
            <text:p>$280</text:p>
          </table:table-cell>
          <table:table-cell table:style-name="ce227" office:value-type="float" office:value="250">
            <text:p>$250</text:p>
          </table:table-cell>
          <table:table-cell table:style-name="ce227" office:value-type="float" office:value="0">
            <text:p/>
          </table:table-cell>
          <table:table-cell table:style-name="ce238" office:value-type="float" office:value="870.04">
            <text:p>$870</text:p>
          </table:table-cell>
          <table:table-cell table:number-columns-repeated="1010"/>
        </table:table-row>
        <table:table-row table:style-name="ro3">
          <table:table-cell table:style-name="ce199" office:value-type="string">
            <text:p>Travel surplus 2009</text:p>
          </table:table-cell>
          <table:table-cell table:style-name="ce116" office:value-type="float" office:value="0">
            <text:p/>
          </table:table-cell>
          <table:table-cell table:style-name="ce127" office:value-type="float" office:value="0">
            <text:p/>
          </table:table-cell>
          <table:table-cell table:style-name="ce147" office:value-type="float" office:value="0">
            <text:p/>
          </table:table-cell>
          <table:table-cell table:style-name="ce115" office:value-type="float" office:value="0">
            <text:p/>
          </table:table-cell>
          <table:table-cell table:style-name="ce163" office:value-type="float" office:value="0">
            <text:p/>
          </table:table-cell>
          <table:table-cell table:style-name="ce163" office:value-type="float" office:value="0">
            <text:p/>
          </table:table-cell>
          <table:table-cell table:style-name="ce227" office:value-type="float" office:value="0">
            <text:p/>
          </table:table-cell>
          <table:table-cell table:style-name="ce227" office:value-type="float" office:value="0">
            <text:p/>
          </table:table-cell>
          <table:table-cell table:style-name="ce227" office:value-type="float" office:value="0">
            <text:p/>
          </table:table-cell>
          <table:table-cell table:style-name="ce227" office:value-type="float" office:value="0">
            <text:p/>
          </table:table-cell>
          <table:table-cell table:style-name="ce227" office:value-type="float" office:value="0">
            <text:p/>
          </table:table-cell>
          <table:table-cell table:style-name="ce227" office:value-type="float" office:value="0">
            <text:p/>
          </table:table-cell>
          <table:table-cell table:style-name="ce238" office:value-type="float" office:value="0">
            <text:p/>
          </table:table-cell>
          <table:table-cell table:number-columns-repeated="1010"/>
        </table:table-row>
        <table:table-row table:style-name="ro3">
          <table:table-cell table:style-name="ce199" office:value-type="string">
            <text:p>Surplus 2009</text:p>
          </table:table-cell>
          <table:table-cell table:style-name="ce116" office:value-type="float" office:value="0">
            <text:p/>
          </table:table-cell>
          <table:table-cell table:style-name="ce127" office:value-type="float" office:value="0">
            <text:p/>
          </table:table-cell>
          <table:table-cell table:style-name="ce147" office:value-type="float" office:value="0">
            <text:p/>
          </table:table-cell>
          <table:table-cell table:style-name="ce115" office:value-type="float" office:value="0">
            <text:p/>
          </table:table-cell>
          <table:table-cell table:style-name="ce163" office:value-type="float" office:value="0">
            <text:p/>
          </table:table-cell>
          <table:table-cell table:style-name="ce163" office:value-type="float" office:value="0">
            <text:p/>
          </table:table-cell>
          <table:table-cell table:style-name="ce227" office:value-type="float" office:value="0">
            <text:p/>
          </table:table-cell>
          <table:table-cell table:style-name="ce227" office:value-type="float" office:value="0">
            <text:p/>
          </table:table-cell>
          <table:table-cell table:style-name="ce227" office:value-type="float" office:value="0">
            <text:p/>
          </table:table-cell>
          <table:table-cell table:style-name="ce227" office:value-type="float" office:value="0">
            <text:p/>
          </table:table-cell>
          <table:table-cell table:style-name="ce227" office:value-type="float" office:value="0">
            <text:p/>
          </table:table-cell>
          <table:table-cell table:style-name="ce227" office:value-type="float" office:value="0">
            <text:p/>
          </table:table-cell>
          <table:table-cell table:style-name="ce238" office:value-type="float" office:value="0">
            <text:p/>
          </table:table-cell>
          <table:table-cell table:number-columns-repeated="1010"/>
        </table:table-row>
        <table:table-row table:style-name="ro3">
          <table:table-cell table:style-name="ce198" office:value-type="string">
            <text:p>Women's outreach</text:p>
          </table:table-cell>
          <table:table-cell table:style-name="ce118" office:value-type="float" office:value="0">
            <text:p/>
          </table:table-cell>
          <table:table-cell table:style-name="ce132" office:value-type="float" office:value="0">
            <text:p/>
          </table:table-cell>
          <table:table-cell table:style-name="ce149" office:value-type="float" office:value="1">
            <text:p>$1</text:p>
          </table:table-cell>
          <table:table-cell table:style-name="ce157" office:value-type="float" office:value="100">
            <text:p>$100</text:p>
          </table:table-cell>
          <table:table-cell table:style-name="ce165" office:value-type="float" office:value="150">
            <text:p>$150</text:p>
          </table:table-cell>
          <table:table-cell table:style-name="ce165" office:value-type="float" office:value="60">
            <text:p>$60</text:p>
          </table:table-cell>
          <table:table-cell table:style-name="ce165" office:value-type="float" office:value="0">
            <text:p/>
          </table:table-cell>
          <table:table-cell table:style-name="ce213" office:value-type="float" office:value="0">
            <text:p/>
          </table:table-cell>
          <table:table-cell table:style-name="ce213" office:value-type="float" office:value="0">
            <text:p/>
          </table:table-cell>
          <table:table-cell table:style-name="ce213" office:value-type="float" office:value="0">
            <text:p/>
          </table:table-cell>
          <table:table-cell table:style-name="ce213" office:value-type="float" office:value="0">
            <text:p/>
          </table:table-cell>
          <table:table-cell table:style-name="ce172" office:value-type="float" office:value="0">
            <text:p/>
          </table:table-cell>
          <table:table-cell table:style-name="ce242" office:value-type="currency" office:currency="USD" office:value="311">
            <text:p>$311</text:p>
          </table:table-cell>
          <table:table-cell table:number-columns-repeated="1010"/>
        </table:table-row>
        <table:table-row table:style-name="ro3">
          <table:table-cell table:style-name="ce203" office:value-type="string">
            <text:p>Total Result</text:p>
          </table:table-cell>
          <table:table-cell table:style-name="ce211" office:value-type="currency" office:currency="USD" office:value="42043.8">
            <text:p>$42,044</text:p>
          </table:table-cell>
          <table:table-cell table:style-name="ce214" office:value-type="currency" office:currency="USD" office:value="26759.73">
            <text:p>$26,760</text:p>
          </table:table-cell>
          <table:table-cell table:style-name="ce220" office:value-type="currency" office:currency="USD" office:value="38479.46">
            <text:p>$38,479</text:p>
          </table:table-cell>
          <table:table-cell table:style-name="ce211" office:value-type="currency" office:currency="USD" office:value="22809.11">
            <text:p>$22,809</text:p>
          </table:table-cell>
          <table:table-cell table:style-name="ce214" office:value-type="currency" office:currency="USD" office:value="65866.66">
            <text:p>$65,867</text:p>
          </table:table-cell>
          <table:table-cell table:style-name="ce214" office:value-type="currency" office:currency="USD" office:value="107258.28">
            <text:p>$107,258</text:p>
          </table:table-cell>
          <table:table-cell table:style-name="ce214" office:value-type="currency" office:currency="USD" office:value="83186.87">
            <text:p>$83,187</text:p>
          </table:table-cell>
          <table:table-cell table:style-name="ce214" office:value-type="currency" office:currency="USD" office:value="54823.42">
            <text:p>$54,823</text:p>
          </table:table-cell>
          <table:table-cell table:style-name="ce228" office:value-type="currency" office:currency="USD" office:value="26642.8">
            <text:p>$26,643</text:p>
          </table:table-cell>
          <table:table-cell table:style-name="ce228" office:value-type="currency" office:currency="USD" office:value="49665.95">
            <text:p>$49,666</text:p>
          </table:table-cell>
          <table:table-cell table:style-name="ce228" office:value-type="currency" office:currency="USD" office:value="57966.03">
            <text:p>$57,966</text:p>
          </table:table-cell>
          <table:table-cell table:style-name="ce220" office:value-type="currency" office:currency="USD" office:value="25836.29">
            <text:p>$25,836</text:p>
          </table:table-cell>
          <table:table-cell table:style-name="ce243" office:value-type="currency" office:currency="USD" office:value="601338.4">
            <text:p>$601,338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5">
          <table:table-cell table:style-name="ce204" office:value-type="string">
            <text:p>Balance</text:p>
          </table:table-cell>
          <table:table-cell table:style-name="ce204" office:value-type="float" office:value="19911.67">
            <text:p>19911.67</text:p>
          </table:table-cell>
          <table:table-cell table:style-name="ce215" office:value-type="float" office:value="4181.72">
            <text:p>4181.72</text:p>
          </table:table-cell>
          <table:table-cell table:style-name="ce221" office:value-type="float" office:value="23100.27">
            <text:p>23100.27</text:p>
          </table:table-cell>
          <table:table-cell table:style-name="ce215" office:value-type="float" office:value="-5405.03">
            <text:p>-5405.03</text:p>
          </table:table-cell>
          <table:table-cell table:style-name="ce215" office:value-type="float" office:value="44074.83">
            <text:p>44074.83</text:p>
          </table:table-cell>
          <table:table-cell table:style-name="ce215" office:value-type="float" office:value="82153.77">
            <text:p>82153.77</text:p>
          </table:table-cell>
          <table:table-cell table:style-name="ce215" office:value-type="float" office:value="57078.37">
            <text:p>57078.37</text:p>
          </table:table-cell>
          <table:table-cell table:style-name="ce215" office:value-type="float" office:value="37196.44">
            <text:p>37196.44</text:p>
          </table:table-cell>
          <table:table-cell table:style-name="ce215" office:value-type="float" office:value="-31647.43">
            <text:p>-31647.43</text:p>
          </table:table-cell>
          <table:table-cell table:style-name="ce215" office:value-type="float" office:value="31238.51">
            <text:p>31238.51</text:p>
          </table:table-cell>
          <table:table-cell table:style-name="ce215" office:value-type="float" office:value="-5560.5">
            <text:p>-5560.5</text:p>
          </table:table-cell>
          <table:table-cell table:style-name="ce215" office:value-type="float" office:value="-4222.94">
            <text:p>-4222.94</text:p>
          </table:table-cell>
          <table:table-cell table:style-name="ce244" office:value-type="float" office:value="252099.68">
            <text:p>252099.68</text:p>
          </table:table-cell>
          <table:table-cell table:number-columns-repeated="1010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R" table:style-name="ta1" table:print="false">
        <table:table-column table:style-name="co6" table:default-cell-style-name="ce97"/>
        <table:table-column table:style-name="co7" table:number-columns-repeated="4" table:default-cell-style-name="ce97"/>
        <table:table-column table:style-name="co8" table:default-cell-style-name="ce97"/>
        <table:table-column table:style-name="co2" table:number-columns-repeated="1010" table:default-cell-style-name="ce97"/>
        <table:table-row table:style-name="ro6">
          <table:table-cell table:style-name="ce100" office:value-type="string" table:number-columns-spanned="6" table:number-rows-spanned="1">
            <text:p>Quarterly Reports</text:p>
          </table:table-cell>
          <table:covered-table-cell table:style-name="ce246"/>
          <table:covered-table-cell table:style-name="ce246"/>
          <table:covered-table-cell table:style-name="ce246"/>
          <table:covered-table-cell table:style-name="ce246"/>
          <table:covered-table-cell/>
          <table:table-cell table:number-columns-repeated="1010"/>
        </table:table-row>
        <table:table-row table:style-name="ro4">
          <table:table-cell table:style-name="Default"/>
          <table:table-cell table:style-name="ce246" table:number-columns-repeated="4"/>
          <table:table-cell table:number-columns-repeated="1011"/>
        </table:table-row>
        <table:table-row table:style-name="ro4">
          <table:table-cell table:style-name="Default" table:number-columns-repeated="6"/>
          <table:table-cell table:number-columns-repeated="1010"/>
        </table:table-row>
        <table:table-row table:style-name="ro6">
          <table:table-cell table:style-name="ce82" office:value-type="string">
            <text:p>Expenses</text:p>
          </table:table-cell>
          <table:table-cell table:style-name="ce247" office:value-type="string">
            <text:p>Oct-Dec</text:p>
          </table:table-cell>
          <table:table-cell table:style-name="ce253" office:value-type="string">
            <text:p>Jan-Mar</text:p>
          </table:table-cell>
          <table:table-cell table:style-name="ce257" office:value-type="string">
            <text:p>Apr-Jun</text:p>
          </table:table-cell>
          <table:table-cell table:style-name="ce261" office:value-type="string">
            <text:p>Jul-Sep</text:p>
          </table:table-cell>
          <table:table-cell table:style-name="ce264" office:value-type="string">
            <text:p>Total</text:p>
          </table:table-cell>
          <table:table-cell table:number-columns-repeated="1010"/>
        </table:table-row>
        <table:table-row table:style-name="ro7">
          <table:table-cell table:style-name="ce84" office:value-type="string">
            <text:p>Category</text:p>
          </table:table-cell>
          <table:table-cell table:style-name="ce248" office:value-type="string">
            <text:p>Q1</text:p>
          </table:table-cell>
          <table:table-cell table:style-name="ce248" office:value-type="string">
            <text:p>Q2</text:p>
          </table:table-cell>
          <table:table-cell table:style-name="ce248" office:value-type="string">
            <text:p>Q3</text:p>
          </table:table-cell>
          <table:table-cell table:style-name="ce248" office:value-type="string">
            <text:p>Q4</text:p>
          </table:table-cell>
          <table:table-cell table:style-name="ce175" office:value-type="string">
            <text:p>Result</text:p>
          </table:table-cell>
          <table:table-cell table:number-columns-repeated="1010"/>
        </table:table-row>
        <table:table-row table:style-name="ro7">
          <table:table-cell table:style-name="ce186" table:formula="of:=[Real.A6]" office:value-type="string" office:string-value="A11y">
            <text:p>A11y</text:p>
          </table:table-cell>
          <table:table-cell table:style-name="ce249" table:formula="of:=SUM([Real.B6:.D6])" office:value-type="float" office:value="0">
            <text:p/>
          </table:table-cell>
          <table:table-cell table:style-name="ce254" table:formula="of:=SUM([Real.E6:.G6])" office:value-type="float" office:value="6000">
            <text:p>$6,000</text:p>
          </table:table-cell>
          <table:table-cell table:style-name="ce258" table:formula="of:=SUM([Real.H6:.J6])" office:value-type="float" office:value="6499.22">
            <text:p>$6,499</text:p>
          </table:table-cell>
          <table:table-cell table:style-name="ce258" table:formula="of:=SUM([Real.K6:.M6])" office:value-type="float" office:value="0">
            <text:p/>
          </table:table-cell>
          <table:table-cell table:style-name="ce265" table:formula="of:=SUM([.B6:.E6])" office:value-type="float" office:value="12499.22">
            <text:p>$12,499</text:p>
          </table:table-cell>
          <table:table-cell table:number-columns-repeated="1010"/>
        </table:table-row>
        <table:table-row table:style-name="ro7">
          <table:table-cell table:style-name="ce187" table:formula="of:=[Real.A7]" office:value-type="string" office:string-value="Contracts">
            <text:p>Contracts</text:p>
          </table:table-cell>
          <table:table-cell table:style-name="ce250" table:formula="of:=SUM([Real.B7:.D7])" office:value-type="float" office:value="0">
            <text:p/>
          </table:table-cell>
          <table:table-cell table:style-name="ce255" table:formula="of:=SUM([Real.E7:.G7])" office:value-type="float" office:value="6000">
            <text:p>$6,000</text:p>
          </table:table-cell>
          <table:table-cell table:style-name="ce259" table:formula="of:=SUM([Real.H7:.J7])" office:value-type="float" office:value="0">
            <text:p/>
          </table:table-cell>
          <table:table-cell table:style-name="ce259" table:formula="of:=SUM([Real.K7:.M7])" office:value-type="float" office:value="0">
            <text:p/>
          </table:table-cell>
          <table:table-cell table:style-name="ce266" table:formula="of:=SUM([.B7:.E7])" office:value-type="float" office:value="6000">
            <text:p>$6,000</text:p>
          </table:table-cell>
          <table:table-cell table:number-columns-repeated="1010"/>
        </table:table-row>
        <table:table-row table:style-name="ro7">
          <table:table-cell table:style-name="ce187" table:formula="of:=[Real.A8]" office:value-type="string" office:string-value="CSUN &amp; hackfests">
            <text:p>CSUN &amp; hackfests</text:p>
          </table:table-cell>
          <table:table-cell table:style-name="ce250" table:formula="of:=SUM([Real.B8:.D8])" office:value-type="float" office:value="0">
            <text:p/>
          </table:table-cell>
          <table:table-cell table:style-name="ce255" table:formula="of:=SUM([Real.E8:.G8])" office:value-type="float" office:value="0">
            <text:p/>
          </table:table-cell>
          <table:table-cell table:style-name="ce259" table:formula="of:=SUM([Real.H8:.J8])" office:value-type="float" office:value="6499.22">
            <text:p>$6,499</text:p>
          </table:table-cell>
          <table:table-cell table:style-name="ce259" table:formula="of:=SUM([Real.K8:.M8])" office:value-type="float" office:value="0">
            <text:p/>
          </table:table-cell>
          <table:table-cell table:style-name="ce266" table:formula="of:=SUM([.B8:.E8])" office:value-type="float" office:value="6499.22">
            <text:p>$6,499</text:p>
          </table:table-cell>
          <table:table-cell table:number-columns-repeated="1010"/>
        </table:table-row>
        <table:table-row table:style-name="ro7">
          <table:table-cell table:style-name="ce188" table:formula="of:=[Real.A9]" office:value-type="string" office:string-value="Administrivia">
            <text:p>Administrivia</text:p>
          </table:table-cell>
          <table:table-cell table:style-name="ce249" table:formula="of:=SUM([Real.B9:.D9])" office:value-type="float" office:value="722.11">
            <text:p>$722</text:p>
          </table:table-cell>
          <table:table-cell table:style-name="ce254" table:formula="of:=SUM([Real.E9:.G9])" office:value-type="float" office:value="971.38">
            <text:p>$971</text:p>
          </table:table-cell>
          <table:table-cell table:style-name="ce258" table:formula="of:=SUM([Real.H9:.J9])" office:value-type="float" office:value="3467.41">
            <text:p>$3,467</text:p>
          </table:table-cell>
          <table:table-cell table:style-name="ce258" table:formula="of:=SUM([Real.K9:.M9])" office:value-type="float" office:value="3198.06">
            <text:p>$3,198</text:p>
          </table:table-cell>
          <table:table-cell table:style-name="ce265" table:formula="of:=SUM([.B9:.E9])" office:value-type="float" office:value="8358.96">
            <text:p>$8,359</text:p>
          </table:table-cell>
          <table:table-cell table:number-columns-repeated="1010"/>
        </table:table-row>
        <table:table-row table:style-name="ro7">
          <table:table-cell table:style-name="ce187" table:formula="of:=[Real.A10]" office:value-type="string" office:string-value="Professional fees">
            <text:p>Professional fees</text:p>
          </table:table-cell>
          <table:table-cell table:style-name="ce250" table:formula="of:=SUM([Real.B10:.D10])" office:value-type="float" office:value="100">
            <text:p>$100</text:p>
          </table:table-cell>
          <table:table-cell table:style-name="ce255" table:formula="of:=SUM([Real.E10:.G10])" office:value-type="float" office:value="0">
            <text:p/>
          </table:table-cell>
          <table:table-cell table:style-name="ce259" table:formula="of:=SUM([Real.H10:.J10])" office:value-type="float" office:value="2525">
            <text:p>$2,525</text:p>
          </table:table-cell>
          <table:table-cell table:style-name="ce259" table:formula="of:=SUM([Real.K10:.M10])" office:value-type="float" office:value="0">
            <text:p/>
          </table:table-cell>
          <table:table-cell table:style-name="ce266" table:formula="of:=SUM([.B10:.E10])" office:value-type="float" office:value="2625">
            <text:p>$2,625</text:p>
          </table:table-cell>
          <table:table-cell table:number-columns-repeated="1010"/>
        </table:table-row>
        <table:table-row table:style-name="ro7">
          <table:table-cell table:style-name="ce187" table:formula="of:=[Real.A11]" office:value-type="string" office:string-value="Insurance">
            <text:p>Insurance</text:p>
          </table:table-cell>
          <table:table-cell table:style-name="ce250" table:formula="of:=SUM([Real.B11:.D11])" office:value-type="float" office:value="0">
            <text:p/>
          </table:table-cell>
          <table:table-cell table:style-name="ce255" table:formula="of:=SUM([Real.E11:.G11])" office:value-type="float" office:value="0">
            <text:p/>
          </table:table-cell>
          <table:table-cell table:style-name="ce259" table:formula="of:=SUM([Real.H11:.J11])" office:value-type="float" office:value="0">
            <text:p/>
          </table:table-cell>
          <table:table-cell table:style-name="ce259" table:formula="of:=SUM([Real.K11:.M11])" office:value-type="float" office:value="2121">
            <text:p>$2,121</text:p>
          </table:table-cell>
          <table:table-cell table:style-name="ce266" table:formula="of:=SUM([.B11:.E11])" office:value-type="float" office:value="2121">
            <text:p>$2,121</text:p>
          </table:table-cell>
          <table:table-cell table:number-columns-repeated="1010"/>
        </table:table-row>
        <table:table-row table:style-name="ro7">
          <table:table-cell table:style-name="ce187" table:formula="of:=[Real.A12]" office:value-type="string" office:string-value="Infrastructure">
            <text:p>Infrastructure</text:p>
          </table:table-cell>
          <table:table-cell table:style-name="ce250" table:formula="of:=SUM([Real.B12:.D12])" office:value-type="float" office:value="0">
            <text:p/>
          </table:table-cell>
          <table:table-cell table:style-name="ce255" table:formula="of:=SUM([Real.E12:.G12])" office:value-type="float" office:value="0">
            <text:p/>
          </table:table-cell>
          <table:table-cell table:style-name="ce259" table:formula="of:=SUM([Real.H12:.J12])" office:value-type="float" office:value="0">
            <text:p/>
          </table:table-cell>
          <table:table-cell table:style-name="ce259" table:formula="of:=SUM([Real.K12:.M12])" office:value-type="float" office:value="0">
            <text:p/>
          </table:table-cell>
          <table:table-cell table:style-name="ce266" table:formula="of:=SUM([.B12:.E12])" office:value-type="float" office:value="0">
            <text:p/>
          </table:table-cell>
          <table:table-cell table:number-columns-repeated="1010"/>
        </table:table-row>
        <table:table-row table:style-name="ro7">
          <table:table-cell table:style-name="ce189" table:formula="of:=[Real.A13]" office:value-type="string" office:string-value="PO Box rental">
            <text:p>PO Box rental</text:p>
          </table:table-cell>
          <table:table-cell table:style-name="ce250" table:formula="of:=SUM([Real.B13:.D13])" office:value-type="float" office:value="0">
            <text:p/>
          </table:table-cell>
          <table:table-cell table:style-name="ce255" table:formula="of:=SUM([Real.E13:.G13])" office:value-type="float" office:value="0">
            <text:p/>
          </table:table-cell>
          <table:table-cell table:style-name="ce259" table:formula="of:=SUM([Real.H13:.J13])" office:value-type="float" office:value="0">
            <text:p/>
          </table:table-cell>
          <table:table-cell table:style-name="ce259" table:formula="of:=SUM([Real.K13:.M13])" office:value-type="float" office:value="44">
            <text:p>$44</text:p>
          </table:table-cell>
          <table:table-cell table:style-name="ce266" table:formula="of:=SUM([.B13:.E13])" office:value-type="float" office:value="44">
            <text:p>$44</text:p>
          </table:table-cell>
          <table:table-cell table:number-columns-repeated="1010"/>
        </table:table-row>
        <table:table-row table:style-name="ro7">
          <table:table-cell table:style-name="ce189" table:formula="of:=[Real.A14]" office:value-type="string" office:string-value="vBuzzer">
            <text:p>vBuzzer</text:p>
          </table:table-cell>
          <table:table-cell table:style-name="ce250" table:formula="of:=SUM([Real.B14:.D14])" office:value-type="float" office:value="0">
            <text:p/>
          </table:table-cell>
          <table:table-cell table:style-name="ce255" table:formula="of:=SUM([Real.E14:.G14])" office:value-type="float" office:value="0">
            <text:p/>
          </table:table-cell>
          <table:table-cell table:style-name="ce259" table:formula="of:=SUM([Real.H14:.J14])" office:value-type="float" office:value="53.25">
            <text:p>$53</text:p>
          </table:table-cell>
          <table:table-cell table:style-name="ce259" table:formula="of:=SUM([Real.K14:.M14])" office:value-type="float" office:value="0">
            <text:p/>
          </table:table-cell>
          <table:table-cell table:style-name="ce266" table:formula="of:=SUM([.B14:.E14])" office:value-type="float" office:value="53.25">
            <text:p>$53</text:p>
          </table:table-cell>
          <table:table-cell table:number-columns-repeated="1010"/>
        </table:table-row>
        <table:table-row table:style-name="ro7">
          <table:table-cell table:style-name="ce187" table:formula="of:=[Real.A15]" office:value-type="string" office:string-value="Bank fees">
            <text:p>Bank fees</text:p>
          </table:table-cell>
          <table:table-cell table:style-name="ce250" table:formula="of:=SUM([Real.B15:.D15])" office:value-type="float" office:value="342">
            <text:p>$342</text:p>
          </table:table-cell>
          <table:table-cell table:style-name="ce255" table:formula="of:=SUM([Real.E15:.G15])" office:value-type="float" office:value="377">
            <text:p>$377</text:p>
          </table:table-cell>
          <table:table-cell table:style-name="ce259" table:formula="of:=SUM([Real.H15:.J15])" office:value-type="float" office:value="610.19">
            <text:p>$610</text:p>
          </table:table-cell>
          <table:table-cell table:style-name="ce259" table:formula="of:=SUM([Real.K15:.M15])" office:value-type="float" office:value="611">
            <text:p>$611</text:p>
          </table:table-cell>
          <table:table-cell table:style-name="ce266" table:formula="of:=SUM([.B15:.E15])" office:value-type="float" office:value="1940.19">
            <text:p>$1,940</text:p>
          </table:table-cell>
          <table:table-cell table:number-columns-repeated="1010"/>
        </table:table-row>
        <table:table-row table:style-name="ro7">
          <table:table-cell table:style-name="ce187" office:value-type="string">
            <text:p>PayPal fees</text:p>
          </table:table-cell>
          <table:table-cell table:style-name="ce250" table:formula="of:=SUM([Real.B16:.D16])" office:value-type="float" office:value="280.11">
            <text:p>$280</text:p>
          </table:table-cell>
          <table:table-cell table:style-name="ce255" table:formula="of:=SUM([Real.E16:.G16])" office:value-type="float" office:value="459.42">
            <text:p>$459</text:p>
          </table:table-cell>
          <table:table-cell table:style-name="ce259" table:formula="of:=SUM([Real.H16:.J16])" office:value-type="float" office:value="254.54">
            <text:p>$255</text:p>
          </table:table-cell>
          <table:table-cell table:style-name="ce259" table:formula="of:=SUM([Real.K16:.M16])" office:value-type="float" office:value="337.07">
            <text:p>$337</text:p>
          </table:table-cell>
          <table:table-cell table:style-name="ce266" table:formula="of:=SUM([.B16:.E16])" office:value-type="float" office:value="1331.14">
            <text:p>$1,331</text:p>
          </table:table-cell>
          <table:table-cell table:number-columns-repeated="1010"/>
        </table:table-row>
        <table:table-row table:style-name="ro7">
          <table:table-cell table:style-name="ce187" table:formula="of:=[Real.A17]" office:value-type="string" office:string-value="Other">
            <text:p>Other</text:p>
          </table:table-cell>
          <table:table-cell table:style-name="ce250" table:formula="of:=SUM([Real.B17:.D17])" office:value-type="float" office:value="0">
            <text:p/>
          </table:table-cell>
          <table:table-cell table:style-name="ce255" table:formula="of:=SUM([Real.E17:.G17])" office:value-type="float" office:value="0">
            <text:p/>
          </table:table-cell>
          <table:table-cell table:style-name="ce259" table:formula="of:=SUM([Real.H17:.J17])" office:value-type="float" office:value="0">
            <text:p/>
          </table:table-cell>
          <table:table-cell table:style-name="ce259" table:formula="of:=SUM([Real.K17:.M17])" office:value-type="float" office:value="0">
            <text:p/>
          </table:table-cell>
          <table:table-cell table:style-name="ce266" table:formula="of:=SUM([.B17:.E17])" office:value-type="float" office:value="0">
            <text:p/>
          </table:table-cell>
          <table:table-cell table:number-columns-repeated="1010"/>
        </table:table-row>
        <table:table-row table:style-name="ro7">
          <table:table-cell table:style-name="ce189" table:formula="of:=[Real.A18]" office:value-type="string" office:string-value="Offices supplies">
            <text:p>Offices supplies</text:p>
          </table:table-cell>
          <table:table-cell table:style-name="ce250" table:formula="of:=SUM([Real.B18:.D18])" office:value-type="float" office:value="0">
            <text:p/>
          </table:table-cell>
          <table:table-cell table:style-name="ce255" table:formula="of:=SUM([Real.E18:.G18])" office:value-type="float" office:value="34.96">
            <text:p>$35</text:p>
          </table:table-cell>
          <table:table-cell table:style-name="ce259" table:formula="of:=SUM([Real.H18:.J18])" office:value-type="float" office:value="24.43">
            <text:p>$24</text:p>
          </table:table-cell>
          <table:table-cell table:style-name="ce259" table:formula="of:=SUM([Real.K18:.M18])" office:value-type="float" office:value="84.99">
            <text:p>$85</text:p>
          </table:table-cell>
          <table:table-cell table:style-name="ce266" table:formula="of:=SUM([.B18:.E18])" office:value-type="float" office:value="144.38">
            <text:p>$144</text:p>
          </table:table-cell>
          <table:table-cell table:number-columns-repeated="1010"/>
        </table:table-row>
        <table:table-row table:style-name="ro7">
          <table:table-cell table:style-name="ce189" table:formula="of:=[Real.A19]" office:value-type="string" office:string-value="Taxes/registrations/other">
            <text:p>Taxes/registrations/other</text:p>
          </table:table-cell>
          <table:table-cell table:style-name="ce250" table:formula="of:=SUM([Real.B19:.D19])" office:value-type="float" office:value="0">
            <text:p/>
          </table:table-cell>
          <table:table-cell table:style-name="ce255" table:formula="of:=SUM([Real.E19:.G19])" office:value-type="float" office:value="100">
            <text:p>$100</text:p>
          </table:table-cell>
          <table:table-cell table:style-name="ce259" table:formula="of:=SUM([Real.H19:.J19])" office:value-type="float" office:value="0">
            <text:p/>
          </table:table-cell>
          <table:table-cell table:style-name="ce259" table:formula="of:=SUM([Real.K19:.M19])" office:value-type="float" office:value="0">
            <text:p/>
          </table:table-cell>
          <table:table-cell table:style-name="ce266" table:formula="of:=SUM([.B19:.E19])" office:value-type="float" office:value="100">
            <text:p>$100</text:p>
          </table:table-cell>
          <table:table-cell table:number-columns-repeated="1010"/>
        </table:table-row>
        <table:table-row table:style-name="ro7">
          <table:table-cell table:style-name="ce188" table:formula="of:=[Real.A20]" office:value-type="string" office:string-value="Employees">
            <text:p>Employees</text:p>
          </table:table-cell>
          <table:table-cell table:style-name="ce249" table:formula="of:=SUM([Real.B20:.D20])" office:value-type="float" office:value="32969.77">
            <text:p>$32,970</text:p>
          </table:table-cell>
          <table:table-cell table:style-name="ce254" table:formula="of:=SUM([Real.E20:.G20])" office:value-type="float" office:value="47379.51">
            <text:p>$47,380</text:p>
          </table:table-cell>
          <table:table-cell table:style-name="ce258" table:formula="of:=SUM([Real.H20:.J20])" office:value-type="float" office:value="37330.27">
            <text:p>$37,330</text:p>
          </table:table-cell>
          <table:table-cell table:style-name="ce258" table:formula="of:=SUM([Real.K20:.M20])" office:value-type="float" office:value="30235.8">
            <text:p>$30,236</text:p>
          </table:table-cell>
          <table:table-cell table:style-name="ce265" table:formula="of:=SUM([.B20:.E20])" office:value-type="float" office:value="147915.35">
            <text:p>$147,915</text:p>
          </table:table-cell>
          <table:table-cell table:number-columns-repeated="1010"/>
        </table:table-row>
        <table:table-row table:style-name="ro7">
          <table:table-cell table:style-name="ce187" table:formula="of:=[Real.A21]" office:value-type="string" office:string-value="Wages">
            <text:p>Wages</text:p>
          </table:table-cell>
          <table:table-cell table:style-name="ce250" table:formula="of:=SUM([Real.B21:.D21])" office:value-type="float" office:value="21334.19">
            <text:p>$21,334</text:p>
          </table:table-cell>
          <table:table-cell table:style-name="ce255" table:formula="of:=SUM([Real.E21:.G21])" office:value-type="float" office:value="24950.69">
            <text:p>$24,951</text:p>
          </table:table-cell>
          <table:table-cell table:style-name="ce259" table:formula="of:=SUM([Real.H21:.J21])" office:value-type="float" office:value="19392.36">
            <text:p>$19,392</text:p>
          </table:table-cell>
          <table:table-cell table:style-name="ce259" table:formula="of:=SUM([Real.K21:.M21])" office:value-type="float" office:value="13988.85">
            <text:p>$13,989</text:p>
          </table:table-cell>
          <table:table-cell table:style-name="ce266" table:formula="of:=SUM([.B21:.E21])" office:value-type="float" office:value="79666.09">
            <text:p>$79,666</text:p>
          </table:table-cell>
          <table:table-cell table:number-columns-repeated="1010"/>
        </table:table-row>
        <table:table-row table:style-name="ro7">
          <table:table-cell table:style-name="ce187" table:formula="of:=[Real.A22]" office:value-type="string" office:string-value="System Administrator">
            <text:p>System Administrator</text:p>
          </table:table-cell>
          <table:table-cell table:style-name="ce250" table:formula="of:=SUM([Real.B22:.D22])" office:value-type="float" office:value="0">
            <text:p/>
          </table:table-cell>
          <table:table-cell table:style-name="ce255" table:formula="of:=SUM([Real.E22:.G22])" office:value-type="float" office:value="0">
            <text:p/>
          </table:table-cell>
          <table:table-cell table:style-name="ce259" table:formula="of:=SUM([Real.H22:.J22])" office:value-type="float" office:value="0">
            <text:p/>
          </table:table-cell>
          <table:table-cell table:style-name="ce259" table:formula="of:=SUM([Real.K22:.M22])" office:value-type="float" office:value="0">
            <text:p/>
          </table:table-cell>
          <table:table-cell table:style-name="ce266" table:formula="of:=SUM([.B22:.E22])" office:value-type="float" office:value="0">
            <text:p/>
          </table:table-cell>
          <table:table-cell table:number-columns-repeated="1010"/>
        </table:table-row>
        <table:table-row table:style-name="ro7">
          <table:table-cell table:style-name="ce187" table:formula="of:=[Real.A25]" office:value-type="string" office:string-value="Payroll fees">
            <text:p>Payroll fees</text:p>
          </table:table-cell>
          <table:table-cell table:style-name="ce250" table:formula="of:=SUM([Real.B25:.D25])" office:value-type="float" office:value="491.18">
            <text:p>$491</text:p>
          </table:table-cell>
          <table:table-cell table:style-name="ce255" table:formula="of:=SUM([Real.E25:.G25])" office:value-type="float" office:value="817.84">
            <text:p>$818</text:p>
          </table:table-cell>
          <table:table-cell table:style-name="ce259" table:formula="of:=SUM([Real.H25:.J25])" office:value-type="float" office:value="331.11">
            <text:p>$331</text:p>
          </table:table-cell>
          <table:table-cell table:style-name="ce259" table:formula="of:=SUM([Real.K25:.M25])" office:value-type="float" office:value="682.98">
            <text:p>$683</text:p>
          </table:table-cell>
          <table:table-cell table:style-name="ce266" table:formula="of:=SUM([.B23:.E23])" office:value-type="float" office:value="2323.11">
            <text:p>$2,323</text:p>
          </table:table-cell>
          <table:table-cell table:number-columns-repeated="1010"/>
        </table:table-row>
        <table:table-row table:style-name="ro7">
          <table:table-cell table:style-name="ce187" table:formula="of:=[Real.A23]" office:value-type="string" office:string-value="Payroll taxes">
            <text:p>Payroll taxes</text:p>
          </table:table-cell>
          <table:table-cell table:style-name="ce250" table:formula="of:=SUM([Real.B23:.D23])" office:value-type="float" office:value="10198.1">
            <text:p>$10,198</text:p>
          </table:table-cell>
          <table:table-cell table:style-name="ce255" table:formula="of:=SUM([Real.E23:.G23])" office:value-type="float" office:value="14372.91">
            <text:p>$14,373</text:p>
          </table:table-cell>
          <table:table-cell table:style-name="ce259" table:formula="of:=SUM([Real.H23:.J23])" office:value-type="float" office:value="10149.92">
            <text:p>$10,150</text:p>
          </table:table-cell>
          <table:table-cell table:style-name="ce259" table:formula="of:=SUM([Real.K23:.M23])" office:value-type="float" office:value="8195.05">
            <text:p>$8,195</text:p>
          </table:table-cell>
          <table:table-cell table:style-name="ce266" table:formula="of:=SUM([.B24:.E24])" office:value-type="float" office:value="42915.98">
            <text:p>$42,916</text:p>
          </table:table-cell>
          <table:table-cell table:number-columns-repeated="1010"/>
        </table:table-row>
        <table:table-row table:style-name="ro7">
          <table:table-cell table:style-name="ce187" table:formula="of:=[Real.A24]" office:value-type="string" office:string-value="401K plan">
            <text:p>401K plan</text:p>
          </table:table-cell>
          <table:table-cell table:style-name="ce250" table:formula="of:=SUM([Real.B24:.D24])" office:value-type="float" office:value="750">
            <text:p>$750</text:p>
          </table:table-cell>
          <table:table-cell table:style-name="ce255" table:formula="of:=SUM([Real.E24:.G24])" office:value-type="float" office:value="7002.01">
            <text:p>$7,002</text:p>
          </table:table-cell>
          <table:table-cell table:style-name="ce259" table:formula="of:=SUM([Real.H24:.J24])" office:value-type="float" office:value="7320.06">
            <text:p>$7,320</text:p>
          </table:table-cell>
          <table:table-cell table:style-name="ce259" table:formula="of:=SUM([Real.K24:.M24])" office:value-type="float" office:value="7271.36">
            <text:p>$7,271</text:p>
          </table:table-cell>
          <table:table-cell table:style-name="ce266" table:formula="of:=SUM([.B25:.E25])" office:value-type="float" office:value="22343.43">
            <text:p>$22,343</text:p>
          </table:table-cell>
          <table:table-cell table:number-columns-repeated="1010"/>
        </table:table-row>
        <table:table-row table:style-name="ro7">
          <table:table-cell table:style-name="ce187" table:formula="of:=[Real.A27]" office:value-type="string" office:string-value="Bonuses">
            <text:p>Bonuses</text:p>
          </table:table-cell>
          <table:table-cell table:style-name="ce250" table:formula="of:=SUM([Real.B27:.D27])" office:value-type="float" office:value="0">
            <text:p/>
          </table:table-cell>
          <table:table-cell table:style-name="ce255" table:formula="of:=SUM([Real.E27:.G27])" office:value-type="float" office:value="0">
            <text:p/>
          </table:table-cell>
          <table:table-cell table:style-name="ce259" table:formula="of:=SUM([Real.H27:.J27])" office:value-type="float" office:value="0">
            <text:p/>
          </table:table-cell>
          <table:table-cell table:style-name="ce259" table:formula="of:=SUM([Real.K27:.M27])" office:value-type="float" office:value="0">
            <text:p/>
          </table:table-cell>
          <table:table-cell table:style-name="ce266" table:formula="of:=SUM([.B26:.E26])" office:value-type="float" office:value="0">
            <text:p/>
          </table:table-cell>
          <table:table-cell table:number-columns-repeated="1010"/>
        </table:table-row>
        <table:table-row table:style-name="ro7">
          <table:table-cell table:style-name="ce188" table:formula="of:=[Real.A28]" office:value-type="string" office:string-value="Events">
            <text:p>Events</text:p>
          </table:table-cell>
          <table:table-cell table:style-name="ce249" table:formula="of:=SUM([Real.B28:.D28])" office:value-type="float" office:value="17183.59">
            <text:p>$17,184</text:p>
          </table:table-cell>
          <table:table-cell table:style-name="ce254" table:formula="of:=SUM([Real.E28:.G28])" office:value-type="float" office:value="12312.17">
            <text:p>$12,312</text:p>
          </table:table-cell>
          <table:table-cell table:style-name="ce258" table:formula="of:=SUM([Real.H28:.J28])" office:value-type="float" office:value="37273.47">
            <text:p>$37,273</text:p>
          </table:table-cell>
          <table:table-cell table:style-name="ce258" table:formula="of:=SUM([Real.K28:.M28])" office:value-type="float" office:value="66318.07">
            <text:p>$66,318</text:p>
          </table:table-cell>
          <table:table-cell table:style-name="ce265" table:formula="of:=SUM([.B27:.E27])" office:value-type="float" office:value="133087.3">
            <text:p>$133,087</text:p>
          </table:table-cell>
          <table:table-cell table:number-columns-repeated="1010"/>
        </table:table-row>
        <table:table-row table:style-name="ro7">
          <table:table-cell table:style-name="ce187" table:formula="of:=[Real.A29]" office:value-type="string" office:string-value="Travel and Lodge">
            <text:p>Travel and Lodge</text:p>
          </table:table-cell>
          <table:table-cell table:style-name="ce250" table:formula="of:=SUM([Real.B29:.D29])" office:value-type="float" office:value="0">
            <text:p/>
          </table:table-cell>
          <table:table-cell table:style-name="ce255" table:formula="of:=SUM([Real.E29:.G29])" office:value-type="float" office:value="0">
            <text:p/>
          </table:table-cell>
          <table:table-cell table:style-name="ce259" table:formula="of:=SUM([Real.H29:.J29])" office:value-type="float" office:value="32336.47">
            <text:p>$32,336</text:p>
          </table:table-cell>
          <table:table-cell table:style-name="ce259" table:formula="of:=SUM([Real.K29:.M29])" office:value-type="float" office:value="16895.22">
            <text:p>$16,895</text:p>
          </table:table-cell>
          <table:table-cell table:style-name="ce266" table:formula="of:=SUM([.B28:.E28])" office:value-type="float" office:value="49231.69">
            <text:p>$49,232</text:p>
          </table:table-cell>
          <table:table-cell table:number-columns-repeated="1010"/>
        </table:table-row>
        <table:table-row table:style-name="ro7">
          <table:table-cell table:style-name="ce187" table:formula="of:=[Real.A30]" office:value-type="string" office:string-value="Boston Summit">
            <text:p>Boston Summit</text:p>
          </table:table-cell>
          <table:table-cell table:style-name="ce250" table:formula="of:=SUM([Real.B30:.D30])" office:value-type="float" office:value="2567.86">
            <text:p>$2,568</text:p>
          </table:table-cell>
          <table:table-cell table:style-name="ce255" table:formula="of:=SUM([Real.E30:.G30])" office:value-type="float" office:value="0">
            <text:p/>
          </table:table-cell>
          <table:table-cell table:style-name="ce259" table:formula="of:=SUM([Real.H30:.J30])" office:value-type="float" office:value="0">
            <text:p/>
          </table:table-cell>
          <table:table-cell table:style-name="ce259" table:formula="of:=SUM([Real.K30:.M30])" office:value-type="float" office:value="0">
            <text:p/>
          </table:table-cell>
          <table:table-cell table:style-name="ce266" table:formula="of:=SUM([.B29:.E29])" office:value-type="float" office:value="2567.86">
            <text:p>$2,568</text:p>
          </table:table-cell>
          <table:table-cell table:number-columns-repeated="1010"/>
        </table:table-row>
        <table:table-row table:style-name="ro7">
          <table:table-cell table:style-name="ce187" table:formula="of:=[Real.A31]" office:value-type="string" office:string-value="GUADEC">
            <text:p>GUADEC</text:p>
          </table:table-cell>
          <table:table-cell table:style-name="ce250" table:formula="of:=SUM([Real.B31:.D31])" office:value-type="float" office:value="0">
            <text:p/>
          </table:table-cell>
          <table:table-cell table:style-name="ce255" table:formula="of:=SUM([Real.E31:.G31])" office:value-type="float" office:value="0">
            <text:p/>
          </table:table-cell>
          <table:table-cell table:style-name="ce259" table:formula="of:=SUM([Real.H31:.J31])" office:value-type="float" office:value="0">
            <text:p/>
          </table:table-cell>
          <table:table-cell table:style-name="ce259" table:formula="of:=SUM([Real.K31:.M31])" office:value-type="float" office:value="32599.55">
            <text:p>$32,600</text:p>
          </table:table-cell>
          <table:table-cell table:style-name="ce266" table:formula="of:=SUM([.B30:.E30])" office:value-type="float" office:value="32599.55">
            <text:p>$32,600</text:p>
          </table:table-cell>
          <table:table-cell table:number-columns-repeated="1010"/>
        </table:table-row>
        <table:table-row table:style-name="ro7">
          <table:table-cell table:style-name="ce187" table:formula="of:=[Real.A32]" office:value-type="string" office:string-value="GUADEC –2009">
            <text:p>GUADEC –2009</text:p>
          </table:table-cell>
          <table:table-cell table:style-name="ce250" table:formula="of:=SUM([Real.B32:.D32])" office:value-type="float" office:value="1256.3">
            <text:p>$1,256</text:p>
          </table:table-cell>
          <table:table-cell table:style-name="ce255" table:formula="of:=SUM([Real.E32:.G32])" office:value-type="float" office:value="582">
            <text:p>$582</text:p>
          </table:table-cell>
          <table:table-cell table:style-name="ce259" table:formula="of:=SUM([Real.H32:.J32])" office:value-type="float" office:value="0">
            <text:p/>
          </table:table-cell>
          <table:table-cell table:style-name="ce259" table:formula="of:=SUM([Real.K32:.M32])" office:value-type="float" office:value="0">
            <text:p/>
          </table:table-cell>
          <table:table-cell table:style-name="ce266" table:formula="of:=SUM([.B31:.E31])" office:value-type="float" office:value="1838.3">
            <text:p>$1,838</text:p>
          </table:table-cell>
          <table:table-cell table:number-columns-repeated="1010"/>
        </table:table-row>
        <table:table-row table:style-name="ro7">
          <table:table-cell table:style-name="ce187" table:formula="of:=[Real.A33]" office:value-type="string" office:string-value="GNOME Asia">
            <text:p>GNOME Asia</text:p>
          </table:table-cell>
          <table:table-cell table:style-name="ce250" table:formula="of:=SUM([Real.B33:.D33])" office:value-type="float" office:value="8730">
            <text:p>$8,730</text:p>
          </table:table-cell>
          <table:table-cell table:style-name="ce255" table:formula="of:=SUM([Real.E33:.G33])" office:value-type="float" office:value="7797.81">
            <text:p>$7,798</text:p>
          </table:table-cell>
          <table:table-cell table:style-name="ce259" table:formula="of:=SUM([Real.H33:.J33])" office:value-type="float" office:value="0">
            <text:p/>
          </table:table-cell>
          <table:table-cell table:style-name="ce259" table:formula="of:=SUM([Real.K33:.M33])" office:value-type="float" office:value="11620">
            <text:p>$11,620</text:p>
          </table:table-cell>
          <table:table-cell table:style-name="ce266" table:formula="of:=SUM([.B32:.E32])" office:value-type="float" office:value="28147.81">
            <text:p>$28,148</text:p>
          </table:table-cell>
          <table:table-cell table:number-columns-repeated="1010"/>
        </table:table-row>
        <table:table-row table:style-name="ro7">
          <table:table-cell table:style-name="ce187" table:formula="of:=[Real.A34]" office:value-type="string" office:string-value="ExecDirector's travel">
            <text:p>ExecDirector's travel</text:p>
          </table:table-cell>
          <table:table-cell table:style-name="ce250" table:formula="of:=SUM([Real.B34:.D34])" office:value-type="float" office:value="3990.21">
            <text:p>$3,990</text:p>
          </table:table-cell>
          <table:table-cell table:style-name="ce255" table:formula="of:=SUM([Real.E34:.G34])" office:value-type="float" office:value="0">
            <text:p/>
          </table:table-cell>
          <table:table-cell table:style-name="ce259" table:formula="of:=SUM([Real.H34:.J34])" office:value-type="float" office:value="2712.17">
            <text:p>$2,712</text:p>
          </table:table-cell>
          <table:table-cell table:style-name="ce259" table:formula="of:=SUM([Real.K34:.M34])" office:value-type="float" office:value="5203.3">
            <text:p>$5,203</text:p>
          </table:table-cell>
          <table:table-cell table:style-name="ce266" table:formula="of:=SUM([.B33:.E33])" office:value-type="float" office:value="11905.68">
            <text:p>$11,906</text:p>
          </table:table-cell>
          <table:table-cell table:number-columns-repeated="1010"/>
        </table:table-row>
        <table:table-row table:style-name="ro7">
          <table:table-cell table:style-name="ce187" table:formula="of:=[Real.A35]" office:value-type="string" office:string-value="Event Box US">
            <text:p>Event Box US</text:p>
          </table:table-cell>
          <table:table-cell table:style-name="ce250" table:formula="of:=SUM([Real.B35:.D35])" office:value-type="float" office:value="639.22">
            <text:p>$639</text:p>
          </table:table-cell>
          <table:table-cell table:style-name="ce255" table:formula="of:=SUM([Real.E35:.G35])" office:value-type="float" office:value="350.06">
            <text:p>$350</text:p>
          </table:table-cell>
          <table:table-cell table:style-name="ce259" table:formula="of:=SUM([Real.H35:.J35])" office:value-type="float" office:value="474.83">
            <text:p>$475</text:p>
          </table:table-cell>
          <table:table-cell table:style-name="ce259" table:formula="of:=SUM([Real.K35:.M35])" office:value-type="float" office:value="0">
            <text:p/>
          </table:table-cell>
          <table:table-cell table:style-name="ce266" table:formula="of:=SUM([.B34:.E34])" office:value-type="float" office:value="1464.11">
            <text:p>$1,464</text:p>
          </table:table-cell>
          <table:table-cell table:number-columns-repeated="1010"/>
        </table:table-row>
        <table:table-row table:style-name="ro7">
          <table:table-cell table:style-name="ce187" table:formula="of:=[Real.A36]" office:value-type="string" office:string-value="Event Box EU">
            <text:p>Event Box EU</text:p>
          </table:table-cell>
          <table:table-cell table:style-name="ce250" table:formula="of:=SUM([Real.B36:.D36])" office:value-type="float" office:value="0">
            <text:p/>
          </table:table-cell>
          <table:table-cell table:style-name="ce255" table:formula="of:=SUM([Real.E36:.G36])" office:value-type="float" office:value="0">
            <text:p/>
          </table:table-cell>
          <table:table-cell table:style-name="ce259" table:formula="of:=SUM([Real.H36:.J36])" office:value-type="float" office:value="0">
            <text:p/>
          </table:table-cell>
          <table:table-cell table:style-name="ce259" table:formula="of:=SUM([Real.K36:.M36])" office:value-type="float" office:value="0">
            <text:p/>
          </table:table-cell>
          <table:table-cell table:style-name="ce266" table:formula="of:=SUM([.B35:.E35])" office:value-type="float" office:value="0">
            <text:p/>
          </table:table-cell>
          <table:table-cell table:number-columns-repeated="1010"/>
        </table:table-row>
        <table:table-row table:style-name="ro7">
          <table:table-cell table:style-name="ce187" table:formula="of:=[Real.A37]" office:value-type="string" office:string-value="Other events">
            <text:p>Other events</text:p>
          </table:table-cell>
          <table:table-cell table:style-name="ce250" table:formula="of:=SUM([Real.B37:.D37])" office:value-type="float" office:value="0">
            <text:p/>
          </table:table-cell>
          <table:table-cell table:style-name="ce255" table:formula="of:=SUM([Real.E37:.G37])" office:value-type="float" office:value="3582.3">
            <text:p>$3,582</text:p>
          </table:table-cell>
          <table:table-cell table:style-name="ce259" table:formula="of:=SUM([Real.H37:.J37])" office:value-type="float" office:value="1750">
            <text:p>$1,750</text:p>
          </table:table-cell>
          <table:table-cell table:style-name="ce259" table:formula="of:=SUM([Real.K37:.M37])" office:value-type="float" office:value="0">
            <text:p/>
          </table:table-cell>
          <table:table-cell table:style-name="ce266" table:formula="of:=SUM([.B36:.E36])" office:value-type="float" office:value="5332.3">
            <text:p>$5,332</text:p>
          </table:table-cell>
          <table:table-cell table:number-columns-repeated="1010"/>
        </table:table-row>
        <table:table-row table:style-name="ro7">
          <table:table-cell table:style-name="ce188" table:formula="of:=[Real.A38]" office:value-type="string" office:string-value="Hackfests">
            <text:p>Hackfests</text:p>
          </table:table-cell>
          <table:table-cell table:style-name="ce249" table:formula="of:=SUM([Real.B38:.D38])" office:value-type="float" office:value="6526.91">
            <text:p>$6,527</text:p>
          </table:table-cell>
          <table:table-cell table:style-name="ce254" table:formula="of:=SUM([Real.E38:.G38])" office:value-type="float" office:value="8331.35">
            <text:p>$8,331</text:p>
          </table:table-cell>
          <table:table-cell table:style-name="ce258" table:formula="of:=SUM([Real.H38:.J38])" office:value-type="float" office:value="14730.09">
            <text:p>$14,730</text:p>
          </table:table-cell>
          <table:table-cell table:style-name="ce258" table:formula="of:=SUM([Real.K38:.M38])" office:value-type="float" office:value="8871.8">
            <text:p>$8,872</text:p>
          </table:table-cell>
          <table:table-cell table:style-name="ce265" table:formula="of:=SUM([.B37:.E37])" office:value-type="float" office:value="38460.15">
            <text:p>$38,460</text:p>
          </table:table-cell>
          <table:table-cell table:number-columns-repeated="1010"/>
        </table:table-row>
        <table:table-row table:style-name="ro7">
          <table:table-cell table:style-name="ce188" table:formula="of:=[Real.A39]" office:value-type="string" office:string-value="Local outreach">
            <text:p>Local outreach</text:p>
          </table:table-cell>
          <table:table-cell table:style-name="ce249" table:formula="of:=SUM([Real.B39:.D39])" office:value-type="float" office:value="2682">
            <text:p>$2,682</text:p>
          </table:table-cell>
          <table:table-cell table:style-name="ce254" table:formula="of:=SUM([Real.E39:.G39])" office:value-type="float" office:value="0">
            <text:p/>
          </table:table-cell>
          <table:table-cell table:style-name="ce258" table:formula="of:=SUM([Real.H39:.J39])" office:value-type="float" office:value="417">
            <text:p>$417</text:p>
          </table:table-cell>
          <table:table-cell table:style-name="ce258" table:formula="of:=SUM([Real.K39:.M39])" office:value-type="float" office:value="3271">
            <text:p>$3,271</text:p>
          </table:table-cell>
          <table:table-cell table:style-name="ce265" table:formula="of:=SUM([.B38:.E38])" office:value-type="float" office:value="6370">
            <text:p>$6,370</text:p>
          </table:table-cell>
          <table:table-cell table:number-columns-repeated="1010"/>
        </table:table-row>
        <table:table-row table:style-name="ro7">
          <table:table-cell table:style-name="ce190" table:formula="of:=[Real.A40]" office:value-type="string" office:string-value="Forum do GNOME – Brazil">
            <text:p>Forum do GNOME – Brazil</text:p>
          </table:table-cell>
          <table:table-cell table:style-name="ce250" table:formula="of:=SUM([Real.B40:.D40])" office:value-type="float" office:value="2682">
            <text:p>$2,682</text:p>
          </table:table-cell>
          <table:table-cell table:style-name="ce255" table:formula="of:=SUM([Real.E40:.G40])" office:value-type="float" office:value="0">
            <text:p/>
          </table:table-cell>
          <table:table-cell table:style-name="ce259" table:formula="of:=SUM([Real.H40:.J40])" office:value-type="float" office:value="0">
            <text:p/>
          </table:table-cell>
          <table:table-cell table:style-name="ce259" table:formula="of:=SUM([Real.K40:.M40])" office:value-type="float" office:value="0">
            <text:p/>
          </table:table-cell>
          <table:table-cell table:style-name="ce266" table:formula="of:=SUM([.B39:.E39])" office:value-type="float" office:value="2682">
            <text:p>$2,682</text:p>
          </table:table-cell>
          <table:table-cell table:number-columns-repeated="1010"/>
        </table:table-row>
        <table:table-row table:style-name="ro7">
          <table:table-cell table:style-name="ce190" table:formula="of:=[Real.A41]" office:value-type="string" office:string-value="GNOME Day – Chile">
            <text:p>GNOME Day – Chile</text:p>
          </table:table-cell>
          <table:table-cell table:style-name="ce250" table:formula="of:=SUM([Real.B41:.D41])" office:value-type="float" office:value="0">
            <text:p/>
          </table:table-cell>
          <table:table-cell table:style-name="ce255" table:formula="of:=SUM([Real.E41:.G41])" office:value-type="float" office:value="0">
            <text:p/>
          </table:table-cell>
          <table:table-cell table:style-name="ce259" table:formula="of:=SUM([Real.H41:.J41])" office:value-type="float" office:value="417">
            <text:p>$417</text:p>
          </table:table-cell>
          <table:table-cell table:style-name="ce259" table:formula="of:=SUM([Real.K41:.M41])" office:value-type="float" office:value="3271">
            <text:p>$3,271</text:p>
          </table:table-cell>
          <table:table-cell table:style-name="ce266" table:formula="of:=SUM([.B40:.E40])" office:value-type="float" office:value="3688">
            <text:p>$3,688</text:p>
          </table:table-cell>
          <table:table-cell table:number-columns-repeated="1010"/>
        </table:table-row>
        <table:table-row table:style-name="ro7">
          <table:table-cell table:style-name="ce190" table:formula="of:=[Real.A42]" office:value-type="string" office:string-value="Merchandising">
            <text:p>Merchandising</text:p>
          </table:table-cell>
          <table:table-cell table:style-name="ce250" table:formula="of:=SUM([Real.B42:.D42])" office:value-type="float" office:value="0">
            <text:p/>
          </table:table-cell>
          <table:table-cell table:style-name="ce255" table:formula="of:=SUM([Real.E42:.G42])" office:value-type="float" office:value="0">
            <text:p/>
          </table:table-cell>
          <table:table-cell table:style-name="ce259" table:formula="of:=SUM([Real.H42:.J42])" office:value-type="float" office:value="0">
            <text:p/>
          </table:table-cell>
          <table:table-cell table:style-name="ce259" table:formula="of:=SUM([Real.K42:.M42])" office:value-type="float" office:value="0">
            <text:p/>
          </table:table-cell>
          <table:table-cell table:style-name="ce266" table:formula="of:=SUM([.B41:.E41])" office:value-type="float" office:value="0">
            <text:p/>
          </table:table-cell>
          <table:table-cell table:number-columns-repeated="1010"/>
        </table:table-row>
        <table:table-row table:style-name="ro7">
          <table:table-cell table:style-name="ce191" table:formula="of:=[Real.A43]" office:value-type="string" office:string-value="T-shirts, stickers, etc">
            <text:p>T-shirts, stickers, etc</text:p>
          </table:table-cell>
          <table:table-cell table:style-name="ce250" table:formula="of:=SUM([Real.B43:.D43])" office:value-type="float" office:value="0">
            <text:p/>
          </table:table-cell>
          <table:table-cell table:style-name="ce255" table:formula="of:=SUM([Real.E43:.G43])" office:value-type="float" office:value="0">
            <text:p/>
          </table:table-cell>
          <table:table-cell table:style-name="ce259" table:formula="of:=SUM([Real.H43:.J43])" office:value-type="float" office:value="0">
            <text:p/>
          </table:table-cell>
          <table:table-cell table:style-name="ce259" table:formula="of:=SUM([Real.K43:.M43])" office:value-type="float" office:value="0">
            <text:p/>
          </table:table-cell>
          <table:table-cell table:style-name="ce266" table:formula="of:=SUM([.B42:.E42])" office:value-type="float" office:value="0">
            <text:p/>
          </table:table-cell>
          <table:table-cell table:number-columns-repeated="1010"/>
        </table:table-row>
        <table:table-row table:style-name="ro7">
          <table:table-cell table:style-name="ce191" table:formula="of:=[Real.A44]" office:value-type="string" office:string-value="GNOME 3.0">
            <text:p>GNOME 3.0</text:p>
          </table:table-cell>
          <table:table-cell table:style-name="ce250" table:formula="of:=SUM([Real.B44:.D44])" office:value-type="float" office:value="0">
            <text:p/>
          </table:table-cell>
          <table:table-cell table:style-name="ce255" table:formula="of:=SUM([Real.E44:.G44])" office:value-type="float" office:value="0">
            <text:p/>
          </table:table-cell>
          <table:table-cell table:style-name="ce259" table:formula="of:=SUM([Real.H44:.J44])" office:value-type="float" office:value="0">
            <text:p/>
          </table:table-cell>
          <table:table-cell table:style-name="ce259" table:formula="of:=SUM([Real.K44:.M44])" office:value-type="float" office:value="0">
            <text:p/>
          </table:table-cell>
          <table:table-cell table:style-name="ce266" table:formula="of:=SUM([.B43:.E43])" office:value-type="float" office:value="0">
            <text:p/>
          </table:table-cell>
          <table:table-cell table:number-columns-repeated="1010"/>
        </table:table-row>
        <table:table-row table:style-name="ro7">
          <table:table-cell table:style-name="ce188" table:formula="of:=[Real.A45]" office:value-type="string" office:string-value="Friends of GNOME">
            <text:p>Friends of GNOME</text:p>
          </table:table-cell>
          <table:table-cell table:style-name="ce249" table:formula="of:=SUM([Real.B45:.D45])" office:value-type="float" office:value="0">
            <text:p/>
          </table:table-cell>
          <table:table-cell table:style-name="ce254" table:formula="of:=SUM([Real.E45:.G45])" office:value-type="float" office:value="101.57">
            <text:p>$102</text:p>
          </table:table-cell>
          <table:table-cell table:style-name="ce258" table:formula="of:=SUM([Real.H45:.J45])" office:value-type="float" office:value="2308.25">
            <text:p>$2,308</text:p>
          </table:table-cell>
          <table:table-cell table:style-name="ce258" table:formula="of:=SUM([Real.K45:.M45])" office:value-type="float" office:value="118.47">
            <text:p>$118</text:p>
          </table:table-cell>
          <table:table-cell table:style-name="ce265" table:formula="of:=SUM([.B44:.E44])" office:value-type="float" office:value="2528.29">
            <text:p>$2,528</text:p>
          </table:table-cell>
          <table:table-cell table:number-columns-repeated="1010"/>
        </table:table-row>
        <table:table-row table:style-name="ro7">
          <table:table-cell table:style-name="ce188" table:formula="of:=[Real.A46]" office:value-type="string" office:string-value="Marketing">
            <text:p>Marketing</text:p>
          </table:table-cell>
          <table:table-cell table:style-name="ce249" table:formula="of:=SUM([Real.B46:.D46])" office:value-type="float" office:value="4.95">
            <text:p>$5</text:p>
          </table:table-cell>
          <table:table-cell table:style-name="ce254" table:formula="of:=SUM([Real.E46:.G46])" office:value-type="float" office:value="14.5">
            <text:p>$15</text:p>
          </table:table-cell>
          <table:table-cell table:style-name="ce258" table:formula="of:=SUM([Real.H46:.J46])" office:value-type="float" office:value="0">
            <text:p/>
          </table:table-cell>
          <table:table-cell table:style-name="ce258" table:formula="of:=SUM([Real.K46:.M46])" office:value-type="float" office:value="0">
            <text:p/>
          </table:table-cell>
          <table:table-cell table:style-name="ce265" table:formula="of:=SUM([.B45:.E45])" office:value-type="float" office:value="19.45">
            <text:p>$19</text:p>
          </table:table-cell>
          <table:table-cell table:number-columns-repeated="1010"/>
        </table:table-row>
        <table:table-row table:style-name="ro7">
          <table:table-cell table:style-name="ce193" table:formula="of:=[Real.A47]" office:value-type="string" office:string-value="Advertising">
            <text:p>Advertising</text:p>
          </table:table-cell>
          <table:table-cell table:style-name="ce250" table:formula="of:=SUM([Real.B47:.D47])" office:value-type="float" office:value="0">
            <text:p/>
          </table:table-cell>
          <table:table-cell table:style-name="ce255" table:formula="of:=SUM([Real.E47:.G47])" office:value-type="float" office:value="14.5">
            <text:p>$15</text:p>
          </table:table-cell>
          <table:table-cell table:style-name="ce259" table:formula="of:=SUM([Real.H47:.J47])" office:value-type="float" office:value="0">
            <text:p/>
          </table:table-cell>
          <table:table-cell table:style-name="ce259" table:formula="of:=SUM([Real.K47:.M47])" office:value-type="float" office:value="0">
            <text:p/>
          </table:table-cell>
          <table:table-cell table:style-name="ce266" table:formula="of:=SUM([.B46:.E46])" office:value-type="float" office:value="14.5">
            <text:p>$15</text:p>
          </table:table-cell>
          <table:table-cell table:number-columns-repeated="1010"/>
        </table:table-row>
        <table:table-row table:style-name="ro7">
          <table:table-cell table:style-name="ce193" table:formula="of:=[Real.A48]" office:value-type="string" office:string-value="Annual report">
            <text:p>Annual report</text:p>
          </table:table-cell>
          <table:table-cell table:style-name="ce250" table:formula="of:=SUM([Real.B48:.D48])" office:value-type="float" office:value="4.95">
            <text:p>$5</text:p>
          </table:table-cell>
          <table:table-cell table:style-name="ce255" table:formula="of:=SUM([Real.E48:.G48])" office:value-type="float" office:value="0">
            <text:p/>
          </table:table-cell>
          <table:table-cell table:style-name="ce259" table:formula="of:=SUM([Real.H48:.J48])" office:value-type="float" office:value="0">
            <text:p/>
          </table:table-cell>
          <table:table-cell table:style-name="ce259" table:formula="of:=SUM([Real.K48:.M48])" office:value-type="float" office:value="0">
            <text:p/>
          </table:table-cell>
          <table:table-cell table:style-name="ce266" table:formula="of:=SUM([.B47:.E47])" office:value-type="float" office:value="4.95">
            <text:p>$5</text:p>
          </table:table-cell>
          <table:table-cell table:number-columns-repeated="1010"/>
        </table:table-row>
        <table:table-row table:style-name="ro7">
          <table:table-cell table:style-name="ce193" table:formula="of:=[Real.A49]" office:value-type="string" office:string-value="Merchandise (Hackerthreads)">
            <text:p>Merchandise (Hackerthreads)</text:p>
          </table:table-cell>
          <table:table-cell table:style-name="ce250" table:formula="of:=SUM([Real.B49:.D49])" office:value-type="float" office:value="0">
            <text:p/>
          </table:table-cell>
          <table:table-cell table:style-name="ce255" table:formula="of:=SUM([Real.E49:.G49])" office:value-type="float" office:value="0">
            <text:p/>
          </table:table-cell>
          <table:table-cell table:style-name="ce259" table:formula="of:=SUM([Real.H49:.J49])" office:value-type="float" office:value="0">
            <text:p/>
          </table:table-cell>
          <table:table-cell table:style-name="ce259" table:formula="of:=SUM([Real.K49:.M49])" office:value-type="float" office:value="0">
            <text:p/>
          </table:table-cell>
          <table:table-cell table:style-name="ce266" table:formula="of:=SUM([.B48:.E48])" office:value-type="float" office:value="0">
            <text:p/>
          </table:table-cell>
          <table:table-cell table:number-columns-repeated="1010"/>
        </table:table-row>
        <table:table-row table:style-name="ro7">
          <table:table-cell table:style-name="ce194" table:formula="of:=[Real.A50]" office:value-type="string" office:string-value="Women's outreach">
            <text:p>Women's outreach</text:p>
          </table:table-cell>
          <table:table-cell table:style-name="ce251" table:formula="of:=SUM([Real.B50:.D50])" office:value-type="float" office:value="0">
            <text:p/>
          </table:table-cell>
          <table:table-cell table:style-name="ce256" table:formula="of:=SUM([Real.E50:.G50])" office:value-type="float" office:value="0">
            <text:p/>
          </table:table-cell>
          <table:table-cell table:style-name="ce258" table:formula="of:=SUM([Real.H50:.J50])" office:value-type="float" office:value="0">
            <text:p/>
          </table:table-cell>
          <table:table-cell table:style-name="ce258" table:formula="of:=SUM([Real.K50:.M50])" office:value-type="float" office:value="0">
            <text:p/>
          </table:table-cell>
          <table:table-cell table:style-name="ce267" table:formula="of:=SUM([.B49:.E49])" office:value-type="float" office:value="0">
            <text:p/>
          </table:table-cell>
          <table:table-cell table:number-columns-repeated="1010"/>
        </table:table-row>
        <table:table-row table:style-name="ro4">
          <table:table-cell table:style-name="ce96" office:value-type="string">
            <text:p>Total Result</text:p>
          </table:table-cell>
          <table:table-cell table:style-name="ce112" table:formula="of:=SUM([Real.B51:.D51])" office:value-type="currency" office:currency="USD" office:value="60089.33">
            <text:p>$60,089</text:p>
          </table:table-cell>
          <table:table-cell table:style-name="ce112" table:formula="of:=SUM([Real.E51:.G51])" office:value-type="currency" office:currency="USD" office:value="75110.48">
            <text:p>$75,110</text:p>
          </table:table-cell>
          <table:table-cell table:style-name="ce112" table:formula="of:=SUM([Real.H51:.J51])" office:value-type="currency" office:currency="USD" office:value="102025.71">
            <text:p>$102,026</text:p>
          </table:table-cell>
          <table:table-cell table:style-name="ce112" table:formula="of:=SUM([Real.K51:.M51])" office:value-type="currency" office:currency="USD" office:value="112013.2">
            <text:p>$112,013</text:p>
          </table:table-cell>
          <table:table-cell table:style-name="ce181" table:formula="of:=SUM([.B50:.E50])" office:value-type="currency" office:currency="USD" office:value="349238.72">
            <text:p>$349,239</text:p>
          </table:table-cell>
          <table:table-cell table:number-columns-repeated="1010"/>
        </table:table-row>
        <table:table-row table:style-name="ro4">
          <table:table-cell table:style-name="ce245"/>
          <table:table-cell table:style-name="ce252" table:number-columns-repeated="5"/>
          <table:table-cell table:number-columns-repeated="1010"/>
        </table:table-row>
        <table:table-row table:style-name="ro4">
          <table:table-cell table:number-columns-repeated="1016"/>
        </table:table-row>
        <table:table-row table:style-name="ro4">
          <table:table-cell table:style-name="Default" table:number-columns-repeated="6"/>
          <table:table-cell table:number-columns-repeated="1010"/>
        </table:table-row>
        <table:table-row table:style-name="ro6">
          <table:table-cell table:style-name="ce82" office:value-type="string">
            <text:p>Expenses</text:p>
          </table:table-cell>
          <table:table-cell table:style-name="ce247" office:value-type="string">
            <text:p>Oct-Dec</text:p>
          </table:table-cell>
          <table:table-cell table:style-name="ce253" office:value-type="string">
            <text:p>Jan-Mar</text:p>
          </table:table-cell>
          <table:table-cell table:style-name="ce257" office:value-type="string">
            <text:p>Apr-Jun</text:p>
          </table:table-cell>
          <table:table-cell table:style-name="ce261" office:value-type="string">
            <text:p>Jul-Sep</text:p>
          </table:table-cell>
          <table:table-cell table:style-name="ce264" office:value-type="string">
            <text:p>Total</text:p>
          </table:table-cell>
          <table:table-cell table:number-columns-repeated="1010"/>
        </table:table-row>
        <table:table-row table:style-name="ro7">
          <table:table-cell table:style-name="ce84" office:value-type="string">
            <text:p>Category</text:p>
          </table:table-cell>
          <table:table-cell table:style-name="ce248" office:value-type="string">
            <text:p>Q1</text:p>
          </table:table-cell>
          <table:table-cell table:style-name="ce248" office:value-type="string">
            <text:p>Q2</text:p>
          </table:table-cell>
          <table:table-cell table:style-name="ce248" office:value-type="string">
            <text:p>Q3</text:p>
          </table:table-cell>
          <table:table-cell table:style-name="ce248" office:value-type="string">
            <text:p>Q4</text:p>
          </table:table-cell>
          <table:table-cell table:style-name="ce175" office:value-type="string">
            <text:p>Result</text:p>
          </table:table-cell>
          <table:table-cell table:number-columns-repeated="1010"/>
        </table:table-row>
        <table:table-row table:style-name="ro4">
          <table:table-cell table:style-name="ce87" table:formula="of:=[Real.A56]" office:value-type="string" office:string-value="A11y">
            <text:p>A11y</text:p>
          </table:table-cell>
          <table:table-cell table:style-name="ce114" table:formula="of:=SUM([Real.B56:.D56])" office:value-type="float" office:value="0">
            <text:p/>
          </table:table-cell>
          <table:table-cell table:style-name="ce104" table:formula="of:=SUM([Real.E56:.G56])" office:value-type="float" office:value="0">
            <text:p/>
          </table:table-cell>
          <table:table-cell table:style-name="ce104" table:formula="of:=SUM([Real.H56:.J56])" office:value-type="float" office:value="0">
            <text:p/>
          </table:table-cell>
          <table:table-cell table:style-name="ce159" table:formula="of:=SUM([Real.K56:.M56])" office:value-type="float" office:value="0">
            <text:p/>
          </table:table-cell>
          <table:table-cell table:style-name="ce178" table:formula="of:=SUM([.B56:.E56])" office:value-type="currency" office:currency="USD" office:value="0">
            <text:p>$0</text:p>
          </table:table-cell>
          <table:table-cell table:number-columns-repeated="1010"/>
        </table:table-row>
        <table:table-row table:style-name="ro4">
          <table:table-cell table:style-name="ce92" table:formula="of:=[Real.A57]" office:value-type="string" office:string-value="Surplus 2009">
            <text:p>Surplus 2009</text:p>
          </table:table-cell>
          <table:table-cell table:style-name="ce115" table:formula="of:=SUM([Real.B57:.D57])" office:value-type="float" office:value="0">
            <text:p/>
          </table:table-cell>
          <table:table-cell table:style-name="ce130" table:formula="of:=SUM([Real.E57:.G57])" office:value-type="float" office:value="0">
            <text:p/>
          </table:table-cell>
          <table:table-cell table:style-name="ce130" table:formula="of:=SUM([Real.H57:.J57])" office:value-type="float" office:value="0">
            <text:p/>
          </table:table-cell>
          <table:table-cell table:style-name="ce130" table:formula="of:=SUM([Real.K57:.M57])" office:value-type="float" office:value="0">
            <text:p/>
          </table:table-cell>
          <table:table-cell table:style-name="ce179" table:formula="of:=SUM([.B57:.E57])" office:value-type="currency" office:currency="USD" office:value="0">
            <text:p>$0</text:p>
          </table:table-cell>
          <table:table-cell table:number-columns-repeated="1010"/>
        </table:table-row>
        <table:table-row table:style-name="ro4">
          <table:table-cell table:style-name="ce92" table:formula="of:=[Real.A58]" office:value-type="string" office:string-value="Sponsors Ally">
            <text:p>Sponsors Ally</text:p>
          </table:table-cell>
          <table:table-cell table:style-name="ce116" table:formula="of:=SUM([Real.B58:.D58])" office:value-type="float" office:value="0">
            <text:p/>
          </table:table-cell>
          <table:table-cell table:style-name="ce131" table:formula="of:=SUM([Real.E58:.G58])" office:value-type="float" office:value="0">
            <text:p/>
          </table:table-cell>
          <table:table-cell table:style-name="ce131" table:formula="of:=SUM([Real.H58:.J58])" office:value-type="float" office:value="0">
            <text:p/>
          </table:table-cell>
          <table:table-cell table:style-name="ce130" table:formula="of:=SUM([Real.K58:.M58])" office:value-type="float" office:value="0">
            <text:p/>
          </table:table-cell>
          <table:table-cell table:style-name="ce179" table:formula="of:=SUM([.B58:.E58])" office:value-type="currency" office:currency="USD" office:value="0">
            <text:p>$0</text:p>
          </table:table-cell>
          <table:table-cell table:number-columns-repeated="1010"/>
        </table:table-row>
        <table:table-row table:style-name="ro4">
          <table:table-cell table:style-name="ce87" table:formula="of:=[Real.A59]" office:value-type="string" office:string-value="Adboard">
            <text:p>Adboard</text:p>
          </table:table-cell>
          <table:table-cell table:style-name="ce107" table:formula="of:=SUM([Real.B59:.D59])" office:value-type="float" office:value="59973">
            <text:p>$59,973</text:p>
          </table:table-cell>
          <table:table-cell table:style-name="ce124" table:formula="of:=SUM([Real.E59:.G59])" office:value-type="float" office:value="60000">
            <text:p>$60,000</text:p>
          </table:table-cell>
          <table:table-cell table:style-name="ce124" table:formula="of:=SUM([Real.H59:.J59])" office:value-type="float" office:value="70000">
            <text:p>$70,000</text:p>
          </table:table-cell>
          <table:table-cell table:style-name="ce160" table:formula="of:=SUM([Real.K59:.M59])" office:value-type="float" office:value="30000">
            <text:p>$30,000</text:p>
          </table:table-cell>
          <table:table-cell table:style-name="ce178" table:formula="of:=SUM([.B59:.E59])" office:value-type="currency" office:currency="USD" office:value="219973">
            <text:p>$219,973</text:p>
          </table:table-cell>
          <table:table-cell table:number-columns-repeated="1010"/>
        </table:table-row>
        <table:table-row table:style-name="ro4">
          <table:table-cell table:style-name="ce92" table:formula="of:=[Real.A60]" office:value-type="string" office:string-value="Adboard">
            <text:p>Adboard</text:p>
          </table:table-cell>
          <table:table-cell table:style-name="ce116" table:formula="of:=SUM([Real.B60:.D60])" office:value-type="float" office:value="9973">
            <text:p>$9,973</text:p>
          </table:table-cell>
          <table:table-cell table:style-name="ce131" table:formula="of:=SUM([Real.E60:.G60])" office:value-type="float" office:value="50000">
            <text:p>$50,000</text:p>
          </table:table-cell>
          <table:table-cell table:style-name="ce131" table:formula="of:=SUM([Real.H60:.J60])" office:value-type="float" office:value="70000">
            <text:p>$70,000</text:p>
          </table:table-cell>
          <table:table-cell table:style-name="ce130" table:formula="of:=SUM([Real.K60:.M60])" office:value-type="float" office:value="30000">
            <text:p>$30,000</text:p>
          </table:table-cell>
          <table:table-cell table:style-name="ce179" table:formula="of:=SUM([.B60:.E60])" office:value-type="currency" office:currency="USD" office:value="159973">
            <text:p>$159,973</text:p>
          </table:table-cell>
          <table:table-cell table:number-columns-repeated="1010"/>
        </table:table-row>
        <table:table-row table:style-name="ro4">
          <table:table-cell table:style-name="ce92" table:formula="of:=[Real.A61]" office:value-type="string" office:string-value="Adboard –2009">
            <text:p>Adboard –2009</text:p>
          </table:table-cell>
          <table:table-cell table:style-name="ce116" table:formula="of:=SUM([Real.B61:.D61])" office:value-type="float" office:value="50000">
            <text:p>$50,000</text:p>
          </table:table-cell>
          <table:table-cell table:style-name="ce131" table:formula="of:=SUM([Real.E61:.G61])" office:value-type="float" office:value="10000">
            <text:p>$10,000</text:p>
          </table:table-cell>
          <table:table-cell table:style-name="ce131" table:formula="of:=SUM([Real.H61:.J61])" office:value-type="float" office:value="0">
            <text:p/>
          </table:table-cell>
          <table:table-cell table:style-name="ce130" table:formula="of:=SUM([Real.K61:.M61])" office:value-type="float" office:value="0">
            <text:p/>
          </table:table-cell>
          <table:table-cell table:style-name="ce179" table:formula="of:=SUM([.B61:.E61])" office:value-type="currency" office:currency="USD" office:value="60000">
            <text:p>$60,000</text:p>
          </table:table-cell>
          <table:table-cell table:number-columns-repeated="1010"/>
        </table:table-row>
        <table:table-row table:style-name="ro4">
          <table:table-cell table:style-name="ce87" table:formula="of:=[Real.A62]" office:value-type="string" office:string-value="Affiliate programs">
            <text:p>Affiliate programs</text:p>
          </table:table-cell>
          <table:table-cell table:style-name="ce107" table:formula="of:=SUM([Real.B62:.D62])" office:value-type="float" office:value="63.91">
            <text:p>$64</text:p>
          </table:table-cell>
          <table:table-cell table:style-name="ce126" table:formula="of:=SUM([Real.E62:.G62])" office:value-type="float" office:value="111.22">
            <text:p>$111</text:p>
          </table:table-cell>
          <table:table-cell table:style-name="ce124" table:formula="of:=SUM([Real.H62:.J62])" office:value-type="float" office:value="1226.88">
            <text:p>$1,227</text:p>
          </table:table-cell>
          <table:table-cell table:style-name="ce160" table:formula="of:=SUM([Real.K62:.M62])" office:value-type="float" office:value="501.65">
            <text:p>$502</text:p>
          </table:table-cell>
          <table:table-cell table:style-name="ce178" table:formula="of:=SUM([.B62:.E62])" office:value-type="currency" office:currency="USD" office:value="1903.66">
            <text:p>$1,904</text:p>
          </table:table-cell>
          <table:table-cell table:number-columns-repeated="1010"/>
        </table:table-row>
        <table:table-row table:style-name="ro4">
          <table:table-cell table:style-name="ce98" table:formula="of:=[Real.A63]" office:value-type="string" office:string-value="Royalties">
            <text:p>Royalties</text:p>
          </table:table-cell>
          <table:table-cell table:style-name="ce117" table:formula="of:=SUM([Real.B63:.D63])" office:value-type="float" office:value="0">
            <text:p/>
          </table:table-cell>
          <table:table-cell table:style-name="ce128" table:formula="of:=SUM([Real.E63:.G63])" office:value-type="float" office:value="0">
            <text:p/>
          </table:table-cell>
          <table:table-cell table:style-name="ce260" table:formula="of:=SUM([Real.H63:.J63])" office:value-type="float" office:value="654.2">
            <text:p>$654</text:p>
          </table:table-cell>
          <table:table-cell table:style-name="ce262" table:formula="of:=SUM([Real.K63:.M63])" office:value-type="float" office:value="193.12">
            <text:p>$193</text:p>
          </table:table-cell>
          <table:table-cell table:style-name="ce179" table:formula="of:=SUM([.B63:.E63])" office:value-type="currency" office:currency="USD" office:value="847.32">
            <text:p>$847</text:p>
          </table:table-cell>
          <table:table-cell table:number-columns-repeated="1010"/>
        </table:table-row>
        <table:table-row table:style-name="ro4">
          <table:table-cell table:style-name="ce92" table:formula="of:=[Real.A64]" office:value-type="string" office:string-value="Amazon">
            <text:p>Amazon</text:p>
          </table:table-cell>
          <table:table-cell table:style-name="ce116" table:formula="of:=SUM([Real.B64:.D64])" office:value-type="float" office:value="63.91">
            <text:p>$64</text:p>
          </table:table-cell>
          <table:table-cell table:style-name="ce127" table:formula="of:=SUM([Real.E64:.G64])" office:value-type="float" office:value="111.22">
            <text:p>$111</text:p>
          </table:table-cell>
          <table:table-cell table:style-name="ce131" table:formula="of:=SUM([Real.H64:.J64])" office:value-type="float" office:value="572.68">
            <text:p>$573</text:p>
          </table:table-cell>
          <table:table-cell table:style-name="ce130" table:formula="of:=SUM([Real.K64:.M64])" office:value-type="float" office:value="308.53">
            <text:p>$309</text:p>
          </table:table-cell>
          <table:table-cell table:style-name="ce179" table:formula="of:=SUM([.B64:.E64])" office:value-type="currency" office:currency="USD" office:value="1056.34">
            <text:p>$1,056</text:p>
          </table:table-cell>
          <table:table-cell table:number-columns-repeated="1010"/>
        </table:table-row>
        <table:table-row table:style-name="ro4">
          <table:table-cell table:style-name="ce87" table:formula="of:=[Real.A65]" office:value-type="string" office:string-value="Events">
            <text:p>Events</text:p>
          </table:table-cell>
          <table:table-cell table:style-name="ce107" table:formula="of:=SUM([Real.B65:.D65])" office:value-type="float" office:value="20700">
            <text:p>$20,700</text:p>
          </table:table-cell>
          <table:table-cell table:style-name="ce126" table:formula="of:=SUM([Real.E65:.G65])" office:value-type="float" office:value="3928.52">
            <text:p>$3,929</text:p>
          </table:table-cell>
          <table:table-cell table:style-name="ce124" table:formula="of:=SUM([Real.H65:.J65])" office:value-type="float" office:value="63185.21">
            <text:p>$63,185</text:p>
          </table:table-cell>
          <table:table-cell table:style-name="ce160" table:formula="of:=SUM([Real.K65:.M65])" office:value-type="float" office:value="97427">
            <text:p>$97,427</text:p>
          </table:table-cell>
          <table:table-cell table:style-name="ce178" table:formula="of:=SUM([.B65:.E65])" office:value-type="currency" office:currency="USD" office:value="185240.73">
            <text:p>$185,241</text:p>
          </table:table-cell>
          <table:table-cell table:number-columns-repeated="1010"/>
        </table:table-row>
        <table:table-row table:style-name="ro4">
          <table:table-cell table:style-name="ce86" table:formula="of:=[Real.A66]" office:value-type="string" office:string-value="Boston Summit">
            <text:p>Boston Summit</text:p>
          </table:table-cell>
          <table:table-cell table:style-name="ce106" table:formula="of:=SUM([Real.B66:.D66])" office:value-type="float" office:value="0">
            <text:p/>
          </table:table-cell>
          <table:table-cell table:style-name="ce125" table:formula="of:=SUM([Real.E66:.G66])" office:value-type="float" office:value="0">
            <text:p/>
          </table:table-cell>
          <table:table-cell table:style-name="ce105" table:formula="of:=SUM([Real.H66:.J66])" office:value-type="float" office:value="0">
            <text:p/>
          </table:table-cell>
          <table:table-cell table:style-name="ce263" table:formula="of:=SUM([Real.K66:.M66])" office:value-type="float" office:value="0">
            <text:p/>
          </table:table-cell>
          <table:table-cell table:style-name="ce177" table:formula="of:=SUM([.B66:.E66])" office:value-type="currency" office:currency="USD" office:value="0">
            <text:p>$0</text:p>
          </table:table-cell>
          <table:table-cell table:number-columns-repeated="1010"/>
        </table:table-row>
        <table:table-row table:style-name="ro4">
          <table:table-cell table:style-name="ce86" table:formula="of:=[Real.A67]" office:value-type="string" office:string-value="GUADEC">
            <text:p>GUADEC</text:p>
          </table:table-cell>
          <table:table-cell table:style-name="ce106" table:formula="of:=SUM([Real.B67:.D67])" office:value-type="float" office:value="0">
            <text:p/>
          </table:table-cell>
          <table:table-cell table:style-name="ce125" table:formula="of:=SUM([Real.E67:.G67])" office:value-type="float" office:value="0">
            <text:p/>
          </table:table-cell>
          <table:table-cell table:style-name="ce105" table:formula="of:=SUM([Real.H67:.J67])" office:value-type="float" office:value="63185.21">
            <text:p>$63,185</text:p>
          </table:table-cell>
          <table:table-cell table:style-name="ce263" table:formula="of:=SUM([Real.K67:.M67])" office:value-type="float" office:value="93427">
            <text:p>$93,427</text:p>
          </table:table-cell>
          <table:table-cell table:style-name="ce177" table:formula="of:=SUM([.B67:.E67])" office:value-type="currency" office:currency="USD" office:value="156612.21">
            <text:p>$156,612</text:p>
          </table:table-cell>
          <table:table-cell table:number-columns-repeated="1010"/>
        </table:table-row>
        <table:table-row table:style-name="ro4">
          <table:table-cell table:style-name="ce86" table:formula="of:=[Real.A68]" office:value-type="string" office:string-value="GUADEC –2009">
            <text:p>GUADEC –2009</text:p>
          </table:table-cell>
          <table:table-cell table:style-name="ce106" table:formula="of:=SUM([Real.B68:.D68])" office:value-type="float" office:value="12700">
            <text:p>$12,700</text:p>
          </table:table-cell>
          <table:table-cell table:style-name="ce125" table:formula="of:=SUM([Real.E68:.G68])" office:value-type="float" office:value="3928.52">
            <text:p>$3,929</text:p>
          </table:table-cell>
          <table:table-cell table:style-name="ce105" table:formula="of:=SUM([Real.H68:.J68])" office:value-type="float" office:value="0">
            <text:p/>
          </table:table-cell>
          <table:table-cell table:style-name="ce263" table:formula="of:=SUM([Real.K68:.M68])" office:value-type="float" office:value="0">
            <text:p/>
          </table:table-cell>
          <table:table-cell table:style-name="ce177" table:formula="of:=SUM([.B68:.E68])" office:value-type="currency" office:currency="USD" office:value="16628.52">
            <text:p>$16,629</text:p>
          </table:table-cell>
          <table:table-cell table:number-columns-repeated="1010"/>
        </table:table-row>
        <table:table-row table:style-name="ro4">
          <table:table-cell table:style-name="ce86" table:formula="of:=[Real.A69]" office:value-type="string" office:string-value="GNOME Asia">
            <text:p>GNOME Asia</text:p>
          </table:table-cell>
          <table:table-cell table:style-name="ce106" table:formula="of:=SUM([Real.B69:.D69])" office:value-type="float" office:value="8000">
            <text:p>$8,000</text:p>
          </table:table-cell>
          <table:table-cell table:style-name="ce125" table:formula="of:=SUM([Real.E69:.G69])" office:value-type="float" office:value="0">
            <text:p/>
          </table:table-cell>
          <table:table-cell table:style-name="ce105" table:formula="of:=SUM([Real.H69:.J69])" office:value-type="float" office:value="0">
            <text:p/>
          </table:table-cell>
          <table:table-cell table:style-name="ce263" table:formula="of:=SUM([Real.K69:.M69])" office:value-type="float" office:value="4000">
            <text:p>$4,000</text:p>
          </table:table-cell>
          <table:table-cell table:style-name="ce177" table:formula="of:=SUM([.B69:.E69])" office:value-type="currency" office:currency="USD" office:value="12000">
            <text:p>$12,000</text:p>
          </table:table-cell>
          <table:table-cell table:number-columns-repeated="1010"/>
        </table:table-row>
        <table:table-row table:style-name="ro4">
          <table:table-cell table:style-name="ce86" table:formula="of:=[Real.A70]" office:value-type="string" office:string-value="GNOME Asia 2009">
            <text:p>GNOME Asia 2009</text:p>
          </table:table-cell>
          <table:table-cell table:style-name="ce106" table:formula="of:=SUM([Real.B70:.D70])" office:value-type="float" office:value="0">
            <text:p/>
          </table:table-cell>
          <table:table-cell table:style-name="ce125" table:formula="of:=SUM([Real.E70:.G70])" office:value-type="float" office:value="0">
            <text:p/>
          </table:table-cell>
          <table:table-cell table:style-name="ce105" table:formula="of:=SUM([Real.H70:.J70])" office:value-type="float" office:value="0">
            <text:p/>
          </table:table-cell>
          <table:table-cell table:style-name="ce263" table:formula="of:=SUM([Real.K70:.M70])" office:value-type="float" office:value="0">
            <text:p/>
          </table:table-cell>
          <table:table-cell table:style-name="ce177" table:formula="of:=SUM([.B70:.E70])" office:value-type="currency" office:currency="USD" office:value="0">
            <text:p>$0</text:p>
          </table:table-cell>
          <table:table-cell table:number-columns-repeated="1010"/>
        </table:table-row>
        <table:table-row table:style-name="ro4">
          <table:table-cell table:style-name="ce86" table:formula="of:=[Real.A71]" office:value-type="string" office:string-value="GUADEC-ES">
            <text:p>GUADEC-ES</text:p>
          </table:table-cell>
          <table:table-cell table:style-name="ce106" table:formula="of:=SUM([Real.B71:.D71])" office:value-type="float" office:value="0">
            <text:p/>
          </table:table-cell>
          <table:table-cell table:style-name="ce125" table:formula="of:=SUM([Real.E71:.G71])" office:value-type="float" office:value="0">
            <text:p/>
          </table:table-cell>
          <table:table-cell table:style-name="ce105" table:formula="of:=SUM([Real.H71:.J71])" office:value-type="float" office:value="0">
            <text:p/>
          </table:table-cell>
          <table:table-cell table:style-name="ce263" table:formula="of:=SUM([Real.K71:.M71])" office:value-type="float" office:value="0">
            <text:p/>
          </table:table-cell>
          <table:table-cell table:style-name="ce177" table:formula="of:=SUM([.B71:.E71])" office:value-type="currency" office:currency="USD" office:value="0">
            <text:p>$0</text:p>
          </table:table-cell>
          <table:table-cell table:number-columns-repeated="1010"/>
        </table:table-row>
        <table:table-row table:style-name="ro4">
          <table:table-cell table:style-name="ce86" table:formula="of:=[Real.A72]" office:value-type="string" office:string-value="Other fees">
            <text:p>Other fees</text:p>
          </table:table-cell>
          <table:table-cell table:style-name="ce106" table:formula="of:=SUM([Real.B72:.D72])" office:value-type="float" office:value="0">
            <text:p/>
          </table:table-cell>
          <table:table-cell table:style-name="ce125" table:formula="of:=SUM([Real.E72:.G72])" office:value-type="float" office:value="0">
            <text:p/>
          </table:table-cell>
          <table:table-cell table:style-name="ce105" table:formula="of:=SUM([Real.H72:.J72])" office:value-type="float" office:value="0">
            <text:p/>
          </table:table-cell>
          <table:table-cell table:style-name="ce263" table:formula="of:=SUM([Real.K72:.M72])" office:value-type="float" office:value="0">
            <text:p/>
          </table:table-cell>
          <table:table-cell table:style-name="ce177" table:formula="of:=SUM([.B72:.E72])" office:value-type="currency" office:currency="USD" office:value="0">
            <text:p>$0</text:p>
          </table:table-cell>
          <table:table-cell table:number-columns-repeated="1010"/>
        </table:table-row>
        <table:table-row table:style-name="ro4">
          <table:table-cell table:style-name="ce94" table:formula="of:=[Real.A73]" office:value-type="string" office:string-value="Hackfests">
            <text:p>Hackfests</text:p>
          </table:table-cell>
          <table:table-cell table:style-name="ce107" table:formula="of:=SUM([Real.B73:.D73])" office:value-type="float" office:value="19950">
            <text:p>$19,950</text:p>
          </table:table-cell>
          <table:table-cell table:style-name="ce126" table:formula="of:=SUM([Real.E73:.G73])" office:value-type="float" office:value="5975">
            <text:p>$5,975</text:p>
          </table:table-cell>
          <table:table-cell table:style-name="ce124" table:formula="of:=SUM([Real.H73:.J73])" office:value-type="float" office:value="10000">
            <text:p>$10,000</text:p>
          </table:table-cell>
          <table:table-cell table:style-name="ce160" table:formula="of:=SUM([Real.K73:.M73])" office:value-type="float" office:value="0">
            <text:p/>
          </table:table-cell>
          <table:table-cell table:style-name="ce178" table:formula="of:=SUM([.B73:.E73])" office:value-type="currency" office:currency="USD" office:value="35925">
            <text:p>$35,925</text:p>
          </table:table-cell>
          <table:table-cell table:number-columns-repeated="1010"/>
        </table:table-row>
        <table:table-row table:style-name="ro4">
          <table:table-cell table:style-name="ce87" table:formula="of:=[Real.A74]" office:value-type="string" office:string-value="Friends of GNOME">
            <text:p>Friends of GNOME</text:p>
          </table:table-cell>
          <table:table-cell table:style-name="ce107" table:formula="of:=SUM([Real.B74:.D74])" office:value-type="float" office:value="6473">
            <text:p>$6,473</text:p>
          </table:table-cell>
          <table:table-cell table:style-name="ce126" table:formula="of:=SUM([Real.E74:.G74])" office:value-type="float" office:value="18048.96">
            <text:p>$18,049</text:p>
          </table:table-cell>
          <table:table-cell table:style-name="ce124" table:formula="of:=SUM([Real.H74:.J74])" office:value-type="float" office:value="9704.5">
            <text:p>$9,705</text:p>
          </table:table-cell>
          <table:table-cell table:style-name="ce160" table:formula="of:=SUM([Real.K74:.M74])" office:value-type="float" office:value="4829">
            <text:p>$4,829</text:p>
          </table:table-cell>
          <table:table-cell table:style-name="ce178" table:formula="of:=SUM([.B74:.E74])" office:value-type="currency" office:currency="USD" office:value="39055.46">
            <text:p>$39,055</text:p>
          </table:table-cell>
          <table:table-cell table:number-columns-repeated="1010"/>
        </table:table-row>
        <table:table-row table:style-name="ro4">
          <table:table-cell table:style-name="ce86" table:formula="of:=[Real.A75]" office:value-type="string" office:string-value="FOG Subscription">
            <text:p>FOG Subscription</text:p>
          </table:table-cell>
          <table:table-cell table:style-name="ce106" table:formula="of:=SUM([Real.B75:.D75])" office:value-type="float" office:value="4104">
            <text:p>$4,104</text:p>
          </table:table-cell>
          <table:table-cell table:style-name="ce125" table:formula="of:=SUM([Real.E75:.G75])" office:value-type="float" office:value="3387">
            <text:p>$3,387</text:p>
          </table:table-cell>
          <table:table-cell table:style-name="ce105" table:formula="of:=SUM([Real.H75:.J75])" office:value-type="float" office:value="3980">
            <text:p>$3,980</text:p>
          </table:table-cell>
          <table:table-cell table:style-name="ce263" table:formula="of:=SUM([Real.K75:.M75])" office:value-type="float" office:value="3390">
            <text:p>$3,390</text:p>
          </table:table-cell>
          <table:table-cell table:style-name="ce177" table:formula="of:=SUM([.B75:.E75])" office:value-type="currency" office:currency="USD" office:value="14861">
            <text:p>$14,861</text:p>
          </table:table-cell>
          <table:table-cell table:number-columns-repeated="1010"/>
        </table:table-row>
        <table:table-row table:style-name="ro4">
          <table:table-cell table:style-name="ce86" table:formula="of:=[Real.A76]" office:value-type="string" office:string-value="One time donation">
            <text:p>One time donation</text:p>
          </table:table-cell>
          <table:table-cell table:style-name="ce106" table:formula="of:=SUM([Real.B76:.D76])" office:value-type="float" office:value="2369">
            <text:p>$2,369</text:p>
          </table:table-cell>
          <table:table-cell table:style-name="ce125" table:formula="of:=SUM([Real.E76:.G76])" office:value-type="float" office:value="14661.96">
            <text:p>$14,662</text:p>
          </table:table-cell>
          <table:table-cell table:style-name="ce105" table:formula="of:=SUM([Real.H76:.J76])" office:value-type="float" office:value="5724.5">
            <text:p>$5,725</text:p>
          </table:table-cell>
          <table:table-cell table:style-name="ce263" table:formula="of:=SUM([Real.K76:.M76])" office:value-type="float" office:value="1439">
            <text:p>$1,439</text:p>
          </table:table-cell>
          <table:table-cell table:style-name="ce177" table:formula="of:=SUM([.B76:.E76])" office:value-type="currency" office:currency="USD" office:value="24194.46">
            <text:p>$24,194</text:p>
          </table:table-cell>
          <table:table-cell table:number-columns-repeated="1010"/>
        </table:table-row>
        <table:table-row table:style-name="ro4">
          <table:table-cell table:style-name="ce87" table:formula="of:=[Real.A77]" office:value-type="string" office:string-value="Interest – Bank">
            <text:p>Interest – Bank</text:p>
          </table:table-cell>
          <table:table-cell table:style-name="ce107" table:formula="of:=SUM([Real.B77:.D77])" office:value-type="float" office:value="122.08">
            <text:p>$122</text:p>
          </table:table-cell>
          <table:table-cell table:style-name="ce126" table:formula="of:=SUM([Real.E77:.G77])" office:value-type="float" office:value="60.35">
            <text:p>$60</text:p>
          </table:table-cell>
          <table:table-cell table:style-name="ce124" table:formula="of:=SUM([Real.H77:.J77])" office:value-type="float" office:value="196.82">
            <text:p>$197</text:p>
          </table:table-cell>
          <table:table-cell table:style-name="ce160" table:formula="of:=SUM([Real.K77:.M77])" office:value-type="float" office:value="180.26">
            <text:p>$180</text:p>
          </table:table-cell>
          <table:table-cell table:style-name="ce178" table:formula="of:=SUM([.B77:.E77])" office:value-type="currency" office:currency="USD" office:value="559.51">
            <text:p>$560</text:p>
          </table:table-cell>
          <table:table-cell table:number-columns-repeated="1010"/>
        </table:table-row>
        <table:table-row table:style-name="ro4">
          <table:table-cell table:style-name="ce87" table:formula="of:=[Real.A78]" office:value-type="string" office:string-value="Other Corp. donations">
            <text:p>Other Corp. donations</text:p>
          </table:table-cell>
          <table:table-cell table:style-name="ce107" table:formula="of:=SUM([Real.B78:.D78])" office:value-type="float" office:value="0">
            <text:p/>
          </table:table-cell>
          <table:table-cell table:style-name="ce126" table:formula="of:=SUM([Real.E78:.G78])" office:value-type="float" office:value="93350">
            <text:p>$93,350</text:p>
          </table:table-cell>
          <table:table-cell table:style-name="ce124" table:formula="of:=SUM([Real.H78:.J78])" office:value-type="float" office:value="10000">
            <text:p>$10,000</text:p>
          </table:table-cell>
          <table:table-cell table:style-name="ce160" table:formula="of:=SUM([Real.K78:.M78])" office:value-type="float" office:value="0">
            <text:p/>
          </table:table-cell>
          <table:table-cell table:style-name="ce178" table:formula="of:=SUM([.B78:.E78])" office:value-type="currency" office:currency="USD" office:value="103350">
            <text:p>$103,350</text:p>
          </table:table-cell>
          <table:table-cell table:number-columns-repeated="1010"/>
        </table:table-row>
        <table:table-row table:style-name="ro4">
          <table:table-cell table:style-name="ce87" table:formula="of:=[Real.A79]" office:value-type="string" office:string-value="Other">
            <text:p>Other</text:p>
          </table:table-cell>
          <table:table-cell table:style-name="ce107" table:formula="of:=SUM([Real.B79:.D79])" office:value-type="float" office:value="0">
            <text:p/>
          </table:table-cell>
          <table:table-cell table:style-name="ce126" table:formula="of:=SUM([Real.E79:.G79])" office:value-type="float" office:value="14150">
            <text:p>$14,150</text:p>
          </table:table-cell>
          <table:table-cell table:style-name="ce124" table:formula="of:=SUM([Real.H79:.J79])" office:value-type="float" office:value="339.68">
            <text:p>$340</text:p>
          </table:table-cell>
          <table:table-cell table:style-name="ce160" table:formula="of:=SUM([Real.K79:.M79])" office:value-type="float" office:value="530.36">
            <text:p>$530</text:p>
          </table:table-cell>
          <table:table-cell table:style-name="ce178" table:formula="of:=SUM([.B79:.E79])" office:value-type="currency" office:currency="USD" office:value="15020.04">
            <text:p>$15,020</text:p>
          </table:table-cell>
          <table:table-cell table:number-columns-repeated="1010"/>
        </table:table-row>
        <table:table-row table:style-name="ro4">
          <table:table-cell table:style-name="ce92" table:formula="of:=[Real.A80]" office:value-type="string" office:string-value="Google SoC">
            <text:p>Google SoC</text:p>
          </table:table-cell>
          <table:table-cell table:style-name="ce116" table:formula="of:=SUM([Real.B80:.D80])" office:value-type="float" office:value="0">
            <text:p/>
          </table:table-cell>
          <table:table-cell table:style-name="ce127" table:formula="of:=SUM([Real.E80:.G80])" office:value-type="float" office:value="14150">
            <text:p>$14,150</text:p>
          </table:table-cell>
          <table:table-cell table:style-name="ce131" table:formula="of:=SUM([Real.H80:.J80])" office:value-type="float" office:value="0">
            <text:p/>
          </table:table-cell>
          <table:table-cell table:style-name="ce130" table:formula="of:=SUM([Real.K80:.M80])" office:value-type="float" office:value="0">
            <text:p/>
          </table:table-cell>
          <table:table-cell table:style-name="ce179" table:formula="of:=SUM([.B80:.E80])" office:value-type="currency" office:currency="USD" office:value="14150">
            <text:p>$14,150</text:p>
          </table:table-cell>
          <table:table-cell table:number-columns-repeated="1010"/>
        </table:table-row>
        <table:table-row table:style-name="ro4">
          <table:table-cell table:style-name="ce92" table:formula="of:=[Real.A81]" office:value-type="string" office:string-value="External accounts">
            <text:p>External accounts</text:p>
          </table:table-cell>
          <table:table-cell table:style-name="ce116" table:formula="of:=SUM([Real.B81:.D81])" office:value-type="float" office:value="0">
            <text:p/>
          </table:table-cell>
          <table:table-cell table:style-name="ce127" table:formula="of:=SUM([Real.E81:.G81])" office:value-type="float" office:value="0">
            <text:p/>
          </table:table-cell>
          <table:table-cell table:style-name="ce131" table:formula="of:=SUM([Real.H81:.J81])" office:value-type="float" office:value="339.68">
            <text:p>$340</text:p>
          </table:table-cell>
          <table:table-cell table:style-name="ce130" table:formula="of:=SUM([Real.K81:.M81])" office:value-type="float" office:value="530.36">
            <text:p>$530</text:p>
          </table:table-cell>
          <table:table-cell table:style-name="ce179" table:formula="of:=SUM([.B81:.E81])" office:value-type="currency" office:currency="USD" office:value="870.04">
            <text:p>$870</text:p>
          </table:table-cell>
          <table:table-cell table:number-columns-repeated="1010"/>
        </table:table-row>
        <table:table-row table:style-name="ro4">
          <table:table-cell table:style-name="ce92" table:formula="of:=[Real.A82]" office:value-type="string" office:string-value="Travel surplus 2009">
            <text:p>Travel surplus 2009</text:p>
          </table:table-cell>
          <table:table-cell table:style-name="ce116" table:formula="of:=SUM([Real.B82:.D82])" office:value-type="float" office:value="0">
            <text:p/>
          </table:table-cell>
          <table:table-cell table:style-name="ce127" table:formula="of:=SUM([Real.E82:.G82])" office:value-type="float" office:value="0">
            <text:p/>
          </table:table-cell>
          <table:table-cell table:style-name="ce131" table:formula="of:=SUM([Real.H82:.J82])" office:value-type="float" office:value="0">
            <text:p/>
          </table:table-cell>
          <table:table-cell table:style-name="ce130" table:formula="of:=SUM([Real.K82:.M82])" office:value-type="float" office:value="0">
            <text:p/>
          </table:table-cell>
          <table:table-cell table:style-name="ce179" table:formula="of:=SUM([.B82:.E82])" office:value-type="currency" office:currency="USD" office:value="0">
            <text:p>$0</text:p>
          </table:table-cell>
          <table:table-cell table:number-columns-repeated="1010"/>
        </table:table-row>
        <table:table-row table:style-name="ro4">
          <table:table-cell table:style-name="ce92" table:formula="of:=[Real.A83]" office:value-type="string" office:string-value="Surplus 2009">
            <text:p>Surplus 2009</text:p>
          </table:table-cell>
          <table:table-cell table:style-name="ce116" table:formula="of:=SUM([Real.B83:.D83])" office:value-type="float" office:value="0">
            <text:p/>
          </table:table-cell>
          <table:table-cell table:style-name="ce127" table:formula="of:=SUM([Real.E83:.G83])" office:value-type="float" office:value="0">
            <text:p/>
          </table:table-cell>
          <table:table-cell table:style-name="ce131" table:formula="of:=SUM([Real.H83:.J83])" office:value-type="float" office:value="0">
            <text:p/>
          </table:table-cell>
          <table:table-cell table:style-name="ce130" table:formula="of:=SUM([Real.K83:.M83])" office:value-type="float" office:value="0">
            <text:p/>
          </table:table-cell>
          <table:table-cell table:style-name="ce179" table:formula="of:=SUM([.B83:.E83])" office:value-type="currency" office:currency="USD" office:value="0">
            <text:p>$0</text:p>
          </table:table-cell>
          <table:table-cell table:number-columns-repeated="1010"/>
        </table:table-row>
        <table:table-row table:style-name="ro4">
          <table:table-cell table:style-name="ce87" table:formula="of:=[Real.A84]" office:value-type="string" office:string-value="Women's outreach">
            <text:p>Women's outreach</text:p>
          </table:table-cell>
          <table:table-cell table:style-name="ce118" table:formula="of:=SUM([Real.B84:.D84])" office:value-type="float" office:value="1">
            <text:p>$1</text:p>
          </table:table-cell>
          <table:table-cell table:style-name="ce132" table:formula="of:=SUM([Real.E84:.G84])" office:value-type="float" office:value="310">
            <text:p>$310</text:p>
          </table:table-cell>
          <table:table-cell table:style-name="ce132" table:formula="of:=SUM([Real.H84:.J84])" office:value-type="float" office:value="0">
            <text:p/>
          </table:table-cell>
          <table:table-cell table:style-name="ce165" table:formula="of:=SUM([Real.K84:.M84])" office:value-type="float" office:value="0">
            <text:p/>
          </table:table-cell>
          <table:table-cell table:style-name="ce178" table:formula="of:=SUM([.B84:.E84])" office:value-type="currency" office:currency="USD" office:value="311">
            <text:p>$311</text:p>
          </table:table-cell>
          <table:table-cell table:number-columns-repeated="1010"/>
        </table:table-row>
        <table:table-row table:style-name="ro4">
          <table:table-cell table:style-name="ce96" office:value-type="string">
            <text:p>Total Result</text:p>
          </table:table-cell>
          <table:table-cell table:style-name="ce119" table:formula="of:=SUM([Real.B85:.D85])" office:value-type="currency" office:currency="USD" office:value="107282.99">
            <text:p>$107,283</text:p>
          </table:table-cell>
          <table:table-cell table:style-name="ce133" table:formula="of:=SUM([Real.E85:.G85])" office:value-type="currency" office:currency="USD" office:value="195934.05">
            <text:p>$195,934</text:p>
          </table:table-cell>
          <table:table-cell table:style-name="ce133" table:formula="of:=SUM([Real.H85:.J85])" office:value-type="currency" office:currency="USD" office:value="164653.09">
            <text:p>$164,653</text:p>
          </table:table-cell>
          <table:table-cell table:style-name="ce133" table:formula="of:=SUM([Real.K85:.M85])" office:value-type="currency" office:currency="USD" office:value="133468.27">
            <text:p>$133,468</text:p>
          </table:table-cell>
          <table:table-cell table:style-name="ce181" table:formula="of:=SUM([.B85:.E85])" office:value-type="currency" office:currency="USD" office:value="601338.4">
            <text:p>$601,338</text:p>
          </table:table-cell>
          <table:table-cell table:number-columns-repeated="1010"/>
        </table:table-row>
        <table:table-row table:style-name="ro4">
          <table:table-cell table:style-name="Default"/>
          <table:table-cell table:style-name="ce252" table:number-columns-repeated="5"/>
          <table:table-cell table:number-columns-repeated="1010"/>
        </table:table-row>
        <table:table-row table:style-name="ro4">
          <table:table-cell table:number-columns-repeated="1016"/>
        </table:table-row>
        <table:table-row table:style-name="ro4">
          <table:table-cell table:style-name="ce99" office:value-type="string">
            <text:p>Balance</text:p>
          </table:table-cell>
          <table:table-cell table:style-name="ce120" table:formula="of:=[.B85]-[.B50]" office:value-type="currency" office:currency="USD" office:value="47193.66">
            <text:p>$47,194</text:p>
          </table:table-cell>
          <table:table-cell table:style-name="ce134" table:formula="of:=[.C85]-[.C50]" office:value-type="currency" office:currency="USD" office:value="120823.57">
            <text:p>$120,824</text:p>
          </table:table-cell>
          <table:table-cell table:style-name="ce134" table:formula="of:=[.D85]-[.D50]" office:value-type="currency" office:currency="USD" office:value="62627.38">
            <text:p>$62,627</text:p>
          </table:table-cell>
          <table:table-cell table:style-name="ce134" table:formula="of:=[.E85]-[.E50]" office:value-type="currency" office:currency="USD" office:value="21455.07">
            <text:p>$21,455</text:p>
          </table:table-cell>
          <table:table-cell table:style-name="ce182" table:formula="of:=[.F85]-[.F50]" office:value-type="currency" office:currency="USD" office:value="252099.68">
            <text:p>$252,100</text:p>
          </table:table-cell>
          <table:table-cell table:number-columns-repeated="1010"/>
        </table:table-row>
        <table:table-row table:style-name="ro4" table:number-rows-repeated="1048487">
          <table:table-cell table:number-columns-repeated="1016"/>
        </table:table-row>
        <table:table-row table:style-name="ro4"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CL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text>$</number:text>
      <number:number number:decimal-places="2" number:min-integer-digits="1" number:grouping="true"/>
    </number:number-style>
    <number:number-style style:name="N129P0" style:volatile="true">
      <number:text>$</number:text>
      <number:number number:decimal-places="2" number:min-integer-digits="1" number:grouping="true"/>
    </number:number-style>
    <number:number-style style:name="N129">
      <number:text>-$</number:text>
      <number:number number:decimal-places="2" number:min-integer-digits="1" number:grouping="true"/>
      <style:map style:condition="value()&gt;=0" style:apply-style-name="N129P0"/>
    </number:number-style>
    <number:number-style style:name="N130">
      <number:text>$</number:text>
      <number:number number:decimal-places="0" number:min-integer-digits="1"/>
    </number:number-style>
    <number:number-style style:name="N131">
      <number:text>$</number:text>
      <number:number number:decimal-places="0" number:min-integer-digits="1" number:grouping="true"/>
    </number:number-style>
    <number:number-style style:name="N132P0" style:volatile="true">
      <number:text>$</number:text>
      <number:number number:decimal-places="2" number:min-integer-digits="1" number:grouping="true"/>
    </number:number-style>
    <number:number-style style:name="N132">
      <number:text>$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currency-style style:name="N134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34P0"/>
    </number:currency-style>
    <number:currency-style style:name="N135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35P1" style:volatile="true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</number:currency-style>
    <number:number-style style:name="N135">
      <number:text/>
      <style:map style:condition="value()&gt;0" style:apply-style-name="N135P0"/>
      <style:map style:condition="value()&lt;0" style:apply-style-name="N135P1"/>
    </number:number-style>
    <number:number-style style:name="N136P0" style:volatile="true">
      <number:number number:decimal-places="0" number:min-integer-digits="1" number:grouping="true"/>
    </number:number-style>
    <number:number-style style:name="N136P1" style:volatile="true">
      <style:text-properties fo:color="#ff0000"/>
      <number:text>-</number:text>
      <number:number number:decimal-places="0" number:min-integer-digits="1" number:grouping="true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">
      <number:number number:decimal-places="3" number:min-integer-digits="1"/>
    </number:number-style>
    <number:currency-style style:name="N13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38P1" style:volatile="true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</number:currency-style>
    <number:number-style style:name="N138">
      <number:text/>
      <style:map style:condition="value()&gt;0" style:apply-style-name="N138P0"/>
      <style:map style:condition="value()&lt;0" style:apply-style-name="N138P1"/>
    </number:number-style>
    <number:currency-style style:name="N13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0" number:min-integer-digits="0" number:display-factor="1000"/>
      <style:map style:condition="value()&gt;=0" style:apply-style-name="N139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2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2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Value" style:display-name="DataPilot Value" style:family="table-cell" style:parent-style-name="Default"/>
    <style:style style:name="DataPilot_20_Result" style:display-name="DataPilot Result" style:family="table-cell" style:parent-style-name="Default">
      <style:text-properties fo:font-weight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5">11/25/2010</text:date>, <text:time>02:2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rmán Póo-Caamaño</meta:initial-creator>
    <meta:creation-date>2010-11-25T02:22:25</meta:creation-date>
    <dc:date>2010-11-25T02:29:43</dc:date>
    <dc:creator>Germán Póo-Caamaño</dc:creator>
    <meta:editing-duration>PT00H07M19S</meta:editing-duration>
    <meta:editing-cycles>2</meta:editing-cycles>
    <meta:generator>OpenOffice.org/3.2$Linux OpenOffice.org_project/320m19$Build-9505</meta:generator>
    <meta:document-statistic meta:table-count="4" meta:cell-count="3151" meta:object-count="0"/>
  </office:meta>
</office:document-meta>
</file>